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ptos" svg:font-family="Aptos" style:font-family-generic="swiss" style:font-pitch="variable"/>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text-align="justify" fo:line-height="150%"/>
      <style:text-properties fo:font-size="12pt" style:font-size-asian="12pt" style:font-size-complex="12pt" fo:language="en" fo:country="US"/>
    </style:style>
    <style:style style:name="P2" style:parent-style-name="Normal" style:family="paragraph">
      <style:paragraph-properties fo:text-align="justify" fo:line-height="150%"/>
      <style:text-properties fo:font-size="12pt" style:font-size-asian="12pt" style:font-size-complex="12pt"/>
    </style:style>
    <style:style style:name="P3" style:parent-style-name="Normal" style:family="paragraph">
      <style:paragraph-properties fo:text-align="justify" fo:line-height="150%"/>
      <style:text-properties fo:font-size="12pt" style:font-size-asian="12pt" style:font-size-complex="12pt"/>
    </style:style>
    <style:style style:name="P4" style:parent-style-name="Normal" style:family="paragraph">
      <style:paragraph-properties fo:text-align="justify" fo:line-height="150%"/>
      <style:text-properties fo:font-size="12pt" style:font-size-asian="12pt" style:font-size-complex="12pt"/>
    </style:style>
    <style:style style:name="P5" style:parent-style-name="Normal" style:family="paragraph">
      <style:paragraph-properties fo:text-align="justify" fo:line-height="150%"/>
      <style:text-properties fo:font-size="12pt" style:font-size-asian="12pt" style:font-size-complex="12pt"/>
    </style:style>
    <style:style style:name="P6" style:parent-style-name="Normal" style:family="paragraph">
      <style:paragraph-properties fo:text-align="justify" fo:line-height="150%"/>
      <style:text-properties fo:font-size="12pt" style:font-size-asian="12pt" style:font-size-complex="12pt"/>
    </style:style>
    <style:style style:name="P7" style:parent-style-name="Normal" style:family="paragraph">
      <style:paragraph-properties fo:text-align="justify" fo:line-height="150%"/>
      <style:text-properties fo:font-size="12pt" style:font-size-asian="12pt" style:font-size-complex="12pt"/>
    </style:style>
    <style:style style:name="P8" style:parent-style-name="Normal" style:family="paragraph">
      <style:paragraph-properties fo:text-align="justify" fo:line-height="150%"/>
      <style:text-properties fo:font-size="12pt" style:font-size-asian="12pt" style:font-size-complex="12pt"/>
    </style:style>
    <style:style style:name="P9" style:parent-style-name="Normal" style:family="paragraph">
      <style:paragraph-properties fo:text-align="justify" fo:line-height="150%"/>
      <style:text-properties fo:font-size="12pt" style:font-size-asian="12pt" style:font-size-complex="12pt"/>
    </style:style>
    <style:style style:name="P10" style:parent-style-name="Normal" style:family="paragraph">
      <style:paragraph-properties fo:text-align="justify" fo:line-height="150%"/>
      <style:text-properties fo:font-size="12pt" style:font-size-asian="12pt" style:font-size-complex="12pt"/>
    </style:style>
    <style:style style:name="P11" style:parent-style-name="Normal" style:family="paragraph">
      <style:paragraph-properties fo:text-align="justify" fo:line-height="150%"/>
      <style:text-properties fo:font-size="12pt" style:font-size-asian="12pt" style:font-size-complex="12pt"/>
    </style:style>
    <style:style style:name="P12" style:parent-style-name="Normal" style:family="paragraph">
      <style:paragraph-properties fo:text-align="justify" fo:line-height="150%"/>
      <style:text-properties fo:font-size="12pt" style:font-size-asian="12pt" style:font-size-complex="12pt"/>
    </style:style>
    <style:style style:name="P13" style:parent-style-name="Normal" style:family="paragraph">
      <style:paragraph-properties fo:text-align="justify" fo:line-height="150%"/>
      <style:text-properties fo:font-size="12pt" style:font-size-asian="12pt" style:font-size-complex="12pt"/>
    </style:style>
    <style:style style:name="P14" style:parent-style-name="Normal" style:family="paragraph">
      <style:paragraph-properties fo:text-align="justify" fo:line-height="150%"/>
      <style:text-properties fo:font-size="12pt" style:font-size-asian="12pt" style:font-size-complex="12pt"/>
    </style:style>
    <style:style style:name="P15" style:parent-style-name="Normal" style:family="paragraph">
      <style:paragraph-properties fo:text-align="justify" fo:line-height="150%"/>
      <style:text-properties fo:font-size="12pt" style:font-size-asian="12pt" style:font-size-complex="12pt"/>
    </style:style>
    <style:style style:name="P16" style:parent-style-name="Normal" style:family="paragraph">
      <style:paragraph-properties fo:text-align="justify" fo:line-height="150%"/>
      <style:text-properties fo:font-size="12pt" style:font-size-asian="12pt" style:font-size-complex="12pt"/>
    </style:style>
    <style:style style:name="P17" style:parent-style-name="Normal" style:family="paragraph">
      <style:paragraph-properties fo:text-align="justify" fo:line-height="150%"/>
      <style:text-properties fo:font-size="12pt" style:font-size-asian="12pt" style:font-size-complex="12pt"/>
    </style:style>
    <style:style style:name="P18" style:parent-style-name="Normal" style:family="paragraph">
      <style:paragraph-properties fo:text-align="justify" fo:line-height="150%"/>
      <style:text-properties fo:font-size="12pt" style:font-size-asian="12pt" style:font-size-complex="12pt"/>
    </style:style>
    <style:style style:name="P19" style:parent-style-name="Normal" style:family="paragraph">
      <style:paragraph-properties fo:text-align="justify" fo:line-height="150%"/>
      <style:text-properties fo:font-size="12pt" style:font-size-asian="12pt" style:font-size-complex="12pt"/>
    </style:style>
    <style:style style:name="P20" style:parent-style-name="Normal" style:family="paragraph">
      <style:paragraph-properties fo:text-align="justify" fo:line-height="150%"/>
    </style:style>
    <style:style style:name="T21" style:parent-style-name="DefaultParagraphFont" style:family="text">
      <style:text-properties fo:font-size="12pt" style:font-size-asian="12pt" style:font-size-complex="12pt"/>
    </style:style>
    <style:style style:name="P22" style:parent-style-name="Normal" style:family="paragraph">
      <style:paragraph-properties fo:text-align="justify" fo:line-height="150%"/>
      <style:text-properties fo:font-size="12pt" style:font-size-asian="12pt" style:font-size-complex="12pt"/>
    </style:style>
    <style:style style:name="P23" style:parent-style-name="Normal" style:family="paragraph">
      <style:paragraph-properties fo:text-align="justify" fo:line-height="150%"/>
      <style:text-properties fo:font-size="12pt" style:font-size-asian="12pt" style:font-size-complex="12pt"/>
    </style:style>
    <style:style style:name="P24" style:parent-style-name="Normal" style:family="paragraph">
      <style:paragraph-properties fo:text-align="justify" fo:line-height="150%"/>
      <style:text-properties fo:font-size="12pt" style:font-size-asian="12pt" style:font-size-complex="12pt"/>
    </style:style>
    <style:style style:name="P25" style:parent-style-name="Normal" style:family="paragraph">
      <style:paragraph-properties fo:text-align="justify" fo:line-height="150%"/>
      <style:text-properties fo:font-size="12pt" style:font-size-asian="12pt" style:font-size-complex="12pt"/>
    </style:style>
    <style:style style:name="P26" style:parent-style-name="Normal" style:family="paragraph">
      <style:paragraph-properties fo:text-align="justify" fo:line-height="150%"/>
      <style:text-properties fo:font-size="12pt" style:font-size-asian="12pt" style:font-size-complex="12pt"/>
    </style:style>
    <style:style style:name="P27" style:parent-style-name="Normal" style:family="paragraph">
      <style:paragraph-properties fo:text-align="justify" fo:line-height="150%"/>
      <style:text-properties fo:font-size="12pt" style:font-size-asian="12pt" style:font-size-complex="12pt"/>
    </style:style>
    <style:style style:name="P28" style:parent-style-name="Normal" style:family="paragraph">
      <style:paragraph-properties fo:text-align="justify" fo:line-height="150%"/>
      <style:text-properties fo:font-size="12pt" style:font-size-asian="12pt" style:font-size-complex="12pt"/>
    </style:style>
    <style:style style:name="P29" style:parent-style-name="Normal" style:family="paragraph">
      <style:paragraph-properties fo:text-align="justify" fo:line-height="150%"/>
      <style:text-properties fo:font-size="12pt" style:font-size-asian="12pt" style:font-size-complex="12pt"/>
    </style:style>
    <style:style style:name="P30" style:parent-style-name="Normal" style:family="paragraph">
      <style:paragraph-properties fo:text-align="justify" fo:line-height="150%"/>
      <style:text-properties fo:font-size="12pt" style:font-size-asian="12pt" style:font-size-complex="12pt"/>
    </style:style>
    <style:style style:name="P31" style:parent-style-name="Normal" style:family="paragraph">
      <style:paragraph-properties fo:text-align="justify" fo:line-height="150%"/>
      <style:text-properties fo:font-size="12pt" style:font-size-asian="12pt" style:font-size-complex="12pt"/>
    </style:style>
    <style:style style:name="P32" style:parent-style-name="Normal" style:family="paragraph">
      <style:paragraph-properties fo:text-align="justify" fo:line-height="150%"/>
      <style:text-properties fo:font-size="12pt" style:font-size-asian="12pt" style:font-size-complex="12pt"/>
    </style:style>
    <style:style style:name="P33" style:parent-style-name="Normal" style:family="paragraph">
      <style:paragraph-properties fo:text-align="justify" fo:line-height="150%"/>
      <style:text-properties fo:font-size="12pt" style:font-size-asian="12pt" style:font-size-complex="12pt"/>
    </style:style>
    <style:style style:name="P34" style:parent-style-name="Normal" style:family="paragraph">
      <style:paragraph-properties fo:text-align="justify" fo:line-height="150%"/>
      <style:text-properties fo:font-size="12pt" style:font-size-asian="12pt" style:font-size-complex="12pt"/>
    </style:style>
    <style:style style:name="P35" style:parent-style-name="Normal" style:family="paragraph">
      <style:paragraph-properties fo:text-align="justify" fo:line-height="150%"/>
      <style:text-properties fo:font-size="12pt" style:font-size-asian="12pt" style:font-size-complex="12pt"/>
    </style:style>
    <style:style style:name="P36" style:parent-style-name="Normal" style:family="paragraph">
      <style:paragraph-properties fo:text-align="justify" fo:line-height="150%"/>
      <style:text-properties fo:font-size="12pt" style:font-size-asian="12pt" style:font-size-complex="12pt"/>
    </style:style>
    <style:style style:name="P37" style:parent-style-name="Normal" style:family="paragraph">
      <style:paragraph-properties fo:text-align="justify" fo:line-height="150%"/>
      <style:text-properties fo:font-size="12pt" style:font-size-asian="12pt" style:font-size-complex="12pt"/>
    </style:style>
    <style:style style:name="P38" style:parent-style-name="Normal" style:family="paragraph">
      <style:paragraph-properties fo:text-align="justify" fo:line-height="150%"/>
      <style:text-properties fo:font-size="12pt" style:font-size-asian="12pt" style:font-size-complex="12pt"/>
    </style:style>
    <style:style style:name="P39" style:parent-style-name="Normal" style:family="paragraph">
      <style:paragraph-properties fo:text-align="justify" fo:line-height="150%"/>
    </style:style>
    <style:style style:name="T40" style:parent-style-name="DefaultParagraphFont" style:family="text">
      <style:text-properties fo:font-size="12pt" style:font-size-asian="12pt" style:font-size-complex="12pt"/>
    </style:style>
    <style:style style:name="P41" style:parent-style-name="Normal" style:family="paragraph">
      <style:paragraph-properties fo:text-align="justify" fo:line-height="150%"/>
      <style:text-properties fo:font-size="12pt" style:font-size-asian="12pt" style:font-size-complex="12pt"/>
    </style:style>
    <style:style style:name="P42" style:parent-style-name="Normal" style:family="paragraph">
      <style:paragraph-properties fo:text-align="justify" fo:line-height="150%"/>
      <style:text-properties fo:font-size="12pt" style:font-size-asian="12pt" style:font-size-complex="12pt" fo:language="fr" fo:country="FR"/>
    </style:style>
    <style:style style:name="P43" style:parent-style-name="Normal" style:family="paragraph">
      <style:paragraph-properties fo:text-align="justify" fo:line-height="150%"/>
      <style:text-properties fo:font-size="12pt" style:font-size-asian="12pt" style:font-size-complex="12pt" fo:language="fr" fo:country="FR"/>
    </style:style>
    <style:style style:name="P44" style:parent-style-name="Normal" style:family="paragraph">
      <style:paragraph-properties fo:text-align="justify" fo:line-height="150%"/>
      <style:text-properties fo:font-size="12pt" style:font-size-asian="12pt" style:font-size-complex="12pt"/>
    </style:style>
    <style:style style:name="P45" style:parent-style-name="Normal" style:family="paragraph">
      <style:paragraph-properties fo:text-align="justify" fo:line-height="150%"/>
      <style:text-properties fo:font-size="12pt" style:font-size-asian="12pt" style:font-size-complex="12pt"/>
    </style:style>
    <style:style style:name="P46" style:parent-style-name="Normal" style:family="paragraph">
      <style:paragraph-properties fo:text-align="justify" fo:line-height="150%"/>
      <style:text-properties fo:font-size="12pt" style:font-size-asian="12pt" style:font-size-complex="12pt"/>
    </style:style>
    <style:style style:name="P47" style:parent-style-name="Normal" style:family="paragraph">
      <style:paragraph-properties fo:text-align="justify" fo:line-height="150%"/>
    </style:style>
    <style:style style:name="T48" style:parent-style-name="DefaultParagraphFont" style:family="text">
      <style:text-properties fo:font-size="12pt" style:font-size-asian="12pt" style:font-size-complex="12pt"/>
    </style:style>
    <style:style style:name="P49" style:parent-style-name="Normal" style:family="paragraph">
      <style:paragraph-properties fo:text-align="justify" fo:line-height="150%"/>
      <style:text-properties fo:font-size="12pt" style:font-size-asian="12pt" style:font-size-complex="12pt"/>
    </style:style>
    <style:style style:name="P50" style:parent-style-name="Normal" style:family="paragraph">
      <style:paragraph-properties fo:text-align="justify" fo:line-height="150%"/>
      <style:text-properties fo:font-size="12pt" style:font-size-asian="12pt" style:font-size-complex="12pt"/>
    </style:style>
    <style:style style:name="P51" style:parent-style-name="Normal" style:family="paragraph">
      <style:paragraph-properties fo:text-align="justify" fo:line-height="150%"/>
      <style:text-properties fo:font-size="12pt" style:font-size-asian="12pt" style:font-size-complex="12pt"/>
    </style:style>
    <style:style style:name="P52" style:parent-style-name="Normal" style:family="paragraph">
      <style:paragraph-properties fo:text-align="justify" fo:line-height="150%"/>
      <style:text-properties fo:font-size="12pt" style:font-size-asian="12pt" style:font-size-complex="12pt"/>
    </style:style>
    <style:style style:name="P53" style:parent-style-name="Normal" style:family="paragraph">
      <style:paragraph-properties fo:text-align="justify" fo:line-height="150%"/>
      <style:text-properties fo:font-size="12pt" style:font-size-asian="12pt" style:font-size-complex="12pt"/>
    </style:style>
    <style:style style:name="P54" style:parent-style-name="Normal" style:family="paragraph">
      <style:paragraph-properties fo:text-align="justify" fo:line-height="150%"/>
      <style:text-properties fo:font-size="12pt" style:font-size-asian="12pt" style:font-size-complex="12pt"/>
    </style:style>
    <style:style style:name="P55" style:parent-style-name="Normal" style:family="paragraph">
      <style:paragraph-properties fo:text-align="justify" fo:line-height="150%"/>
      <style:text-properties fo:font-size="12pt" style:font-size-asian="12pt" style:font-size-complex="12pt"/>
    </style:style>
    <style:style style:name="P56" style:parent-style-name="Normal" style:family="paragraph">
      <style:paragraph-properties fo:text-align="justify" fo:line-height="150%"/>
      <style:text-properties fo:font-size="12pt" style:font-size-asian="12pt" style:font-size-complex="12pt"/>
    </style:style>
    <style:style style:name="P57" style:parent-style-name="Normal" style:family="paragraph">
      <style:paragraph-properties fo:text-align="justify" fo:line-height="150%"/>
    </style:style>
    <style:style style:name="T58" style:parent-style-name="DefaultParagraphFont" style:family="text">
      <style:text-properties fo:font-size="12pt" style:font-size-asian="12pt" style:font-size-complex="12pt"/>
    </style:style>
    <style:style style:name="P59" style:parent-style-name="Normal" style:family="paragraph">
      <style:paragraph-properties fo:text-align="justify" fo:line-height="150%"/>
      <style:text-properties fo:font-size="12pt" style:font-size-asian="12pt" style:font-size-complex="12pt"/>
    </style:style>
    <style:style style:name="P60" style:parent-style-name="Normal" style:family="paragraph">
      <style:paragraph-properties fo:text-align="justify" fo:line-height="150%"/>
      <style:text-properties fo:font-size="12pt" style:font-size-asian="12pt" style:font-size-complex="12pt"/>
    </style:style>
    <style:style style:name="P61" style:parent-style-name="Normal" style:family="paragraph">
      <style:paragraph-properties fo:text-align="justify" fo:line-height="150%"/>
      <style:text-properties fo:font-size="12pt" style:font-size-asian="12pt" style:font-size-complex="12pt"/>
    </style:style>
    <style:style style:name="P62" style:parent-style-name="Normal" style:family="paragraph">
      <style:paragraph-properties fo:text-align="justify" fo:line-height="150%"/>
      <style:text-properties fo:font-size="12pt" style:font-size-asian="12pt" style:font-size-complex="12pt"/>
    </style:style>
    <style:style style:name="P63" style:parent-style-name="Normal" style:family="paragraph">
      <style:paragraph-properties fo:text-align="justify" fo:line-height="150%"/>
      <style:text-properties fo:font-size="12pt" style:font-size-asian="12pt" style:font-size-complex="12pt"/>
    </style:style>
    <style:style style:name="P64" style:parent-style-name="Normal" style:family="paragraph">
      <style:paragraph-properties fo:text-align="justify" fo:line-height="150%"/>
      <style:text-properties fo:font-size="12pt" style:font-size-asian="12pt" style:font-size-complex="12pt"/>
    </style:style>
    <style:style style:name="P65" style:parent-style-name="Normal" style:family="paragraph">
      <style:paragraph-properties fo:text-align="justify" fo:line-height="150%"/>
      <style:text-properties fo:font-size="12pt" style:font-size-asian="12pt" style:font-size-complex="12pt"/>
    </style:style>
    <style:style style:name="P66" style:parent-style-name="Normal" style:family="paragraph">
      <style:paragraph-properties fo:text-align="justify" fo:line-height="150%"/>
      <style:text-properties fo:font-size="12pt" style:font-size-asian="12pt" style:font-size-complex="12pt"/>
    </style:style>
    <style:style style:name="P67" style:parent-style-name="Normal" style:family="paragraph">
      <style:paragraph-properties fo:text-align="justify" fo:line-height="150%"/>
    </style:style>
    <style:style style:name="T68" style:parent-style-name="DefaultParagraphFont" style:family="text">
      <style:text-properties fo:font-size="12pt" style:font-size-asian="12pt" style:font-size-complex="12pt"/>
    </style:style>
    <style:style style:name="P69" style:parent-style-name="Normal" style:family="paragraph">
      <style:paragraph-properties fo:text-align="justify" fo:line-height="150%"/>
      <style:text-properties fo:font-size="12pt" style:font-size-asian="12pt" style:font-size-complex="12pt"/>
    </style:style>
    <style:style style:name="P70" style:parent-style-name="Normal" style:family="paragraph">
      <style:paragraph-properties fo:text-align="justify" fo:line-height="150%"/>
      <style:text-properties fo:font-size="12pt" style:font-size-asian="12pt" style:font-size-complex="12pt"/>
    </style:style>
    <style:style style:name="P71" style:parent-style-name="Normal" style:family="paragraph">
      <style:paragraph-properties fo:text-align="justify" fo:line-height="150%"/>
      <style:text-properties fo:font-size="12pt" style:font-size-asian="12pt" style:font-size-complex="12pt"/>
    </style:style>
    <style:style style:name="P72" style:parent-style-name="Normal" style:family="paragraph">
      <style:paragraph-properties fo:text-align="justify" fo:line-height="150%"/>
      <style:text-properties fo:font-size="12pt" style:font-size-asian="12pt" style:font-size-complex="12pt"/>
    </style:style>
    <style:style style:name="P73" style:parent-style-name="Normal" style:family="paragraph">
      <style:paragraph-properties fo:text-align="justify" fo:line-height="150%"/>
      <style:text-properties fo:font-size="12pt" style:font-size-asian="12pt" style:font-size-complex="12pt" fo:language="fr" fo:country="FR"/>
    </style:style>
    <style:style style:name="P74" style:parent-style-name="Normal" style:family="paragraph">
      <style:paragraph-properties fo:text-align="justify" fo:line-height="150%"/>
      <style:text-properties fo:font-size="12pt" style:font-size-asian="12pt" style:font-size-complex="12pt"/>
    </style:style>
    <style:style style:name="P75" style:parent-style-name="Normal" style:family="paragraph">
      <style:paragraph-properties fo:text-align="justify" fo:line-height="150%"/>
      <style:text-properties fo:font-size="12pt" style:font-size-asian="12pt" style:font-size-complex="12pt"/>
    </style:style>
    <style:style style:name="P76" style:parent-style-name="Normal" style:family="paragraph">
      <style:paragraph-properties fo:text-align="justify" fo:line-height="150%"/>
      <style:text-properties fo:font-size="12pt" style:font-size-asian="12pt" style:font-size-complex="12pt"/>
    </style:style>
    <style:style style:name="P77" style:parent-style-name="Normal" style:family="paragraph">
      <style:paragraph-properties fo:text-align="justify" fo:line-height="150%"/>
      <style:text-properties fo:font-size="12pt" style:font-size-asian="12pt" style:font-size-complex="12pt"/>
    </style:style>
    <style:style style:name="P78" style:parent-style-name="Normal" style:family="paragraph">
      <style:paragraph-properties fo:text-align="justify" fo:line-height="150%"/>
      <style:text-properties fo:font-size="12pt" style:font-size-asian="12pt" style:font-size-complex="12pt" fo:language="fr" fo:country="FR"/>
    </style:style>
    <style:style style:name="P79" style:parent-style-name="Normal" style:family="paragraph">
      <style:paragraph-properties fo:text-align="justify" fo:line-height="150%"/>
      <style:text-properties fo:font-size="12pt" style:font-size-asian="12pt" style:font-size-complex="12pt" fo:language="fr" fo:country="FR"/>
    </style:style>
    <style:style style:name="P80" style:parent-style-name="Normal" style:family="paragraph">
      <style:paragraph-properties fo:text-align="justify" fo:line-height="150%"/>
      <style:text-properties fo:font-size="12pt" style:font-size-asian="12pt" style:font-size-complex="12pt"/>
    </style:style>
    <style:style style:name="P81" style:parent-style-name="Normal" style:family="paragraph">
      <style:paragraph-properties fo:text-align="justify" fo:line-height="150%"/>
      <style:text-properties fo:font-size="12pt" style:font-size-asian="12pt" style:font-size-complex="12pt"/>
    </style:style>
    <style:style style:name="P82" style:parent-style-name="Normal" style:family="paragraph">
      <style:paragraph-properties fo:text-align="justify" fo:line-height="150%"/>
    </style:style>
    <style:style style:name="T83" style:parent-style-name="DefaultParagraphFont" style:family="text">
      <style:text-properties fo:font-size="12pt" style:font-size-asian="12pt" style:font-size-complex="12pt"/>
    </style:style>
    <style:style style:name="P84" style:parent-style-name="Normal" style:family="paragraph">
      <style:paragraph-properties fo:text-align="justify" fo:line-height="150%"/>
      <style:text-properties fo:font-size="12pt" style:font-size-asian="12pt" style:font-size-complex="12pt"/>
    </style:style>
    <style:style style:name="P85" style:parent-style-name="Normal" style:family="paragraph">
      <style:paragraph-properties fo:text-align="justify" fo:line-height="150%"/>
      <style:text-properties fo:font-size="12pt" style:font-size-asian="12pt" style:font-size-complex="12pt"/>
    </style:style>
    <style:style style:name="P86" style:parent-style-name="Normal" style:family="paragraph">
      <style:paragraph-properties fo:text-align="justify" fo:line-height="150%"/>
      <style:text-properties fo:font-size="12pt" style:font-size-asian="12pt" style:font-size-complex="12pt"/>
    </style:style>
    <style:style style:name="P87" style:parent-style-name="Normal" style:family="paragraph">
      <style:paragraph-properties fo:text-align="justify" fo:line-height="150%"/>
      <style:text-properties fo:font-size="12pt" style:font-size-asian="12pt" style:font-size-complex="12pt"/>
    </style:style>
    <style:style style:name="P88" style:parent-style-name="Normal" style:family="paragraph">
      <style:paragraph-properties fo:text-align="justify" fo:line-height="150%"/>
      <style:text-properties fo:font-size="12pt" style:font-size-asian="12pt" style:font-size-complex="12pt"/>
    </style:style>
    <style:style style:name="P89" style:parent-style-name="Normal" style:family="paragraph">
      <style:paragraph-properties fo:text-align="justify" fo:line-height="150%"/>
      <style:text-properties fo:font-size="12pt" style:font-size-asian="12pt" style:font-size-complex="12pt"/>
    </style:style>
    <style:style style:name="P90" style:parent-style-name="Normal" style:family="paragraph">
      <style:paragraph-properties fo:text-align="justify" fo:line-height="150%"/>
      <style:text-properties fo:font-size="12pt" style:font-size-asian="12pt" style:font-size-complex="12pt"/>
    </style:style>
    <style:style style:name="P91" style:parent-style-name="Normal" style:family="paragraph">
      <style:paragraph-properties fo:text-align="justify" fo:line-height="150%"/>
      <style:text-properties fo:font-size="12pt" style:font-size-asian="12pt" style:font-size-complex="12pt"/>
    </style:style>
    <style:style style:name="P92" style:parent-style-name="Normal" style:family="paragraph">
      <style:paragraph-properties fo:text-align="justify" fo:line-height="150%"/>
    </style:style>
    <style:style style:name="T93" style:parent-style-name="DefaultParagraphFont" style:family="text">
      <style:text-properties fo:font-size="12pt" style:font-size-asian="12pt" style:font-size-complex="12pt"/>
    </style:style>
    <style:style style:name="P94" style:parent-style-name="Normal" style:family="paragraph">
      <style:paragraph-properties fo:text-align="justify" fo:line-height="150%"/>
      <style:text-properties fo:font-size="12pt" style:font-size-asian="12pt" style:font-size-complex="12pt" fo:language="en" fo:country="US"/>
    </style:style>
    <style:style style:name="P95" style:parent-style-name="Normal" style:family="paragraph">
      <style:paragraph-properties fo:text-align="justify" fo:line-height="150%"/>
      <style:text-properties fo:font-size="12pt" style:font-size-asian="12pt" style:font-size-complex="12pt" fo:language="en" fo:country="US"/>
    </style:style>
    <style:style style:name="P96" style:parent-style-name="Normal" style:family="paragraph">
      <style:paragraph-properties fo:text-align="justify" fo:line-height="150%"/>
      <style:text-properties fo:font-size="12pt" style:font-size-asian="12pt" style:font-size-complex="12pt"/>
    </style:style>
    <style:style style:name="P97" style:parent-style-name="Normal" style:family="paragraph">
      <style:paragraph-properties fo:text-align="justify" fo:line-height="150%"/>
      <style:text-properties fo:font-size="12pt" style:font-size-asian="12pt" style:font-size-complex="12pt"/>
    </style:style>
    <style:style style:name="P98" style:parent-style-name="Normal" style:family="paragraph">
      <style:paragraph-properties fo:text-align="justify" fo:line-height="150%"/>
      <style:text-properties fo:font-size="12pt" style:font-size-asian="12pt" style:font-size-complex="12pt"/>
    </style:style>
    <style:style style:name="P99" style:parent-style-name="Normal" style:family="paragraph">
      <style:paragraph-properties fo:text-align="justify" fo:line-height="150%"/>
      <style:text-properties fo:font-size="12pt" style:font-size-asian="12pt" style:font-size-complex="12pt"/>
    </style:style>
    <style:style style:name="P100" style:parent-style-name="Normal" style:family="paragraph">
      <style:paragraph-properties fo:text-align="justify" fo:line-height="150%"/>
      <style:text-properties fo:font-size="12pt" style:font-size-asian="12pt" style:font-size-complex="12pt"/>
    </style:style>
    <style:style style:name="P101" style:parent-style-name="Normal" style:family="paragraph">
      <style:paragraph-properties fo:text-align="justify" fo:line-height="150%"/>
      <style:text-properties fo:font-size="12pt" style:font-size-asian="12pt" style:font-size-complex="12pt"/>
    </style:style>
    <style:style style:name="P102" style:parent-style-name="Normal" style:family="paragraph">
      <style:paragraph-properties fo:text-align="justify" fo:line-height="150%"/>
      <style:text-properties fo:font-size="12pt" style:font-size-asian="12pt" style:font-size-complex="12pt"/>
    </style:style>
    <style:style style:name="P103" style:parent-style-name="Normal" style:family="paragraph">
      <style:paragraph-properties fo:text-align="justify" fo:line-height="150%"/>
    </style:style>
    <style:style style:name="T104" style:parent-style-name="DefaultParagraphFont" style:family="text">
      <style:text-properties fo:font-size="12pt" style:font-size-asian="12pt" style:font-size-complex="12pt"/>
    </style:style>
    <style:style style:name="P105" style:parent-style-name="Normal" style:family="paragraph">
      <style:paragraph-properties fo:text-align="justify" fo:line-height="150%"/>
      <style:text-properties fo:font-size="12pt" style:font-size-asian="12pt" style:font-size-complex="12pt"/>
    </style:style>
    <style:style style:name="P106" style:parent-style-name="Normal" style:family="paragraph">
      <style:paragraph-properties fo:text-align="justify" fo:line-height="150%"/>
      <style:text-properties fo:font-size="12pt" style:font-size-asian="12pt" style:font-size-complex="12pt" fo:language="en" fo:country="US"/>
    </style:style>
    <style:style style:name="P107" style:parent-style-name="Normal" style:family="paragraph">
      <style:paragraph-properties fo:text-align="justify" fo:line-height="150%"/>
      <style:text-properties fo:font-size="12pt" style:font-size-asian="12pt" style:font-size-complex="12pt"/>
    </style:style>
    <style:style style:name="P108" style:parent-style-name="Normal" style:family="paragraph">
      <style:paragraph-properties fo:text-align="justify" fo:line-height="150%"/>
      <style:text-properties fo:font-size="12pt" style:font-size-asian="12pt" style:font-size-complex="12pt"/>
    </style:style>
    <style:style style:name="P109" style:parent-style-name="Normal" style:family="paragraph">
      <style:paragraph-properties fo:text-align="justify" fo:line-height="150%"/>
      <style:text-properties fo:font-size="12pt" style:font-size-asian="12pt" style:font-size-complex="12pt"/>
    </style:style>
    <style:style style:name="P110" style:parent-style-name="Normal" style:family="paragraph">
      <style:paragraph-properties fo:text-align="justify" fo:line-height="150%"/>
    </style:style>
    <style:style style:name="T111" style:parent-style-name="DefaultParagraphFont" style:family="text">
      <style:text-properties fo:font-size="12pt" style:font-size-asian="12pt" style:font-size-complex="12pt"/>
    </style:style>
    <style:style style:name="P112" style:parent-style-name="Normal" style:family="paragraph">
      <style:paragraph-properties fo:text-align="justify" fo:line-height="150%"/>
      <style:text-properties fo:font-size="12pt" style:font-size-asian="12pt" style:font-size-complex="12pt"/>
    </style:style>
    <style:style style:name="P113" style:parent-style-name="Normal" style:family="paragraph">
      <style:paragraph-properties fo:text-align="justify" fo:line-height="150%"/>
      <style:text-properties fo:font-size="12pt" style:font-size-asian="12pt" style:font-size-complex="12pt"/>
    </style:style>
    <style:style style:name="P114" style:parent-style-name="Normal" style:family="paragraph">
      <style:paragraph-properties fo:text-align="justify" fo:line-height="150%"/>
      <style:text-properties fo:font-size="12pt" style:font-size-asian="12pt" style:font-size-complex="12pt"/>
    </style:style>
    <style:style style:name="P115" style:parent-style-name="Normal" style:family="paragraph">
      <style:paragraph-properties fo:text-align="justify" fo:line-height="150%"/>
      <style:text-properties fo:font-size="12pt" style:font-size-asian="12pt" style:font-size-complex="12pt"/>
    </style:style>
    <style:style style:name="P116" style:parent-style-name="Normal" style:family="paragraph">
      <style:paragraph-properties fo:text-align="justify" fo:line-height="150%"/>
      <style:text-properties fo:font-size="12pt" style:font-size-asian="12pt" style:font-size-complex="12pt"/>
    </style:style>
    <style:style style:name="P117" style:parent-style-name="Normal" style:family="paragraph">
      <style:paragraph-properties fo:text-align="justify" fo:line-height="150%"/>
      <style:text-properties fo:font-size="12pt" style:font-size-asian="12pt" style:font-size-complex="12pt"/>
    </style:style>
    <style:style style:name="P118" style:parent-style-name="Normal" style:family="paragraph">
      <style:paragraph-properties fo:text-align="justify" fo:line-height="150%"/>
      <style:text-properties fo:font-size="12pt" style:font-size-asian="12pt" style:font-size-complex="12pt"/>
    </style:style>
    <style:style style:name="P119" style:parent-style-name="Normal" style:family="paragraph">
      <style:paragraph-properties fo:text-align="justify" fo:line-height="150%"/>
      <style:text-properties fo:font-size="12pt" style:font-size-asian="12pt" style:font-size-complex="12pt"/>
    </style:style>
    <style:style style:name="P120" style:parent-style-name="Normal" style:family="paragraph">
      <style:paragraph-properties fo:text-align="justify" fo:line-height="150%"/>
    </style:style>
    <style:style style:name="T121" style:parent-style-name="DefaultParagraphFont" style:family="text">
      <style:text-properties fo:font-size="12pt" style:font-size-asian="12pt" style:font-size-complex="12pt"/>
    </style:style>
    <style:style style:name="P122" style:parent-style-name="Normal" style:family="paragraph">
      <style:paragraph-properties fo:text-align="justify" fo:line-height="150%"/>
      <style:text-properties fo:font-size="12pt" style:font-size-asian="12pt" style:font-size-complex="12pt"/>
    </style:style>
    <style:style style:name="P123" style:parent-style-name="Normal" style:family="paragraph">
      <style:paragraph-properties fo:text-align="justify" fo:line-height="150%"/>
      <style:text-properties fo:font-size="12pt" style:font-size-asian="12pt" style:font-size-complex="12pt" fo:language="fr" fo:country="FR"/>
    </style:style>
    <style:style style:name="P124" style:parent-style-name="Normal" style:family="paragraph">
      <style:paragraph-properties fo:text-align="justify" fo:line-height="150%"/>
      <style:text-properties fo:font-size="12pt" style:font-size-asian="12pt" style:font-size-complex="12pt"/>
    </style:style>
    <style:style style:name="P125" style:parent-style-name="Normal" style:family="paragraph">
      <style:paragraph-properties fo:text-align="justify" fo:line-height="150%"/>
    </style:style>
    <style:style style:name="T126" style:parent-style-name="DefaultParagraphFont" style:family="text">
      <style:text-properties fo:font-size="12pt" style:font-size-asian="12pt" style:font-size-complex="12pt"/>
    </style:style>
    <style:style style:name="P127" style:parent-style-name="Normal" style:family="paragraph">
      <style:paragraph-properties fo:text-align="justify" fo:line-height="150%"/>
      <style:text-properties fo:font-size="12pt" style:font-size-asian="12pt" style:font-size-complex="12pt"/>
    </style:style>
    <style:style style:name="P128" style:parent-style-name="Normal" style:family="paragraph">
      <style:paragraph-properties fo:text-align="justify" fo:line-height="150%"/>
      <style:text-properties fo:font-size="12pt" style:font-size-asian="12pt" style:font-size-complex="12pt"/>
    </style:style>
    <style:style style:name="P129" style:parent-style-name="Normal" style:family="paragraph">
      <style:paragraph-properties fo:text-align="justify" fo:line-height="150%"/>
      <style:text-properties fo:font-size="12pt" style:font-size-asian="12pt" style:font-size-complex="12pt"/>
    </style:style>
    <style:style style:name="P130" style:parent-style-name="Normal" style:family="paragraph">
      <style:paragraph-properties fo:text-align="justify" fo:line-height="150%"/>
      <style:text-properties fo:font-size="12pt" style:font-size-asian="12pt" style:font-size-complex="12pt"/>
    </style:style>
    <style:style style:name="P131" style:parent-style-name="Normal" style:family="paragraph">
      <style:paragraph-properties fo:text-align="justify" fo:line-height="150%"/>
      <style:text-properties fo:font-size="12pt" style:font-size-asian="12pt" style:font-size-complex="12pt"/>
    </style:style>
    <style:style style:name="P132" style:parent-style-name="Normal" style:family="paragraph">
      <style:paragraph-properties fo:text-align="justify" fo:line-height="150%"/>
      <style:text-properties fo:font-size="12pt" style:font-size-asian="12pt" style:font-size-complex="12pt"/>
    </style:style>
    <style:style style:name="P133" style:parent-style-name="Normal" style:family="paragraph">
      <style:paragraph-properties fo:text-align="justify" fo:line-height="150%"/>
      <style:text-properties fo:font-size="12pt" style:font-size-asian="12pt" style:font-size-complex="12pt"/>
    </style:style>
    <style:style style:name="P134" style:parent-style-name="Normal" style:family="paragraph">
      <style:paragraph-properties fo:text-align="justify" fo:line-height="150%"/>
      <style:text-properties fo:font-size="12pt" style:font-size-asian="12pt" style:font-size-complex="12pt"/>
    </style:style>
    <style:style style:name="P135" style:parent-style-name="Normal" style:family="paragraph">
      <style:paragraph-properties fo:text-align="justify" fo:line-height="150%"/>
      <style:text-properties fo:font-size="12pt" style:font-size-asian="12pt" style:font-size-complex="12pt"/>
    </style:style>
    <style:style style:name="P136" style:parent-style-name="Normal" style:family="paragraph">
      <style:paragraph-properties fo:text-align="justify" fo:line-height="150%"/>
      <style:text-properties fo:font-size="12pt" style:font-size-asian="12pt" style:font-size-complex="12pt"/>
    </style:style>
    <style:style style:name="P137" style:parent-style-name="Normal" style:family="paragraph">
      <style:paragraph-properties fo:text-align="justify" fo:line-height="150%"/>
      <style:text-properties fo:font-size="12pt" style:font-size-asian="12pt" style:font-size-complex="12pt"/>
    </style:style>
    <style:style style:name="P138" style:parent-style-name="Normal" style:family="paragraph">
      <style:paragraph-properties fo:text-align="justify" fo:line-height="150%"/>
      <style:text-properties fo:font-size="12pt" style:font-size-asian="12pt" style:font-size-complex="12pt"/>
    </style:style>
    <style:style style:name="P139" style:parent-style-name="Normal" style:family="paragraph">
      <style:paragraph-properties fo:text-align="justify" fo:line-height="150%"/>
      <style:text-properties fo:font-size="12pt" style:font-size-asian="12pt" style:font-size-complex="12pt"/>
    </style:style>
    <style:style style:name="P140" style:parent-style-name="Normal" style:family="paragraph">
      <style:paragraph-properties fo:text-align="justify" fo:line-height="150%"/>
      <style:text-properties fo:font-size="12pt" style:font-size-asian="12pt" style:font-size-complex="12pt" fo:language="en" fo:country="US"/>
    </style:style>
    <style:style style:name="P141" style:parent-style-name="Normal" style:family="paragraph">
      <style:paragraph-properties fo:text-align="justify" fo:line-height="150%"/>
      <style:text-properties fo:font-size="12pt" style:font-size-asian="12pt" style:font-size-complex="12pt" fo:language="en" fo:country="US"/>
    </style:style>
    <style:style style:name="P142" style:parent-style-name="Normal" style:family="paragraph">
      <style:paragraph-properties fo:text-align="justify" fo:line-height="150%"/>
      <style:text-properties fo:font-size="12pt" style:font-size-asian="12pt" style:font-size-complex="12pt"/>
    </style:style>
    <style:style style:name="P143" style:parent-style-name="Normal" style:family="paragraph">
      <style:paragraph-properties fo:text-align="justify" fo:line-height="150%"/>
      <style:text-properties fo:font-size="12pt" style:font-size-asian="12pt" style:font-size-complex="12pt"/>
    </style:style>
    <style:style style:name="P144" style:parent-style-name="Normal" style:family="paragraph">
      <style:paragraph-properties fo:text-align="justify" fo:line-height="150%"/>
      <style:text-properties fo:font-size="12pt" style:font-size-asian="12pt" style:font-size-complex="12pt" fo:language="fr" fo:country="FR"/>
    </style:style>
    <style:style style:name="P145" style:parent-style-name="Normal" style:family="paragraph">
      <style:paragraph-properties fo:text-align="justify" fo:line-height="150%"/>
      <style:text-properties fo:font-size="12pt" style:font-size-asian="12pt" style:font-size-complex="12pt" fo:language="fr" fo:country="FR"/>
    </style:style>
    <style:style style:name="P146" style:parent-style-name="Normal" style:family="paragraph">
      <style:paragraph-properties fo:text-align="justify" fo:line-height="150%"/>
      <style:text-properties fo:font-size="12pt" style:font-size-asian="12pt" style:font-size-complex="12pt"/>
    </style:style>
    <style:style style:name="P147" style:parent-style-name="Normal" style:family="paragraph">
      <style:paragraph-properties fo:text-align="justify" fo:line-height="150%"/>
      <style:text-properties fo:font-size="12pt" style:font-size-asian="12pt" style:font-size-complex="12pt"/>
    </style:style>
    <style:style style:name="P148" style:parent-style-name="Normal" style:family="paragraph">
      <style:paragraph-properties fo:text-align="justify" fo:line-height="150%"/>
      <style:text-properties fo:font-size="12pt" style:font-size-asian="12pt" style:font-size-complex="12pt" fo:language="en" fo:country="US"/>
    </style:style>
    <style:style style:name="P149" style:parent-style-name="Normal" style:family="paragraph">
      <style:paragraph-properties fo:text-align="justify" fo:line-height="150%"/>
      <style:text-properties fo:font-size="12pt" style:font-size-asian="12pt" style:font-size-complex="12pt"/>
    </style:style>
    <style:style style:name="P150" style:parent-style-name="Normal" style:family="paragraph">
      <style:paragraph-properties fo:text-align="justify" fo:line-height="150%"/>
      <style:text-properties fo:font-size="12pt" style:font-size-asian="12pt" style:font-size-complex="12pt"/>
    </style:style>
    <style:style style:name="P151" style:parent-style-name="Normal" style:family="paragraph">
      <style:paragraph-properties fo:text-align="justify" fo:line-height="150%"/>
      <style:text-properties fo:font-size="12pt" style:font-size-asian="12pt" style:font-size-complex="12pt"/>
    </style:style>
    <style:style style:name="P152" style:parent-style-name="Normal" style:family="paragraph">
      <style:paragraph-properties fo:text-align="justify" fo:line-height="150%"/>
      <style:text-properties fo:font-size="12pt" style:font-size-asian="12pt" style:font-size-complex="12pt"/>
    </style:style>
    <style:style style:name="P153" style:parent-style-name="Normal" style:family="paragraph">
      <style:paragraph-properties fo:text-align="justify" fo:line-height="150%"/>
      <style:text-properties fo:font-size="12pt" style:font-size-asian="12pt" style:font-size-complex="12pt"/>
    </style:style>
    <style:style style:name="P154" style:parent-style-name="Normal" style:family="paragraph">
      <style:paragraph-properties fo:text-align="justify" fo:line-height="150%"/>
      <style:text-properties fo:font-size="12pt" style:font-size-asian="12pt" style:font-size-complex="12pt"/>
    </style:style>
    <style:style style:name="P155" style:parent-style-name="Normal" style:family="paragraph">
      <style:paragraph-properties fo:text-align="justify" fo:line-height="150%"/>
      <style:text-properties fo:font-size="12pt" style:font-size-asian="12pt" style:font-size-complex="12pt"/>
    </style:style>
    <style:style style:name="P156" style:parent-style-name="Normal" style:family="paragraph">
      <style:paragraph-properties fo:text-align="justify" fo:line-height="150%"/>
      <style:text-properties fo:font-size="12pt" style:font-size-asian="12pt" style:font-size-complex="12pt"/>
    </style:style>
    <style:style style:name="P157" style:parent-style-name="Normal" style:family="paragraph">
      <style:paragraph-properties fo:text-align="justify" fo:line-height="150%"/>
      <style:text-properties fo:font-size="12pt" style:font-size-asian="12pt" style:font-size-complex="12pt"/>
    </style:style>
    <style:style style:name="P158" style:parent-style-name="Normal" style:family="paragraph">
      <style:paragraph-properties fo:text-align="justify" fo:line-height="150%"/>
      <style:text-properties fo:font-size="12pt" style:font-size-asian="12pt" style:font-size-complex="12pt"/>
    </style:style>
    <style:style style:name="P159" style:parent-style-name="Normal" style:family="paragraph">
      <style:paragraph-properties fo:text-align="justify" fo:line-height="150%"/>
      <style:text-properties fo:font-size="12pt" style:font-size-asian="12pt" style:font-size-complex="12pt"/>
    </style:style>
    <style:style style:name="P160" style:parent-style-name="Normal" style:family="paragraph">
      <style:paragraph-properties fo:text-align="justify" fo:line-height="150%"/>
      <style:text-properties fo:font-size="12pt" style:font-size-asian="12pt" style:font-size-complex="12pt"/>
    </style:style>
    <style:style style:name="P161" style:parent-style-name="Normal" style:family="paragraph">
      <style:paragraph-properties fo:text-align="justify" fo:line-height="150%"/>
      <style:text-properties fo:font-size="12pt" style:font-size-asian="12pt" style:font-size-complex="12pt"/>
    </style:style>
    <style:style style:name="P162" style:parent-style-name="Normal" style:family="paragraph">
      <style:paragraph-properties fo:text-align="justify" fo:line-height="150%"/>
      <style:text-properties fo:font-size="12pt" style:font-size-asian="12pt" style:font-size-complex="12pt"/>
    </style:style>
    <style:style style:name="P163" style:parent-style-name="Normal" style:family="paragraph">
      <style:paragraph-properties fo:text-align="justify" fo:line-height="150%"/>
      <style:text-properties fo:font-size="12pt" style:font-size-asian="12pt" style:font-size-complex="12pt"/>
    </style:style>
    <style:style style:name="P164" style:parent-style-name="Normal" style:family="paragraph">
      <style:paragraph-properties fo:text-align="justify" fo:line-height="150%"/>
      <style:text-properties fo:font-size="12pt" style:font-size-asian="12pt" style:font-size-complex="12pt"/>
    </style:style>
    <style:style style:name="P165" style:parent-style-name="Normal" style:family="paragraph">
      <style:paragraph-properties fo:text-align="justify" fo:line-height="150%"/>
      <style:text-properties fo:font-size="12pt" style:font-size-asian="12pt" style:font-size-complex="12pt"/>
    </style:style>
    <style:style style:name="P166" style:parent-style-name="Normal" style:family="paragraph">
      <style:paragraph-properties fo:text-align="justify" fo:line-height="150%"/>
    </style:style>
    <style:style style:name="T167" style:parent-style-name="DefaultParagraphFont" style:family="text">
      <style:text-properties fo:font-size="12pt" style:font-size-asian="12pt" style:font-size-complex="12pt" fo:language="en" fo:country="US"/>
    </style:style>
    <style:style style:name="T168" style:parent-style-name="DefaultParagraphFont" style:family="text">
      <style:text-properties fo:font-size="12pt" style:font-size-asian="12pt" style:font-size-complex="12pt"/>
    </style:style>
    <style:style style:name="P169" style:parent-style-name="Normal" style:family="paragraph">
      <style:paragraph-properties fo:text-align="justify" fo:line-height="150%"/>
    </style:style>
    <style:style style:name="T170" style:parent-style-name="DefaultParagraphFont" style:family="text">
      <style:text-properties fo:font-size="12pt" style:font-size-asian="12pt" style:font-size-complex="12pt" fo:language="en" fo:country="US"/>
    </style:style>
    <style:style style:name="T171" style:parent-style-name="DefaultParagraphFont" style:family="text">
      <style:text-properties fo:font-size="12pt" style:font-size-asian="12pt" style:font-size-complex="12pt"/>
    </style:style>
    <style:style style:name="P172" style:parent-style-name="Normal" style:family="paragraph">
      <style:paragraph-properties fo:text-align="justify" fo:line-height="150%"/>
      <style:text-properties fo:font-size="12pt" style:font-size-asian="12pt" style:font-size-complex="12pt"/>
    </style:style>
    <style:style style:name="P173" style:parent-style-name="Normal" style:family="paragraph">
      <style:paragraph-properties fo:text-align="justify" fo:line-height="150%"/>
    </style:style>
    <style:style style:name="T174" style:parent-style-name="DefaultParagraphFont" style:family="text">
      <style:text-properties fo:font-size="12pt" style:font-size-asian="12pt" style:font-size-complex="12pt"/>
    </style:style>
    <style:style style:name="P175" style:parent-style-name="Normal" style:family="paragraph">
      <style:paragraph-properties fo:text-align="justify" fo:line-height="150%"/>
      <style:text-properties fo:font-size="12pt" style:font-size-asian="12pt" style:font-size-complex="12pt"/>
    </style:style>
    <style:style style:name="P176" style:parent-style-name="Normal" style:family="paragraph">
      <style:paragraph-properties fo:text-align="justify" fo:line-height="150%"/>
      <style:text-properties fo:font-size="12pt" style:font-size-asian="12pt" style:font-size-complex="12pt"/>
    </style:style>
    <style:style style:name="P177" style:parent-style-name="Normal" style:family="paragraph">
      <style:paragraph-properties fo:text-align="justify" fo:line-height="150%"/>
      <style:text-properties fo:font-size="12pt" style:font-size-asian="12pt" style:font-size-complex="12pt"/>
    </style:style>
    <style:style style:name="P178" style:parent-style-name="Normal" style:family="paragraph">
      <style:paragraph-properties fo:text-align="justify" fo:line-height="150%"/>
    </style:style>
    <style:style style:name="T179" style:parent-style-name="DefaultParagraphFont" style:family="text">
      <style:text-properties fo:font-size="12pt" style:font-size-asian="12pt" style:font-size-complex="12pt"/>
    </style:style>
    <style:style style:name="P180" style:parent-style-name="Normal" style:family="paragraph">
      <style:paragraph-properties fo:text-align="justify" fo:line-height="150%"/>
      <style:text-properties fo:font-size="12pt" style:font-size-asian="12pt" style:font-size-complex="12pt"/>
    </style:style>
    <style:style style:name="P181" style:parent-style-name="Normal" style:family="paragraph">
      <style:paragraph-properties fo:text-align="justify" fo:line-height="150%"/>
      <style:text-properties fo:font-size="12pt" style:font-size-asian="12pt" style:font-size-complex="12pt"/>
    </style:style>
    <style:style style:name="P182" style:parent-style-name="Normal" style:family="paragraph">
      <style:paragraph-properties fo:text-align="justify" fo:line-height="150%"/>
      <style:text-properties fo:font-size="12pt" style:font-size-asian="12pt" style:font-size-complex="12pt"/>
    </style:style>
    <style:style style:name="P183" style:parent-style-name="Normal" style:family="paragraph">
      <style:paragraph-properties fo:text-align="justify" fo:line-height="150%"/>
      <style:text-properties fo:font-size="12pt" style:font-size-asian="12pt" style:font-size-complex="12pt"/>
    </style:style>
    <style:style style:name="P184" style:parent-style-name="Normal" style:family="paragraph">
      <style:paragraph-properties fo:text-align="justify" fo:line-height="150%"/>
      <style:text-properties fo:font-size="12pt" style:font-size-asian="12pt" style:font-size-complex="12pt"/>
    </style:style>
    <style:style style:name="P185" style:parent-style-name="Normal" style:family="paragraph">
      <style:paragraph-properties fo:text-align="justify" fo:line-height="150%"/>
    </style:style>
    <style:style style:name="T186" style:parent-style-name="DefaultParagraphFont" style:family="text">
      <style:text-properties fo:font-size="12pt" style:font-size-asian="12pt" style:font-size-complex="12pt"/>
    </style:style>
    <style:style style:name="P187" style:parent-style-name="Normal" style:family="paragraph">
      <style:paragraph-properties fo:text-align="justify" fo:line-height="150%"/>
      <style:text-properties fo:font-size="12pt" style:font-size-asian="12pt" style:font-size-complex="12pt"/>
    </style:style>
    <style:style style:name="P188" style:parent-style-name="Normal" style:family="paragraph">
      <style:paragraph-properties fo:text-align="justify" fo:line-height="150%"/>
      <style:text-properties fo:font-size="12pt" style:font-size-asian="12pt" style:font-size-complex="12pt"/>
    </style:style>
    <style:style style:name="P189" style:parent-style-name="Normal" style:family="paragraph">
      <style:paragraph-properties fo:text-align="justify" fo:line-height="150%"/>
      <style:text-properties fo:font-size="12pt" style:font-size-asian="12pt" style:font-size-complex="12pt"/>
    </style:style>
    <style:style style:name="P190" style:parent-style-name="Normal" style:family="paragraph">
      <style:paragraph-properties fo:text-align="justify" fo:line-height="150%"/>
    </style:style>
    <style:style style:name="T191" style:parent-style-name="DefaultParagraphFont" style:family="text">
      <style:text-properties fo:font-size="12pt" style:font-size-asian="12pt" style:font-size-complex="12pt"/>
    </style:style>
    <style:style style:name="P192" style:parent-style-name="Normal" style:family="paragraph">
      <style:paragraph-properties fo:text-align="justify" fo:line-height="150%"/>
      <style:text-properties fo:font-size="12pt" style:font-size-asian="12pt" style:font-size-complex="12pt"/>
    </style:style>
    <style:style style:name="P193" style:parent-style-name="Normal" style:family="paragraph">
      <style:paragraph-properties fo:text-align="justify" fo:line-height="150%"/>
      <style:text-properties fo:font-size="12pt" style:font-size-asian="12pt" style:font-size-complex="12pt"/>
    </style:style>
    <style:style style:name="P194" style:parent-style-name="Normal" style:family="paragraph">
      <style:paragraph-properties fo:text-align="justify" fo:line-height="150%"/>
      <style:text-properties fo:font-size="12pt" style:font-size-asian="12pt" style:font-size-complex="12pt"/>
    </style:style>
    <style:style style:name="P195" style:parent-style-name="Normal" style:family="paragraph">
      <style:paragraph-properties fo:text-align="justify" fo:line-height="150%"/>
      <style:text-properties fo:font-size="12pt" style:font-size-asian="12pt" style:font-size-complex="12pt"/>
    </style:style>
    <style:style style:name="P196" style:parent-style-name="Normal" style:family="paragraph">
      <style:paragraph-properties fo:text-align="justify" fo:line-height="150%"/>
    </style:style>
    <style:style style:name="T197" style:parent-style-name="DefaultParagraphFont" style:family="text">
      <style:text-properties fo:font-size="12pt" style:font-size-asian="12pt" style:font-size-complex="12pt"/>
    </style:style>
    <style:style style:name="P198" style:parent-style-name="Normal" style:family="paragraph">
      <style:paragraph-properties fo:text-align="justify" fo:line-height="150%"/>
    </style:style>
    <style:style style:name="T199" style:parent-style-name="DefaultParagraphFont" style:family="text">
      <style:text-properties fo:font-size="12pt" style:font-size-asian="12pt" style:font-size-complex="12pt"/>
    </style:style>
    <style:style style:name="P200" style:parent-style-name="Normal" style:family="paragraph">
      <style:paragraph-properties fo:text-align="justify" fo:line-height="150%"/>
      <style:text-properties fo:font-size="12pt" style:font-size-asian="12pt" style:font-size-complex="12pt"/>
    </style:style>
    <style:style style:name="P201" style:parent-style-name="Normal" style:family="paragraph">
      <style:paragraph-properties fo:text-align="justify" fo:line-height="150%"/>
      <style:text-properties fo:font-size="12pt" style:font-size-asian="12pt" style:font-size-complex="12pt"/>
    </style:style>
    <style:style style:name="P202" style:parent-style-name="Normal" style:family="paragraph">
      <style:paragraph-properties fo:text-align="justify" fo:line-height="150%"/>
    </style:style>
    <style:style style:name="T203" style:parent-style-name="DefaultParagraphFont" style:family="text">
      <style:text-properties fo:font-size="12pt" style:font-size-asian="12pt" style:font-size-complex="12pt"/>
    </style:style>
    <style:style style:name="T204" style:parent-style-name="DefaultParagraphFont" style:family="text">
      <style:text-properties fo:font-size="12pt" style:font-size-asian="12pt" style:font-size-complex="12pt"/>
    </style:style>
    <style:style style:name="T205" style:parent-style-name="DefaultParagraphFont" style:family="text">
      <style:text-properties fo:font-size="12pt" style:font-size-asian="12pt" style:font-size-complex="12pt"/>
    </style:style>
    <style:style style:name="P206" style:parent-style-name="Normal" style:family="paragraph">
      <style:paragraph-properties fo:text-align="justify" fo:line-height="150%"/>
      <style:text-properties fo:font-size="12pt" style:font-size-asian="12pt" style:font-size-complex="12pt"/>
    </style:style>
    <style:style style:name="P207" style:parent-style-name="Normal" style:family="paragraph">
      <style:paragraph-properties fo:text-align="justify" fo:line-height="150%"/>
      <style:text-properties fo:font-size="12pt" style:font-size-asian="12pt" style:font-size-complex="12pt"/>
    </style:style>
    <style:style style:name="P208" style:parent-style-name="Normal" style:family="paragraph">
      <style:paragraph-properties fo:text-align="justify" fo:line-height="150%"/>
      <style:text-properties fo:font-size="12pt" style:font-size-asian="12pt" style:font-size-complex="12pt"/>
    </style:style>
    <style:style style:name="P209" style:parent-style-name="Normal" style:family="paragraph">
      <style:paragraph-properties fo:text-align="justify" fo:line-height="150%"/>
      <style:text-properties fo:font-size="12pt" style:font-size-asian="12pt" style:font-size-complex="12pt"/>
    </style:style>
    <style:style style:name="P210" style:parent-style-name="Normal" style:family="paragraph">
      <style:paragraph-properties fo:text-align="justify" fo:line-height="150%"/>
    </style:style>
    <style:style style:name="T211" style:parent-style-name="DefaultParagraphFont" style:family="text">
      <style:text-properties fo:font-size="12pt" style:font-size-asian="12pt" style:font-size-complex="12pt"/>
    </style:style>
    <style:style style:name="P212" style:parent-style-name="Normal" style:family="paragraph">
      <style:paragraph-properties fo:text-align="justify" fo:line-height="150%"/>
      <style:text-properties fo:font-size="12pt" style:font-size-asian="12pt" style:font-size-complex="12pt"/>
    </style:style>
    <style:style style:name="P213" style:parent-style-name="Normal" style:family="paragraph">
      <style:paragraph-properties fo:text-align="justify" fo:line-height="150%"/>
      <style:text-properties fo:font-size="12pt" style:font-size-asian="12pt" style:font-size-complex="12pt"/>
    </style:style>
    <style:style style:name="P214" style:parent-style-name="Normal" style:family="paragraph">
      <style:paragraph-properties fo:text-align="justify" fo:line-height="150%"/>
      <style:text-properties fo:font-size="12pt" style:font-size-asian="12pt" style:font-size-complex="12pt"/>
    </style:style>
    <style:style style:name="P215" style:parent-style-name="Normal" style:family="paragraph">
      <style:paragraph-properties fo:text-align="justify" fo:line-height="150%"/>
      <style:text-properties fo:font-size="12pt" style:font-size-asian="12pt" style:font-size-complex="12pt"/>
    </style:style>
    <style:style style:name="P216" style:parent-style-name="Normal" style:family="paragraph">
      <style:paragraph-properties fo:text-align="justify" fo:line-height="150%"/>
      <style:text-properties fo:font-size="12pt" style:font-size-asian="12pt" style:font-size-complex="12pt"/>
    </style:style>
    <style:style style:name="P217" style:parent-style-name="Normal" style:family="paragraph">
      <style:paragraph-properties fo:text-align="justify" fo:line-height="150%"/>
      <style:text-properties fo:font-size="12pt" style:font-size-asian="12pt" style:font-size-complex="12pt"/>
    </style:style>
    <style:style style:name="P218" style:parent-style-name="Normal" style:family="paragraph">
      <style:paragraph-properties fo:text-align="justify" fo:line-height="150%"/>
    </style:style>
    <style:style style:name="T219" style:parent-style-name="DefaultParagraphFont" style:family="text">
      <style:text-properties fo:font-size="12pt" style:font-size-asian="12pt" style:font-size-complex="12pt"/>
    </style:style>
    <style:style style:name="P220" style:parent-style-name="Normal" style:family="paragraph">
      <style:paragraph-properties fo:text-align="justify" fo:line-height="150%"/>
      <style:text-properties fo:font-size="12pt" style:font-size-asian="12pt" style:font-size-complex="12pt"/>
    </style:style>
    <style:style style:name="P221" style:parent-style-name="Normal" style:family="paragraph">
      <style:paragraph-properties fo:text-align="justify" fo:line-height="150%"/>
    </style:style>
    <style:style style:name="T222" style:parent-style-name="DefaultParagraphFont" style:family="text">
      <style:text-properties fo:font-size="12pt" style:font-size-asian="12pt" style:font-size-complex="12pt"/>
    </style:style>
    <style:style style:name="P223" style:parent-style-name="Normal" style:family="paragraph">
      <style:paragraph-properties fo:text-align="justify" fo:line-height="150%"/>
      <style:text-properties fo:font-size="12pt" style:font-size-asian="12pt" style:font-size-complex="12pt" fo:language="en" fo:country="US"/>
    </style:style>
    <style:style style:name="P224" style:parent-style-name="Normal" style:family="paragraph">
      <style:paragraph-properties fo:text-align="justify" fo:line-height="150%"/>
      <style:text-properties fo:font-size="12pt" style:font-size-asian="12pt" style:font-size-complex="12pt"/>
    </style:style>
    <style:style style:name="P225" style:parent-style-name="Normal" style:family="paragraph">
      <style:paragraph-properties fo:text-align="justify" fo:line-height="150%"/>
      <style:text-properties fo:font-size="12pt" style:font-size-asian="12pt" style:font-size-complex="12pt"/>
    </style:style>
    <style:style style:name="P226" style:parent-style-name="Normal" style:family="paragraph">
      <style:paragraph-properties fo:text-align="justify" fo:line-height="150%"/>
      <style:text-properties fo:font-size="12pt" style:font-size-asian="12pt" style:font-size-complex="12pt"/>
    </style:style>
    <style:style style:name="P227" style:parent-style-name="Normal" style:family="paragraph">
      <style:paragraph-properties fo:text-align="justify" fo:line-height="150%"/>
    </style:style>
    <style:style style:name="T228" style:parent-style-name="DefaultParagraphFont" style:family="text">
      <style:text-properties fo:font-size="12pt" style:font-size-asian="12pt" style:font-size-complex="12pt"/>
    </style:style>
    <style:style style:name="P229" style:parent-style-name="Normal" style:family="paragraph">
      <style:paragraph-properties fo:text-align="justify" fo:line-height="150%"/>
      <style:text-properties fo:font-size="12pt" style:font-size-asian="12pt" style:font-size-complex="12pt"/>
    </style:style>
    <style:style style:name="P230" style:parent-style-name="Normal" style:family="paragraph">
      <style:paragraph-properties fo:text-align="justify" fo:line-height="150%"/>
      <style:text-properties fo:font-size="12pt" style:font-size-asian="12pt" style:font-size-complex="12pt"/>
    </style:style>
    <style:style style:name="P231" style:parent-style-name="Normal" style:family="paragraph">
      <style:paragraph-properties fo:text-align="justify" fo:line-height="150%"/>
      <style:text-properties fo:font-size="12pt" style:font-size-asian="12pt" style:font-size-complex="12pt"/>
    </style:style>
    <style:style style:name="P232" style:parent-style-name="Normal" style:family="paragraph">
      <style:paragraph-properties fo:text-align="justify" fo:line-height="150%"/>
      <style:text-properties fo:font-size="12pt" style:font-size-asian="12pt" style:font-size-complex="12pt"/>
    </style:style>
    <style:style style:name="P233" style:parent-style-name="Normal" style:family="paragraph">
      <style:paragraph-properties fo:text-align="justify" fo:line-height="150%"/>
      <style:text-properties fo:font-size="12pt" style:font-size-asian="12pt" style:font-size-complex="12pt"/>
    </style:style>
    <style:style style:name="P234" style:parent-style-name="Normal" style:family="paragraph">
      <style:paragraph-properties fo:text-align="justify" fo:line-height="150%"/>
      <style:text-properties fo:font-size="12pt" style:font-size-asian="12pt" style:font-size-complex="12pt"/>
    </style:style>
    <style:style style:name="P235" style:parent-style-name="Normal" style:family="paragraph">
      <style:paragraph-properties fo:text-align="justify" fo:line-height="150%"/>
    </style:style>
    <style:style style:name="T236" style:parent-style-name="DefaultParagraphFont" style:family="text">
      <style:text-properties fo:font-size="12pt" style:font-size-asian="12pt" style:font-size-complex="12pt"/>
    </style:style>
    <style:style style:name="P237" style:parent-style-name="Normal" style:family="paragraph">
      <style:paragraph-properties fo:text-align="justify" fo:line-height="150%"/>
      <style:text-properties fo:font-size="12pt" style:font-size-asian="12pt" style:font-size-complex="12pt"/>
    </style:style>
    <style:style style:name="P238" style:parent-style-name="Normal" style:family="paragraph">
      <style:paragraph-properties fo:text-align="justify" fo:line-height="150%"/>
      <style:text-properties fo:font-size="12pt" style:font-size-asian="12pt" style:font-size-complex="12pt"/>
    </style:style>
    <style:style style:name="P239" style:parent-style-name="Normal" style:family="paragraph">
      <style:paragraph-properties fo:text-align="justify" fo:line-height="150%"/>
      <style:text-properties fo:font-size="12pt" style:font-size-asian="12pt" style:font-size-complex="12pt"/>
    </style:style>
    <style:style style:name="P240" style:parent-style-name="Normal" style:family="paragraph">
      <style:paragraph-properties fo:text-align="justify" fo:line-height="150%"/>
    </style:style>
    <style:style style:name="T241" style:parent-style-name="DefaultParagraphFont" style:family="text">
      <style:text-properties fo:font-size="12pt" style:font-size-asian="12pt" style:font-size-complex="12pt"/>
    </style:style>
    <style:style style:name="P242" style:parent-style-name="Normal" style:family="paragraph">
      <style:paragraph-properties fo:text-align="justify" fo:line-height="150%"/>
      <style:text-properties fo:font-size="12pt" style:font-size-asian="12pt" style:font-size-complex="12pt"/>
    </style:style>
    <style:style style:name="P243" style:parent-style-name="Normal" style:family="paragraph">
      <style:paragraph-properties fo:text-align="justify" fo:line-height="150%"/>
      <style:text-properties fo:font-size="12pt" style:font-size-asian="12pt" style:font-size-complex="12pt"/>
    </style:style>
    <style:style style:name="P244" style:parent-style-name="Normal" style:family="paragraph">
      <style:paragraph-properties fo:text-align="justify" fo:line-height="150%"/>
      <style:text-properties fo:font-size="12pt" style:font-size-asian="12pt" style:font-size-complex="12pt"/>
    </style:style>
    <style:style style:name="P245" style:parent-style-name="Normal" style:family="paragraph">
      <style:paragraph-properties fo:text-align="justify" fo:line-height="150%"/>
      <style:text-properties fo:font-size="12pt" style:font-size-asian="12pt" style:font-size-complex="12pt"/>
    </style:style>
    <style:style style:name="P246" style:parent-style-name="Normal" style:family="paragraph">
      <style:paragraph-properties fo:text-align="justify" fo:line-height="150%"/>
      <style:text-properties fo:font-size="12pt" style:font-size-asian="12pt" style:font-size-complex="12pt"/>
    </style:style>
    <style:style style:name="P247" style:parent-style-name="Normal" style:family="paragraph">
      <style:paragraph-properties fo:text-align="justify" fo:line-height="150%"/>
      <style:text-properties fo:font-size="12pt" style:font-size-asian="12pt" style:font-size-complex="12pt"/>
    </style:style>
    <style:style style:name="P248" style:parent-style-name="Normal" style:family="paragraph">
      <style:paragraph-properties fo:text-align="justify" fo:line-height="150%"/>
      <style:text-properties fo:font-size="12pt" style:font-size-asian="12pt" style:font-size-complex="12pt"/>
    </style:style>
    <style:style style:name="P249" style:parent-style-name="Normal" style:family="paragraph">
      <style:paragraph-properties fo:text-align="justify" fo:line-height="150%"/>
      <style:text-properties fo:font-size="12pt" style:font-size-asian="12pt" style:font-size-complex="12pt"/>
    </style:style>
    <style:style style:name="P250" style:parent-style-name="Normal" style:family="paragraph">
      <style:paragraph-properties fo:text-align="justify" fo:line-height="150%"/>
      <style:text-properties fo:font-size="12pt" style:font-size-asian="12pt" style:font-size-complex="12pt"/>
    </style:style>
    <style:style style:name="P251" style:parent-style-name="Normal" style:family="paragraph">
      <style:paragraph-properties fo:text-align="justify" fo:line-height="150%"/>
      <style:text-properties fo:font-size="12pt" style:font-size-asian="12pt" style:font-size-complex="12pt"/>
    </style:style>
    <style:style style:name="P252" style:parent-style-name="Normal" style:family="paragraph">
      <style:paragraph-properties fo:text-align="justify" fo:line-height="150%"/>
    </style:style>
    <style:style style:name="T253" style:parent-style-name="DefaultParagraphFont" style:family="text">
      <style:text-properties fo:font-size="12pt" style:font-size-asian="12pt" style:font-size-complex="12pt"/>
    </style:style>
    <style:style style:name="P254" style:parent-style-name="Normal" style:family="paragraph">
      <style:paragraph-properties fo:text-align="justify" fo:line-height="150%"/>
      <style:text-properties fo:font-size="12pt" style:font-size-asian="12pt" style:font-size-complex="12pt"/>
    </style:style>
    <style:style style:name="P255" style:parent-style-name="Normal" style:family="paragraph">
      <style:paragraph-properties fo:text-align="justify" fo:line-height="150%"/>
      <style:text-properties fo:font-size="12pt" style:font-size-asian="12pt" style:font-size-complex="12pt"/>
    </style:style>
    <style:style style:name="P256" style:parent-style-name="Normal" style:family="paragraph">
      <style:paragraph-properties fo:text-align="justify" fo:line-height="150%"/>
      <style:text-properties fo:font-size="12pt" style:font-size-asian="12pt" style:font-size-complex="12pt"/>
    </style:style>
    <style:style style:name="P257" style:parent-style-name="Normal" style:family="paragraph">
      <style:paragraph-properties fo:text-align="justify" fo:line-height="150%"/>
      <style:text-properties fo:font-size="12pt" style:font-size-asian="12pt" style:font-size-complex="12pt"/>
    </style:style>
    <style:style style:name="P258" style:parent-style-name="Normal" style:family="paragraph">
      <style:paragraph-properties fo:text-align="justify" fo:line-height="150%"/>
      <style:text-properties fo:font-size="12pt" style:font-size-asian="12pt" style:font-size-complex="12pt"/>
    </style:style>
    <style:style style:name="P259" style:parent-style-name="Normal" style:family="paragraph">
      <style:paragraph-properties fo:text-align="justify" fo:line-height="150%"/>
      <style:text-properties fo:font-size="12pt" style:font-size-asian="12pt" style:font-size-complex="12pt"/>
    </style:style>
    <style:style style:name="P260" style:parent-style-name="Normal" style:family="paragraph">
      <style:paragraph-properties fo:text-align="justify" fo:line-height="150%"/>
      <style:text-properties fo:font-size="12pt" style:font-size-asian="12pt" style:font-size-complex="12pt"/>
    </style:style>
    <style:style style:name="P261" style:parent-style-name="Normal" style:family="paragraph">
      <style:paragraph-properties fo:text-align="justify" fo:line-height="150%"/>
      <style:text-properties fo:font-size="12pt" style:font-size-asian="12pt" style:font-size-complex="12pt"/>
    </style:style>
    <style:style style:name="P262" style:parent-style-name="Normal" style:family="paragraph">
      <style:paragraph-properties fo:text-align="justify" fo:line-height="150%"/>
      <style:text-properties fo:font-size="12pt" style:font-size-asian="12pt" style:font-size-complex="12pt"/>
    </style:style>
    <style:style style:name="P263" style:parent-style-name="Normal" style:family="paragraph">
      <style:paragraph-properties fo:text-align="justify" fo:line-height="150%"/>
      <style:text-properties fo:font-size="12pt" style:font-size-asian="12pt" style:font-size-complex="12pt"/>
    </style:style>
    <style:style style:name="P264" style:parent-style-name="Normal" style:family="paragraph">
      <style:paragraph-properties fo:text-align="justify" fo:line-height="150%"/>
      <style:text-properties fo:font-size="12pt" style:font-size-asian="12pt" style:font-size-complex="12pt"/>
    </style:style>
    <style:style style:name="P265" style:parent-style-name="Normal" style:family="paragraph">
      <style:paragraph-properties fo:text-align="justify" fo:line-height="150%"/>
      <style:text-properties fo:font-size="12pt" style:font-size-asian="12pt" style:font-size-complex="12pt"/>
    </style:style>
    <style:style style:name="P266" style:parent-style-name="Normal" style:family="paragraph">
      <style:paragraph-properties fo:text-align="justify" fo:line-height="150%"/>
      <style:text-properties fo:font-size="12pt" style:font-size-asian="12pt" style:font-size-complex="12pt"/>
    </style:style>
    <style:style style:name="P267" style:parent-style-name="Normal" style:family="paragraph">
      <style:paragraph-properties fo:text-align="justify" fo:line-height="150%"/>
    </style:style>
    <style:style style:name="T268" style:parent-style-name="DefaultParagraphFont" style:family="text">
      <style:text-properties fo:font-size="12pt" style:font-size-asian="12pt" style:font-size-complex="12pt"/>
    </style:style>
    <style:style style:name="P269" style:parent-style-name="Normal" style:family="paragraph">
      <style:paragraph-properties fo:text-align="justify" fo:line-height="150%"/>
      <style:text-properties fo:font-size="12pt" style:font-size-asian="12pt" style:font-size-complex="12pt"/>
    </style:style>
    <style:style style:name="P270" style:parent-style-name="Normal" style:family="paragraph">
      <style:paragraph-properties fo:text-align="justify" fo:line-height="150%"/>
      <style:text-properties fo:font-size="12pt" style:font-size-asian="12pt" style:font-size-complex="12pt"/>
    </style:style>
    <style:style style:name="P271" style:parent-style-name="Normal" style:family="paragraph">
      <style:paragraph-properties fo:text-align="justify" fo:line-height="150%"/>
      <style:text-properties fo:font-size="12pt" style:font-size-asian="12pt" style:font-size-complex="12pt"/>
    </style:style>
    <style:style style:name="P272" style:parent-style-name="Normal" style:family="paragraph">
      <style:paragraph-properties fo:text-align="justify" fo:line-height="150%"/>
      <style:text-properties fo:font-size="12pt" style:font-size-asian="12pt" style:font-size-complex="12pt"/>
    </style:style>
    <style:style style:name="P273" style:parent-style-name="Normal" style:family="paragraph">
      <style:paragraph-properties fo:text-align="justify" fo:line-height="150%"/>
    </style:style>
    <style:style style:name="T274" style:parent-style-name="DefaultParagraphFont" style:family="text">
      <style:text-properties fo:font-size="12pt" style:font-size-asian="12pt" style:font-size-complex="12pt"/>
    </style:style>
    <style:style style:name="P275" style:parent-style-name="Normal" style:family="paragraph">
      <style:paragraph-properties fo:text-align="justify" fo:line-height="150%"/>
      <style:text-properties fo:font-size="12pt" style:font-size-asian="12pt" style:font-size-complex="12pt" fo:language="fr" fo:country="FR"/>
    </style:style>
    <style:style style:name="P276" style:parent-style-name="Normal" style:family="paragraph">
      <style:paragraph-properties fo:text-align="justify" fo:line-height="150%"/>
      <style:text-properties fo:font-size="12pt" style:font-size-asian="12pt" style:font-size-complex="12pt"/>
    </style:style>
    <style:style style:name="P277" style:parent-style-name="Normal" style:family="paragraph">
      <style:paragraph-properties fo:text-align="justify" fo:line-height="150%"/>
      <style:text-properties fo:font-size="12pt" style:font-size-asian="12pt" style:font-size-complex="12pt"/>
    </style:style>
    <style:style style:name="P278" style:parent-style-name="Normal" style:family="paragraph">
      <style:paragraph-properties fo:text-align="justify" fo:line-height="150%"/>
      <style:text-properties fo:font-size="12pt" style:font-size-asian="12pt" style:font-size-complex="12pt"/>
    </style:style>
    <style:style style:name="P279" style:parent-style-name="Normal" style:family="paragraph">
      <style:paragraph-properties fo:text-align="justify" fo:line-height="150%"/>
      <style:text-properties fo:font-size="12pt" style:font-size-asian="12pt" style:font-size-complex="12pt"/>
    </style:style>
    <style:style style:name="P280" style:parent-style-name="Normal" style:family="paragraph">
      <style:paragraph-properties fo:text-align="justify" fo:line-height="150%"/>
    </style:style>
    <style:style style:name="T281" style:parent-style-name="DefaultParagraphFont" style:family="text">
      <style:text-properties fo:font-size="12pt" style:font-size-asian="12pt" style:font-size-complex="12pt"/>
    </style:style>
    <style:style style:name="P282" style:parent-style-name="Normal" style:family="paragraph">
      <style:paragraph-properties fo:text-align="justify" fo:line-height="150%"/>
      <style:text-properties fo:font-size="12pt" style:font-size-asian="12pt" style:font-size-complex="12pt"/>
    </style:style>
    <style:style style:name="P283" style:parent-style-name="Normal" style:family="paragraph">
      <style:paragraph-properties fo:text-align="justify" fo:line-height="150%"/>
      <style:text-properties fo:font-size="12pt" style:font-size-asian="12pt" style:font-size-complex="12pt"/>
    </style:style>
    <style:style style:name="P284" style:parent-style-name="Normal" style:family="paragraph">
      <style:paragraph-properties fo:text-align="justify" fo:line-height="150%"/>
      <style:text-properties fo:font-size="12pt" style:font-size-asian="12pt" style:font-size-complex="12pt"/>
    </style:style>
    <style:style style:name="P285" style:parent-style-name="Normal" style:family="paragraph">
      <style:paragraph-properties fo:text-align="justify" fo:line-height="150%"/>
      <style:text-properties fo:font-size="12pt" style:font-size-asian="12pt" style:font-size-complex="12pt"/>
    </style:style>
    <style:style style:name="P286" style:parent-style-name="Normal" style:family="paragraph">
      <style:paragraph-properties fo:text-align="justify" fo:line-height="150%"/>
      <style:text-properties fo:font-size="12pt" style:font-size-asian="12pt" style:font-size-complex="12pt"/>
    </style:style>
    <style:style style:name="P287" style:parent-style-name="Normal" style:family="paragraph">
      <style:paragraph-properties fo:text-align="justify" fo:line-height="150%"/>
      <style:text-properties fo:font-size="12pt" style:font-size-asian="12pt" style:font-size-complex="12pt"/>
    </style:style>
    <style:style style:name="P288" style:parent-style-name="Normal" style:family="paragraph">
      <style:paragraph-properties fo:text-align="justify" fo:line-height="150%"/>
      <style:text-properties fo:font-size="12pt" style:font-size-asian="12pt" style:font-size-complex="12pt"/>
    </style:style>
    <style:style style:name="P289" style:parent-style-name="Normal" style:family="paragraph">
      <style:paragraph-properties fo:text-align="justify" fo:line-height="150%"/>
      <style:text-properties fo:font-size="12pt" style:font-size-asian="12pt" style:font-size-complex="12pt"/>
    </style:style>
    <style:style style:name="P290" style:parent-style-name="Normal" style:family="paragraph">
      <style:paragraph-properties fo:text-align="justify" fo:line-height="150%"/>
    </style:style>
    <style:style style:name="T291" style:parent-style-name="DefaultParagraphFont" style:family="text">
      <style:text-properties fo:font-size="12pt" style:font-size-asian="12pt" style:font-size-complex="12pt"/>
    </style:style>
    <style:style style:name="P292" style:parent-style-name="Normal" style:family="paragraph">
      <style:paragraph-properties fo:text-align="justify" fo:line-height="150%"/>
      <style:text-properties fo:font-size="12pt" style:font-size-asian="12pt" style:font-size-complex="12pt"/>
    </style:style>
    <style:style style:name="P293" style:parent-style-name="Normal" style:family="paragraph">
      <style:paragraph-properties fo:text-align="justify" fo:line-height="150%"/>
      <style:text-properties fo:font-size="12pt" style:font-size-asian="12pt" style:font-size-complex="12pt"/>
    </style:style>
    <style:style style:name="P294" style:parent-style-name="Normal" style:family="paragraph">
      <style:paragraph-properties fo:text-align="justify" fo:line-height="150%"/>
      <style:text-properties fo:font-size="12pt" style:font-size-asian="12pt" style:font-size-complex="12pt"/>
    </style:style>
    <style:style style:name="P295" style:parent-style-name="Normal" style:family="paragraph">
      <style:paragraph-properties fo:text-align="justify" fo:line-height="150%"/>
      <style:text-properties fo:font-size="12pt" style:font-size-asian="12pt" style:font-size-complex="12pt"/>
    </style:style>
    <style:style style:name="P296" style:parent-style-name="Normal" style:family="paragraph">
      <style:paragraph-properties fo:text-align="justify" fo:line-height="150%"/>
      <style:text-properties fo:font-size="12pt" style:font-size-asian="12pt" style:font-size-complex="12pt"/>
    </style:style>
    <style:style style:name="P297" style:parent-style-name="Normal" style:family="paragraph">
      <style:paragraph-properties fo:text-align="justify" fo:line-height="150%"/>
      <style:text-properties fo:font-size="12pt" style:font-size-asian="12pt" style:font-size-complex="12pt"/>
    </style:style>
    <style:style style:name="P298" style:parent-style-name="Normal" style:family="paragraph">
      <style:paragraph-properties fo:text-align="justify" fo:line-height="150%"/>
      <style:text-properties fo:font-size="12pt" style:font-size-asian="12pt" style:font-size-complex="12pt"/>
    </style:style>
    <style:style style:name="P299" style:parent-style-name="Normal" style:family="paragraph">
      <style:paragraph-properties fo:text-align="justify" fo:line-height="150%"/>
      <style:text-properties fo:font-size="12pt" style:font-size-asian="12pt" style:font-size-complex="12pt"/>
    </style:style>
    <style:style style:name="P300" style:parent-style-name="Normal" style:family="paragraph">
      <style:paragraph-properties fo:text-align="justify" fo:line-height="150%"/>
      <style:text-properties fo:font-size="12pt" style:font-size-asian="12pt" style:font-size-complex="12pt"/>
    </style:style>
    <style:style style:name="P301" style:parent-style-name="Normal" style:family="paragraph">
      <style:paragraph-properties fo:text-align="justify" fo:line-height="150%"/>
      <style:text-properties fo:font-size="12pt" style:font-size-asian="12pt" style:font-size-complex="12pt"/>
    </style:style>
    <style:style style:name="P302" style:parent-style-name="Normal" style:family="paragraph">
      <style:paragraph-properties fo:text-align="justify" fo:line-height="150%"/>
      <style:text-properties fo:font-size="12pt" style:font-size-asian="12pt" style:font-size-complex="12pt"/>
    </style:style>
    <style:style style:name="P303" style:parent-style-name="Normal" style:family="paragraph">
      <style:paragraph-properties fo:text-align="justify" fo:line-height="150%"/>
    </style:style>
    <style:style style:name="T304" style:parent-style-name="DefaultParagraphFont" style:family="text">
      <style:text-properties fo:font-size="12pt" style:font-size-asian="12pt" style:font-size-complex="12pt"/>
    </style:style>
    <style:style style:name="P305" style:parent-style-name="Normal" style:family="paragraph">
      <style:paragraph-properties fo:text-align="justify" fo:line-height="150%"/>
      <style:text-properties fo:font-size="12pt" style:font-size-asian="12pt" style:font-size-complex="12pt"/>
    </style:style>
    <style:style style:name="P306" style:parent-style-name="Normal" style:family="paragraph">
      <style:paragraph-properties fo:text-align="justify" fo:line-height="150%"/>
      <style:text-properties fo:font-size="12pt" style:font-size-asian="12pt" style:font-size-complex="12pt"/>
    </style:style>
    <style:style style:name="P307" style:parent-style-name="Normal" style:family="paragraph">
      <style:paragraph-properties fo:text-align="justify" fo:line-height="150%"/>
      <style:text-properties fo:font-size="12pt" style:font-size-asian="12pt" style:font-size-complex="12pt"/>
    </style:style>
    <style:style style:name="P308" style:parent-style-name="Normal" style:family="paragraph">
      <style:paragraph-properties fo:text-align="justify" fo:line-height="150%"/>
      <style:text-properties fo:font-size="12pt" style:font-size-asian="12pt" style:font-size-complex="12pt"/>
    </style:style>
    <style:style style:name="P309" style:parent-style-name="Normal" style:family="paragraph">
      <style:paragraph-properties fo:text-align="justify" fo:line-height="150%"/>
      <style:text-properties fo:font-size="12pt" style:font-size-asian="12pt" style:font-size-complex="12pt"/>
    </style:style>
    <style:style style:name="P310" style:parent-style-name="Normal" style:family="paragraph">
      <style:paragraph-properties fo:text-align="justify" fo:line-height="150%"/>
      <style:text-properties fo:font-size="12pt" style:font-size-asian="12pt" style:font-size-complex="12pt"/>
    </style:style>
    <style:style style:name="P311" style:parent-style-name="Normal" style:family="paragraph">
      <style:paragraph-properties fo:text-align="justify" fo:line-height="150%"/>
      <style:text-properties fo:font-size="12pt" style:font-size-asian="12pt" style:font-size-complex="12pt"/>
    </style:style>
    <style:style style:name="P312" style:parent-style-name="Normal" style:family="paragraph">
      <style:paragraph-properties fo:text-align="justify" fo:line-height="150%"/>
    </style:style>
    <style:style style:name="T313" style:parent-style-name="DefaultParagraphFont" style:family="text">
      <style:text-properties fo:font-size="12pt" style:font-size-asian="12pt" style:font-size-complex="12pt"/>
    </style:style>
    <style:style style:name="T314" style:parent-style-name="DefaultParagraphFont" style:family="text">
      <style:text-properties fo:font-size="12pt" style:font-size-asian="12pt" style:font-size-complex="12pt"/>
    </style:style>
    <style:style style:name="P315" style:parent-style-name="Normal" style:family="paragraph">
      <style:paragraph-properties fo:text-align="justify" fo:line-height="150%"/>
      <style:text-properties fo:font-size="12pt" style:font-size-asian="12pt" style:font-size-complex="12pt" fo:language="en" fo:country="US"/>
    </style:style>
    <style:style style:name="P316" style:parent-style-name="Normal" style:family="paragraph">
      <style:paragraph-properties fo:text-align="justify" fo:line-height="150%"/>
    </style:style>
    <style:style style:name="T317" style:parent-style-name="DefaultParagraphFont" style:family="text">
      <style:text-properties fo:font-size="12pt" style:font-size-asian="12pt" style:font-size-complex="12pt" fo:language="en" fo:country="US"/>
    </style:style>
    <style:style style:name="T318" style:parent-style-name="DefaultParagraphFont" style:family="text">
      <style:text-properties fo:font-size="12pt" style:font-size-asian="12pt" style:font-size-complex="12pt"/>
    </style:style>
    <style:style style:name="P319" style:parent-style-name="Normal" style:family="paragraph">
      <style:paragraph-properties fo:text-align="justify" fo:line-height="150%"/>
    </style:style>
    <style:style style:name="T320" style:parent-style-name="DefaultParagraphFont" style:family="text">
      <style:text-properties fo:font-size="12pt" style:font-size-asian="12pt" style:font-size-complex="12pt" fo:language="en" fo:country="US"/>
    </style:style>
    <style:style style:name="T321" style:parent-style-name="DefaultParagraphFont" style:family="text">
      <style:text-properties fo:font-size="12pt" style:font-size-asian="12pt" style:font-size-complex="12pt"/>
    </style:style>
    <style:style style:name="P322" style:parent-style-name="Normal" style:family="paragraph">
      <style:paragraph-properties fo:text-align="justify" fo:line-height="150%"/>
      <style:text-properties fo:font-size="12pt" style:font-size-asian="12pt" style:font-size-complex="12pt"/>
    </style:style>
    <style:style style:name="P323" style:parent-style-name="Normal" style:family="paragraph">
      <style:paragraph-properties fo:text-align="justify" fo:line-height="150%"/>
      <style:text-properties fo:font-size="12pt" style:font-size-asian="12pt" style:font-size-complex="12pt" fo:language="fr" fo:country="FR"/>
    </style:style>
    <style:style style:name="P324" style:parent-style-name="Normal" style:family="paragraph">
      <style:paragraph-properties fo:text-align="justify" fo:line-height="150%"/>
      <style:text-properties fo:font-size="12pt" style:font-size-asian="12pt" style:font-size-complex="12pt"/>
    </style:style>
    <style:style style:name="P325" style:parent-style-name="Normal" style:family="paragraph">
      <style:paragraph-properties fo:text-align="justify" fo:line-height="150%"/>
      <style:text-properties fo:font-size="12pt" style:font-size-asian="12pt" style:font-size-complex="12pt"/>
    </style:style>
    <style:style style:name="P326" style:parent-style-name="Normal" style:family="paragraph">
      <style:paragraph-properties fo:text-align="justify" fo:line-height="150%"/>
      <style:text-properties fo:font-size="12pt" style:font-size-asian="12pt" style:font-size-complex="12pt"/>
    </style:style>
    <style:style style:name="P327" style:parent-style-name="Normal" style:family="paragraph">
      <style:paragraph-properties fo:text-align="justify" fo:line-height="150%"/>
    </style:style>
    <style:style style:name="T328" style:parent-style-name="DefaultParagraphFont" style:family="text">
      <style:text-properties fo:font-size="12pt" style:font-size-asian="12pt" style:font-size-complex="12pt"/>
    </style:style>
    <style:style style:name="P329" style:parent-style-name="Normal" style:family="paragraph">
      <style:paragraph-properties fo:text-align="justify" fo:line-height="150%"/>
      <style:text-properties fo:font-size="12pt" style:font-size-asian="12pt" style:font-size-complex="12pt"/>
    </style:style>
    <style:style style:name="P330" style:parent-style-name="Normal" style:family="paragraph">
      <style:paragraph-properties fo:text-align="justify" fo:line-height="150%"/>
      <style:text-properties fo:font-size="12pt" style:font-size-asian="12pt" style:font-size-complex="12pt"/>
    </style:style>
    <style:style style:name="P331" style:parent-style-name="Normal" style:family="paragraph">
      <style:paragraph-properties fo:text-align="justify" fo:line-height="150%"/>
      <style:text-properties fo:font-size="12pt" style:font-size-asian="12pt" style:font-size-complex="12pt"/>
    </style:style>
    <style:style style:name="P332" style:parent-style-name="Normal" style:family="paragraph">
      <style:paragraph-properties fo:text-align="justify" fo:line-height="150%"/>
      <style:text-properties fo:font-size="12pt" style:font-size-asian="12pt" style:font-size-complex="12pt" fo:language="nl" fo:country="NL"/>
    </style:style>
    <style:style style:name="P333" style:parent-style-name="Normal" style:family="paragraph">
      <style:paragraph-properties fo:text-align="justify" fo:line-height="150%"/>
      <style:text-properties fo:font-size="12pt" style:font-size-asian="12pt" style:font-size-complex="12pt"/>
    </style:style>
    <style:style style:name="P334" style:parent-style-name="Normal" style:family="paragraph">
      <style:paragraph-properties fo:text-align="justify" fo:line-height="150%"/>
      <style:text-properties fo:font-size="12pt" style:font-size-asian="12pt" style:font-size-complex="12pt"/>
    </style:style>
    <style:style style:name="P335" style:parent-style-name="Normal" style:family="paragraph">
      <style:paragraph-properties fo:text-align="justify" fo:line-height="150%"/>
    </style:style>
    <style:style style:name="T336" style:parent-style-name="DefaultParagraphFont" style:family="text">
      <style:text-properties fo:font-size="12pt" style:font-size-asian="12pt" style:font-size-complex="12pt"/>
    </style:style>
    <style:style style:name="P337" style:parent-style-name="Normal" style:family="paragraph">
      <style:paragraph-properties fo:text-align="justify" fo:line-height="150%"/>
      <style:text-properties fo:font-size="12pt" style:font-size-asian="12pt" style:font-size-complex="12pt"/>
    </style:style>
    <style:style style:name="P338" style:parent-style-name="Normal" style:family="paragraph">
      <style:paragraph-properties fo:text-align="justify" fo:line-height="150%"/>
      <style:text-properties fo:font-size="12pt" style:font-size-asian="12pt" style:font-size-complex="12pt"/>
    </style:style>
    <style:style style:name="P339" style:parent-style-name="Normal" style:family="paragraph">
      <style:paragraph-properties fo:text-align="justify" fo:line-height="150%"/>
      <style:text-properties fo:font-size="12pt" style:font-size-asian="12pt" style:font-size-complex="12pt"/>
    </style:style>
    <style:style style:name="P340" style:parent-style-name="Normal" style:family="paragraph">
      <style:paragraph-properties fo:text-align="justify" fo:line-height="150%"/>
      <style:text-properties fo:font-size="12pt" style:font-size-asian="12pt" style:font-size-complex="12pt"/>
    </style:style>
    <style:style style:name="P341" style:parent-style-name="Normal" style:family="paragraph">
      <style:paragraph-properties fo:text-align="justify" fo:line-height="150%"/>
      <style:text-properties fo:font-size="12pt" style:font-size-asian="12pt" style:font-size-complex="12pt" fo:language="fr" fo:country="FR"/>
    </style:style>
    <style:style style:name="P342" style:parent-style-name="Normal" style:family="paragraph">
      <style:paragraph-properties fo:text-align="justify" fo:line-height="150%"/>
      <style:text-properties fo:font-size="12pt" style:font-size-asian="12pt" style:font-size-complex="12pt" fo:language="fr" fo:country="FR"/>
    </style:style>
    <style:style style:name="P343" style:parent-style-name="Normal" style:family="paragraph">
      <style:paragraph-properties fo:text-align="justify" fo:line-height="150%"/>
    </style:style>
    <style:style style:name="T344" style:parent-style-name="DefaultParagraphFont" style:family="text">
      <style:text-properties fo:font-size="12pt" style:font-size-asian="12pt" style:font-size-complex="12pt"/>
    </style:style>
    <style:style style:name="P345" style:parent-style-name="Normal" style:family="paragraph">
      <style:paragraph-properties fo:text-align="justify" fo:line-height="150%"/>
      <style:text-properties fo:font-size="12pt" style:font-size-asian="12pt" style:font-size-complex="12pt" fo:language="fr" fo:country="FR"/>
    </style:style>
    <style:style style:name="P346" style:parent-style-name="Normal" style:family="paragraph">
      <style:paragraph-properties fo:text-align="justify" fo:line-height="150%"/>
    </style:style>
    <style:style style:name="T347" style:parent-style-name="DefaultParagraphFont" style:family="text">
      <style:text-properties fo:font-size="12pt" style:font-size-asian="12pt" style:font-size-complex="12pt"/>
    </style:style>
    <style:style style:name="P348" style:parent-style-name="Normal" style:family="paragraph">
      <style:paragraph-properties fo:text-align="justify" fo:line-height="150%"/>
      <style:text-properties fo:font-size="12pt" style:font-size-asian="12pt" style:font-size-complex="12pt" fo:language="fr" fo:country="FR"/>
    </style:style>
    <style:style style:name="P349" style:parent-style-name="Normal" style:family="paragraph">
      <style:paragraph-properties fo:text-align="justify" fo:line-height="150%"/>
      <style:text-properties fo:font-size="12pt" style:font-size-asian="12pt" style:font-size-complex="12pt"/>
    </style:style>
    <style:style style:name="P350" style:parent-style-name="Normal" style:family="paragraph">
      <style:paragraph-properties fo:text-align="justify" fo:line-height="150%"/>
      <style:text-properties fo:font-size="12pt" style:font-size-asian="12pt" style:font-size-complex="12pt"/>
    </style:style>
    <style:style style:name="P351" style:parent-style-name="Normal" style:family="paragraph">
      <style:paragraph-properties fo:text-align="justify" fo:line-height="150%"/>
      <style:text-properties fo:font-size="12pt" style:font-size-asian="12pt" style:font-size-complex="12pt"/>
    </style:style>
    <style:style style:name="P352" style:parent-style-name="Normal" style:family="paragraph">
      <style:paragraph-properties fo:text-align="justify" fo:line-height="150%"/>
      <style:text-properties fo:font-size="12pt" style:font-size-asian="12pt" style:font-size-complex="12pt"/>
    </style:style>
    <style:style style:name="P353" style:parent-style-name="Normal" style:family="paragraph">
      <style:paragraph-properties fo:text-align="justify" fo:line-height="150%"/>
      <style:text-properties fo:font-size="12pt" style:font-size-asian="12pt" style:font-size-complex="12pt"/>
    </style:style>
    <style:style style:name="P354" style:parent-style-name="Normal" style:family="paragraph">
      <style:paragraph-properties fo:text-align="justify" fo:line-height="150%"/>
      <style:text-properties fo:font-size="12pt" style:font-size-asian="12pt" style:font-size-complex="12pt" fo:language="fr" fo:country="FR"/>
    </style:style>
    <style:style style:name="P355" style:parent-style-name="Normal" style:family="paragraph">
      <style:paragraph-properties fo:text-align="justify" fo:line-height="150%"/>
      <style:text-properties fo:font-size="12pt" style:font-size-asian="12pt" style:font-size-complex="12pt" fo:language="fr" fo:country="FR"/>
    </style:style>
    <style:style style:name="P356" style:parent-style-name="Normal" style:family="paragraph">
      <style:paragraph-properties fo:text-align="justify" fo:line-height="150%"/>
    </style:style>
    <style:style style:name="T357" style:parent-style-name="DefaultParagraphFont" style:family="text">
      <style:text-properties fo:font-size="12pt" style:font-size-asian="12pt" style:font-size-complex="12pt"/>
    </style:style>
    <style:style style:name="T358" style:parent-style-name="DefaultParagraphFont" style:family="text">
      <style:text-properties fo:font-size="12pt" style:font-size-asian="12pt" style:font-size-complex="12pt"/>
    </style:style>
    <style:style style:name="P359" style:parent-style-name="Normal" style:family="paragraph">
      <style:paragraph-properties fo:text-align="justify" fo:line-height="150%"/>
      <style:text-properties fo:font-size="12pt" style:font-size-asian="12pt" style:font-size-complex="12pt" fo:language="fr" fo:country="FR"/>
    </style:style>
    <style:style style:name="P360" style:parent-style-name="Normal" style:family="paragraph">
      <style:paragraph-properties fo:text-align="justify" fo:line-height="150%"/>
      <style:text-properties fo:font-size="12pt" style:font-size-asian="12pt" style:font-size-complex="12pt"/>
    </style:style>
    <style:style style:name="P361" style:parent-style-name="Normal" style:family="paragraph">
      <style:paragraph-properties fo:text-align="justify" fo:line-height="150%"/>
      <style:text-properties fo:font-size="12pt" style:font-size-asian="12pt" style:font-size-complex="12pt"/>
    </style:style>
    <style:style style:name="P362" style:parent-style-name="Normal" style:family="paragraph">
      <style:paragraph-properties fo:text-align="justify" fo:line-height="150%"/>
      <style:text-properties fo:font-size="12pt" style:font-size-asian="12pt" style:font-size-complex="12pt"/>
    </style:style>
    <style:style style:name="P363" style:parent-style-name="Normal" style:family="paragraph">
      <style:paragraph-properties fo:text-align="justify" fo:line-height="150%"/>
    </style:style>
    <style:style style:name="T364" style:parent-style-name="DefaultParagraphFont" style:family="text">
      <style:text-properties fo:font-size="12pt" style:font-size-asian="12pt" style:font-size-complex="12pt"/>
    </style:style>
    <style:style style:name="P365" style:parent-style-name="Normal" style:family="paragraph">
      <style:paragraph-properties fo:text-align="justify" fo:line-height="150%"/>
      <style:text-properties fo:font-size="12pt" style:font-size-asian="12pt" style:font-size-complex="12pt"/>
    </style:style>
    <style:style style:name="P366" style:parent-style-name="Normal" style:family="paragraph">
      <style:paragraph-properties fo:text-align="justify" fo:line-height="150%"/>
    </style:style>
    <style:style style:name="T367" style:parent-style-name="DefaultParagraphFont" style:family="text">
      <style:text-properties fo:font-size="12pt" style:font-size-asian="12pt" style:font-size-complex="12pt"/>
    </style:style>
    <style:style style:name="T368" style:parent-style-name="DefaultParagraphFont" style:family="text">
      <style:text-properties fo:font-size="12pt" style:font-size-asian="12pt" style:font-size-complex="12pt"/>
    </style:style>
    <style:style style:name="P369" style:parent-style-name="Normal" style:family="paragraph">
      <style:paragraph-properties fo:text-align="justify" fo:line-height="150%"/>
      <style:text-properties fo:font-size="12pt" style:font-size-asian="12pt" style:font-size-complex="12pt" fo:language="en" fo:country="US"/>
    </style:style>
    <style:style style:name="P370" style:parent-style-name="Normal" style:family="paragraph">
      <style:paragraph-properties fo:text-align="justify" fo:line-height="150%"/>
      <style:text-properties fo:font-size="12pt" style:font-size-asian="12pt" style:font-size-complex="12pt"/>
    </style:style>
    <style:style style:name="P371" style:parent-style-name="Normal" style:family="paragraph">
      <style:paragraph-properties fo:text-align="justify" fo:line-height="150%"/>
      <style:text-properties fo:font-size="12pt" style:font-size-asian="12pt" style:font-size-complex="12pt"/>
    </style:style>
    <style:style style:name="P372" style:parent-style-name="Normal" style:family="paragraph">
      <style:paragraph-properties fo:text-align="justify" fo:line-height="150%"/>
      <style:text-properties fo:font-size="12pt" style:font-size-asian="12pt" style:font-size-complex="12pt"/>
    </style:style>
    <style:style style:name="P373" style:parent-style-name="Normal" style:family="paragraph">
      <style:paragraph-properties fo:text-align="justify" fo:line-height="150%"/>
      <style:text-properties fo:font-size="12pt" style:font-size-asian="12pt" style:font-size-complex="12pt"/>
    </style:style>
    <style:style style:name="P374" style:parent-style-name="Normal" style:family="paragraph">
      <style:paragraph-properties fo:text-align="justify" fo:line-height="150%"/>
    </style:style>
    <style:style style:name="T375" style:parent-style-name="DefaultParagraphFont" style:family="text">
      <style:text-properties fo:font-size="12pt" style:font-size-asian="12pt" style:font-size-complex="12pt"/>
    </style:style>
    <style:style style:name="P376" style:parent-style-name="Normal" style:family="paragraph">
      <style:paragraph-properties fo:text-align="justify" fo:line-height="150%"/>
      <style:text-properties fo:font-size="12pt" style:font-size-asian="12pt" style:font-size-complex="12pt" fo:language="nl" fo:country="NL"/>
    </style:style>
    <style:style style:name="P377" style:parent-style-name="Normal" style:family="paragraph">
      <style:paragraph-properties fo:text-align="justify" fo:line-height="150%"/>
      <style:text-properties fo:font-size="12pt" style:font-size-asian="12pt" style:font-size-complex="12pt" fo:language="nl" fo:country="NL"/>
    </style:style>
    <style:style style:name="P378" style:parent-style-name="Normal" style:family="paragraph">
      <style:paragraph-properties fo:text-align="justify" fo:line-height="150%"/>
      <style:text-properties fo:font-size="12pt" style:font-size-asian="12pt" style:font-size-complex="12pt"/>
    </style:style>
    <style:style style:name="P379" style:parent-style-name="Normal" style:family="paragraph">
      <style:paragraph-properties fo:text-align="justify" fo:line-height="150%"/>
      <style:text-properties fo:font-size="12pt" style:font-size-asian="12pt" style:font-size-complex="12pt"/>
    </style:style>
    <style:style style:name="P380" style:parent-style-name="Normal" style:family="paragraph">
      <style:paragraph-properties fo:text-align="justify" fo:line-height="150%"/>
    </style:style>
    <style:style style:name="T381" style:parent-style-name="DefaultParagraphFont" style:family="text">
      <style:text-properties fo:font-size="12pt" style:font-size-asian="12pt" style:font-size-complex="12pt"/>
    </style:style>
    <style:style style:name="P382" style:parent-style-name="Normal" style:family="paragraph">
      <style:paragraph-properties fo:text-align="justify" fo:line-height="150%"/>
      <style:text-properties fo:font-size="12pt" style:font-size-asian="12pt" style:font-size-complex="12pt" fo:language="fr" fo:country="FR"/>
    </style:style>
    <style:style style:name="P383" style:parent-style-name="Normal" style:family="paragraph">
      <style:paragraph-properties fo:text-align="justify" fo:line-height="150%"/>
      <style:text-properties fo:font-size="12pt" style:font-size-asian="12pt" style:font-size-complex="12pt"/>
    </style:style>
    <style:style style:name="P384" style:parent-style-name="Normal" style:family="paragraph">
      <style:paragraph-properties fo:text-align="justify" fo:line-height="150%"/>
      <style:text-properties fo:font-size="12pt" style:font-size-asian="12pt" style:font-size-complex="12pt"/>
    </style:style>
    <style:style style:name="P385" style:parent-style-name="Normal" style:family="paragraph">
      <style:paragraph-properties fo:text-align="justify" fo:line-height="150%"/>
      <style:text-properties fo:font-size="12pt" style:font-size-asian="12pt" style:font-size-complex="12pt"/>
    </style:style>
    <style:style style:name="P386" style:parent-style-name="Normal" style:family="paragraph">
      <style:paragraph-properties fo:text-align="justify" fo:line-height="150%"/>
      <style:text-properties fo:font-size="12pt" style:font-size-asian="12pt" style:font-size-complex="12pt"/>
    </style:style>
    <style:style style:name="P387" style:parent-style-name="Normal" style:family="paragraph">
      <style:paragraph-properties fo:text-align="justify" fo:line-height="150%"/>
      <style:text-properties fo:font-size="12pt" style:font-size-asian="12pt" style:font-size-complex="12pt"/>
    </style:style>
    <style:style style:name="P388" style:parent-style-name="Normal" style:family="paragraph">
      <style:paragraph-properties fo:text-align="justify" fo:line-height="150%"/>
      <style:text-properties fo:font-size="12pt" style:font-size-asian="12pt" style:font-size-complex="12pt"/>
    </style:style>
    <style:style style:name="P389" style:parent-style-name="Normal" style:family="paragraph">
      <style:paragraph-properties fo:text-align="justify" fo:line-height="150%"/>
      <style:text-properties fo:font-size="12pt" style:font-size-asian="12pt" style:font-size-complex="12pt"/>
    </style:style>
    <style:style style:name="P390" style:parent-style-name="Normal" style:family="paragraph">
      <style:paragraph-properties fo:text-align="justify" fo:line-height="150%"/>
      <style:text-properties fo:font-size="12pt" style:font-size-asian="12pt" style:font-size-complex="12pt"/>
    </style:style>
    <style:style style:name="P391" style:parent-style-name="Normal" style:family="paragraph">
      <style:paragraph-properties fo:text-align="justify" fo:line-height="150%"/>
      <style:text-properties fo:font-size="12pt" style:font-size-asian="12pt" style:font-size-complex="12pt"/>
    </style:style>
    <style:style style:name="P392" style:parent-style-name="Normal" style:family="paragraph">
      <style:paragraph-properties fo:text-align="justify" fo:line-height="150%"/>
    </style:style>
    <style:style style:name="T393" style:parent-style-name="DefaultParagraphFont" style:family="text">
      <style:text-properties fo:font-size="12pt" style:font-size-asian="12pt" style:font-size-complex="12pt"/>
    </style:style>
    <style:style style:name="P394" style:parent-style-name="Normal" style:family="paragraph">
      <style:paragraph-properties fo:text-align="justify" fo:line-height="150%"/>
      <style:text-properties fo:font-size="12pt" style:font-size-asian="12pt" style:font-size-complex="12pt"/>
    </style:style>
    <style:style style:name="P395" style:parent-style-name="Normal" style:family="paragraph">
      <style:paragraph-properties fo:text-align="justify" fo:line-height="150%"/>
      <style:text-properties fo:font-size="12pt" style:font-size-asian="12pt" style:font-size-complex="12pt"/>
    </style:style>
    <style:style style:name="P396" style:parent-style-name="Normal" style:family="paragraph">
      <style:paragraph-properties fo:text-align="justify" fo:line-height="150%"/>
      <style:text-properties fo:font-size="12pt" style:font-size-asian="12pt" style:font-size-complex="12pt"/>
    </style:style>
    <style:style style:name="P397" style:parent-style-name="Normal" style:family="paragraph">
      <style:paragraph-properties fo:text-align="justify" fo:line-height="150%"/>
      <style:text-properties fo:font-size="12pt" style:font-size-asian="12pt" style:font-size-complex="12pt"/>
    </style:style>
    <style:style style:name="P398" style:parent-style-name="Normal" style:family="paragraph">
      <style:paragraph-properties fo:text-align="justify" fo:line-height="150%"/>
    </style:style>
    <style:style style:name="T399" style:parent-style-name="DefaultParagraphFont" style:family="text">
      <style:text-properties fo:font-size="12pt" style:font-size-asian="12pt" style:font-size-complex="12pt"/>
    </style:style>
    <style:style style:name="P400" style:parent-style-name="Normal" style:family="paragraph">
      <style:paragraph-properties fo:text-align="justify" fo:line-height="150%"/>
      <style:text-properties fo:font-size="12pt" style:font-size-asian="12pt" style:font-size-complex="12pt"/>
    </style:style>
    <style:style style:name="P401" style:parent-style-name="Normal" style:family="paragraph">
      <style:paragraph-properties fo:text-align="justify" fo:line-height="150%"/>
    </style:style>
    <style:style style:name="T402" style:parent-style-name="DefaultParagraphFont" style:family="text">
      <style:text-properties fo:font-size="12pt" style:font-size-asian="12pt" style:font-size-complex="12pt"/>
    </style:style>
    <style:style style:name="P403" style:parent-style-name="Normal" style:family="paragraph">
      <style:paragraph-properties fo:text-align="justify" fo:line-height="150%"/>
    </style:style>
    <style:style style:name="T404" style:parent-style-name="DefaultParagraphFont" style:family="text">
      <style:text-properties fo:font-size="12pt" style:font-size-asian="12pt" style:font-size-complex="12pt" fo:language="en" fo:country="US"/>
    </style:style>
    <style:style style:name="T405" style:parent-style-name="DefaultParagraphFont" style:family="text">
      <style:text-properties fo:font-size="12pt" style:font-size-asian="12pt" style:font-size-complex="12pt" fo:language="en" fo:country="US"/>
    </style:style>
    <style:style style:name="T406" style:parent-style-name="DefaultParagraphFont" style:family="text">
      <style:text-properties fo:font-size="12pt" style:font-size-asian="12pt" style:font-size-complex="12pt"/>
    </style:style>
    <style:style style:name="P407" style:parent-style-name="Normal" style:family="paragraph">
      <style:paragraph-properties fo:text-align="justify" fo:line-height="150%"/>
    </style:style>
    <style:style style:name="T408" style:parent-style-name="DefaultParagraphFont" style:family="text">
      <style:text-properties fo:font-size="12pt" style:font-size-asian="12pt" style:font-size-complex="12pt" fo:language="en" fo:country="US"/>
    </style:style>
    <style:style style:name="T409" style:parent-style-name="DefaultParagraphFont" style:family="text">
      <style:text-properties fo:font-size="12pt" style:font-size-asian="12pt" style:font-size-complex="12pt"/>
    </style:style>
    <style:style style:name="P410" style:parent-style-name="Normal" style:family="paragraph">
      <style:paragraph-properties fo:text-align="justify" fo:line-height="150%"/>
      <style:text-properties fo:font-size="12pt" style:font-size-asian="12pt" style:font-size-complex="12pt"/>
    </style:style>
    <style:style style:name="P411" style:parent-style-name="Normal" style:family="paragraph">
      <style:paragraph-properties fo:text-align="justify" fo:line-height="150%"/>
      <style:text-properties fo:font-size="12pt" style:font-size-asian="12pt" style:font-size-complex="12pt"/>
    </style:style>
    <style:style style:name="P412" style:parent-style-name="Normal" style:family="paragraph">
      <style:paragraph-properties fo:text-align="justify" fo:line-height="150%"/>
    </style:style>
    <style:style style:name="T413" style:parent-style-name="DefaultParagraphFont" style:family="text">
      <style:text-properties fo:font-size="12pt" style:font-size-asian="12pt" style:font-size-complex="12pt"/>
    </style:style>
    <style:style style:name="P414" style:parent-style-name="Normal" style:family="paragraph">
      <style:paragraph-properties fo:text-align="justify" fo:line-height="150%"/>
      <style:text-properties fo:font-size="12pt" style:font-size-asian="12pt" style:font-size-complex="12pt"/>
    </style:style>
    <style:style style:name="P415" style:parent-style-name="Normal" style:family="paragraph">
      <style:paragraph-properties fo:text-align="justify" fo:line-height="150%"/>
      <style:text-properties fo:font-size="12pt" style:font-size-asian="12pt" style:font-size-complex="12pt"/>
    </style:style>
    <style:style style:name="P416" style:parent-style-name="Normal" style:family="paragraph">
      <style:paragraph-properties fo:text-align="justify" fo:line-height="150%"/>
      <style:text-properties fo:font-size="12pt" style:font-size-asian="12pt" style:font-size-complex="12pt"/>
    </style:style>
    <style:style style:name="P417" style:parent-style-name="Normal" style:family="paragraph">
      <style:paragraph-properties fo:text-align="justify" fo:line-height="150%"/>
      <style:text-properties fo:font-size="12pt" style:font-size-asian="12pt" style:font-size-complex="12pt"/>
    </style:style>
    <style:style style:name="P418" style:parent-style-name="Normal" style:family="paragraph">
      <style:paragraph-properties fo:text-align="justify" fo:line-height="150%"/>
    </style:style>
    <style:style style:name="T419" style:parent-style-name="DefaultParagraphFont" style:family="text">
      <style:text-properties fo:font-size="12pt" style:font-size-asian="12pt" style:font-size-complex="12pt"/>
    </style:style>
    <style:style style:name="P420" style:parent-style-name="Normal" style:family="paragraph">
      <style:paragraph-properties fo:text-align="justify" fo:line-height="150%"/>
      <style:text-properties fo:font-size="12pt" style:font-size-asian="12pt" style:font-size-complex="12pt"/>
    </style:style>
    <style:style style:name="P421" style:parent-style-name="Normal" style:family="paragraph">
      <style:paragraph-properties fo:text-align="justify" fo:line-height="150%"/>
    </style:style>
    <style:style style:name="T422" style:parent-style-name="DefaultParagraphFont" style:family="text">
      <style:text-properties fo:font-size="12pt" style:font-size-asian="12pt" style:font-size-complex="12pt"/>
    </style:style>
    <style:style style:name="T423" style:parent-style-name="DefaultParagraphFont" style:family="text">
      <style:text-properties fo:font-size="12pt" style:font-size-asian="12pt" style:font-size-complex="12pt"/>
    </style:style>
    <style:style style:name="P424" style:parent-style-name="Normal" style:family="paragraph">
      <style:paragraph-properties fo:text-align="justify" fo:line-height="150%"/>
      <style:text-properties fo:font-size="12pt" style:font-size-asian="12pt" style:font-size-complex="12pt" fo:language="en" fo:country="US"/>
    </style:style>
    <style:style style:name="P425" style:parent-style-name="Normal" style:family="paragraph">
      <style:paragraph-properties fo:text-align="justify" fo:line-height="150%"/>
      <style:text-properties fo:font-size="12pt" style:font-size-asian="12pt" style:font-size-complex="12pt"/>
    </style:style>
    <style:style style:name="P426" style:parent-style-name="Normal" style:family="paragraph">
      <style:paragraph-properties fo:text-align="justify" fo:line-height="150%"/>
      <style:text-properties fo:font-size="12pt" style:font-size-asian="12pt" style:font-size-complex="12pt"/>
    </style:style>
    <style:style style:name="P427" style:parent-style-name="Normal" style:family="paragraph">
      <style:paragraph-properties fo:text-align="justify" fo:line-height="150%"/>
      <style:text-properties fo:font-size="12pt" style:font-size-asian="12pt" style:font-size-complex="12pt"/>
    </style:style>
    <style:style style:name="P428" style:parent-style-name="Normal" style:family="paragraph">
      <style:paragraph-properties fo:text-align="justify" fo:line-height="150%"/>
    </style:style>
    <style:style style:name="T429" style:parent-style-name="DefaultParagraphFont" style:family="text">
      <style:text-properties fo:font-size="12pt" style:font-size-asian="12pt" style:font-size-complex="12pt"/>
    </style:style>
    <style:style style:name="P430" style:parent-style-name="Normal" style:family="paragraph">
      <style:paragraph-properties fo:text-align="justify" fo:line-height="150%"/>
      <style:text-properties fo:font-size="12pt" style:font-size-asian="12pt" style:font-size-complex="12pt" fo:language="nl" fo:country="NL"/>
    </style:style>
    <style:style style:name="P431" style:parent-style-name="Normal" style:family="paragraph">
      <style:paragraph-properties fo:text-align="justify" fo:line-height="150%"/>
      <style:text-properties fo:font-size="12pt" style:font-size-asian="12pt" style:font-size-complex="12pt"/>
    </style:style>
    <style:style style:name="P432" style:parent-style-name="Normal" style:family="paragraph">
      <style:paragraph-properties fo:text-align="justify" fo:line-height="150%"/>
    </style:style>
    <style:style style:name="T433" style:parent-style-name="DefaultParagraphFont" style:family="text">
      <style:text-properties fo:font-size="12pt" style:font-size-asian="12pt" style:font-size-complex="12pt"/>
    </style:style>
    <style:style style:name="P434" style:parent-style-name="Normal" style:family="paragraph">
      <style:paragraph-properties fo:text-align="justify" fo:line-height="150%"/>
      <style:text-properties fo:font-size="12pt" style:font-size-asian="12pt" style:font-size-complex="12pt"/>
    </style:style>
    <style:style style:name="P435" style:parent-style-name="Normal" style:family="paragraph">
      <style:paragraph-properties fo:text-align="justify" fo:line-height="150%"/>
      <style:text-properties fo:font-size="12pt" style:font-size-asian="12pt" style:font-size-complex="12pt"/>
    </style:style>
    <style:style style:name="P436" style:parent-style-name="Normal" style:family="paragraph">
      <style:paragraph-properties fo:text-align="justify" fo:line-height="150%"/>
      <style:text-properties fo:font-size="12pt" style:font-size-asian="12pt" style:font-size-complex="12pt"/>
    </style:style>
    <style:style style:name="P437" style:parent-style-name="Normal" style:family="paragraph">
      <style:paragraph-properties fo:text-align="justify" fo:line-height="150%"/>
      <style:text-properties fo:font-size="12pt" style:font-size-asian="12pt" style:font-size-complex="12pt"/>
    </style:style>
    <style:style style:name="P438" style:parent-style-name="Normal" style:family="paragraph">
      <style:paragraph-properties fo:text-align="justify" fo:line-height="150%"/>
      <style:text-properties fo:font-size="12pt" style:font-size-asian="12pt" style:font-size-complex="12pt"/>
    </style:style>
    <style:style style:name="P439" style:parent-style-name="Normal" style:family="paragraph">
      <style:paragraph-properties fo:text-align="justify" fo:line-height="150%"/>
    </style:style>
    <style:style style:name="T440" style:parent-style-name="DefaultParagraphFont" style:family="text">
      <style:text-properties fo:font-size="12pt" style:font-size-asian="12pt" style:font-size-complex="12pt"/>
    </style:style>
    <style:style style:name="T441" style:parent-style-name="DefaultParagraphFont" style:family="text">
      <style:text-properties fo:font-size="12pt" style:font-size-asian="12pt" style:font-size-complex="12pt"/>
    </style:style>
    <style:style style:name="P442" style:parent-style-name="Normal" style:family="paragraph">
      <style:paragraph-properties fo:text-align="justify" fo:line-height="150%"/>
      <style:text-properties fo:font-size="12pt" style:font-size-asian="12pt" style:font-size-complex="12pt" fo:language="nl" fo:country="NL"/>
    </style:style>
    <style:style style:name="P443" style:parent-style-name="Normal" style:family="paragraph">
      <style:paragraph-properties fo:text-align="justify" fo:line-height="150%"/>
      <style:text-properties fo:font-size="12pt" style:font-size-asian="12pt" style:font-size-complex="12pt"/>
    </style:style>
    <style:style style:name="P444" style:parent-style-name="Normal" style:family="paragraph">
      <style:paragraph-properties fo:text-align="justify" fo:line-height="150%"/>
      <style:text-properties fo:font-size="12pt" style:font-size-asian="12pt" style:font-size-complex="12pt"/>
    </style:style>
    <style:style style:name="P445" style:parent-style-name="Normal" style:family="paragraph">
      <style:paragraph-properties fo:text-align="justify" fo:line-height="150%"/>
      <style:text-properties fo:font-size="12pt" style:font-size-asian="12pt" style:font-size-complex="12pt"/>
    </style:style>
    <style:style style:name="P446" style:parent-style-name="Normal" style:family="paragraph">
      <style:paragraph-properties fo:text-align="justify" fo:line-height="150%"/>
      <style:text-properties fo:font-size="12pt" style:font-size-asian="12pt" style:font-size-complex="12pt"/>
    </style:style>
    <style:style style:name="P447" style:parent-style-name="Normal" style:family="paragraph">
      <style:paragraph-properties fo:text-align="justify" fo:line-height="150%"/>
      <style:text-properties fo:font-size="12pt" style:font-size-asian="12pt" style:font-size-complex="12pt"/>
    </style:style>
    <style:style style:name="P448" style:parent-style-name="Normal" style:family="paragraph">
      <style:paragraph-properties fo:text-align="justify" fo:line-height="150%"/>
      <style:text-properties fo:font-size="12pt" style:font-size-asian="12pt" style:font-size-complex="12pt"/>
    </style:style>
    <style:style style:name="P449" style:parent-style-name="Normal" style:family="paragraph">
      <style:paragraph-properties fo:text-align="justify" fo:line-height="150%"/>
      <style:text-properties fo:font-size="12pt" style:font-size-asian="12pt" style:font-size-complex="12pt"/>
    </style:style>
    <style:style style:name="P450" style:parent-style-name="Normal" style:family="paragraph">
      <style:paragraph-properties fo:text-align="justify" fo:line-height="150%"/>
    </style:style>
    <style:style style:name="T451" style:parent-style-name="DefaultParagraphFont" style:family="text">
      <style:text-properties fo:font-size="12pt" style:font-size-asian="12pt" style:font-size-complex="12pt"/>
    </style:style>
    <style:style style:name="P452" style:parent-style-name="Normal" style:family="paragraph">
      <style:paragraph-properties fo:text-align="justify" fo:line-height="150%"/>
      <style:text-properties fo:font-size="12pt" style:font-size-asian="12pt" style:font-size-complex="12pt"/>
    </style:style>
    <style:style style:name="P453" style:parent-style-name="Normal" style:family="paragraph">
      <style:paragraph-properties fo:text-align="justify" fo:line-height="150%"/>
      <style:text-properties fo:font-size="12pt" style:font-size-asian="12pt" style:font-size-complex="12pt"/>
    </style:style>
    <style:style style:name="P454" style:parent-style-name="Normal" style:family="paragraph">
      <style:paragraph-properties fo:text-align="justify" fo:line-height="150%"/>
      <style:text-properties fo:font-size="12pt" style:font-size-asian="12pt" style:font-size-complex="12pt"/>
    </style:style>
    <style:style style:name="P455" style:parent-style-name="Normal" style:family="paragraph">
      <style:paragraph-properties fo:text-align="justify" fo:line-height="150%"/>
      <style:text-properties fo:font-size="12pt" style:font-size-asian="12pt" style:font-size-complex="12pt"/>
    </style:style>
    <style:style style:name="P456" style:parent-style-name="Normal" style:family="paragraph">
      <style:paragraph-properties fo:text-align="justify" fo:line-height="150%"/>
    </style:style>
    <style:style style:name="T457" style:parent-style-name="DefaultParagraphFont" style:family="text">
      <style:text-properties fo:font-size="12pt" style:font-size-asian="12pt" style:font-size-complex="12pt"/>
    </style:style>
    <style:style style:name="P458" style:parent-style-name="Normal" style:family="paragraph">
      <style:paragraph-properties fo:text-align="justify" fo:line-height="150%"/>
      <style:text-properties fo:font-size="12pt" style:font-size-asian="12pt" style:font-size-complex="12pt"/>
    </style:style>
    <style:style style:name="P459" style:parent-style-name="Normal" style:family="paragraph">
      <style:paragraph-properties fo:text-align="justify" fo:line-height="150%"/>
    </style:style>
    <style:style style:name="T460" style:parent-style-name="DefaultParagraphFont" style:family="text">
      <style:text-properties fo:font-size="12pt" style:font-size-asian="12pt" style:font-size-complex="12pt"/>
    </style:style>
    <style:style style:name="T461" style:parent-style-name="DefaultParagraphFont" style:family="text">
      <style:text-properties fo:font-size="12pt" style:font-size-asian="12pt" style:font-size-complex="12pt"/>
    </style:style>
    <style:style style:name="P462" style:parent-style-name="Normal" style:family="paragraph">
      <style:paragraph-properties fo:text-align="justify" fo:line-height="150%"/>
      <style:text-properties fo:font-size="12pt" style:font-size-asian="12pt" style:font-size-complex="12pt" fo:language="fr" fo:country="FR"/>
    </style:style>
    <style:style style:name="P463" style:parent-style-name="Normal" style:family="paragraph">
      <style:paragraph-properties fo:text-align="justify" fo:line-height="150%"/>
      <style:text-properties fo:font-size="12pt" style:font-size-asian="12pt" style:font-size-complex="12pt"/>
    </style:style>
    <style:style style:name="P464" style:parent-style-name="Normal" style:family="paragraph">
      <style:paragraph-properties fo:text-align="justify" fo:line-height="150%"/>
      <style:text-properties fo:font-size="12pt" style:font-size-asian="12pt" style:font-size-complex="12pt"/>
    </style:style>
    <style:style style:name="P465" style:parent-style-name="Normal" style:family="paragraph">
      <style:paragraph-properties fo:text-align="justify" fo:line-height="150%"/>
      <style:text-properties fo:font-size="12pt" style:font-size-asian="12pt" style:font-size-complex="12pt"/>
    </style:style>
    <style:style style:name="P466" style:parent-style-name="Normal" style:family="paragraph">
      <style:paragraph-properties fo:text-align="justify" fo:line-height="150%"/>
      <style:text-properties fo:font-size="12pt" style:font-size-asian="12pt" style:font-size-complex="12pt"/>
    </style:style>
    <style:style style:name="P467" style:parent-style-name="Normal" style:family="paragraph">
      <style:paragraph-properties fo:text-align="justify" fo:line-height="150%"/>
    </style:style>
    <style:style style:name="T468" style:parent-style-name="DefaultParagraphFont" style:family="text">
      <style:text-properties fo:font-size="12pt" style:font-size-asian="12pt" style:font-size-complex="12pt"/>
    </style:style>
    <style:style style:name="P469" style:parent-style-name="Normal" style:family="paragraph">
      <style:paragraph-properties fo:text-align="justify" fo:line-height="150%"/>
      <style:text-properties fo:font-size="12pt" style:font-size-asian="12pt" style:font-size-complex="12pt"/>
    </style:style>
    <style:style style:name="P470" style:parent-style-name="Normal" style:family="paragraph">
      <style:paragraph-properties fo:text-align="justify" fo:line-height="150%"/>
    </style:style>
    <style:style style:name="T471" style:parent-style-name="DefaultParagraphFont" style:family="text">
      <style:text-properties fo:font-size="12pt" style:font-size-asian="12pt" style:font-size-complex="12pt"/>
    </style:style>
    <style:style style:name="T472" style:parent-style-name="DefaultParagraphFont" style:family="text">
      <style:text-properties fo:font-size="12pt" style:font-size-asian="12pt" style:font-size-complex="12pt"/>
    </style:style>
    <style:style style:name="P473" style:parent-style-name="Normal" style:family="paragraph">
      <style:paragraph-properties fo:text-align="justify" fo:line-height="150%"/>
      <style:text-properties fo:font-size="12pt" style:font-size-asian="12pt" style:font-size-complex="12pt" fo:language="en" fo:country="US"/>
    </style:style>
    <style:style style:name="P474" style:parent-style-name="Normal" style:family="paragraph">
      <style:paragraph-properties fo:text-align="justify" fo:line-height="150%"/>
      <style:text-properties fo:font-size="12pt" style:font-size-asian="12pt" style:font-size-complex="12pt"/>
    </style:style>
    <style:style style:name="P475" style:parent-style-name="Normal" style:family="paragraph">
      <style:paragraph-properties fo:text-align="justify" fo:line-height="150%"/>
      <style:text-properties fo:font-size="12pt" style:font-size-asian="12pt" style:font-size-complex="12pt"/>
    </style:style>
    <style:style style:name="P476" style:parent-style-name="Normal" style:family="paragraph">
      <style:paragraph-properties fo:text-align="justify" fo:line-height="150%"/>
      <style:text-properties fo:font-size="12pt" style:font-size-asian="12pt" style:font-size-complex="12pt"/>
    </style:style>
    <style:style style:name="P477" style:parent-style-name="Normal" style:family="paragraph">
      <style:paragraph-properties fo:text-align="justify" fo:line-height="150%"/>
    </style:style>
    <style:style style:name="T478" style:parent-style-name="DefaultParagraphFont" style:family="text">
      <style:text-properties fo:font-size="12pt" style:font-size-asian="12pt" style:font-size-complex="12pt"/>
    </style:style>
    <style:style style:name="P479" style:parent-style-name="Normal" style:family="paragraph">
      <style:paragraph-properties fo:text-align="justify" fo:line-height="150%"/>
      <style:text-properties fo:font-size="12pt" style:font-size-asian="12pt" style:font-size-complex="12pt"/>
    </style:style>
    <style:style style:name="P480" style:parent-style-name="Normal" style:family="paragraph">
      <style:paragraph-properties fo:text-align="justify" fo:line-height="150%"/>
    </style:style>
    <style:style style:name="T481" style:parent-style-name="DefaultParagraphFont" style:family="text">
      <style:text-properties fo:font-size="12pt" style:font-size-asian="12pt" style:font-size-complex="12pt"/>
    </style:style>
    <style:style style:name="T482" style:parent-style-name="DefaultParagraphFont" style:family="text">
      <style:text-properties fo:font-size="12pt" style:font-size-asian="12pt" style:font-size-complex="12pt"/>
    </style:style>
    <style:style style:name="P483" style:parent-style-name="Normal" style:family="paragraph">
      <style:paragraph-properties fo:text-align="justify" fo:line-height="150%"/>
      <style:text-properties fo:font-size="12pt" style:font-size-asian="12pt" style:font-size-complex="12pt"/>
    </style:style>
    <style:style style:name="P484" style:parent-style-name="Normal" style:family="paragraph">
      <style:paragraph-properties fo:text-align="justify" fo:line-height="150%"/>
      <style:text-properties fo:font-size="12pt" style:font-size-asian="12pt" style:font-size-complex="12pt"/>
    </style:style>
    <style:style style:name="P485" style:parent-style-name="Normal" style:family="paragraph">
      <style:paragraph-properties fo:text-align="justify" fo:line-height="150%"/>
      <style:text-properties fo:font-size="12pt" style:font-size-asian="12pt" style:font-size-complex="12pt"/>
    </style:style>
    <style:style style:name="P486" style:parent-style-name="Normal" style:family="paragraph">
      <style:paragraph-properties fo:text-align="justify" fo:line-height="150%"/>
      <style:text-properties fo:font-size="12pt" style:font-size-asian="12pt" style:font-size-complex="12pt"/>
    </style:style>
    <style:style style:name="P487" style:parent-style-name="Normal" style:family="paragraph">
      <style:paragraph-properties fo:text-align="justify" fo:line-height="150%"/>
      <style:text-properties fo:font-size="12pt" style:font-size-asian="12pt" style:font-size-complex="12pt"/>
    </style:style>
    <style:style style:name="P488" style:parent-style-name="Normal" style:family="paragraph">
      <style:paragraph-properties fo:text-align="justify" fo:line-height="150%"/>
    </style:style>
    <style:style style:name="T489" style:parent-style-name="DefaultParagraphFont" style:family="text">
      <style:text-properties fo:font-size="12pt" style:font-size-asian="12pt" style:font-size-complex="12pt"/>
    </style:style>
    <style:style style:name="P490" style:parent-style-name="Normal" style:family="paragraph">
      <style:paragraph-properties fo:text-align="justify" fo:line-height="150%"/>
      <style:text-properties fo:font-size="12pt" style:font-size-asian="12pt" style:font-size-complex="12pt"/>
    </style:style>
    <style:style style:name="P491" style:parent-style-name="Normal" style:family="paragraph">
      <style:paragraph-properties fo:text-align="justify" fo:line-height="150%"/>
      <style:text-properties fo:font-size="12pt" style:font-size-asian="12pt" style:font-size-complex="12pt"/>
    </style:style>
    <style:style style:name="P492" style:parent-style-name="Normal" style:family="paragraph">
      <style:paragraph-properties fo:text-align="justify" fo:line-height="150%"/>
      <style:text-properties fo:font-size="12pt" style:font-size-asian="12pt" style:font-size-complex="12pt"/>
    </style:style>
    <style:style style:name="P493" style:parent-style-name="Normal" style:family="paragraph">
      <style:paragraph-properties fo:text-align="justify" fo:line-height="150%"/>
    </style:style>
    <style:style style:name="T494" style:parent-style-name="DefaultParagraphFont" style:family="text">
      <style:text-properties fo:font-size="12pt" style:font-size-asian="12pt" style:font-size-complex="12pt"/>
    </style:style>
    <style:style style:name="P495" style:parent-style-name="Normal" style:family="paragraph">
      <style:paragraph-properties fo:text-align="justify" fo:line-height="150%"/>
      <style:text-properties fo:font-size="12pt" style:font-size-asian="12pt" style:font-size-complex="12pt"/>
    </style:style>
    <style:style style:name="P496" style:parent-style-name="Normal" style:family="paragraph">
      <style:paragraph-properties fo:text-align="justify" fo:line-height="150%"/>
      <style:text-properties fo:font-size="12pt" style:font-size-asian="12pt" style:font-size-complex="12pt"/>
    </style:style>
    <style:style style:name="P497" style:parent-style-name="Normal" style:family="paragraph">
      <style:paragraph-properties fo:text-align="justify" fo:line-height="150%"/>
      <style:text-properties fo:font-size="12pt" style:font-size-asian="12pt" style:font-size-complex="12pt"/>
    </style:style>
    <style:style style:name="P498" style:parent-style-name="Normal" style:family="paragraph">
      <style:paragraph-properties fo:text-align="justify" fo:line-height="150%"/>
      <style:text-properties fo:font-size="12pt" style:font-size-asian="12pt" style:font-size-complex="12pt"/>
    </style:style>
    <style:style style:name="P499" style:parent-style-name="Normal" style:family="paragraph">
      <style:paragraph-properties fo:text-align="justify" fo:line-height="150%"/>
    </style:style>
    <style:style style:name="T500" style:parent-style-name="DefaultParagraphFont" style:family="text">
      <style:text-properties fo:font-size="12pt" style:font-size-asian="12pt" style:font-size-complex="12pt"/>
    </style:style>
    <style:style style:name="P501" style:parent-style-name="Normal" style:family="paragraph">
      <style:paragraph-properties fo:text-align="justify" fo:line-height="150%"/>
      <style:text-properties fo:font-size="12pt" style:font-size-asian="12pt" style:font-size-complex="12pt"/>
    </style:style>
    <style:style style:name="P502" style:parent-style-name="Normal" style:family="paragraph">
      <style:paragraph-properties fo:text-align="justify" fo:line-height="150%"/>
      <style:text-properties fo:font-size="12pt" style:font-size-asian="12pt" style:font-size-complex="12pt"/>
    </style:style>
    <style:style style:name="P503" style:parent-style-name="Normal" style:family="paragraph">
      <style:paragraph-properties fo:text-align="justify" fo:line-height="150%"/>
      <style:text-properties fo:font-size="12pt" style:font-size-asian="12pt" style:font-size-complex="12pt" fo:language="en" fo:country="US"/>
    </style:style>
    <style:style style:name="P504" style:parent-style-name="Normal" style:family="paragraph">
      <style:paragraph-properties fo:text-align="justify" fo:line-height="150%"/>
      <style:text-properties fo:font-size="12pt" style:font-size-asian="12pt" style:font-size-complex="12pt"/>
    </style:style>
    <style:style style:name="P505" style:parent-style-name="Normal" style:family="paragraph">
      <style:paragraph-properties fo:text-align="justify" fo:line-height="150%"/>
      <style:text-properties fo:font-size="12pt" style:font-size-asian="12pt" style:font-size-complex="12pt"/>
    </style:style>
    <style:style style:name="P506" style:parent-style-name="Normal" style:family="paragraph">
      <style:paragraph-properties fo:text-align="justify" fo:line-height="150%"/>
      <style:text-properties fo:font-size="12pt" style:font-size-asian="12pt" style:font-size-complex="12pt"/>
    </style:style>
    <style:style style:name="P507" style:parent-style-name="Normal" style:family="paragraph">
      <style:paragraph-properties fo:text-align="justify" fo:line-height="150%"/>
    </style:style>
    <style:style style:name="T508" style:parent-style-name="DefaultParagraphFont" style:family="text">
      <style:text-properties fo:font-size="12pt" style:font-size-asian="12pt" style:font-size-complex="12pt"/>
    </style:style>
    <style:style style:name="P509" style:parent-style-name="Normal" style:family="paragraph">
      <style:paragraph-properties fo:text-align="justify" fo:line-height="150%"/>
      <style:text-properties fo:font-size="12pt" style:font-size-asian="12pt" style:font-size-complex="12pt"/>
    </style:style>
    <style:style style:name="P510" style:parent-style-name="Normal" style:family="paragraph">
      <style:paragraph-properties fo:text-align="justify" fo:line-height="150%"/>
    </style:style>
    <style:style style:name="T511" style:parent-style-name="DefaultParagraphFont" style:family="text">
      <style:text-properties fo:font-size="12pt" style:font-size-asian="12pt" style:font-size-complex="12pt"/>
    </style:style>
    <style:style style:name="T512" style:parent-style-name="DefaultParagraphFont" style:family="text">
      <style:text-properties fo:font-size="12pt" style:font-size-asian="12pt" style:font-size-complex="12pt"/>
    </style:style>
    <style:style style:name="P513" style:parent-style-name="Normal" style:family="paragraph">
      <style:paragraph-properties fo:text-align="justify" fo:line-height="150%"/>
      <style:text-properties fo:font-size="12pt" style:font-size-asian="12pt" style:font-size-complex="12pt" fo:language="en" fo:country="US"/>
    </style:style>
    <style:style style:name="P514" style:parent-style-name="Normal" style:family="paragraph">
      <style:paragraph-properties fo:text-align="justify" fo:line-height="150%"/>
      <style:text-properties fo:font-size="12pt" style:font-size-asian="12pt" style:font-size-complex="12pt"/>
    </style:style>
    <style:style style:name="P515" style:parent-style-name="Normal" style:family="paragraph">
      <style:paragraph-properties fo:text-align="justify" fo:line-height="150%"/>
      <style:text-properties fo:font-size="12pt" style:font-size-asian="12pt" style:font-size-complex="12pt"/>
    </style:style>
    <style:style style:name="P516" style:parent-style-name="Normal" style:family="paragraph">
      <style:paragraph-properties fo:text-align="justify" fo:line-height="150%"/>
      <style:text-properties fo:font-size="12pt" style:font-size-asian="12pt" style:font-size-complex="12pt"/>
    </style:style>
    <style:style style:name="P517" style:parent-style-name="Normal" style:family="paragraph">
      <style:paragraph-properties fo:text-align="justify" fo:line-height="150%"/>
      <style:text-properties fo:font-size="12pt" style:font-size-asian="12pt" style:font-size-complex="12pt"/>
    </style:style>
    <style:style style:name="P518" style:parent-style-name="Normal" style:family="paragraph">
      <style:paragraph-properties fo:text-align="justify" fo:line-height="150%"/>
    </style:style>
    <style:style style:name="T519" style:parent-style-name="DefaultParagraphFont" style:family="text">
      <style:text-properties fo:font-size="12pt" style:font-size-asian="12pt" style:font-size-complex="12pt"/>
    </style:style>
    <style:style style:name="P520" style:parent-style-name="Normal" style:family="paragraph">
      <style:paragraph-properties fo:text-align="justify" fo:line-height="150%"/>
      <style:text-properties fo:font-size="12pt" style:font-size-asian="12pt" style:font-size-complex="12pt"/>
    </style:style>
    <style:style style:name="P521" style:parent-style-name="Normal" style:family="paragraph">
      <style:paragraph-properties fo:text-align="justify" fo:line-height="150%"/>
    </style:style>
    <style:style style:name="T522" style:parent-style-name="DefaultParagraphFont" style:family="text">
      <style:text-properties fo:font-size="12pt" style:font-size-asian="12pt" style:font-size-complex="12pt"/>
    </style:style>
    <style:style style:name="P523" style:parent-style-name="Normal" style:family="paragraph">
      <style:paragraph-properties fo:text-align="justify" fo:line-height="150%"/>
      <style:text-properties fo:font-size="12pt" style:font-size-asian="12pt" style:font-size-complex="12pt"/>
    </style:style>
    <style:style style:name="P524" style:parent-style-name="Normal" style:family="paragraph">
      <style:paragraph-properties fo:text-align="justify" fo:line-height="150%"/>
      <style:text-properties fo:font-size="12pt" style:font-size-asian="12pt" style:font-size-complex="12pt"/>
    </style:style>
    <style:style style:name="P525" style:parent-style-name="Normal" style:family="paragraph">
      <style:paragraph-properties fo:text-align="justify" fo:line-height="150%"/>
      <style:text-properties fo:font-size="12pt" style:font-size-asian="12pt" style:font-size-complex="12pt"/>
    </style:style>
    <style:style style:name="P526" style:parent-style-name="Normal" style:family="paragraph">
      <style:paragraph-properties fo:text-align="justify" fo:line-height="150%"/>
      <style:text-properties fo:font-size="12pt" style:font-size-asian="12pt" style:font-size-complex="12pt"/>
    </style:style>
    <style:style style:name="P527" style:parent-style-name="Normal" style:family="paragraph">
      <style:paragraph-properties fo:text-align="justify" fo:line-height="150%"/>
    </style:style>
    <style:style style:name="T528" style:parent-style-name="DefaultParagraphFont" style:family="text">
      <style:text-properties fo:font-size="12pt" style:font-size-asian="12pt" style:font-size-complex="12pt"/>
    </style:style>
    <style:style style:name="P529" style:parent-style-name="Normal" style:family="paragraph">
      <style:paragraph-properties fo:text-align="justify" fo:line-height="150%"/>
      <style:text-properties fo:font-size="12pt" style:font-size-asian="12pt" style:font-size-complex="12pt"/>
    </style:style>
    <style:style style:name="P530" style:parent-style-name="Normal" style:family="paragraph">
      <style:paragraph-properties fo:text-align="justify" fo:line-height="150%"/>
    </style:style>
    <style:style style:name="T531" style:parent-style-name="DefaultParagraphFont" style:family="text">
      <style:text-properties fo:font-size="12pt" style:font-size-asian="12pt" style:font-size-complex="12pt"/>
    </style:style>
    <style:style style:name="P532" style:parent-style-name="Normal" style:family="paragraph">
      <style:paragraph-properties fo:text-align="justify" fo:line-height="150%"/>
      <style:text-properties fo:font-size="12pt" style:font-size-asian="12pt" style:font-size-complex="12pt" fo:language="en" fo:country="US"/>
    </style:style>
    <style:style style:name="P533" style:parent-style-name="Normal" style:family="paragraph">
      <style:paragraph-properties fo:text-align="justify" fo:line-height="150%"/>
      <style:text-properties fo:font-size="12pt" style:font-size-asian="12pt" style:font-size-complex="12pt"/>
    </style:style>
    <style:style style:name="P534" style:parent-style-name="Normal" style:family="paragraph">
      <style:paragraph-properties fo:text-align="justify" fo:line-height="150%"/>
      <style:text-properties fo:font-size="12pt" style:font-size-asian="12pt" style:font-size-complex="12pt"/>
    </style:style>
    <style:style style:name="P535" style:parent-style-name="Normal" style:family="paragraph">
      <style:paragraph-properties fo:text-align="justify" fo:line-height="150%"/>
      <style:text-properties fo:font-size="12pt" style:font-size-asian="12pt" style:font-size-complex="12pt"/>
    </style:style>
    <style:style style:name="P536" style:parent-style-name="Normal" style:family="paragraph">
      <style:paragraph-properties fo:text-align="justify" fo:line-height="150%"/>
      <style:text-properties fo:font-size="12pt" style:font-size-asian="12pt" style:font-size-complex="12pt"/>
    </style:style>
    <style:style style:name="P537" style:parent-style-name="Normal" style:family="paragraph">
      <style:paragraph-properties fo:text-align="justify" fo:line-height="150%"/>
      <style:text-properties fo:font-size="12pt" style:font-size-asian="12pt" style:font-size-complex="12pt"/>
    </style:style>
    <style:style style:name="P538" style:parent-style-name="Normal" style:family="paragraph">
      <style:paragraph-properties fo:text-align="justify" fo:line-height="150%"/>
    </style:style>
    <style:style style:name="T539" style:parent-style-name="DefaultParagraphFont" style:family="text">
      <style:text-properties fo:font-size="12pt" style:font-size-asian="12pt" style:font-size-complex="12pt"/>
    </style:style>
    <style:style style:name="T540" style:parent-style-name="DefaultParagraphFont" style:family="text">
      <style:text-properties fo:font-size="12pt" style:font-size-asian="12pt" style:font-size-complex="12pt"/>
    </style:style>
    <style:style style:name="P541" style:parent-style-name="Normal" style:family="paragraph">
      <style:paragraph-properties fo:text-align="justify" fo:line-height="150%"/>
      <style:text-properties fo:font-size="12pt" style:font-size-asian="12pt" style:font-size-complex="12pt"/>
    </style:style>
    <style:style style:name="P542" style:parent-style-name="Normal" style:family="paragraph">
      <style:paragraph-properties fo:text-align="justify" fo:line-height="150%"/>
      <style:text-properties fo:font-size="12pt" style:font-size-asian="12pt" style:font-size-complex="12pt"/>
    </style:style>
    <style:style style:name="P543" style:parent-style-name="Normal" style:family="paragraph">
      <style:paragraph-properties fo:text-align="justify" fo:line-height="150%"/>
      <style:text-properties fo:font-size="12pt" style:font-size-asian="12pt" style:font-size-complex="12pt"/>
    </style:style>
    <style:style style:name="P544" style:parent-style-name="Normal" style:family="paragraph">
      <style:paragraph-properties fo:text-align="justify" fo:line-height="150%"/>
      <style:text-properties fo:font-size="12pt" style:font-size-asian="12pt" style:font-size-complex="12pt"/>
    </style:style>
    <style:style style:name="P545" style:parent-style-name="Normal" style:family="paragraph">
      <style:paragraph-properties fo:text-align="justify" fo:line-height="150%"/>
    </style:style>
    <style:style style:name="T546" style:parent-style-name="DefaultParagraphFont" style:family="text">
      <style:text-properties fo:font-size="12pt" style:font-size-asian="12pt" style:font-size-complex="12pt"/>
    </style:style>
    <style:style style:name="P547" style:parent-style-name="Normal" style:family="paragraph">
      <style:paragraph-properties fo:text-align="justify" fo:line-height="150%"/>
      <style:text-properties fo:font-size="12pt" style:font-size-asian="12pt" style:font-size-complex="12pt"/>
    </style:style>
    <style:style style:name="P548" style:parent-style-name="Normal" style:family="paragraph">
      <style:paragraph-properties fo:text-align="justify" fo:line-height="150%"/>
    </style:style>
    <style:style style:name="T549" style:parent-style-name="DefaultParagraphFont" style:family="text">
      <style:text-properties fo:font-size="12pt" style:font-size-asian="12pt" style:font-size-complex="12pt"/>
    </style:style>
    <style:style style:name="P550" style:parent-style-name="Normal" style:family="paragraph">
      <style:paragraph-properties fo:text-align="justify" fo:line-height="150%"/>
      <style:text-properties fo:font-size="12pt" style:font-size-asian="12pt" style:font-size-complex="12pt"/>
    </style:style>
    <style:style style:name="P551" style:parent-style-name="Normal" style:family="paragraph">
      <style:paragraph-properties fo:text-align="justify" fo:line-height="150%"/>
      <style:text-properties fo:font-size="12pt" style:font-size-asian="12pt" style:font-size-complex="12pt"/>
    </style:style>
    <style:style style:name="P552" style:parent-style-name="Normal" style:family="paragraph">
      <style:paragraph-properties fo:text-align="justify" fo:line-height="150%"/>
      <style:text-properties fo:font-size="12pt" style:font-size-asian="12pt" style:font-size-complex="12pt"/>
    </style:style>
    <style:style style:name="P553" style:parent-style-name="Normal" style:family="paragraph">
      <style:paragraph-properties fo:text-align="justify" fo:line-height="150%"/>
      <style:text-properties fo:font-size="12pt" style:font-size-asian="12pt" style:font-size-complex="12pt"/>
    </style:style>
    <style:style style:name="P554" style:parent-style-name="Normal" style:family="paragraph">
      <style:paragraph-properties fo:text-align="justify" fo:line-height="150%"/>
      <style:text-properties fo:font-size="12pt" style:font-size-asian="12pt" style:font-size-complex="12pt"/>
    </style:style>
    <style:style style:name="P555" style:parent-style-name="Normal" style:family="paragraph">
      <style:paragraph-properties fo:text-align="justify" fo:line-height="150%"/>
      <style:text-properties fo:font-size="12pt" style:font-size-asian="12pt" style:font-size-complex="12pt"/>
    </style:style>
    <style:style style:name="P556" style:parent-style-name="Normal" style:family="paragraph">
      <style:paragraph-properties fo:text-align="justify" fo:line-height="150%"/>
      <style:text-properties fo:font-size="12pt" style:font-size-asian="12pt" style:font-size-complex="12pt"/>
    </style:style>
    <style:style style:name="P557" style:parent-style-name="Normal" style:family="paragraph">
      <style:paragraph-properties fo:text-align="justify" fo:line-height="150%"/>
      <style:text-properties fo:font-size="12pt" style:font-size-asian="12pt" style:font-size-complex="12pt"/>
    </style:style>
    <style:style style:name="P558" style:parent-style-name="Normal" style:family="paragraph">
      <style:paragraph-properties fo:text-align="justify" fo:line-height="150%"/>
      <style:text-properties fo:font-size="12pt" style:font-size-asian="12pt" style:font-size-complex="12pt"/>
    </style:style>
    <style:style style:name="P559" style:parent-style-name="Normal" style:family="paragraph">
      <style:paragraph-properties fo:text-align="justify" fo:line-height="150%"/>
      <style:text-properties fo:font-size="12pt" style:font-size-asian="12pt" style:font-size-complex="12pt"/>
    </style:style>
    <style:style style:name="P560" style:parent-style-name="Normal" style:family="paragraph">
      <style:paragraph-properties fo:text-align="justify" fo:line-height="150%"/>
    </style:style>
    <style:style style:name="T561" style:parent-style-name="DefaultParagraphFont" style:family="text">
      <style:text-properties fo:font-size="12pt" style:font-size-asian="12pt" style:font-size-complex="12pt"/>
    </style:style>
    <style:style style:name="T562" style:parent-style-name="DefaultParagraphFont" style:family="text">
      <style:text-properties fo:font-size="12pt" style:font-size-asian="12pt" style:font-size-complex="12pt"/>
    </style:style>
    <style:style style:name="P563" style:parent-style-name="Normal" style:family="paragraph">
      <style:paragraph-properties fo:text-align="justify" fo:line-height="150%"/>
      <style:text-properties fo:font-size="12pt" style:font-size-asian="12pt" style:font-size-complex="12pt" fo:language="en" fo:country="US"/>
    </style:style>
    <style:style style:name="P564" style:parent-style-name="Normal" style:family="paragraph">
      <style:paragraph-properties fo:text-align="justify" fo:line-height="150%"/>
      <style:text-properties fo:font-size="12pt" style:font-size-asian="12pt" style:font-size-complex="12pt"/>
    </style:style>
    <style:style style:name="P565" style:parent-style-name="Normal" style:family="paragraph">
      <style:paragraph-properties fo:text-align="justify" fo:line-height="150%"/>
      <style:text-properties fo:font-size="12pt" style:font-size-asian="12pt" style:font-size-complex="12pt"/>
    </style:style>
    <style:style style:name="P566" style:parent-style-name="Normal" style:family="paragraph">
      <style:paragraph-properties fo:text-align="justify" fo:line-height="150%"/>
      <style:text-properties fo:font-size="12pt" style:font-size-asian="12pt" style:font-size-complex="12pt"/>
    </style:style>
    <style:style style:name="P567" style:parent-style-name="Normal" style:family="paragraph">
      <style:paragraph-properties fo:text-align="justify" fo:line-height="150%"/>
    </style:style>
    <style:style style:name="T568" style:parent-style-name="DefaultParagraphFont" style:family="text">
      <style:text-properties fo:font-size="12pt" style:font-size-asian="12pt" style:font-size-complex="12pt"/>
    </style:style>
    <style:style style:name="P569" style:parent-style-name="Normal" style:family="paragraph">
      <style:paragraph-properties fo:text-align="justify" fo:line-height="150%"/>
      <style:text-properties fo:font-size="12pt" style:font-size-asian="12pt" style:font-size-complex="12pt"/>
    </style:style>
    <style:style style:name="P570" style:parent-style-name="Normal" style:family="paragraph">
      <style:paragraph-properties fo:text-align="justify" fo:line-height="150%"/>
      <style:text-properties fo:font-size="12pt" style:font-size-asian="12pt" style:font-size-complex="12pt"/>
    </style:style>
    <style:style style:name="P571" style:parent-style-name="Normal" style:family="paragraph">
      <style:paragraph-properties fo:text-align="justify" fo:line-height="150%"/>
      <style:text-properties fo:font-size="12pt" style:font-size-asian="12pt" style:font-size-complex="12pt" fo:language="en" fo:country="US"/>
    </style:style>
    <style:style style:name="P572" style:parent-style-name="Normal" style:family="paragraph">
      <style:paragraph-properties fo:text-align="justify" fo:line-height="150%"/>
      <style:text-properties fo:font-size="12pt" style:font-size-asian="12pt" style:font-size-complex="12pt"/>
    </style:style>
    <style:style style:name="P573" style:parent-style-name="Normal" style:family="paragraph">
      <style:paragraph-properties fo:text-align="justify" fo:line-height="150%"/>
      <style:text-properties fo:font-size="12pt" style:font-size-asian="12pt" style:font-size-complex="12pt"/>
    </style:style>
    <style:style style:name="P574" style:parent-style-name="Normal" style:family="paragraph">
      <style:paragraph-properties fo:text-align="justify" fo:line-height="150%"/>
      <style:text-properties fo:font-size="12pt" style:font-size-asian="12pt" style:font-size-complex="12pt"/>
    </style:style>
    <style:style style:name="P575" style:parent-style-name="Normal" style:family="paragraph">
      <style:paragraph-properties fo:text-align="justify" fo:line-height="150%"/>
    </style:style>
    <style:style style:name="T576" style:parent-style-name="DefaultParagraphFont" style:family="text">
      <style:text-properties fo:font-size="12pt" style:font-size-asian="12pt" style:font-size-complex="12pt"/>
    </style:style>
    <style:style style:name="P577" style:parent-style-name="Normal" style:family="paragraph">
      <style:paragraph-properties fo:text-align="justify" fo:line-height="150%"/>
      <style:text-properties fo:font-size="12pt" style:font-size-asian="12pt" style:font-size-complex="12pt"/>
    </style:style>
    <style:style style:name="P578" style:parent-style-name="Normal" style:family="paragraph">
      <style:paragraph-properties fo:text-align="justify" fo:line-height="150%"/>
      <style:text-properties fo:font-size="12pt" style:font-size-asian="12pt" style:font-size-complex="12pt"/>
    </style:style>
    <style:style style:name="P579" style:parent-style-name="Normal" style:family="paragraph">
      <style:paragraph-properties fo:text-align="justify" fo:line-height="150%"/>
      <style:text-properties fo:font-size="12pt" style:font-size-asian="12pt" style:font-size-complex="12pt"/>
    </style:style>
    <style:style style:name="P580" style:parent-style-name="Normal" style:family="paragraph">
      <style:paragraph-properties fo:text-align="justify" fo:line-height="150%"/>
    </style:style>
    <style:style style:name="T581" style:parent-style-name="DefaultParagraphFont" style:family="text">
      <style:text-properties fo:font-size="12pt" style:font-size-asian="12pt" style:font-size-complex="12pt"/>
    </style:style>
    <style:style style:name="P582" style:parent-style-name="Normal" style:family="paragraph">
      <style:paragraph-properties fo:text-align="justify" fo:line-height="150%"/>
      <style:text-properties fo:font-size="12pt" style:font-size-asian="12pt" style:font-size-complex="12pt"/>
    </style:style>
    <style:style style:name="P583" style:parent-style-name="Normal" style:family="paragraph">
      <style:paragraph-properties fo:text-align="justify" fo:line-height="150%"/>
      <style:text-properties fo:font-size="12pt" style:font-size-asian="12pt" style:font-size-complex="12pt"/>
    </style:style>
    <style:style style:name="P584" style:parent-style-name="Normal" style:family="paragraph">
      <style:paragraph-properties fo:text-align="justify" fo:line-height="150%"/>
      <style:text-properties fo:font-size="12pt" style:font-size-asian="12pt" style:font-size-complex="12pt"/>
    </style:style>
    <style:style style:name="P585" style:parent-style-name="Normal" style:family="paragraph">
      <style:paragraph-properties fo:text-align="justify" fo:line-height="150%"/>
      <style:text-properties fo:font-size="12pt" style:font-size-asian="12pt" style:font-size-complex="12pt"/>
    </style:style>
    <style:style style:name="P586" style:parent-style-name="Normal" style:family="paragraph">
      <style:paragraph-properties fo:text-align="justify" fo:line-height="150%"/>
    </style:style>
    <style:style style:name="T587" style:parent-style-name="DefaultParagraphFont" style:family="text">
      <style:text-properties fo:font-size="12pt" style:font-size-asian="12pt" style:font-size-complex="12pt"/>
    </style:style>
    <style:style style:name="P588" style:parent-style-name="Normal" style:family="paragraph">
      <style:paragraph-properties fo:text-align="justify" fo:line-height="150%"/>
      <style:text-properties fo:font-size="12pt" style:font-size-asian="12pt" style:font-size-complex="12pt"/>
    </style:style>
    <style:style style:name="P589" style:parent-style-name="Normal" style:family="paragraph">
      <style:paragraph-properties fo:text-align="justify" fo:line-height="150%"/>
      <style:text-properties fo:font-size="12pt" style:font-size-asian="12pt" style:font-size-complex="12pt"/>
    </style:style>
    <style:style style:name="P590" style:parent-style-name="Normal" style:family="paragraph">
      <style:paragraph-properties fo:text-align="justify" fo:line-height="150%"/>
      <style:text-properties fo:font-size="12pt" style:font-size-asian="12pt" style:font-size-complex="12pt"/>
    </style:style>
    <style:style style:name="P591" style:parent-style-name="Normal" style:family="paragraph">
      <style:paragraph-properties fo:text-align="justify" fo:line-height="150%"/>
      <style:text-properties fo:font-size="12pt" style:font-size-asian="12pt" style:font-size-complex="12pt"/>
    </style:style>
    <style:style style:name="P592" style:parent-style-name="Normal" style:family="paragraph">
      <style:paragraph-properties fo:text-align="justify" fo:line-height="150%"/>
      <style:text-properties fo:font-size="12pt" style:font-size-asian="12pt" style:font-size-complex="12pt"/>
    </style:style>
    <style:style style:name="P593" style:parent-style-name="Normal" style:family="paragraph">
      <style:paragraph-properties fo:text-align="justify" fo:line-height="150%"/>
      <style:text-properties fo:font-size="12pt" style:font-size-asian="12pt" style:font-size-complex="12pt" fo:language="fr" fo:country="FR"/>
    </style:style>
    <style:style style:name="P594" style:parent-style-name="Normal" style:family="paragraph">
      <style:paragraph-properties fo:text-align="justify" fo:line-height="150%"/>
      <style:text-properties fo:font-size="12pt" style:font-size-asian="12pt" style:font-size-complex="12pt"/>
    </style:style>
    <style:style style:name="P595" style:parent-style-name="Normal" style:family="paragraph">
      <style:paragraph-properties fo:text-align="justify" fo:line-height="150%"/>
      <style:text-properties fo:font-size="12pt" style:font-size-asian="12pt" style:font-size-complex="12pt"/>
    </style:style>
    <style:style style:name="P596" style:parent-style-name="Normal" style:family="paragraph">
      <style:paragraph-properties fo:text-align="justify" fo:line-height="150%"/>
      <style:text-properties fo:font-size="12pt" style:font-size-asian="12pt" style:font-size-complex="12pt"/>
    </style:style>
    <style:style style:name="P597" style:parent-style-name="Normal" style:family="paragraph">
      <style:paragraph-properties fo:text-align="justify" fo:line-height="150%"/>
    </style:style>
    <style:style style:name="T598" style:parent-style-name="DefaultParagraphFont" style:family="text">
      <style:text-properties fo:font-size="12pt" style:font-size-asian="12pt" style:font-size-complex="12pt"/>
    </style:style>
    <style:style style:name="P599" style:parent-style-name="Normal" style:family="paragraph">
      <style:paragraph-properties fo:text-align="justify" fo:line-height="150%"/>
      <style:text-properties fo:font-size="12pt" style:font-size-asian="12pt" style:font-size-complex="12pt"/>
    </style:style>
    <style:style style:name="P600" style:parent-style-name="Normal" style:family="paragraph">
      <style:paragraph-properties fo:text-align="justify" fo:line-height="150%"/>
      <style:text-properties fo:font-size="12pt" style:font-size-asian="12pt" style:font-size-complex="12pt"/>
    </style:style>
    <style:style style:name="P601" style:parent-style-name="Normal" style:family="paragraph">
      <style:paragraph-properties fo:text-align="justify" fo:line-height="150%"/>
      <style:text-properties fo:font-size="12pt" style:font-size-asian="12pt" style:font-size-complex="12pt" fo:language="nl" fo:country="NL"/>
    </style:style>
    <style:style style:name="P602" style:parent-style-name="Normal" style:family="paragraph">
      <style:paragraph-properties fo:text-align="justify" fo:line-height="150%"/>
      <style:text-properties fo:font-size="12pt" style:font-size-asian="12pt" style:font-size-complex="12pt"/>
    </style:style>
    <style:style style:name="P603" style:parent-style-name="Normal" style:family="paragraph">
      <style:paragraph-properties fo:text-align="justify" fo:line-height="150%"/>
      <style:text-properties fo:font-size="12pt" style:font-size-asian="12pt" style:font-size-complex="12pt"/>
    </style:style>
    <style:style style:name="P604" style:parent-style-name="Normal" style:family="paragraph">
      <style:paragraph-properties fo:text-align="justify" fo:line-height="150%"/>
      <style:text-properties fo:font-size="12pt" style:font-size-asian="12pt" style:font-size-complex="12pt"/>
    </style:style>
    <style:style style:name="P605" style:parent-style-name="Normal" style:family="paragraph">
      <style:paragraph-properties fo:text-align="justify" fo:line-height="150%"/>
    </style:style>
    <style:style style:name="T606" style:parent-style-name="DefaultParagraphFont" style:family="text">
      <style:text-properties fo:font-size="12pt" style:font-size-asian="12pt" style:font-size-complex="12pt"/>
    </style:style>
    <style:style style:name="P607" style:parent-style-name="Normal" style:family="paragraph">
      <style:paragraph-properties fo:text-align="justify" fo:line-height="150%"/>
      <style:text-properties fo:font-size="12pt" style:font-size-asian="12pt" style:font-size-complex="12pt"/>
    </style:style>
    <style:style style:name="P608" style:parent-style-name="Normal" style:family="paragraph">
      <style:paragraph-properties fo:text-align="justify" fo:line-height="150%"/>
      <style:text-properties fo:font-size="12pt" style:font-size-asian="12pt" style:font-size-complex="12pt"/>
    </style:style>
    <style:style style:name="P609" style:parent-style-name="Normal" style:family="paragraph">
      <style:paragraph-properties fo:text-align="justify" fo:line-height="150%"/>
      <style:text-properties fo:font-size="12pt" style:font-size-asian="12pt" style:font-size-complex="12pt"/>
    </style:style>
    <style:style style:name="P610" style:parent-style-name="Normal" style:family="paragraph">
      <style:paragraph-properties fo:text-align="justify" fo:line-height="150%"/>
      <style:text-properties fo:font-size="12pt" style:font-size-asian="12pt" style:font-size-complex="12pt"/>
    </style:style>
    <style:style style:name="P611" style:parent-style-name="Normal" style:family="paragraph">
      <style:paragraph-properties fo:text-align="justify" fo:line-height="150%"/>
      <style:text-properties fo:font-size="12pt" style:font-size-asian="12pt" style:font-size-complex="12pt"/>
    </style:style>
    <style:style style:name="P612" style:parent-style-name="Normal" style:family="paragraph">
      <style:paragraph-properties fo:text-align="justify" fo:line-height="150%"/>
      <style:text-properties fo:font-size="12pt" style:font-size-asian="12pt" style:font-size-complex="12pt"/>
    </style:style>
    <style:style style:name="P613" style:parent-style-name="Normal" style:family="paragraph">
      <style:paragraph-properties fo:text-align="justify" fo:line-height="150%"/>
      <style:text-properties fo:font-size="12pt" style:font-size-asian="12pt" style:font-size-complex="12pt"/>
    </style:style>
    <style:style style:name="P614" style:parent-style-name="Normal" style:family="paragraph">
      <style:paragraph-properties fo:text-align="justify" fo:line-height="150%"/>
      <style:text-properties fo:font-size="12pt" style:font-size-asian="12pt" style:font-size-complex="12pt"/>
    </style:style>
    <style:style style:name="P615" style:parent-style-name="Normal" style:family="paragraph">
      <style:paragraph-properties fo:text-align="justify" fo:line-height="150%"/>
    </style:style>
    <style:style style:name="T616" style:parent-style-name="DefaultParagraphFont" style:family="text">
      <style:text-properties fo:font-size="12pt" style:font-size-asian="12pt" style:font-size-complex="12pt"/>
    </style:style>
    <style:style style:name="P617" style:parent-style-name="Normal" style:family="paragraph">
      <style:paragraph-properties fo:text-align="justify" fo:line-height="150%"/>
      <style:text-properties fo:font-size="12pt" style:font-size-asian="12pt" style:font-size-complex="12pt"/>
    </style:style>
    <style:style style:name="P618" style:parent-style-name="Normal" style:family="paragraph">
      <style:paragraph-properties fo:text-align="justify" fo:line-height="150%"/>
      <style:text-properties fo:font-size="12pt" style:font-size-asian="12pt" style:font-size-complex="12pt"/>
    </style:style>
    <style:style style:name="P619" style:parent-style-name="Normal" style:family="paragraph">
      <style:paragraph-properties fo:text-align="justify" fo:line-height="150%"/>
      <style:text-properties fo:font-size="12pt" style:font-size-asian="12pt" style:font-size-complex="12pt"/>
    </style:style>
    <style:style style:name="P620" style:parent-style-name="Normal" style:family="paragraph">
      <style:paragraph-properties fo:text-align="justify" fo:line-height="150%"/>
      <style:text-properties fo:font-size="12pt" style:font-size-asian="12pt" style:font-size-complex="12pt"/>
    </style:style>
    <style:style style:name="P621" style:parent-style-name="Normal" style:family="paragraph">
      <style:paragraph-properties fo:text-align="justify" fo:line-height="150%"/>
      <style:text-properties fo:font-size="12pt" style:font-size-asian="12pt" style:font-size-complex="12pt"/>
    </style:style>
    <style:style style:name="P622" style:parent-style-name="Normal" style:family="paragraph">
      <style:paragraph-properties fo:text-align="justify" fo:line-height="150%"/>
      <style:text-properties fo:font-size="12pt" style:font-size-asian="12pt" style:font-size-complex="12pt"/>
    </style:style>
    <style:style style:name="P623" style:parent-style-name="Normal" style:family="paragraph">
      <style:paragraph-properties fo:text-align="justify" fo:line-height="150%"/>
      <style:text-properties fo:font-size="12pt" style:font-size-asian="12pt" style:font-size-complex="12pt"/>
    </style:style>
    <style:style style:name="P624" style:parent-style-name="Normal" style:family="paragraph">
      <style:paragraph-properties fo:text-align="justify" fo:line-height="150%"/>
      <style:text-properties fo:font-size="12pt" style:font-size-asian="12pt" style:font-size-complex="12pt"/>
    </style:style>
    <style:style style:name="P625" style:parent-style-name="Normal" style:family="paragraph">
      <style:paragraph-properties fo:text-align="justify" fo:line-height="150%"/>
      <style:text-properties fo:font-size="12pt" style:font-size-asian="12pt" style:font-size-complex="12pt"/>
    </style:style>
    <style:style style:name="P626" style:parent-style-name="Normal" style:family="paragraph">
      <style:paragraph-properties fo:text-align="justify" fo:line-height="150%"/>
      <style:text-properties fo:font-size="12pt" style:font-size-asian="12pt" style:font-size-complex="12pt"/>
    </style:style>
    <style:style style:name="P627" style:parent-style-name="Normal" style:family="paragraph">
      <style:paragraph-properties fo:text-align="justify" fo:line-height="150%"/>
      <style:text-properties fo:font-size="12pt" style:font-size-asian="12pt" style:font-size-complex="12pt"/>
    </style:style>
    <style:style style:name="P628" style:parent-style-name="Normal" style:family="paragraph">
      <style:paragraph-properties fo:text-align="justify" fo:line-height="150%"/>
      <style:text-properties fo:font-size="12pt" style:font-size-asian="12pt" style:font-size-complex="12pt"/>
    </style:style>
    <style:style style:name="P629" style:parent-style-name="Normal" style:family="paragraph">
      <style:paragraph-properties fo:text-align="justify" fo:line-height="150%"/>
      <style:text-properties fo:font-size="12pt" style:font-size-asian="12pt" style:font-size-complex="12pt"/>
    </style:style>
    <style:style style:name="P630" style:parent-style-name="Normal" style:family="paragraph">
      <style:paragraph-properties fo:text-align="justify" fo:line-height="150%"/>
      <style:text-properties fo:font-size="12pt" style:font-size-asian="12pt" style:font-size-complex="12pt"/>
    </style:style>
    <style:style style:name="P631" style:parent-style-name="Normal" style:family="paragraph">
      <style:paragraph-properties fo:text-align="justify" fo:line-height="150%"/>
      <style:text-properties fo:font-size="12pt" style:font-size-asian="12pt" style:font-size-complex="12pt"/>
    </style:style>
    <style:style style:name="P632" style:parent-style-name="Normal" style:family="paragraph">
      <style:paragraph-properties fo:text-align="justify" fo:line-height="150%"/>
      <style:text-properties fo:font-size="12pt" style:font-size-asian="12pt" style:font-size-complex="12pt" fo:language="en" fo:country="US"/>
    </style:style>
    <style:style style:name="P633" style:parent-style-name="Normal" style:family="paragraph">
      <style:paragraph-properties fo:text-align="justify" fo:line-height="150%"/>
      <style:text-properties fo:font-size="12pt" style:font-size-asian="12pt" style:font-size-complex="12pt"/>
    </style:style>
    <style:style style:name="P634" style:parent-style-name="Normal" style:family="paragraph">
      <style:paragraph-properties fo:text-align="justify" fo:line-height="150%"/>
      <style:text-properties fo:font-size="12pt" style:font-size-asian="12pt" style:font-size-complex="12pt"/>
    </style:style>
    <style:style style:name="P635" style:parent-style-name="Normal" style:family="paragraph">
      <style:paragraph-properties fo:text-align="justify" fo:line-height="150%"/>
      <style:text-properties fo:font-size="12pt" style:font-size-asian="12pt" style:font-size-complex="12pt"/>
    </style:style>
    <style:style style:name="P636" style:parent-style-name="Normal" style:family="paragraph">
      <style:paragraph-properties fo:text-align="justify" fo:line-height="150%"/>
    </style:style>
    <style:style style:name="T637" style:parent-style-name="DefaultParagraphFont" style:family="text">
      <style:text-properties fo:font-size="12pt" style:font-size-asian="12pt" style:font-size-complex="12pt"/>
    </style:style>
    <style:style style:name="P638" style:parent-style-name="Normal" style:family="paragraph">
      <style:paragraph-properties fo:text-align="justify" fo:line-height="150%"/>
      <style:text-properties fo:font-size="12pt" style:font-size-asian="12pt" style:font-size-complex="12pt"/>
    </style:style>
    <style:style style:name="P639" style:parent-style-name="Normal" style:family="paragraph">
      <style:paragraph-properties fo:text-align="justify" fo:line-height="150%"/>
      <style:text-properties fo:font-size="12pt" style:font-size-asian="12pt" style:font-size-complex="12pt"/>
    </style:style>
    <style:style style:name="P640" style:parent-style-name="Normal" style:family="paragraph">
      <style:paragraph-properties fo:text-align="justify" fo:line-height="150%"/>
      <style:text-properties fo:font-size="12pt" style:font-size-asian="12pt" style:font-size-complex="12pt"/>
    </style:style>
    <style:style style:name="P641" style:parent-style-name="Normal" style:family="paragraph">
      <style:paragraph-properties fo:text-align="justify" fo:line-height="150%"/>
      <style:text-properties fo:font-size="12pt" style:font-size-asian="12pt" style:font-size-complex="12pt"/>
    </style:style>
    <style:style style:name="P642" style:parent-style-name="Normal" style:family="paragraph">
      <style:paragraph-properties fo:text-align="justify" fo:line-height="150%"/>
      <style:text-properties fo:font-size="12pt" style:font-size-asian="12pt" style:font-size-complex="12pt"/>
    </style:style>
    <style:style style:name="P643" style:parent-style-name="Normal" style:family="paragraph">
      <style:paragraph-properties fo:text-align="justify" fo:line-height="150%"/>
      <style:text-properties fo:font-size="12pt" style:font-size-asian="12pt" style:font-size-complex="12pt"/>
    </style:style>
    <style:style style:name="P644" style:parent-style-name="Normal" style:family="paragraph">
      <style:paragraph-properties fo:text-align="justify" fo:line-height="150%"/>
      <style:text-properties fo:font-size="12pt" style:font-size-asian="12pt" style:font-size-complex="12pt"/>
    </style:style>
    <style:style style:name="P645" style:parent-style-name="Normal" style:family="paragraph">
      <style:paragraph-properties fo:text-align="justify" fo:line-height="150%"/>
      <style:text-properties fo:font-size="12pt" style:font-size-asian="12pt" style:font-size-complex="12pt" fo:language="fr" fo:country="FR"/>
    </style:style>
    <style:style style:name="P646" style:parent-style-name="Normal" style:family="paragraph">
      <style:paragraph-properties fo:text-align="justify" fo:line-height="150%"/>
      <style:text-properties fo:font-size="12pt" style:font-size-asian="12pt" style:font-size-complex="12pt"/>
    </style:style>
    <style:style style:name="P647" style:parent-style-name="Normal" style:family="paragraph">
      <style:paragraph-properties fo:text-align="justify" fo:line-height="150%"/>
      <style:text-properties fo:font-size="12pt" style:font-size-asian="12pt" style:font-size-complex="12pt"/>
    </style:style>
    <style:style style:name="P648" style:parent-style-name="Normal" style:family="paragraph">
      <style:paragraph-properties fo:text-align="justify" fo:line-height="150%"/>
      <style:text-properties fo:font-size="12pt" style:font-size-asian="12pt" style:font-size-complex="12pt"/>
    </style:style>
    <style:style style:name="P649" style:parent-style-name="Normal" style:family="paragraph">
      <style:paragraph-properties fo:text-align="justify" fo:line-height="150%"/>
      <style:text-properties fo:font-size="12pt" style:font-size-asian="12pt" style:font-size-complex="12pt"/>
    </style:style>
    <style:style style:name="P650" style:parent-style-name="Normal" style:family="paragraph">
      <style:paragraph-properties fo:text-align="justify" fo:line-height="150%"/>
      <style:text-properties fo:font-size="12pt" style:font-size-asian="12pt" style:font-size-complex="12pt"/>
    </style:style>
    <style:style style:name="P651" style:parent-style-name="Normal" style:family="paragraph">
      <style:paragraph-properties fo:text-align="justify" fo:line-height="150%"/>
      <style:text-properties fo:font-size="12pt" style:font-size-asian="12pt" style:font-size-complex="12pt"/>
    </style:style>
    <style:style style:name="P652" style:parent-style-name="Normal" style:family="paragraph">
      <style:paragraph-properties fo:text-align="justify" fo:line-height="150%"/>
      <style:text-properties fo:font-size="12pt" style:font-size-asian="12pt" style:font-size-complex="12pt"/>
    </style:style>
    <style:style style:name="P653" style:parent-style-name="Normal" style:family="paragraph">
      <style:paragraph-properties fo:text-align="justify" fo:line-height="150%"/>
      <style:text-properties fo:font-size="12pt" style:font-size-asian="12pt" style:font-size-complex="12pt"/>
    </style:style>
    <style:style style:name="P654" style:parent-style-name="Normal" style:family="paragraph">
      <style:paragraph-properties fo:text-align="justify" fo:line-height="150%"/>
      <style:text-properties fo:font-size="12pt" style:font-size-asian="12pt" style:font-size-complex="12pt"/>
    </style:style>
    <style:style style:name="P655" style:parent-style-name="Normal" style:family="paragraph">
      <style:paragraph-properties fo:text-align="justify" fo:line-height="150%"/>
      <style:text-properties fo:font-size="12pt" style:font-size-asian="12pt" style:font-size-complex="12pt"/>
    </style:style>
    <style:style style:name="P656" style:parent-style-name="Normal" style:family="paragraph">
      <style:paragraph-properties fo:text-align="justify" fo:line-height="150%"/>
      <style:text-properties fo:font-size="12pt" style:font-size-asian="12pt" style:font-size-complex="12pt"/>
    </style:style>
    <style:style style:name="P657" style:parent-style-name="Normal" style:family="paragraph">
      <style:paragraph-properties fo:text-align="justify" fo:line-height="150%"/>
      <style:text-properties fo:font-size="12pt" style:font-size-asian="12pt" style:font-size-complex="12pt"/>
    </style:style>
    <style:style style:name="P658" style:parent-style-name="Normal" style:family="paragraph">
      <style:paragraph-properties fo:text-align="justify" fo:line-height="150%"/>
      <style:text-properties fo:font-size="12pt" style:font-size-asian="12pt" style:font-size-complex="12pt"/>
    </style:style>
    <style:style style:name="P659" style:parent-style-name="Normal" style:family="paragraph">
      <style:paragraph-properties fo:text-align="justify" fo:line-height="150%"/>
      <style:text-properties fo:font-size="12pt" style:font-size-asian="12pt" style:font-size-complex="12pt"/>
    </style:style>
    <style:style style:name="P660" style:parent-style-name="Normal" style:family="paragraph">
      <style:paragraph-properties fo:text-align="justify" fo:line-height="150%"/>
      <style:text-properties fo:font-size="12pt" style:font-size-asian="12pt" style:font-size-complex="12pt"/>
    </style:style>
    <style:style style:name="P661" style:parent-style-name="Normal" style:family="paragraph">
      <style:paragraph-properties fo:text-align="justify" fo:line-height="150%"/>
      <style:text-properties fo:font-size="12pt" style:font-size-asian="12pt" style:font-size-complex="12pt"/>
    </style:style>
    <style:style style:name="P662" style:parent-style-name="Normal" style:family="paragraph">
      <style:paragraph-properties fo:text-align="justify" fo:line-height="150%"/>
      <style:text-properties fo:font-size="12pt" style:font-size-asian="12pt" style:font-size-complex="12pt"/>
    </style:style>
    <style:style style:name="P663" style:parent-style-name="Normal" style:family="paragraph">
      <style:paragraph-properties fo:text-align="justify" fo:line-height="150%"/>
      <style:text-properties fo:font-size="12pt" style:font-size-asian="12pt" style:font-size-complex="12pt" fo:language="fr" fo:country="FR"/>
    </style:style>
    <style:style style:name="P664" style:parent-style-name="Normal" style:family="paragraph">
      <style:paragraph-properties fo:text-align="justify" fo:line-height="150%"/>
      <style:text-properties fo:font-size="12pt" style:font-size-asian="12pt" style:font-size-complex="12pt"/>
    </style:style>
    <style:style style:name="P665" style:parent-style-name="Normal" style:family="paragraph">
      <style:paragraph-properties fo:text-align="justify" fo:line-height="150%"/>
      <style:text-properties fo:font-size="12pt" style:font-size-asian="12pt" style:font-size-complex="12pt"/>
    </style:style>
    <style:style style:name="P666" style:parent-style-name="Normal" style:family="paragraph">
      <style:paragraph-properties fo:text-align="justify" fo:line-height="150%"/>
      <style:text-properties fo:font-size="12pt" style:font-size-asian="12pt" style:font-size-complex="12pt"/>
    </style:style>
    <style:style style:name="P667" style:parent-style-name="Normal" style:family="paragraph">
      <style:paragraph-properties fo:text-align="justify" fo:line-height="150%"/>
      <style:text-properties fo:font-size="12pt" style:font-size-asian="12pt" style:font-size-complex="12pt"/>
    </style:style>
    <style:style style:name="P668" style:parent-style-name="Normal" style:family="paragraph">
      <style:paragraph-properties fo:text-align="justify" fo:line-height="150%"/>
      <style:text-properties fo:font-size="12pt" style:font-size-asian="12pt" style:font-size-complex="12pt"/>
    </style:style>
    <style:style style:name="P669" style:parent-style-name="Normal" style:family="paragraph">
      <style:paragraph-properties fo:text-align="justify" fo:line-height="150%"/>
    </style:style>
    <style:style style:name="T670" style:parent-style-name="DefaultParagraphFont" style:family="text">
      <style:text-properties fo:font-size="12pt" style:font-size-asian="12pt" style:font-size-complex="12pt"/>
    </style:style>
    <style:style style:name="P671" style:parent-style-name="Normal" style:family="paragraph">
      <style:paragraph-properties fo:text-align="justify" fo:line-height="150%"/>
      <style:text-properties fo:font-size="12pt" style:font-size-asian="12pt" style:font-size-complex="12pt"/>
    </style:style>
    <style:style style:name="P672" style:parent-style-name="Normal" style:family="paragraph">
      <style:paragraph-properties fo:text-align="justify" fo:line-height="150%"/>
      <style:text-properties fo:font-size="12pt" style:font-size-asian="12pt" style:font-size-complex="12pt"/>
    </style:style>
    <style:style style:name="P673" style:parent-style-name="Normal" style:family="paragraph">
      <style:paragraph-properties fo:text-align="justify" fo:line-height="150%"/>
      <style:text-properties fo:font-size="12pt" style:font-size-asian="12pt" style:font-size-complex="12pt"/>
    </style:style>
    <style:style style:name="P674" style:parent-style-name="Normal" style:family="paragraph">
      <style:paragraph-properties fo:text-align="justify" fo:line-height="150%"/>
      <style:text-properties fo:font-size="12pt" style:font-size-asian="12pt" style:font-size-complex="12pt"/>
    </style:style>
    <style:style style:name="P675" style:parent-style-name="Normal" style:family="paragraph">
      <style:paragraph-properties fo:text-align="justify" fo:line-height="150%"/>
      <style:text-properties fo:font-size="12pt" style:font-size-asian="12pt" style:font-size-complex="12pt"/>
    </style:style>
    <style:style style:name="P676" style:parent-style-name="Normal" style:family="paragraph">
      <style:paragraph-properties fo:text-align="justify" fo:line-height="150%"/>
      <style:text-properties fo:font-size="12pt" style:font-size-asian="12pt" style:font-size-complex="12pt"/>
    </style:style>
    <style:style style:name="P677" style:parent-style-name="Normal" style:family="paragraph">
      <style:paragraph-properties fo:text-align="justify" fo:line-height="150%"/>
      <style:text-properties fo:font-size="12pt" style:font-size-asian="12pt" style:font-size-complex="12pt"/>
    </style:style>
    <style:style style:name="P678" style:parent-style-name="Normal" style:family="paragraph">
      <style:paragraph-properties fo:text-align="justify" fo:line-height="150%"/>
    </style:style>
    <style:style style:name="T679" style:parent-style-name="DefaultParagraphFont" style:family="text">
      <style:text-properties fo:font-size="12pt" style:font-size-asian="12pt" style:font-size-complex="12pt"/>
    </style:style>
    <style:style style:name="P680" style:parent-style-name="Normal" style:family="paragraph">
      <style:paragraph-properties fo:text-align="justify" fo:line-height="150%"/>
      <style:text-properties fo:font-size="12pt" style:font-size-asian="12pt" style:font-size-complex="12pt"/>
    </style:style>
    <style:style style:name="P681" style:parent-style-name="Normal" style:family="paragraph">
      <style:paragraph-properties fo:text-align="justify" fo:line-height="150%"/>
      <style:text-properties fo:font-size="12pt" style:font-size-asian="12pt" style:font-size-complex="12pt"/>
    </style:style>
    <style:style style:name="P682" style:parent-style-name="Normal" style:family="paragraph">
      <style:paragraph-properties fo:text-align="justify" fo:line-height="150%"/>
    </style:style>
    <style:style style:name="T683" style:parent-style-name="DefaultParagraphFont" style:family="text">
      <style:text-properties fo:font-size="12pt" style:font-size-asian="12pt" style:font-size-complex="12pt"/>
    </style:style>
    <style:style style:name="P684" style:parent-style-name="Normal" style:family="paragraph">
      <style:paragraph-properties fo:text-align="justify" fo:line-height="150%"/>
      <style:text-properties fo:font-size="12pt" style:font-size-asian="12pt" style:font-size-complex="12pt"/>
    </style:style>
    <style:style style:name="P685" style:parent-style-name="Normal" style:family="paragraph">
      <style:paragraph-properties fo:text-align="justify" fo:line-height="150%"/>
      <style:text-properties fo:font-size="12pt" style:font-size-asian="12pt" style:font-size-complex="12pt"/>
    </style:style>
    <style:style style:name="P686" style:parent-style-name="Normal" style:family="paragraph">
      <style:paragraph-properties fo:text-align="justify" fo:line-height="150%"/>
      <style:text-properties fo:font-size="12pt" style:font-size-asian="12pt" style:font-size-complex="12pt" fo:language="en" fo:country="US"/>
    </style:style>
    <style:style style:name="P687" style:parent-style-name="Normal" style:family="paragraph">
      <style:paragraph-properties fo:text-align="justify" fo:line-height="150%"/>
      <style:text-properties fo:font-size="12pt" style:font-size-asian="12pt" style:font-size-complex="12pt"/>
    </style:style>
    <style:style style:name="P688" style:parent-style-name="Normal" style:family="paragraph">
      <style:paragraph-properties fo:text-align="justify" fo:line-height="150%"/>
      <style:text-properties fo:font-size="12pt" style:font-size-asian="12pt" style:font-size-complex="12pt"/>
    </style:style>
    <style:style style:name="P689" style:parent-style-name="Normal" style:family="paragraph">
      <style:paragraph-properties fo:text-align="justify" fo:line-height="150%"/>
      <style:text-properties fo:font-size="12pt" style:font-size-asian="12pt" style:font-size-complex="12pt"/>
    </style:style>
    <style:style style:name="P690" style:parent-style-name="Normal" style:family="paragraph">
      <style:paragraph-properties fo:text-align="justify" fo:line-height="150%"/>
    </style:style>
    <style:style style:name="T691" style:parent-style-name="DefaultParagraphFont" style:family="text">
      <style:text-properties fo:font-size="12pt" style:font-size-asian="12pt" style:font-size-complex="12pt"/>
    </style:style>
    <style:style style:name="P692" style:parent-style-name="Normal" style:family="paragraph">
      <style:paragraph-properties fo:text-align="justify" fo:line-height="150%"/>
      <style:text-properties fo:font-size="12pt" style:font-size-asian="12pt" style:font-size-complex="12pt"/>
    </style:style>
    <style:style style:name="P693" style:parent-style-name="Normal" style:family="paragraph">
      <style:paragraph-properties fo:text-align="justify" fo:line-height="150%"/>
      <style:text-properties fo:font-size="12pt" style:font-size-asian="12pt" style:font-size-complex="12pt"/>
    </style:style>
    <style:style style:name="P694" style:parent-style-name="Normal" style:family="paragraph">
      <style:paragraph-properties fo:text-align="justify" fo:line-height="150%"/>
      <style:text-properties fo:font-size="12pt" style:font-size-asian="12pt" style:font-size-complex="12pt" fo:language="nl" fo:country="NL"/>
    </style:style>
    <style:style style:name="P695" style:parent-style-name="Normal" style:family="paragraph">
      <style:paragraph-properties fo:text-align="justify" fo:line-height="150%"/>
      <style:text-properties fo:font-size="12pt" style:font-size-asian="12pt" style:font-size-complex="12pt"/>
    </style:style>
    <style:style style:name="P696" style:parent-style-name="Normal" style:family="paragraph">
      <style:paragraph-properties fo:text-align="justify" fo:line-height="150%"/>
      <style:text-properties fo:font-size="12pt" style:font-size-asian="12pt" style:font-size-complex="12pt"/>
    </style:style>
    <style:style style:name="P697" style:parent-style-name="Normal" style:family="paragraph">
      <style:paragraph-properties fo:text-align="justify" fo:line-height="150%"/>
      <style:text-properties fo:font-size="12pt" style:font-size-asian="12pt" style:font-size-complex="12pt"/>
    </style:style>
    <style:style style:name="P698" style:parent-style-name="Normal" style:family="paragraph">
      <style:paragraph-properties fo:text-align="justify" fo:line-height="150%"/>
    </style:style>
    <style:style style:name="T699" style:parent-style-name="DefaultParagraphFont" style:family="text">
      <style:text-properties fo:font-size="12pt" style:font-size-asian="12pt" style:font-size-complex="12pt"/>
    </style:style>
    <style:style style:name="P700" style:parent-style-name="Normal" style:family="paragraph">
      <style:paragraph-properties fo:text-align="justify" fo:line-height="150%"/>
      <style:text-properties fo:font-size="12pt" style:font-size-asian="12pt" style:font-size-complex="12pt"/>
    </style:style>
    <style:style style:name="P701" style:parent-style-name="Normal" style:family="paragraph">
      <style:paragraph-properties fo:text-align="justify" fo:line-height="150%"/>
      <style:text-properties fo:font-size="12pt" style:font-size-asian="12pt" style:font-size-complex="12pt"/>
    </style:style>
    <style:style style:name="P702" style:parent-style-name="Normal" style:family="paragraph">
      <style:paragraph-properties fo:text-align="justify" fo:line-height="150%"/>
      <style:text-properties fo:font-size="12pt" style:font-size-asian="12pt" style:font-size-complex="12pt"/>
    </style:style>
    <style:style style:name="P703" style:parent-style-name="Normal" style:family="paragraph">
      <style:paragraph-properties fo:text-align="justify" fo:line-height="150%"/>
      <style:text-properties fo:font-size="12pt" style:font-size-asian="12pt" style:font-size-complex="12pt"/>
    </style:style>
    <style:style style:name="P704" style:parent-style-name="Normal" style:family="paragraph">
      <style:paragraph-properties fo:text-align="justify" fo:line-height="150%"/>
      <style:text-properties fo:font-size="12pt" style:font-size-asian="12pt" style:font-size-complex="12pt"/>
    </style:style>
    <style:style style:name="P705" style:parent-style-name="Normal" style:family="paragraph">
      <style:paragraph-properties fo:text-align="justify" fo:line-height="150%"/>
      <style:text-properties fo:font-size="12pt" style:font-size-asian="12pt" style:font-size-complex="12pt" fo:language="nl" fo:country="NL"/>
    </style:style>
    <style:style style:name="P706" style:parent-style-name="Normal" style:family="paragraph">
      <style:paragraph-properties fo:text-align="justify" fo:line-height="150%"/>
      <style:text-properties fo:font-size="12pt" style:font-size-asian="12pt" style:font-size-complex="12pt"/>
    </style:style>
    <style:style style:name="P707" style:parent-style-name="Normal" style:family="paragraph">
      <style:paragraph-properties fo:text-align="justify" fo:line-height="150%"/>
      <style:text-properties fo:font-size="12pt" style:font-size-asian="12pt" style:font-size-complex="12pt"/>
    </style:style>
    <style:style style:name="P708" style:parent-style-name="Normal" style:family="paragraph">
      <style:paragraph-properties fo:text-align="justify" fo:line-height="150%"/>
      <style:text-properties fo:font-size="12pt" style:font-size-asian="12pt" style:font-size-complex="12pt"/>
    </style:style>
    <style:style style:name="P709" style:parent-style-name="Normal" style:family="paragraph">
      <style:paragraph-properties fo:text-align="justify" fo:line-height="150%"/>
    </style:style>
    <style:style style:name="T710" style:parent-style-name="DefaultParagraphFont" style:family="text">
      <style:text-properties fo:font-size="12pt" style:font-size-asian="12pt" style:font-size-complex="12pt"/>
    </style:style>
    <style:style style:name="P711" style:parent-style-name="Normal" style:family="paragraph">
      <style:paragraph-properties fo:text-align="justify" fo:line-height="150%"/>
      <style:text-properties fo:font-size="12pt" style:font-size-asian="12pt" style:font-size-complex="12pt"/>
    </style:style>
    <style:style style:name="P712" style:parent-style-name="Normal" style:family="paragraph">
      <style:paragraph-properties fo:text-align="justify" fo:line-height="150%"/>
      <style:text-properties fo:font-size="12pt" style:font-size-asian="12pt" style:font-size-complex="12pt"/>
    </style:style>
    <style:style style:name="P713" style:parent-style-name="Normal" style:family="paragraph">
      <style:paragraph-properties fo:text-align="justify" fo:line-height="150%"/>
    </style:style>
    <style:style style:name="T714" style:parent-style-name="DefaultParagraphFont" style:family="text">
      <style:text-properties fo:font-size="12pt" style:font-size-asian="12pt" style:font-size-complex="12pt"/>
    </style:style>
    <style:style style:name="P715" style:parent-style-name="Normal" style:family="paragraph">
      <style:paragraph-properties fo:text-align="justify" fo:line-height="150%"/>
      <style:text-properties fo:font-size="12pt" style:font-size-asian="12pt" style:font-size-complex="12pt"/>
    </style:style>
    <style:style style:name="P716" style:parent-style-name="Normal" style:family="paragraph">
      <style:paragraph-properties fo:text-align="justify" fo:line-height="150%"/>
      <style:text-properties fo:font-size="12pt" style:font-size-asian="12pt" style:font-size-complex="12pt"/>
    </style:style>
    <style:style style:name="P717" style:parent-style-name="Normal" style:family="paragraph">
      <style:paragraph-properties fo:text-align="justify" fo:line-height="150%"/>
      <style:text-properties fo:font-size="12pt" style:font-size-asian="12pt" style:font-size-complex="12pt"/>
    </style:style>
    <style:style style:name="P718" style:parent-style-name="Normal" style:family="paragraph">
      <style:paragraph-properties fo:text-align="justify" fo:line-height="150%"/>
      <style:text-properties fo:font-size="12pt" style:font-size-asian="12pt" style:font-size-complex="12pt"/>
    </style:style>
    <style:style style:name="P719" style:parent-style-name="Normal" style:family="paragraph">
      <style:paragraph-properties fo:text-align="justify" fo:line-height="150%"/>
      <style:text-properties fo:font-size="12pt" style:font-size-asian="12pt" style:font-size-complex="12pt"/>
    </style:style>
    <style:style style:name="P720" style:parent-style-name="Normal" style:family="paragraph">
      <style:paragraph-properties fo:text-align="justify" fo:line-height="150%"/>
      <style:text-properties fo:font-size="12pt" style:font-size-asian="12pt" style:font-size-complex="12pt"/>
    </style:style>
    <style:style style:name="P721" style:parent-style-name="Normal" style:family="paragraph">
      <style:paragraph-properties fo:text-align="justify" fo:line-height="150%"/>
      <style:text-properties fo:font-size="12pt" style:font-size-asian="12pt" style:font-size-complex="12pt"/>
    </style:style>
    <style:style style:name="P722" style:parent-style-name="Normal" style:family="paragraph">
      <style:paragraph-properties fo:text-align="justify" fo:line-height="150%"/>
      <style:text-properties fo:font-size="12pt" style:font-size-asian="12pt" style:font-size-complex="12pt"/>
    </style:style>
    <style:style style:name="P723" style:parent-style-name="Normal" style:family="paragraph">
      <style:paragraph-properties fo:text-align="justify" fo:line-height="150%"/>
    </style:style>
    <style:style style:name="T724" style:parent-style-name="DefaultParagraphFont" style:family="text">
      <style:text-properties fo:font-size="12pt" style:font-size-asian="12pt" style:font-size-complex="12pt"/>
    </style:style>
    <style:style style:name="T725" style:parent-style-name="DefaultParagraphFont" style:family="text">
      <style:text-properties fo:font-size="12pt" style:font-size-asian="12pt" style:font-size-complex="12pt"/>
    </style:style>
    <style:style style:name="T726" style:parent-style-name="DefaultParagraphFont" style:family="text">
      <style:text-properties fo:font-size="12pt" style:font-size-asian="12pt" style:font-size-complex="12pt"/>
    </style:style>
    <style:style style:name="P727" style:parent-style-name="Normal" style:family="paragraph">
      <style:paragraph-properties fo:text-align="justify" fo:line-height="150%"/>
      <style:text-properties fo:font-size="12pt" style:font-size-asian="12pt" style:font-size-complex="12pt" fo:language="en" fo:country="US"/>
    </style:style>
    <style:style style:name="P728" style:parent-style-name="Normal" style:family="paragraph">
      <style:paragraph-properties fo:text-align="justify" fo:line-height="150%"/>
    </style:style>
    <style:style style:name="T729" style:parent-style-name="DefaultParagraphFont" style:family="text">
      <style:text-properties fo:font-size="12pt" style:font-size-asian="12pt" style:font-size-complex="12pt"/>
    </style:style>
    <style:style style:name="T730" style:parent-style-name="DefaultParagraphFont" style:family="text">
      <style:text-properties fo:font-size="12pt" style:font-size-asian="12pt" style:font-size-complex="12pt"/>
    </style:style>
    <style:style style:name="P731" style:parent-style-name="Normal" style:family="paragraph">
      <style:paragraph-properties fo:text-align="justify" fo:line-height="150%"/>
      <style:text-properties fo:font-size="12pt" style:font-size-asian="12pt" style:font-size-complex="12pt" fo:language="en" fo:country="US"/>
    </style:style>
    <style:style style:name="P732" style:parent-style-name="Normal" style:family="paragraph">
      <style:paragraph-properties fo:text-align="justify" fo:line-height="150%"/>
    </style:style>
    <style:style style:name="T733" style:parent-style-name="DefaultParagraphFont" style:family="text">
      <style:text-properties fo:font-size="12pt" style:font-size-asian="12pt" style:font-size-complex="12pt" fo:language="en" fo:country="US"/>
    </style:style>
    <style:style style:name="T734" style:parent-style-name="DefaultParagraphFont" style:family="text">
      <style:text-properties fo:font-size="12pt" style:font-size-asian="12pt" style:font-size-complex="12pt"/>
    </style:style>
    <style:style style:name="P735" style:parent-style-name="Normal" style:family="paragraph">
      <style:paragraph-properties fo:text-align="justify" fo:line-height="150%"/>
      <style:text-properties fo:font-size="12pt" style:font-size-asian="12pt" style:font-size-complex="12pt"/>
    </style:style>
    <style:style style:name="P736" style:parent-style-name="Normal" style:family="paragraph">
      <style:paragraph-properties fo:text-align="justify" fo:line-height="150%"/>
    </style:style>
    <style:style style:name="T737" style:parent-style-name="DefaultParagraphFont" style:family="text">
      <style:text-properties fo:font-size="12pt" style:font-size-asian="12pt" style:font-size-complex="12pt"/>
    </style:style>
    <style:style style:name="T738" style:parent-style-name="DefaultParagraphFont" style:family="text">
      <style:text-properties fo:font-size="12pt" style:font-size-asian="12pt" style:font-size-complex="12pt"/>
    </style:style>
    <style:style style:name="P739" style:parent-style-name="Normal" style:family="paragraph">
      <style:paragraph-properties fo:text-align="justify" fo:line-height="150%"/>
      <style:text-properties fo:font-size="12pt" style:font-size-asian="12pt" style:font-size-complex="12pt" fo:language="nl" fo:country="NL"/>
    </style:style>
    <style:style style:name="P740" style:parent-style-name="Normal" style:family="paragraph">
      <style:paragraph-properties fo:text-align="justify" fo:line-height="150%"/>
      <style:text-properties fo:font-size="12pt" style:font-size-asian="12pt" style:font-size-complex="12pt"/>
    </style:style>
    <style:style style:name="P741" style:parent-style-name="Normal" style:family="paragraph">
      <style:paragraph-properties fo:text-align="justify" fo:line-height="150%"/>
      <style:text-properties fo:font-size="12pt" style:font-size-asian="12pt" style:font-size-complex="12pt"/>
    </style:style>
    <style:style style:name="P742" style:parent-style-name="Normal" style:family="paragraph">
      <style:paragraph-properties fo:text-align="justify" fo:line-height="150%"/>
      <style:text-properties fo:font-size="12pt" style:font-size-asian="12pt" style:font-size-complex="12pt"/>
    </style:style>
    <style:style style:name="P743" style:parent-style-name="Normal" style:family="paragraph">
      <style:paragraph-properties fo:text-align="justify" fo:line-height="150%"/>
      <style:text-properties fo:font-size="12pt" style:font-size-asian="12pt" style:font-size-complex="12pt"/>
    </style:style>
    <style:style style:name="P744" style:parent-style-name="Normal" style:family="paragraph">
      <style:paragraph-properties fo:text-align="justify" fo:line-height="150%"/>
    </style:style>
    <style:style style:name="T745" style:parent-style-name="DefaultParagraphFont" style:family="text">
      <style:text-properties fo:font-size="12pt" style:font-size-asian="12pt" style:font-size-complex="12pt"/>
    </style:style>
    <style:style style:name="P746" style:parent-style-name="Normal" style:family="paragraph">
      <style:paragraph-properties fo:text-align="justify" fo:line-height="150%"/>
      <style:text-properties fo:font-size="12pt" style:font-size-asian="12pt" style:font-size-complex="12pt"/>
    </style:style>
    <style:style style:name="P747" style:parent-style-name="Normal" style:family="paragraph">
      <style:paragraph-properties fo:text-align="justify" fo:line-height="150%"/>
      <style:text-properties fo:font-size="12pt" style:font-size-asian="12pt" style:font-size-complex="12pt"/>
    </style:style>
    <style:style style:name="P748" style:parent-style-name="Normal" style:family="paragraph">
      <style:paragraph-properties fo:text-align="justify" fo:line-height="150%"/>
      <style:text-properties fo:font-size="12pt" style:font-size-asian="12pt" style:font-size-complex="12pt"/>
    </style:style>
    <style:style style:name="P749" style:parent-style-name="Normal" style:family="paragraph">
      <style:paragraph-properties fo:text-align="justify" fo:line-height="150%"/>
      <style:text-properties fo:font-size="12pt" style:font-size-asian="12pt" style:font-size-complex="12pt"/>
    </style:style>
    <style:style style:name="P750" style:parent-style-name="Normal" style:family="paragraph">
      <style:paragraph-properties fo:text-align="justify" fo:line-height="150%"/>
      <style:text-properties fo:font-size="12pt" style:font-size-asian="12pt" style:font-size-complex="12pt"/>
    </style:style>
    <style:style style:name="P751" style:parent-style-name="Normal" style:family="paragraph">
      <style:paragraph-properties fo:text-align="justify" fo:line-height="150%"/>
      <style:text-properties fo:font-size="12pt" style:font-size-asian="12pt" style:font-size-complex="12pt"/>
    </style:style>
    <style:style style:name="P752" style:parent-style-name="Normal" style:family="paragraph">
      <style:paragraph-properties fo:text-align="justify" fo:line-height="150%"/>
      <style:text-properties fo:font-size="12pt" style:font-size-asian="12pt" style:font-size-complex="12pt"/>
    </style:style>
    <style:style style:name="P753" style:parent-style-name="Normal" style:family="paragraph">
      <style:paragraph-properties fo:text-align="justify" fo:line-height="150%"/>
      <style:text-properties fo:font-size="12pt" style:font-size-asian="12pt" style:font-size-complex="12pt"/>
    </style:style>
    <style:style style:name="P754" style:parent-style-name="Normal" style:family="paragraph">
      <style:paragraph-properties fo:text-align="justify" fo:line-height="150%"/>
      <style:text-properties fo:font-size="12pt" style:font-size-asian="12pt" style:font-size-complex="12pt"/>
    </style:style>
    <style:style style:name="P755" style:parent-style-name="Normal" style:family="paragraph">
      <style:paragraph-properties fo:text-align="justify" fo:line-height="150%"/>
      <style:text-properties fo:font-size="12pt" style:font-size-asian="12pt" style:font-size-complex="12pt"/>
    </style:style>
    <style:style style:name="P756" style:parent-style-name="Normal" style:family="paragraph">
      <style:paragraph-properties fo:text-align="justify" fo:line-height="150%"/>
      <style:text-properties fo:font-size="12pt" style:font-size-asian="12pt" style:font-size-complex="12pt"/>
    </style:style>
    <style:style style:name="P757" style:parent-style-name="Normal" style:family="paragraph">
      <style:paragraph-properties fo:text-align="justify" fo:line-height="150%"/>
    </style:style>
    <style:style style:name="T758" style:parent-style-name="DefaultParagraphFont" style:family="text">
      <style:text-properties fo:font-size="12pt" style:font-size-asian="12pt" style:font-size-complex="12pt"/>
    </style:style>
    <style:style style:name="P759" style:parent-style-name="Normal" style:family="paragraph">
      <style:paragraph-properties fo:text-align="justify" fo:line-height="150%"/>
      <style:text-properties fo:font-size="12pt" style:font-size-asian="12pt" style:font-size-complex="12pt"/>
    </style:style>
    <style:style style:name="P760" style:parent-style-name="Normal" style:family="paragraph">
      <style:paragraph-properties fo:text-align="justify" fo:line-height="150%"/>
      <style:text-properties fo:font-size="12pt" style:font-size-asian="12pt" style:font-size-complex="12pt"/>
    </style:style>
    <style:style style:name="P761" style:parent-style-name="Normal" style:family="paragraph">
      <style:paragraph-properties fo:text-align="justify" fo:line-height="150%"/>
      <style:text-properties fo:font-size="12pt" style:font-size-asian="12pt" style:font-size-complex="12pt"/>
    </style:style>
    <style:style style:name="P762" style:parent-style-name="Normal" style:family="paragraph">
      <style:paragraph-properties fo:text-align="justify" fo:line-height="150%"/>
      <style:text-properties fo:font-size="12pt" style:font-size-asian="12pt" style:font-size-complex="12pt"/>
    </style:style>
    <style:style style:name="P763" style:parent-style-name="Normal" style:family="paragraph">
      <style:paragraph-properties fo:text-align="justify" fo:line-height="150%"/>
      <style:text-properties fo:font-size="12pt" style:font-size-asian="12pt" style:font-size-complex="12pt"/>
    </style:style>
    <style:style style:name="P764" style:parent-style-name="Normal" style:family="paragraph">
      <style:paragraph-properties fo:text-align="justify" fo:line-height="150%"/>
      <style:text-properties fo:font-size="12pt" style:font-size-asian="12pt" style:font-size-complex="12pt"/>
    </style:style>
    <style:style style:name="P765" style:parent-style-name="Normal" style:family="paragraph">
      <style:paragraph-properties fo:text-align="justify" fo:line-height="150%"/>
    </style:style>
    <style:style style:name="T766" style:parent-style-name="DefaultParagraphFont" style:family="text">
      <style:text-properties fo:font-size="12pt" style:font-size-asian="12pt" style:font-size-complex="12pt"/>
    </style:style>
    <style:style style:name="P767" style:parent-style-name="Normal" style:family="paragraph">
      <style:paragraph-properties fo:text-align="justify" fo:line-height="150%"/>
      <style:text-properties fo:font-size="12pt" style:font-size-asian="12pt" style:font-size-complex="12pt"/>
    </style:style>
    <style:style style:name="P768" style:parent-style-name="Normal" style:family="paragraph">
      <style:paragraph-properties fo:text-align="justify" fo:line-height="150%"/>
      <style:text-properties fo:font-size="12pt" style:font-size-asian="12pt" style:font-size-complex="12pt"/>
    </style:style>
    <style:style style:name="P769" style:parent-style-name="Normal" style:family="paragraph">
      <style:paragraph-properties fo:text-align="justify" fo:line-height="150%"/>
      <style:text-properties fo:font-size="12pt" style:font-size-asian="12pt" style:font-size-complex="12pt"/>
    </style:style>
    <style:style style:name="P770" style:parent-style-name="Normal" style:family="paragraph">
      <style:paragraph-properties fo:text-align="justify" fo:line-height="150%"/>
    </style:style>
    <style:style style:name="T771" style:parent-style-name="DefaultParagraphFont" style:family="text">
      <style:text-properties fo:font-size="12pt" style:font-size-asian="12pt" style:font-size-complex="12pt"/>
    </style:style>
    <style:style style:name="P772" style:parent-style-name="Normal" style:family="paragraph">
      <style:paragraph-properties fo:text-align="justify" fo:line-height="150%"/>
      <style:text-properties fo:font-size="12pt" style:font-size-asian="12pt" style:font-size-complex="12pt"/>
    </style:style>
    <style:style style:name="P773" style:parent-style-name="Normal" style:family="paragraph">
      <style:paragraph-properties fo:text-align="justify" fo:line-height="150%"/>
      <style:text-properties fo:font-size="12pt" style:font-size-asian="12pt" style:font-size-complex="12pt"/>
    </style:style>
    <style:style style:name="P774" style:parent-style-name="Normal" style:family="paragraph">
      <style:paragraph-properties fo:text-align="justify" fo:line-height="150%"/>
      <style:text-properties fo:font-size="12pt" style:font-size-asian="12pt" style:font-size-complex="12pt"/>
    </style:style>
    <style:style style:name="P775" style:parent-style-name="Normal" style:family="paragraph">
      <style:paragraph-properties fo:text-align="justify" fo:line-height="150%"/>
      <style:text-properties fo:font-size="12pt" style:font-size-asian="12pt" style:font-size-complex="12pt"/>
    </style:style>
    <style:style style:name="P776" style:parent-style-name="Normal" style:family="paragraph">
      <style:paragraph-properties fo:text-align="justify" fo:line-height="150%"/>
      <style:text-properties fo:font-size="12pt" style:font-size-asian="12pt" style:font-size-complex="12pt"/>
    </style:style>
    <style:style style:name="P777" style:parent-style-name="Normal" style:family="paragraph">
      <style:paragraph-properties fo:text-align="justify" fo:line-height="150%"/>
      <style:text-properties fo:font-size="12pt" style:font-size-asian="12pt" style:font-size-complex="12pt"/>
    </style:style>
    <style:style style:name="P778" style:parent-style-name="Normal" style:family="paragraph">
      <style:paragraph-properties fo:text-align="justify" fo:line-height="150%"/>
      <style:text-properties fo:font-size="12pt" style:font-size-asian="12pt" style:font-size-complex="12pt"/>
    </style:style>
    <style:style style:name="P779" style:parent-style-name="Normal" style:family="paragraph">
      <style:paragraph-properties fo:text-align="justify" fo:line-height="150%"/>
      <style:text-properties fo:font-size="12pt" style:font-size-asian="12pt" style:font-size-complex="12pt"/>
    </style:style>
    <style:style style:name="P780" style:parent-style-name="Normal" style:family="paragraph">
      <style:paragraph-properties fo:text-align="justify" fo:line-height="150%"/>
      <style:text-properties fo:font-size="12pt" style:font-size-asian="12pt" style:font-size-complex="12pt"/>
    </style:style>
    <style:style style:name="P781" style:parent-style-name="Normal" style:family="paragraph">
      <style:paragraph-properties fo:text-align="justify" fo:line-height="150%"/>
      <style:text-properties fo:font-size="12pt" style:font-size-asian="12pt" style:font-size-complex="12pt" fo:language="fr" fo:country="FR"/>
    </style:style>
    <style:style style:name="P782" style:parent-style-name="Normal" style:family="paragraph">
      <style:paragraph-properties fo:text-align="justify" fo:line-height="150%"/>
      <style:text-properties fo:font-size="12pt" style:font-size-asian="12pt" style:font-size-complex="12pt" fo:language="fr" fo:country="FR"/>
    </style:style>
    <style:style style:name="P783" style:parent-style-name="Normal" style:family="paragraph">
      <style:paragraph-properties fo:text-align="justify" fo:line-height="150%"/>
      <style:text-properties fo:font-size="12pt" style:font-size-asian="12pt" style:font-size-complex="12pt"/>
    </style:style>
    <style:style style:name="P784" style:parent-style-name="Normal" style:family="paragraph">
      <style:paragraph-properties fo:text-align="justify" fo:line-height="150%"/>
      <style:text-properties fo:font-size="12pt" style:font-size-asian="12pt" style:font-size-complex="12pt"/>
    </style:style>
    <style:style style:name="P785" style:parent-style-name="Normal" style:family="paragraph">
      <style:paragraph-properties fo:text-align="justify" fo:line-height="150%"/>
      <style:text-properties fo:font-size="12pt" style:font-size-asian="12pt" style:font-size-complex="12pt"/>
    </style:style>
    <style:style style:name="P786" style:parent-style-name="Normal" style:family="paragraph">
      <style:paragraph-properties fo:text-align="justify" fo:line-height="150%"/>
      <style:text-properties fo:font-size="12pt" style:font-size-asian="12pt" style:font-size-complex="12pt"/>
    </style:style>
    <style:style style:name="P787" style:parent-style-name="Normal" style:family="paragraph">
      <style:paragraph-properties fo:text-align="justify" fo:line-height="150%"/>
    </style:style>
    <style:style style:name="T788" style:parent-style-name="DefaultParagraphFont" style:family="text">
      <style:text-properties fo:font-size="12pt" style:font-size-asian="12pt" style:font-size-complex="12pt"/>
    </style:style>
    <style:style style:name="P789" style:parent-style-name="Normal" style:family="paragraph">
      <style:paragraph-properties fo:text-align="justify" fo:line-height="150%"/>
      <style:text-properties fo:font-size="12pt" style:font-size-asian="12pt" style:font-size-complex="12pt"/>
    </style:style>
    <style:style style:name="P790" style:parent-style-name="Normal" style:family="paragraph">
      <style:paragraph-properties fo:text-align="justify" fo:line-height="150%"/>
      <style:text-properties fo:font-size="12pt" style:font-size-asian="12pt" style:font-size-complex="12pt"/>
    </style:style>
    <style:style style:name="P791" style:parent-style-name="Normal" style:family="paragraph">
      <style:paragraph-properties fo:text-align="justify" fo:line-height="150%"/>
      <style:text-properties fo:font-size="12pt" style:font-size-asian="12pt" style:font-size-complex="12pt"/>
    </style:style>
    <style:style style:name="P792" style:parent-style-name="Normal" style:family="paragraph">
      <style:paragraph-properties fo:text-align="justify" fo:line-height="150%"/>
      <style:text-properties fo:font-size="12pt" style:font-size-asian="12pt" style:font-size-complex="12pt"/>
    </style:style>
    <style:style style:name="P793" style:parent-style-name="Normal" style:family="paragraph">
      <style:paragraph-properties fo:text-align="justify" fo:line-height="150%"/>
    </style:style>
    <style:style style:name="T794" style:parent-style-name="DefaultParagraphFont" style:family="text">
      <style:text-properties fo:font-size="12pt" style:font-size-asian="12pt" style:font-size-complex="12pt"/>
    </style:style>
    <style:style style:name="P795" style:parent-style-name="Normal" style:family="paragraph">
      <style:paragraph-properties fo:text-align="justify" fo:line-height="150%"/>
      <style:text-properties fo:font-size="12pt" style:font-size-asian="12pt" style:font-size-complex="12pt"/>
    </style:style>
    <style:style style:name="P796" style:parent-style-name="Normal" style:family="paragraph">
      <style:paragraph-properties fo:text-align="justify" fo:line-height="150%"/>
      <style:text-properties fo:font-size="12pt" style:font-size-asian="12pt" style:font-size-complex="12pt"/>
    </style:style>
    <style:style style:name="P797" style:parent-style-name="Normal" style:family="paragraph">
      <style:paragraph-properties fo:text-align="justify" fo:line-height="150%"/>
      <style:text-properties fo:font-size="12pt" style:font-size-asian="12pt" style:font-size-complex="12pt"/>
    </style:style>
    <style:style style:name="P798" style:parent-style-name="Normal" style:family="paragraph">
      <style:paragraph-properties fo:text-align="justify" fo:line-height="150%"/>
      <style:text-properties fo:font-size="12pt" style:font-size-asian="12pt" style:font-size-complex="12pt"/>
    </style:style>
    <style:style style:name="P799" style:parent-style-name="Normal" style:family="paragraph">
      <style:paragraph-properties fo:text-align="justify" fo:line-height="150%"/>
      <style:text-properties fo:font-size="12pt" style:font-size-asian="12pt" style:font-size-complex="12pt"/>
    </style:style>
    <style:style style:name="P800" style:parent-style-name="Normal" style:family="paragraph">
      <style:paragraph-properties fo:text-align="justify" fo:line-height="150%"/>
      <style:text-properties fo:font-size="12pt" style:font-size-asian="12pt" style:font-size-complex="12pt"/>
    </style:style>
    <style:style style:name="P801" style:parent-style-name="Normal" style:family="paragraph">
      <style:paragraph-properties fo:text-align="justify" fo:line-height="150%"/>
      <style:text-properties fo:font-size="12pt" style:font-size-asian="12pt" style:font-size-complex="12pt"/>
    </style:style>
    <style:style style:name="P802" style:parent-style-name="Normal" style:family="paragraph">
      <style:paragraph-properties fo:text-align="justify" fo:line-height="150%"/>
      <style:text-properties fo:font-size="12pt" style:font-size-asian="12pt" style:font-size-complex="12pt"/>
    </style:style>
    <style:style style:name="P803" style:parent-style-name="Normal" style:family="paragraph">
      <style:paragraph-properties fo:text-align="justify" fo:line-height="150%"/>
      <style:text-properties fo:font-size="12pt" style:font-size-asian="12pt" style:font-size-complex="12pt"/>
    </style:style>
    <style:style style:name="P804" style:parent-style-name="Normal" style:family="paragraph">
      <style:paragraph-properties fo:text-align="justify" fo:line-height="150%"/>
      <style:text-properties fo:font-size="12pt" style:font-size-asian="12pt" style:font-size-complex="12pt" fo:language="nl" fo:country="NL"/>
    </style:style>
    <style:style style:name="P805" style:parent-style-name="Normal" style:family="paragraph">
      <style:paragraph-properties fo:text-align="justify" fo:line-height="150%"/>
      <style:text-properties fo:font-size="12pt" style:font-size-asian="12pt" style:font-size-complex="12pt"/>
    </style:style>
    <style:style style:name="P806" style:parent-style-name="Normal" style:family="paragraph">
      <style:paragraph-properties fo:text-align="justify" fo:line-height="150%"/>
      <style:text-properties fo:font-size="12pt" style:font-size-asian="12pt" style:font-size-complex="12pt"/>
    </style:style>
    <style:style style:name="P807" style:parent-style-name="Normal" style:family="paragraph">
      <style:paragraph-properties fo:text-align="justify" fo:line-height="150%"/>
      <style:text-properties fo:font-size="12pt" style:font-size-asian="12pt" style:font-size-complex="12pt"/>
    </style:style>
    <style:style style:name="P808" style:parent-style-name="Normal" style:family="paragraph">
      <style:paragraph-properties fo:text-align="justify" fo:line-height="150%"/>
      <style:text-properties fo:font-size="12pt" style:font-size-asian="12pt" style:font-size-complex="12pt"/>
    </style:style>
    <style:style style:name="P809" style:parent-style-name="Normal" style:family="paragraph">
      <style:paragraph-properties fo:text-align="justify" fo:line-height="150%"/>
    </style:style>
    <style:style style:name="T810" style:parent-style-name="DefaultParagraphFont" style:family="text">
      <style:text-properties fo:font-size="12pt" style:font-size-asian="12pt" style:font-size-complex="12pt"/>
    </style:style>
    <style:style style:name="P811" style:parent-style-name="Normal" style:family="paragraph">
      <style:paragraph-properties fo:text-align="justify" fo:line-height="150%"/>
      <style:text-properties fo:font-size="12pt" style:font-size-asian="12pt" style:font-size-complex="12pt"/>
    </style:style>
    <style:style style:name="P812" style:parent-style-name="Normal" style:family="paragraph">
      <style:paragraph-properties fo:text-align="justify" fo:line-height="150%"/>
    </style:style>
    <style:style style:name="T813" style:parent-style-name="DefaultParagraphFont" style:family="text">
      <style:text-properties fo:font-size="12pt" style:font-size-asian="12pt" style:font-size-complex="12pt"/>
    </style:style>
    <style:style style:name="P814" style:parent-style-name="Normal" style:family="paragraph">
      <style:paragraph-properties fo:text-align="justify" fo:line-height="150%"/>
      <style:text-properties fo:font-size="12pt" style:font-size-asian="12pt" style:font-size-complex="12pt" fo:language="nl" fo:country="NL"/>
    </style:style>
    <style:style style:name="P815" style:parent-style-name="Normal" style:family="paragraph">
      <style:paragraph-properties fo:text-align="justify" fo:line-height="150%"/>
      <style:text-properties fo:font-size="12pt" style:font-size-asian="12pt" style:font-size-complex="12pt"/>
    </style:style>
    <style:style style:name="P816" style:parent-style-name="Normal" style:family="paragraph">
      <style:paragraph-properties fo:text-align="justify" fo:line-height="150%"/>
      <style:text-properties fo:font-size="12pt" style:font-size-asian="12pt" style:font-size-complex="12pt"/>
    </style:style>
    <style:style style:name="P817" style:parent-style-name="Normal" style:family="paragraph">
      <style:paragraph-properties fo:text-align="justify" fo:line-height="150%"/>
      <style:text-properties fo:font-size="12pt" style:font-size-asian="12pt" style:font-size-complex="12pt"/>
    </style:style>
    <style:style style:name="P818" style:parent-style-name="Normal" style:family="paragraph">
      <style:paragraph-properties fo:text-align="justify" fo:line-height="150%"/>
      <style:text-properties fo:font-size="12pt" style:font-size-asian="12pt" style:font-size-complex="12pt"/>
    </style:style>
    <style:style style:name="P819" style:parent-style-name="Normal" style:family="paragraph">
      <style:paragraph-properties fo:text-align="justify" fo:line-height="150%"/>
      <style:text-properties fo:font-size="12pt" style:font-size-asian="12pt" style:font-size-complex="12pt"/>
    </style:style>
    <style:style style:name="P820" style:parent-style-name="Normal" style:family="paragraph">
      <style:paragraph-properties fo:text-align="justify" fo:line-height="150%"/>
      <style:text-properties fo:font-size="12pt" style:font-size-asian="12pt" style:font-size-complex="12pt"/>
    </style:style>
    <style:style style:name="P821" style:parent-style-name="Normal" style:family="paragraph">
      <style:paragraph-properties fo:text-align="justify" fo:line-height="150%"/>
      <style:text-properties fo:font-size="12pt" style:font-size-asian="12pt" style:font-size-complex="12pt"/>
    </style:style>
    <style:style style:name="P822" style:parent-style-name="Normal" style:family="paragraph">
      <style:paragraph-properties fo:text-align="justify" fo:line-height="150%"/>
      <style:text-properties fo:font-size="12pt" style:font-size-asian="12pt" style:font-size-complex="12pt"/>
    </style:style>
    <style:style style:name="P823" style:parent-style-name="Normal" style:family="paragraph">
      <style:paragraph-properties fo:text-align="justify" fo:line-height="150%"/>
    </style:style>
    <style:style style:name="T824" style:parent-style-name="DefaultParagraphFont" style:family="text">
      <style:text-properties fo:font-size="12pt" style:font-size-asian="12pt" style:font-size-complex="12pt"/>
    </style:style>
    <style:style style:name="P825" style:parent-style-name="Normal" style:family="paragraph">
      <style:paragraph-properties fo:text-align="justify" fo:line-height="150%"/>
      <style:text-properties fo:font-size="12pt" style:font-size-asian="12pt" style:font-size-complex="12pt" fo:language="en" fo:country="US"/>
    </style:style>
    <style:style style:name="P826" style:parent-style-name="Normal" style:family="paragraph">
      <style:paragraph-properties fo:text-align="justify" fo:line-height="150%"/>
      <style:text-properties fo:font-size="12pt" style:font-size-asian="12pt" style:font-size-complex="12pt"/>
    </style:style>
    <style:style style:name="P827" style:parent-style-name="Normal" style:family="paragraph">
      <style:paragraph-properties fo:text-align="justify" fo:line-height="150%"/>
      <style:text-properties fo:font-size="12pt" style:font-size-asian="12pt" style:font-size-complex="12pt"/>
    </style:style>
    <style:style style:name="P828" style:parent-style-name="Normal" style:family="paragraph">
      <style:paragraph-properties fo:text-align="justify" fo:line-height="150%"/>
      <style:text-properties fo:font-size="12pt" style:font-size-asian="12pt" style:font-size-complex="12pt"/>
    </style:style>
    <style:style style:name="P829" style:parent-style-name="Normal" style:family="paragraph">
      <style:paragraph-properties fo:text-align="justify" fo:line-height="150%"/>
      <style:text-properties fo:font-size="12pt" style:font-size-asian="12pt" style:font-size-complex="12pt"/>
    </style:style>
    <style:style style:name="P830" style:parent-style-name="Normal" style:family="paragraph">
      <style:paragraph-properties fo:text-align="justify" fo:line-height="150%"/>
    </style:style>
    <style:style style:name="T831" style:parent-style-name="DefaultParagraphFont" style:family="text">
      <style:text-properties fo:font-size="12pt" style:font-size-asian="12pt" style:font-size-complex="12pt"/>
    </style:style>
    <style:style style:name="P832" style:parent-style-name="Normal" style:family="paragraph">
      <style:paragraph-properties fo:text-align="justify" fo:line-height="150%"/>
      <style:text-properties fo:font-size="12pt" style:font-size-asian="12pt" style:font-size-complex="12pt"/>
    </style:style>
    <style:style style:name="P833" style:parent-style-name="Normal" style:family="paragraph">
      <style:paragraph-properties fo:text-align="justify" fo:line-height="150%"/>
      <style:text-properties fo:font-size="12pt" style:font-size-asian="12pt" style:font-size-complex="12pt"/>
    </style:style>
    <style:style style:name="P834" style:parent-style-name="Normal" style:family="paragraph">
      <style:paragraph-properties fo:text-align="justify" fo:line-height="150%"/>
    </style:style>
    <style:style style:name="T835" style:parent-style-name="DefaultParagraphFont" style:family="text">
      <style:text-properties fo:font-size="12pt" style:font-size-asian="12pt" style:font-size-complex="12pt"/>
    </style:style>
    <style:style style:name="P836" style:parent-style-name="Normal" style:family="paragraph">
      <style:paragraph-properties fo:text-align="justify" fo:line-height="150%"/>
      <style:text-properties fo:font-size="12pt" style:font-size-asian="12pt" style:font-size-complex="12pt" fo:language="fr" fo:country="FR"/>
    </style:style>
    <style:style style:name="P837" style:parent-style-name="Normal" style:family="paragraph">
      <style:paragraph-properties fo:text-align="justify" fo:line-height="150%"/>
      <style:text-properties fo:font-size="12pt" style:font-size-asian="12pt" style:font-size-complex="12pt"/>
    </style:style>
    <style:style style:name="P838" style:parent-style-name="Normal" style:family="paragraph">
      <style:paragraph-properties fo:text-align="justify" fo:line-height="150%"/>
      <style:text-properties fo:font-size="12pt" style:font-size-asian="12pt" style:font-size-complex="12pt"/>
    </style:style>
    <style:style style:name="P839" style:parent-style-name="Normal" style:family="paragraph">
      <style:paragraph-properties fo:text-align="justify" fo:line-height="150%"/>
      <style:text-properties fo:font-size="12pt" style:font-size-asian="12pt" style:font-size-complex="12pt"/>
    </style:style>
    <style:style style:name="P840" style:parent-style-name="Normal" style:family="paragraph">
      <style:paragraph-properties fo:text-align="justify" fo:line-height="150%"/>
    </style:style>
    <style:style style:name="T841" style:parent-style-name="DefaultParagraphFont" style:family="text">
      <style:text-properties fo:font-size="12pt" style:font-size-asian="12pt" style:font-size-complex="12pt"/>
    </style:style>
    <style:style style:name="P842" style:parent-style-name="Normal" style:family="paragraph">
      <style:paragraph-properties fo:text-align="justify" fo:line-height="150%"/>
      <style:text-properties fo:font-size="12pt" style:font-size-asian="12pt" style:font-size-complex="12pt"/>
    </style:style>
    <style:style style:name="P843" style:parent-style-name="Normal" style:family="paragraph">
      <style:paragraph-properties fo:text-align="justify" fo:line-height="150%"/>
      <style:text-properties fo:font-size="12pt" style:font-size-asian="12pt" style:font-size-complex="12pt"/>
    </style:style>
    <style:style style:name="P844" style:parent-style-name="Normal" style:family="paragraph">
      <style:paragraph-properties fo:text-align="justify" fo:line-height="150%"/>
      <style:text-properties fo:font-size="12pt" style:font-size-asian="12pt" style:font-size-complex="12pt"/>
    </style:style>
    <style:style style:name="P845" style:parent-style-name="Normal" style:family="paragraph">
      <style:paragraph-properties fo:text-align="justify" fo:line-height="150%"/>
      <style:text-properties fo:font-size="12pt" style:font-size-asian="12pt" style:font-size-complex="12pt"/>
    </style:style>
    <style:style style:name="P846" style:parent-style-name="Normal" style:family="paragraph">
      <style:paragraph-properties fo:text-align="justify" fo:line-height="150%"/>
      <style:text-properties fo:font-size="12pt" style:font-size-asian="12pt" style:font-size-complex="12pt"/>
    </style:style>
    <style:style style:name="P847" style:parent-style-name="Normal" style:family="paragraph">
      <style:paragraph-properties fo:text-align="justify" fo:line-height="150%"/>
      <style:text-properties fo:font-size="12pt" style:font-size-asian="12pt" style:font-size-complex="12pt"/>
    </style:style>
    <style:style style:name="P848" style:parent-style-name="Normal" style:family="paragraph">
      <style:paragraph-properties fo:text-align="justify" fo:line-height="150%"/>
      <style:text-properties fo:font-size="12pt" style:font-size-asian="12pt" style:font-size-complex="12pt"/>
    </style:style>
    <style:style style:name="P849" style:parent-style-name="Normal" style:family="paragraph">
      <style:paragraph-properties fo:text-align="justify" fo:line-height="150%"/>
      <style:text-properties fo:font-size="12pt" style:font-size-asian="12pt" style:font-size-complex="12pt"/>
    </style:style>
    <style:style style:name="P850" style:parent-style-name="Normal" style:family="paragraph">
      <style:paragraph-properties fo:text-align="justify" fo:line-height="150%"/>
      <style:text-properties fo:font-size="12pt" style:font-size-asian="12pt" style:font-size-complex="12pt"/>
    </style:style>
    <style:style style:name="P851" style:parent-style-name="Normal" style:family="paragraph">
      <style:paragraph-properties fo:text-align="justify" fo:line-height="150%"/>
    </style:style>
    <style:style style:name="T852" style:parent-style-name="DefaultParagraphFont" style:family="text">
      <style:text-properties fo:font-size="12pt" style:font-size-asian="12pt" style:font-size-complex="12pt"/>
    </style:style>
    <style:style style:name="P853" style:parent-style-name="Normal" style:family="paragraph">
      <style:paragraph-properties fo:text-align="justify" fo:line-height="150%"/>
      <style:text-properties fo:font-size="12pt" style:font-size-asian="12pt" style:font-size-complex="12pt"/>
    </style:style>
    <style:style style:name="P854" style:parent-style-name="Normal" style:family="paragraph">
      <style:paragraph-properties fo:text-align="justify" fo:line-height="150%"/>
      <style:text-properties fo:font-size="12pt" style:font-size-asian="12pt" style:font-size-complex="12pt"/>
    </style:style>
    <style:style style:name="P855" style:parent-style-name="Normal" style:family="paragraph">
      <style:paragraph-properties fo:text-align="justify" fo:line-height="150%"/>
      <style:text-properties fo:font-size="12pt" style:font-size-asian="12pt" style:font-size-complex="12pt"/>
    </style:style>
    <style:style style:name="P856" style:parent-style-name="Normal" style:family="paragraph">
      <style:paragraph-properties fo:text-align="justify" fo:line-height="150%"/>
      <style:text-properties fo:font-size="12pt" style:font-size-asian="12pt" style:font-size-complex="12pt" fo:language="nl" fo:country="NL"/>
    </style:style>
    <style:style style:name="P857" style:parent-style-name="Normal" style:family="paragraph">
      <style:paragraph-properties fo:text-align="justify" fo:line-height="150%"/>
      <style:text-properties fo:font-size="12pt" style:font-size-asian="12pt" style:font-size-complex="12pt"/>
    </style:style>
    <style:style style:name="P858" style:parent-style-name="Normal" style:family="paragraph">
      <style:paragraph-properties fo:text-align="justify" fo:line-height="150%"/>
      <style:text-properties fo:font-size="12pt" style:font-size-asian="12pt" style:font-size-complex="12pt"/>
    </style:style>
    <style:style style:name="P859" style:parent-style-name="Normal" style:family="paragraph">
      <style:paragraph-properties fo:text-align="justify" fo:line-height="150%"/>
      <style:text-properties fo:font-size="12pt" style:font-size-asian="12pt" style:font-size-complex="12pt"/>
    </style:style>
    <style:style style:name="P860" style:parent-style-name="Normal" style:family="paragraph">
      <style:paragraph-properties fo:text-align="justify" fo:line-height="150%"/>
      <style:text-properties fo:font-size="12pt" style:font-size-asian="12pt" style:font-size-complex="12pt"/>
    </style:style>
    <style:style style:name="P861" style:parent-style-name="Normal" style:family="paragraph">
      <style:paragraph-properties fo:text-align="justify" fo:line-height="150%"/>
      <style:text-properties fo:font-size="12pt" style:font-size-asian="12pt" style:font-size-complex="12pt"/>
    </style:style>
    <style:style style:name="P862" style:parent-style-name="Normal" style:family="paragraph">
      <style:paragraph-properties fo:text-align="justify" fo:line-height="150%"/>
    </style:style>
    <style:style style:name="T863" style:parent-style-name="DefaultParagraphFont" style:family="text">
      <style:text-properties fo:font-size="12pt" style:font-size-asian="12pt" style:font-size-complex="12pt"/>
    </style:style>
    <style:style style:name="P864" style:parent-style-name="Normal" style:family="paragraph">
      <style:paragraph-properties fo:text-align="justify" fo:line-height="150%"/>
      <style:text-properties fo:font-size="12pt" style:font-size-asian="12pt" style:font-size-complex="12pt"/>
    </style:style>
    <style:style style:name="P865" style:parent-style-name="Normal" style:family="paragraph">
      <style:paragraph-properties fo:text-align="justify" fo:line-height="150%"/>
      <style:text-properties fo:font-size="12pt" style:font-size-asian="12pt" style:font-size-complex="12pt" fo:language="en" fo:country="US"/>
    </style:style>
    <style:style style:name="P866" style:parent-style-name="Normal" style:family="paragraph">
      <style:paragraph-properties fo:text-align="justify" fo:line-height="150%"/>
      <style:text-properties fo:font-size="12pt" style:font-size-asian="12pt" style:font-size-complex="12pt"/>
    </style:style>
    <style:style style:name="P867" style:parent-style-name="Normal" style:family="paragraph">
      <style:paragraph-properties fo:text-align="justify" fo:line-height="150%"/>
      <style:text-properties fo:font-size="12pt" style:font-size-asian="12pt" style:font-size-complex="12pt"/>
    </style:style>
    <style:style style:name="P868" style:parent-style-name="Normal" style:family="paragraph">
      <style:paragraph-properties fo:text-align="justify" fo:line-height="150%"/>
      <style:text-properties fo:font-size="12pt" style:font-size-asian="12pt" style:font-size-complex="12pt"/>
    </style:style>
    <style:style style:name="P869" style:parent-style-name="Normal" style:family="paragraph">
      <style:paragraph-properties fo:text-align="justify" fo:line-height="150%"/>
    </style:style>
    <style:style style:name="T870" style:parent-style-name="DefaultParagraphFont" style:family="text">
      <style:text-properties fo:font-size="12pt" style:font-size-asian="12pt" style:font-size-complex="12pt"/>
    </style:style>
    <style:style style:name="P871" style:parent-style-name="Normal" style:family="paragraph">
      <style:paragraph-properties fo:text-align="justify" fo:line-height="150%"/>
      <style:text-properties fo:font-size="12pt" style:font-size-asian="12pt" style:font-size-complex="12pt"/>
    </style:style>
    <style:style style:name="P872" style:parent-style-name="Normal" style:family="paragraph">
      <style:paragraph-properties fo:text-align="justify" fo:line-height="150%"/>
      <style:text-properties fo:font-size="12pt" style:font-size-asian="12pt" style:font-size-complex="12pt"/>
    </style:style>
    <style:style style:name="P873" style:parent-style-name="Normal" style:family="paragraph">
      <style:paragraph-properties fo:text-align="justify" fo:line-height="150%"/>
      <style:text-properties fo:font-size="12pt" style:font-size-asian="12pt" style:font-size-complex="12pt"/>
    </style:style>
    <style:style style:name="P874" style:parent-style-name="Normal" style:family="paragraph">
      <style:paragraph-properties fo:text-align="justify" fo:line-height="150%"/>
      <style:text-properties fo:font-size="12pt" style:font-size-asian="12pt" style:font-size-complex="12pt"/>
    </style:style>
    <style:style style:name="P875" style:parent-style-name="Normal" style:family="paragraph">
      <style:paragraph-properties fo:text-align="justify" fo:line-height="150%"/>
      <style:text-properties fo:font-size="12pt" style:font-size-asian="12pt" style:font-size-complex="12pt"/>
    </style:style>
    <style:style style:name="P876" style:parent-style-name="Normal" style:family="paragraph">
      <style:paragraph-properties fo:text-align="justify" fo:line-height="150%"/>
    </style:style>
    <style:style style:name="T877" style:parent-style-name="DefaultParagraphFont" style:family="text">
      <style:text-properties fo:font-size="12pt" style:font-size-asian="12pt" style:font-size-complex="12pt"/>
    </style:style>
    <style:style style:name="P878" style:parent-style-name="Normal" style:family="paragraph">
      <style:paragraph-properties fo:text-align="justify" fo:line-height="150%"/>
      <style:text-properties fo:font-size="12pt" style:font-size-asian="12pt" style:font-size-complex="12pt"/>
    </style:style>
    <style:style style:name="P879" style:parent-style-name="Normal" style:family="paragraph">
      <style:paragraph-properties fo:text-align="justify" fo:line-height="150%"/>
      <style:text-properties fo:font-size="12pt" style:font-size-asian="12pt" style:font-size-complex="12pt"/>
    </style:style>
    <style:style style:name="P880" style:parent-style-name="Normal" style:family="paragraph">
      <style:paragraph-properties fo:text-align="justify" fo:line-height="150%"/>
      <style:text-properties fo:font-size="12pt" style:font-size-asian="12pt" style:font-size-complex="12pt"/>
    </style:style>
    <style:style style:name="P881" style:parent-style-name="Normal" style:family="paragraph">
      <style:paragraph-properties fo:text-align="justify" fo:line-height="150%"/>
      <style:text-properties fo:font-size="12pt" style:font-size-asian="12pt" style:font-size-complex="12pt"/>
    </style:style>
    <style:style style:name="P882" style:parent-style-name="Normal" style:family="paragraph">
      <style:paragraph-properties fo:text-align="justify" fo:line-height="150%"/>
    </style:style>
    <style:style style:name="T883" style:parent-style-name="DefaultParagraphFont" style:family="text">
      <style:text-properties fo:font-size="12pt" style:font-size-asian="12pt" style:font-size-complex="12pt"/>
    </style:style>
    <style:style style:name="P884" style:parent-style-name="Normal" style:family="paragraph">
      <style:paragraph-properties fo:text-align="justify" fo:line-height="150%"/>
      <style:text-properties fo:font-size="12pt" style:font-size-asian="12pt" style:font-size-complex="12pt"/>
    </style:style>
    <style:style style:name="P885" style:parent-style-name="Normal" style:family="paragraph">
      <style:paragraph-properties fo:text-align="justify" fo:line-height="150%"/>
      <style:text-properties fo:font-size="12pt" style:font-size-asian="12pt" style:font-size-complex="12pt"/>
    </style:style>
    <style:style style:name="P886" style:parent-style-name="Normal" style:family="paragraph">
      <style:paragraph-properties fo:text-align="justify" fo:line-height="150%"/>
      <style:text-properties fo:font-size="12pt" style:font-size-asian="12pt" style:font-size-complex="12pt"/>
    </style:style>
    <style:style style:name="P887" style:parent-style-name="Normal" style:family="paragraph">
      <style:paragraph-properties fo:text-align="justify" fo:line-height="150%"/>
      <style:text-properties fo:font-size="12pt" style:font-size-asian="12pt" style:font-size-complex="12pt"/>
    </style:style>
    <style:style style:name="P888" style:parent-style-name="Normal" style:family="paragraph">
      <style:paragraph-properties fo:text-align="justify" fo:line-height="150%"/>
      <style:text-properties fo:font-size="12pt" style:font-size-asian="12pt" style:font-size-complex="12pt" fo:language="fr" fo:country="FR"/>
    </style:style>
    <style:style style:name="P889" style:parent-style-name="Normal" style:family="paragraph">
      <style:paragraph-properties fo:text-align="justify" fo:line-height="150%"/>
      <style:text-properties fo:font-size="12pt" style:font-size-asian="12pt" style:font-size-complex="12pt"/>
    </style:style>
    <style:style style:name="P890" style:parent-style-name="Normal" style:family="paragraph">
      <style:paragraph-properties fo:text-align="justify" fo:line-height="150%"/>
      <style:text-properties fo:font-size="12pt" style:font-size-asian="12pt" style:font-size-complex="12pt"/>
    </style:style>
    <style:style style:name="P891" style:parent-style-name="Normal" style:family="paragraph">
      <style:paragraph-properties fo:text-align="justify" fo:line-height="150%"/>
      <style:text-properties fo:font-size="12pt" style:font-size-asian="12pt" style:font-size-complex="12pt"/>
    </style:style>
    <style:style style:name="P892" style:parent-style-name="Normal" style:family="paragraph">
      <style:paragraph-properties fo:text-align="justify" fo:line-height="150%"/>
    </style:style>
    <style:style style:name="T893" style:parent-style-name="DefaultParagraphFont" style:family="text">
      <style:text-properties fo:font-size="12pt" style:font-size-asian="12pt" style:font-size-complex="12pt"/>
    </style:style>
    <style:style style:name="P894" style:parent-style-name="Normal" style:family="paragraph">
      <style:paragraph-properties fo:text-align="justify" fo:line-height="150%"/>
      <style:text-properties fo:font-size="12pt" style:font-size-asian="12pt" style:font-size-complex="12pt"/>
    </style:style>
    <style:style style:name="P895" style:parent-style-name="Normal" style:family="paragraph">
      <style:paragraph-properties fo:text-align="justify" fo:line-height="150%"/>
      <style:text-properties fo:font-size="12pt" style:font-size-asian="12pt" style:font-size-complex="12pt"/>
    </style:style>
    <style:style style:name="P896" style:parent-style-name="Normal" style:family="paragraph">
      <style:paragraph-properties fo:text-align="justify" fo:line-height="150%"/>
      <style:text-properties fo:font-size="12pt" style:font-size-asian="12pt" style:font-size-complex="12pt"/>
    </style:style>
    <style:style style:name="P897" style:parent-style-name="Normal" style:family="paragraph">
      <style:paragraph-properties fo:text-align="justify" fo:line-height="150%"/>
      <style:text-properties fo:font-size="12pt" style:font-size-asian="12pt" style:font-size-complex="12pt"/>
    </style:style>
    <style:style style:name="P898" style:parent-style-name="Normal" style:family="paragraph">
      <style:paragraph-properties fo:text-align="justify" fo:line-height="150%"/>
      <style:text-properties fo:font-size="12pt" style:font-size-asian="12pt" style:font-size-complex="12pt"/>
    </style:style>
    <style:style style:name="P899" style:parent-style-name="Normal" style:family="paragraph">
      <style:paragraph-properties fo:text-align="justify" fo:line-height="150%"/>
      <style:text-properties fo:font-size="12pt" style:font-size-asian="12pt" style:font-size-complex="12pt"/>
    </style:style>
    <style:style style:name="P900" style:parent-style-name="Normal" style:family="paragraph">
      <style:paragraph-properties fo:text-align="justify" fo:line-height="150%"/>
      <style:text-properties fo:font-size="12pt" style:font-size-asian="12pt" style:font-size-complex="12pt"/>
    </style:style>
    <style:style style:name="P901" style:parent-style-name="Normal" style:family="paragraph">
      <style:paragraph-properties fo:text-align="justify" fo:line-height="150%"/>
      <style:text-properties fo:font-size="12pt" style:font-size-asian="12pt" style:font-size-complex="12pt"/>
    </style:style>
    <style:style style:name="P902" style:parent-style-name="Normal" style:family="paragraph">
      <style:paragraph-properties fo:text-align="justify" fo:line-height="150%"/>
      <style:text-properties fo:font-size="12pt" style:font-size-asian="12pt" style:font-size-complex="12pt"/>
    </style:style>
    <style:style style:name="P903" style:parent-style-name="Normal" style:family="paragraph">
      <style:paragraph-properties fo:text-align="justify" fo:line-height="150%"/>
    </style:style>
    <style:style style:name="T904" style:parent-style-name="DefaultParagraphFont" style:family="text">
      <style:text-properties fo:font-size="12pt" style:font-size-asian="12pt" style:font-size-complex="12pt"/>
    </style:style>
    <style:style style:name="P905" style:parent-style-name="Normal" style:family="paragraph">
      <style:paragraph-properties fo:text-align="justify" fo:line-height="150%"/>
      <style:text-properties fo:font-size="12pt" style:font-size-asian="12pt" style:font-size-complex="12pt"/>
    </style:style>
    <style:style style:name="P906" style:parent-style-name="Normal" style:family="paragraph">
      <style:paragraph-properties fo:text-align="justify" fo:line-height="150%"/>
      <style:text-properties fo:font-size="12pt" style:font-size-asian="12pt" style:font-size-complex="12pt"/>
    </style:style>
    <style:style style:name="P907" style:parent-style-name="Normal" style:family="paragraph">
      <style:paragraph-properties fo:text-align="justify" fo:line-height="150%"/>
      <style:text-properties fo:font-size="12pt" style:font-size-asian="12pt" style:font-size-complex="12pt"/>
    </style:style>
    <style:style style:name="P908" style:parent-style-name="Normal" style:family="paragraph">
      <style:paragraph-properties fo:text-align="justify" fo:line-height="150%"/>
      <style:text-properties fo:font-size="12pt" style:font-size-asian="12pt" style:font-size-complex="12pt"/>
    </style:style>
    <style:style style:name="P909" style:parent-style-name="Normal" style:family="paragraph">
      <style:paragraph-properties fo:text-align="justify" fo:line-height="150%"/>
      <style:text-properties fo:font-size="12pt" style:font-size-asian="12pt" style:font-size-complex="12pt"/>
    </style:style>
    <style:style style:name="P910" style:parent-style-name="Normal" style:family="paragraph">
      <style:paragraph-properties fo:text-align="justify" fo:line-height="150%"/>
    </style:style>
    <style:style style:name="T911" style:parent-style-name="DefaultParagraphFont" style:family="text">
      <style:text-properties fo:font-size="12pt" style:font-size-asian="12pt" style:font-size-complex="12pt"/>
    </style:style>
    <style:style style:name="P912" style:parent-style-name="Normal" style:family="paragraph">
      <style:paragraph-properties fo:text-align="justify" fo:line-height="150%"/>
    </style:style>
    <style:style style:name="T913" style:parent-style-name="DefaultParagraphFont" style:family="text">
      <style:text-properties fo:font-size="12pt" style:font-size-asian="12pt" style:font-size-complex="12pt"/>
    </style:style>
    <style:style style:name="P914" style:parent-style-name="Normal" style:family="paragraph">
      <style:paragraph-properties fo:text-align="justify" fo:line-height="150%"/>
      <style:text-properties fo:font-size="12pt" style:font-size-asian="12pt" style:font-size-complex="12pt" fo:language="en" fo:country="US"/>
    </style:style>
    <style:style style:name="P915" style:parent-style-name="Normal" style:family="paragraph">
      <style:paragraph-properties fo:text-align="justify" fo:line-height="150%"/>
    </style:style>
    <style:style style:name="T916" style:parent-style-name="DefaultParagraphFont" style:family="text">
      <style:text-properties fo:font-size="12pt" style:font-size-asian="12pt" style:font-size-complex="12pt" fo:language="en" fo:country="US"/>
    </style:style>
    <style:style style:name="T917" style:parent-style-name="DefaultParagraphFont" style:family="text">
      <style:text-properties fo:font-size="12pt" style:font-size-asian="12pt" style:font-size-complex="12pt"/>
    </style:style>
    <style:style style:name="P918" style:parent-style-name="Normal" style:family="paragraph">
      <style:paragraph-properties fo:text-align="justify" fo:line-height="150%"/>
    </style:style>
    <style:style style:name="T919" style:parent-style-name="DefaultParagraphFont" style:family="text">
      <style:text-properties fo:font-size="12pt" style:font-size-asian="12pt" style:font-size-complex="12pt" fo:language="en" fo:country="US"/>
    </style:style>
    <style:style style:name="T920" style:parent-style-name="DefaultParagraphFont" style:family="text">
      <style:text-properties fo:font-size="12pt" style:font-size-asian="12pt" style:font-size-complex="12pt"/>
    </style:style>
    <style:style style:name="P921" style:parent-style-name="Normal" style:family="paragraph">
      <style:paragraph-properties fo:text-align="justify" fo:line-height="150%"/>
      <style:text-properties fo:font-size="12pt" style:font-size-asian="12pt" style:font-size-complex="12pt"/>
    </style:style>
    <style:style style:name="P922" style:parent-style-name="Normal" style:family="paragraph">
      <style:paragraph-properties fo:text-align="justify" fo:line-height="150%"/>
    </style:style>
    <style:style style:name="T923" style:parent-style-name="DefaultParagraphFont" style:family="text">
      <style:text-properties fo:font-size="12pt" style:font-size-asian="12pt" style:font-size-complex="12pt"/>
    </style:style>
    <style:style style:name="P924" style:parent-style-name="Normal" style:family="paragraph">
      <style:paragraph-properties fo:text-align="justify" fo:line-height="150%"/>
      <style:text-properties fo:font-size="12pt" style:font-size-asian="12pt" style:font-size-complex="12pt" fo:language="en" fo:country="US"/>
    </style:style>
    <style:style style:name="P925" style:parent-style-name="Normal" style:family="paragraph">
      <style:paragraph-properties fo:text-align="justify" fo:line-height="150%"/>
      <style:text-properties fo:font-size="12pt" style:font-size-asian="12pt" style:font-size-complex="12pt"/>
    </style:style>
    <style:style style:name="P926" style:parent-style-name="Normal" style:family="paragraph">
      <style:paragraph-properties fo:text-align="justify" fo:line-height="150%"/>
      <style:text-properties fo:font-size="12pt" style:font-size-asian="12pt" style:font-size-complex="12pt"/>
    </style:style>
    <style:style style:name="P927" style:parent-style-name="Normal" style:family="paragraph">
      <style:paragraph-properties fo:text-align="justify" fo:line-height="150%"/>
      <style:text-properties fo:font-size="12pt" style:font-size-asian="12pt" style:font-size-complex="12pt"/>
    </style:style>
    <style:style style:name="P928" style:parent-style-name="Normal" style:family="paragraph">
      <style:paragraph-properties fo:text-align="justify" fo:line-height="150%"/>
      <style:text-properties fo:font-size="12pt" style:font-size-asian="12pt" style:font-size-complex="12pt"/>
    </style:style>
    <style:style style:name="P929" style:parent-style-name="Normal" style:family="paragraph">
      <style:paragraph-properties fo:text-align="justify" fo:line-height="150%"/>
      <style:text-properties fo:font-size="12pt" style:font-size-asian="12pt" style:font-size-complex="12pt"/>
    </style:style>
    <style:style style:name="P930" style:parent-style-name="Normal" style:family="paragraph">
      <style:paragraph-properties fo:text-align="justify" fo:line-height="150%"/>
      <style:text-properties fo:font-size="12pt" style:font-size-asian="12pt" style:font-size-complex="12pt"/>
    </style:style>
    <style:style style:name="P931" style:parent-style-name="Normal" style:family="paragraph">
      <style:paragraph-properties fo:text-align="justify" fo:line-height="150%"/>
      <style:text-properties fo:font-size="12pt" style:font-size-asian="12pt" style:font-size-complex="12pt"/>
    </style:style>
    <style:style style:name="P932" style:parent-style-name="Normal" style:family="paragraph">
      <style:paragraph-properties fo:text-align="justify" fo:line-height="150%"/>
      <style:text-properties fo:font-size="12pt" style:font-size-asian="12pt" style:font-size-complex="12pt"/>
    </style:style>
    <style:style style:name="P933" style:parent-style-name="Normal" style:family="paragraph">
      <style:paragraph-properties fo:text-align="justify" fo:line-height="150%"/>
      <style:text-properties fo:font-size="12pt" style:font-size-asian="12pt" style:font-size-complex="12pt"/>
    </style:style>
    <style:style style:name="P934" style:parent-style-name="Normal" style:family="paragraph">
      <style:paragraph-properties fo:text-align="justify" fo:line-height="150%"/>
      <style:text-properties fo:font-size="12pt" style:font-size-asian="12pt" style:font-size-complex="12pt"/>
    </style:style>
    <style:style style:name="P935" style:parent-style-name="Normal" style:family="paragraph">
      <style:paragraph-properties fo:text-align="justify" fo:line-height="150%"/>
    </style:style>
    <style:style style:name="T936" style:parent-style-name="DefaultParagraphFont" style:family="text">
      <style:text-properties fo:font-size="12pt" style:font-size-asian="12pt" style:font-size-complex="12pt"/>
    </style:style>
    <style:style style:name="P937" style:parent-style-name="Normal" style:family="paragraph">
      <style:paragraph-properties fo:text-align="justify" fo:line-height="150%"/>
      <style:text-properties fo:font-size="12pt" style:font-size-asian="12pt" style:font-size-complex="12pt"/>
    </style:style>
    <style:style style:name="P938" style:parent-style-name="Normal" style:family="paragraph">
      <style:paragraph-properties fo:text-align="justify" fo:line-height="150%"/>
    </style:style>
    <style:style style:name="T939" style:parent-style-name="DefaultParagraphFont" style:family="text">
      <style:text-properties fo:font-size="12pt" style:font-size-asian="12pt" style:font-size-complex="12pt"/>
    </style:style>
    <style:style style:name="P940" style:parent-style-name="Normal" style:family="paragraph">
      <style:paragraph-properties fo:text-align="justify" fo:line-height="150%"/>
      <style:text-properties fo:font-size="12pt" style:font-size-asian="12pt" style:font-size-complex="12pt" fo:language="en" fo:country="US"/>
    </style:style>
    <style:style style:name="P941" style:parent-style-name="Normal" style:family="paragraph">
      <style:paragraph-properties fo:text-align="justify" fo:line-height="150%"/>
    </style:style>
    <style:style style:name="T942" style:parent-style-name="DefaultParagraphFont" style:family="text">
      <style:text-properties fo:font-size="12pt" style:font-size-asian="12pt" style:font-size-complex="12pt" fo:language="en" fo:country="US"/>
    </style:style>
    <style:style style:name="T943" style:parent-style-name="DefaultParagraphFont" style:family="text">
      <style:text-properties fo:font-size="12pt" style:font-size-asian="12pt" style:font-size-complex="12pt"/>
    </style:style>
    <style:style style:name="P944" style:parent-style-name="Normal" style:family="paragraph">
      <style:paragraph-properties fo:text-align="justify" fo:line-height="150%"/>
    </style:style>
    <style:style style:name="T945" style:parent-style-name="DefaultParagraphFont" style:family="text">
      <style:text-properties fo:font-size="12pt" style:font-size-asian="12pt" style:font-size-complex="12pt" fo:language="en" fo:country="US"/>
    </style:style>
    <style:style style:name="T946" style:parent-style-name="DefaultParagraphFont" style:family="text">
      <style:text-properties fo:font-size="12pt" style:font-size-asian="12pt" style:font-size-complex="12pt"/>
    </style:style>
    <style:style style:name="P947" style:parent-style-name="Normal" style:family="paragraph">
      <style:paragraph-properties fo:text-align="justify" fo:line-height="150%"/>
      <style:text-properties fo:font-size="12pt" style:font-size-asian="12pt" style:font-size-complex="12pt" fo:language="fr" fo:country="FR"/>
    </style:style>
    <style:style style:name="P948" style:parent-style-name="Normal" style:family="paragraph">
      <style:paragraph-properties fo:text-align="justify" fo:line-height="150%"/>
      <style:text-properties fo:font-size="12pt" style:font-size-asian="12pt" style:font-size-complex="12pt"/>
    </style:style>
    <style:style style:name="P949" style:parent-style-name="Normal" style:family="paragraph">
      <style:paragraph-properties fo:text-align="justify" fo:line-height="150%"/>
      <style:text-properties fo:font-size="12pt" style:font-size-asian="12pt" style:font-size-complex="12pt"/>
    </style:style>
    <style:style style:name="P950" style:parent-style-name="Normal" style:family="paragraph">
      <style:paragraph-properties fo:text-align="justify" fo:line-height="150%"/>
      <style:text-properties fo:font-size="12pt" style:font-size-asian="12pt" style:font-size-complex="12pt"/>
    </style:style>
    <style:style style:name="P951" style:parent-style-name="Normal" style:family="paragraph">
      <style:paragraph-properties fo:text-align="justify" fo:line-height="150%"/>
      <style:text-properties fo:font-size="12pt" style:font-size-asian="12pt" style:font-size-complex="12pt"/>
    </style:style>
    <style:style style:name="P952" style:parent-style-name="Normal" style:family="paragraph">
      <style:paragraph-properties fo:text-align="justify" fo:line-height="150%"/>
    </style:style>
    <style:style style:name="T953" style:parent-style-name="DefaultParagraphFont" style:family="text">
      <style:text-properties fo:font-size="12pt" style:font-size-asian="12pt" style:font-size-complex="12pt"/>
    </style:style>
    <style:style style:name="P954" style:parent-style-name="Normal" style:family="paragraph">
      <style:paragraph-properties fo:text-align="justify" fo:line-height="150%"/>
      <style:text-properties fo:font-size="12pt" style:font-size-asian="12pt" style:font-size-complex="12pt"/>
    </style:style>
    <style:style style:name="P955" style:parent-style-name="Normal" style:family="paragraph">
      <style:paragraph-properties fo:text-align="justify" fo:line-height="150%"/>
    </style:style>
    <style:style style:name="T956" style:parent-style-name="DefaultParagraphFont" style:family="text">
      <style:text-properties fo:font-size="12pt" style:font-size-asian="12pt" style:font-size-complex="12pt"/>
    </style:style>
    <style:style style:name="T957" style:parent-style-name="DefaultParagraphFont" style:family="text">
      <style:text-properties fo:font-size="12pt" style:font-size-asian="12pt" style:font-size-complex="12pt"/>
    </style:style>
    <style:style style:name="P958" style:parent-style-name="Normal" style:family="paragraph">
      <style:paragraph-properties fo:text-align="justify" fo:line-height="150%"/>
      <style:text-properties fo:font-size="12pt" style:font-size-asian="12pt" style:font-size-complex="12pt" fo:language="nl" fo:country="NL"/>
    </style:style>
    <style:style style:name="P959" style:parent-style-name="Normal" style:family="paragraph">
      <style:paragraph-properties fo:text-align="justify" fo:line-height="150%"/>
      <style:text-properties fo:font-size="12pt" style:font-size-asian="12pt" style:font-size-complex="12pt"/>
    </style:style>
    <style:style style:name="P960" style:parent-style-name="Normal" style:family="paragraph">
      <style:paragraph-properties fo:text-align="justify" fo:line-height="150%"/>
      <style:text-properties fo:font-size="12pt" style:font-size-asian="12pt" style:font-size-complex="12pt"/>
    </style:style>
    <style:style style:name="P961" style:parent-style-name="Normal" style:family="paragraph">
      <style:paragraph-properties fo:text-align="justify" fo:line-height="150%"/>
      <style:text-properties fo:font-size="12pt" style:font-size-asian="12pt" style:font-size-complex="12pt"/>
    </style:style>
    <style:style style:name="P962" style:parent-style-name="Normal" style:family="paragraph">
      <style:paragraph-properties fo:text-align="justify" fo:line-height="150%"/>
    </style:style>
    <style:style style:name="T963" style:parent-style-name="DefaultParagraphFont" style:family="text">
      <style:text-properties fo:font-size="12pt" style:font-size-asian="12pt" style:font-size-complex="12pt"/>
    </style:style>
    <style:style style:name="P964" style:parent-style-name="Normal" style:family="paragraph">
      <style:paragraph-properties fo:text-align="justify" fo:line-height="150%"/>
      <style:text-properties fo:font-size="12pt" style:font-size-asian="12pt" style:font-size-complex="12pt"/>
    </style:style>
    <style:style style:name="P965" style:parent-style-name="Normal" style:family="paragraph">
      <style:paragraph-properties fo:text-align="justify" fo:line-height="150%"/>
      <style:text-properties fo:font-size="12pt" style:font-size-asian="12pt" style:font-size-complex="12pt"/>
    </style:style>
    <style:style style:name="P966" style:parent-style-name="Normal" style:family="paragraph">
      <style:paragraph-properties fo:text-align="justify" fo:line-height="150%"/>
      <style:text-properties fo:font-size="12pt" style:font-size-asian="12pt" style:font-size-complex="12pt"/>
    </style:style>
    <style:style style:name="P967" style:parent-style-name="Normal" style:family="paragraph">
      <style:paragraph-properties fo:text-align="justify" fo:line-height="150%"/>
    </style:style>
    <style:style style:name="T968" style:parent-style-name="DefaultParagraphFont" style:family="text">
      <style:text-properties fo:font-size="12pt" style:font-size-asian="12pt" style:font-size-complex="12pt"/>
    </style:style>
    <style:style style:name="P969" style:parent-style-name="Normal" style:family="paragraph">
      <style:paragraph-properties fo:text-align="justify" fo:line-height="150%"/>
      <style:text-properties fo:font-size="12pt" style:font-size-asian="12pt" style:font-size-complex="12pt" fo:language="en" fo:country="US"/>
    </style:style>
    <style:style style:name="P970" style:parent-style-name="Normal" style:family="paragraph">
      <style:paragraph-properties fo:text-align="justify" fo:line-height="150%"/>
      <style:text-properties fo:font-size="12pt" style:font-size-asian="12pt" style:font-size-complex="12pt"/>
    </style:style>
    <style:style style:name="P971" style:parent-style-name="Normal" style:family="paragraph">
      <style:paragraph-properties fo:text-align="justify" fo:line-height="150%"/>
      <style:text-properties fo:font-size="12pt" style:font-size-asian="12pt" style:font-size-complex="12pt"/>
    </style:style>
    <style:style style:name="P972" style:parent-style-name="Normal" style:family="paragraph">
      <style:paragraph-properties fo:text-align="justify" fo:line-height="150%"/>
      <style:text-properties fo:font-size="12pt" style:font-size-asian="12pt" style:font-size-complex="12pt"/>
    </style:style>
    <style:style style:name="P973" style:parent-style-name="Normal" style:family="paragraph">
      <style:paragraph-properties fo:text-align="justify" fo:line-height="150%"/>
    </style:style>
    <style:style style:name="T974" style:parent-style-name="DefaultParagraphFont" style:family="text">
      <style:text-properties fo:font-size="12pt" style:font-size-asian="12pt" style:font-size-complex="12pt"/>
    </style:style>
    <style:style style:name="P975" style:parent-style-name="Normal" style:family="paragraph">
      <style:paragraph-properties fo:text-align="justify" fo:line-height="150%"/>
      <style:text-properties fo:font-size="12pt" style:font-size-asian="12pt" style:font-size-complex="12pt"/>
    </style:style>
    <style:style style:name="P976" style:parent-style-name="Normal" style:family="paragraph">
      <style:paragraph-properties fo:text-align="justify" fo:line-height="150%"/>
    </style:style>
    <style:style style:name="T977" style:parent-style-name="DefaultParagraphFont" style:family="text">
      <style:text-properties fo:font-size="12pt" style:font-size-asian="12pt" style:font-size-complex="12pt"/>
    </style:style>
    <style:style style:name="T978" style:parent-style-name="DefaultParagraphFont" style:family="text">
      <style:text-properties fo:font-size="12pt" style:font-size-asian="12pt" style:font-size-complex="12pt"/>
    </style:style>
    <style:style style:name="P979" style:parent-style-name="Normal" style:family="paragraph">
      <style:paragraph-properties fo:text-align="justify" fo:line-height="150%"/>
      <style:text-properties fo:font-size="12pt" style:font-size-asian="12pt" style:font-size-complex="12pt" fo:language="en" fo:country="US"/>
    </style:style>
    <style:style style:name="P980" style:parent-style-name="Normal" style:family="paragraph">
      <style:paragraph-properties fo:text-align="justify" fo:line-height="150%"/>
    </style:style>
    <style:style style:name="T981" style:parent-style-name="DefaultParagraphFont" style:family="text">
      <style:text-properties fo:font-size="12pt" style:font-size-asian="12pt" style:font-size-complex="12pt"/>
    </style:style>
    <style:style style:name="P982" style:parent-style-name="Normal" style:family="paragraph">
      <style:paragraph-properties fo:text-align="justify" fo:line-height="150%"/>
      <style:text-properties fo:font-size="12pt" style:font-size-asian="12pt" style:font-size-complex="12pt" fo:language="en" fo:country="US"/>
    </style:style>
    <style:style style:name="P983" style:parent-style-name="Normal" style:family="paragraph">
      <style:paragraph-properties fo:text-align="justify" fo:line-height="150%"/>
      <style:text-properties fo:font-size="12pt" style:font-size-asian="12pt" style:font-size-complex="12pt"/>
    </style:style>
    <style:style style:name="P984" style:parent-style-name="Normal" style:family="paragraph">
      <style:paragraph-properties fo:text-align="justify" fo:line-height="150%"/>
      <style:text-properties fo:font-size="12pt" style:font-size-asian="12pt" style:font-size-complex="12pt"/>
    </style:style>
    <style:style style:name="P985" style:parent-style-name="Normal" style:family="paragraph">
      <style:paragraph-properties fo:text-align="justify" fo:line-height="150%"/>
    </style:style>
    <style:style style:name="T986" style:parent-style-name="DefaultParagraphFont" style:family="text">
      <style:text-properties fo:font-size="12pt" style:font-size-asian="12pt" style:font-size-complex="12pt"/>
    </style:style>
    <style:style style:name="T987" style:parent-style-name="DefaultParagraphFont" style:family="text">
      <style:text-properties fo:font-size="12pt" style:font-size-asian="12pt" style:font-size-complex="12pt"/>
    </style:style>
    <style:style style:name="P988" style:parent-style-name="Normal" style:family="paragraph">
      <style:paragraph-properties fo:text-align="justify" fo:line-height="150%"/>
      <style:text-properties fo:font-size="12pt" style:font-size-asian="12pt" style:font-size-complex="12pt" fo:language="nl" fo:country="NL"/>
    </style:style>
    <style:style style:name="P989" style:parent-style-name="Normal" style:family="paragraph">
      <style:paragraph-properties fo:text-align="justify" fo:line-height="150%"/>
      <style:text-properties fo:font-size="12pt" style:font-size-asian="12pt" style:font-size-complex="12pt"/>
    </style:style>
    <style:style style:name="P990" style:parent-style-name="Normal" style:family="paragraph">
      <style:paragraph-properties fo:text-align="justify" fo:line-height="150%"/>
      <style:text-properties fo:font-size="12pt" style:font-size-asian="12pt" style:font-size-complex="12pt"/>
    </style:style>
    <style:style style:name="P991" style:parent-style-name="Normal" style:family="paragraph">
      <style:paragraph-properties fo:text-align="justify" fo:line-height="150%"/>
      <style:text-properties fo:font-size="12pt" style:font-size-asian="12pt" style:font-size-complex="12pt"/>
    </style:style>
    <style:style style:name="P992" style:parent-style-name="Normal" style:family="paragraph">
      <style:paragraph-properties fo:text-align="justify" fo:line-height="150%"/>
    </style:style>
    <style:style style:name="T993" style:parent-style-name="DefaultParagraphFont" style:family="text">
      <style:text-properties fo:font-size="12pt" style:font-size-asian="12pt" style:font-size-complex="12pt"/>
    </style:style>
    <style:style style:name="P994" style:parent-style-name="Normal" style:family="paragraph">
      <style:paragraph-properties fo:text-align="justify" fo:line-height="150%"/>
      <style:text-properties fo:font-size="12pt" style:font-size-asian="12pt" style:font-size-complex="12pt"/>
    </style:style>
    <style:style style:name="P995" style:parent-style-name="Normal" style:family="paragraph">
      <style:paragraph-properties fo:text-align="justify" fo:line-height="150%"/>
      <style:text-properties fo:font-size="12pt" style:font-size-asian="12pt" style:font-size-complex="12pt"/>
    </style:style>
    <style:style style:name="P996" style:parent-style-name="Normal" style:family="paragraph">
      <style:paragraph-properties fo:text-align="justify" fo:line-height="150%"/>
    </style:style>
    <style:style style:name="T997" style:parent-style-name="DefaultParagraphFont" style:family="text">
      <style:text-properties fo:font-size="12pt" style:font-size-asian="12pt" style:font-size-complex="12pt"/>
    </style:style>
    <style:style style:name="P998" style:parent-style-name="Normal" style:family="paragraph">
      <style:paragraph-properties fo:text-align="justify" fo:line-height="150%"/>
      <style:text-properties fo:font-size="12pt" style:font-size-asian="12pt" style:font-size-complex="12pt"/>
    </style:style>
    <style:style style:name="P999" style:parent-style-name="Normal" style:family="paragraph">
      <style:paragraph-properties fo:text-align="justify" fo:line-height="150%"/>
      <style:text-properties fo:font-size="12pt" style:font-size-asian="12pt" style:font-size-complex="12pt"/>
    </style:style>
    <style:style style:name="P1000" style:parent-style-name="Normal" style:family="paragraph">
      <style:paragraph-properties fo:text-align="justify" fo:line-height="150%"/>
      <style:text-properties fo:font-size="12pt" style:font-size-asian="12pt" style:font-size-complex="12pt"/>
    </style:style>
    <style:style style:name="P1001" style:parent-style-name="Normal" style:family="paragraph">
      <style:paragraph-properties fo:text-align="justify" fo:line-height="150%"/>
      <style:text-properties fo:font-size="12pt" style:font-size-asian="12pt" style:font-size-complex="12pt"/>
    </style:style>
    <style:style style:name="P1002" style:parent-style-name="Normal" style:family="paragraph">
      <style:paragraph-properties fo:text-align="justify" fo:line-height="150%"/>
      <style:text-properties fo:font-size="12pt" style:font-size-asian="12pt" style:font-size-complex="12pt"/>
    </style:style>
    <style:style style:name="P1003" style:parent-style-name="Normal" style:family="paragraph">
      <style:paragraph-properties fo:text-align="justify" fo:line-height="150%"/>
      <style:text-properties fo:font-size="12pt" style:font-size-asian="12pt" style:font-size-complex="12pt"/>
    </style:style>
    <style:style style:name="P1004" style:parent-style-name="Normal" style:family="paragraph">
      <style:paragraph-properties fo:text-align="justify" fo:line-height="150%"/>
    </style:style>
    <style:style style:name="T1005" style:parent-style-name="DefaultParagraphFont" style:family="text">
      <style:text-properties fo:font-size="12pt" style:font-size-asian="12pt" style:font-size-complex="12pt"/>
    </style:style>
    <style:style style:name="T1006" style:parent-style-name="DefaultParagraphFont" style:family="text">
      <style:text-properties fo:font-size="12pt" style:font-size-asian="12pt" style:font-size-complex="12pt"/>
    </style:style>
    <style:style style:name="P1007" style:parent-style-name="Normal" style:family="paragraph">
      <style:paragraph-properties fo:text-align="justify" fo:line-height="150%"/>
      <style:text-properties fo:font-size="12pt" style:font-size-asian="12pt" style:font-size-complex="12pt"/>
    </style:style>
    <style:style style:name="P1008" style:parent-style-name="Normal" style:family="paragraph">
      <style:paragraph-properties fo:text-align="justify" fo:line-height="150%"/>
      <style:text-properties fo:font-size="12pt" style:font-size-asian="12pt" style:font-size-complex="12pt"/>
    </style:style>
    <style:style style:name="P1009" style:parent-style-name="Normal" style:family="paragraph">
      <style:paragraph-properties fo:text-align="justify" fo:line-height="150%"/>
      <style:text-properties fo:font-size="12pt" style:font-size-asian="12pt" style:font-size-complex="12pt"/>
    </style:style>
    <style:style style:name="P1010" style:parent-style-name="Normal" style:family="paragraph">
      <style:paragraph-properties fo:text-align="justify" fo:line-height="150%"/>
      <style:text-properties fo:font-size="12pt" style:font-size-asian="12pt" style:font-size-complex="12pt"/>
    </style:style>
    <style:style style:name="P1011" style:parent-style-name="Normal" style:family="paragraph">
      <style:paragraph-properties fo:text-align="justify" fo:line-height="150%"/>
    </style:style>
    <style:style style:name="T1012" style:parent-style-name="DefaultParagraphFont" style:family="text">
      <style:text-properties fo:font-size="12pt" style:font-size-asian="12pt" style:font-size-complex="12pt"/>
    </style:style>
    <style:style style:name="P1013" style:parent-style-name="Normal" style:family="paragraph">
      <style:paragraph-properties fo:text-align="justify" fo:line-height="150%"/>
      <style:text-properties fo:font-size="12pt" style:font-size-asian="12pt" style:font-size-complex="12pt"/>
    </style:style>
    <style:style style:name="P1014" style:parent-style-name="Normal" style:family="paragraph">
      <style:paragraph-properties fo:text-align="justify" fo:line-height="150%"/>
      <style:text-properties fo:font-size="12pt" style:font-size-asian="12pt" style:font-size-complex="12pt"/>
    </style:style>
    <style:style style:name="P1015" style:parent-style-name="Normal" style:family="paragraph">
      <style:paragraph-properties fo:text-align="justify" fo:line-height="150%"/>
      <style:text-properties fo:font-size="12pt" style:font-size-asian="12pt" style:font-size-complex="12pt"/>
    </style:style>
    <style:style style:name="P1016" style:parent-style-name="Normal" style:family="paragraph">
      <style:paragraph-properties fo:text-align="justify" fo:line-height="150%"/>
      <style:text-properties fo:font-size="12pt" style:font-size-asian="12pt" style:font-size-complex="12pt"/>
    </style:style>
    <style:style style:name="P1017" style:parent-style-name="Normal" style:family="paragraph">
      <style:paragraph-properties fo:text-align="justify" fo:line-height="150%"/>
      <style:text-properties fo:font-size="12pt" style:font-size-asian="12pt" style:font-size-complex="12pt"/>
    </style:style>
    <style:style style:name="P1018" style:parent-style-name="Normal" style:family="paragraph">
      <style:paragraph-properties fo:text-align="justify" fo:line-height="150%"/>
      <style:text-properties fo:font-size="12pt" style:font-size-asian="12pt" style:font-size-complex="12pt"/>
    </style:style>
    <style:style style:name="P1019" style:parent-style-name="Normal" style:family="paragraph">
      <style:paragraph-properties fo:text-align="justify" fo:line-height="150%"/>
    </style:style>
    <style:style style:name="T1020" style:parent-style-name="DefaultParagraphFont" style:family="text">
      <style:text-properties fo:font-size="12pt" style:font-size-asian="12pt" style:font-size-complex="12pt"/>
    </style:style>
    <style:style style:name="T1021" style:parent-style-name="DefaultParagraphFont" style:family="text">
      <style:text-properties fo:font-size="12pt" style:font-size-asian="12pt" style:font-size-complex="12pt"/>
    </style:style>
    <style:style style:name="P1022" style:parent-style-name="Normal" style:family="paragraph">
      <style:paragraph-properties fo:text-align="justify" fo:line-height="150%"/>
      <style:text-properties fo:font-size="12pt" style:font-size-asian="12pt" style:font-size-complex="12pt"/>
    </style:style>
    <style:style style:name="P1023" style:parent-style-name="Normal" style:family="paragraph">
      <style:paragraph-properties fo:text-align="justify" fo:line-height="150%"/>
    </style:style>
    <style:style style:name="T1024" style:parent-style-name="DefaultParagraphFont" style:family="text">
      <style:text-properties fo:font-size="12pt" style:font-size-asian="12pt" style:font-size-complex="12pt"/>
    </style:style>
    <style:style style:name="P1025" style:parent-style-name="Normal" style:family="paragraph">
      <style:paragraph-properties fo:text-align="justify" fo:line-height="150%"/>
      <style:text-properties fo:font-size="12pt" style:font-size-asian="12pt" style:font-size-complex="12pt"/>
    </style:style>
    <style:style style:name="P1026" style:parent-style-name="Normal" style:family="paragraph">
      <style:paragraph-properties fo:text-align="justify" fo:line-height="150%"/>
      <style:text-properties fo:font-size="12pt" style:font-size-asian="12pt" style:font-size-complex="12pt"/>
    </style:style>
    <style:style style:name="P1027" style:parent-style-name="Normal" style:family="paragraph">
      <style:paragraph-properties fo:text-align="justify" fo:line-height="150%"/>
      <style:text-properties fo:font-size="12pt" style:font-size-asian="12pt" style:font-size-complex="12pt"/>
    </style:style>
    <style:style style:name="P1028" style:parent-style-name="Normal" style:family="paragraph">
      <style:paragraph-properties fo:text-align="justify" fo:line-height="150%"/>
      <style:text-properties fo:font-size="12pt" style:font-size-asian="12pt" style:font-size-complex="12pt"/>
    </style:style>
    <style:style style:name="P1029" style:parent-style-name="Normal" style:family="paragraph">
      <style:paragraph-properties fo:text-align="justify" fo:line-height="150%"/>
      <style:text-properties fo:font-size="12pt" style:font-size-asian="12pt" style:font-size-complex="12pt"/>
    </style:style>
    <style:style style:name="P1030" style:parent-style-name="Normal" style:family="paragraph">
      <style:paragraph-properties fo:text-align="justify" fo:line-height="150%"/>
      <style:text-properties fo:font-size="12pt" style:font-size-asian="12pt" style:font-size-complex="12pt"/>
    </style:style>
    <style:style style:name="P1031" style:parent-style-name="Normal" style:family="paragraph">
      <style:paragraph-properties fo:text-align="justify" fo:line-height="150%"/>
      <style:text-properties fo:font-size="12pt" style:font-size-asian="12pt" style:font-size-complex="12pt"/>
    </style:style>
    <style:style style:name="P1032" style:parent-style-name="Normal" style:family="paragraph">
      <style:paragraph-properties fo:text-align="justify" fo:line-height="150%"/>
      <style:text-properties fo:font-size="12pt" style:font-size-asian="12pt" style:font-size-complex="12pt"/>
    </style:style>
    <style:style style:name="P1033" style:parent-style-name="Normal" style:family="paragraph">
      <style:paragraph-properties fo:text-align="justify" fo:line-height="150%"/>
      <style:text-properties fo:font-size="12pt" style:font-size-asian="12pt" style:font-size-complex="12pt"/>
    </style:style>
    <style:style style:name="P1034" style:parent-style-name="Normal" style:family="paragraph">
      <style:paragraph-properties fo:text-align="justify" fo:line-height="150%"/>
      <style:text-properties fo:font-size="12pt" style:font-size-asian="12pt" style:font-size-complex="12pt"/>
    </style:style>
    <style:style style:name="P1035" style:parent-style-name="Normal" style:family="paragraph">
      <style:paragraph-properties fo:text-align="justify" fo:line-height="150%"/>
      <style:text-properties fo:font-size="12pt" style:font-size-asian="12pt" style:font-size-complex="12pt"/>
    </style:style>
    <style:style style:name="P1036" style:parent-style-name="Normal" style:family="paragraph">
      <style:paragraph-properties fo:text-align="justify" fo:line-height="150%"/>
    </style:style>
    <style:style style:name="T1037" style:parent-style-name="DefaultParagraphFont" style:family="text">
      <style:text-properties fo:font-size="12pt" style:font-size-asian="12pt" style:font-size-complex="12pt"/>
    </style:style>
    <style:style style:name="P1038" style:parent-style-name="Normal" style:family="paragraph">
      <style:paragraph-properties fo:text-align="justify" fo:line-height="150%"/>
      <style:text-properties fo:font-size="12pt" style:font-size-asian="12pt" style:font-size-complex="12pt" fo:language="fr" fo:country="FR"/>
    </style:style>
    <style:style style:name="P1039" style:parent-style-name="Normal" style:family="paragraph">
      <style:paragraph-properties fo:text-align="justify" fo:line-height="150%"/>
      <style:text-properties fo:font-size="12pt" style:font-size-asian="12pt" style:font-size-complex="12pt"/>
    </style:style>
    <style:style style:name="P1040" style:parent-style-name="Normal" style:family="paragraph">
      <style:paragraph-properties fo:text-align="justify" fo:line-height="150%"/>
      <style:text-properties fo:font-size="12pt" style:font-size-asian="12pt" style:font-size-complex="12pt"/>
    </style:style>
    <style:style style:name="P1041" style:parent-style-name="Normal" style:family="paragraph">
      <style:paragraph-properties fo:text-align="justify" fo:line-height="150%"/>
      <style:text-properties fo:font-size="12pt" style:font-size-asian="12pt" style:font-size-complex="12pt"/>
    </style:style>
    <style:style style:name="P1042" style:parent-style-name="Normal" style:family="paragraph">
      <style:paragraph-properties fo:text-align="justify" fo:line-height="150%"/>
    </style:style>
    <style:style style:name="T1043" style:parent-style-name="DefaultParagraphFont" style:family="text">
      <style:text-properties fo:font-size="12pt" style:font-size-asian="12pt" style:font-size-complex="12pt"/>
    </style:style>
    <style:style style:name="P1044" style:parent-style-name="Normal" style:family="paragraph">
      <style:paragraph-properties fo:text-align="justify" fo:line-height="150%"/>
      <style:text-properties fo:font-size="12pt" style:font-size-asian="12pt" style:font-size-complex="12pt"/>
    </style:style>
    <style:style style:name="P1045" style:parent-style-name="Normal" style:family="paragraph">
      <style:paragraph-properties fo:text-align="justify" fo:line-height="150%"/>
      <style:text-properties fo:font-size="12pt" style:font-size-asian="12pt" style:font-size-complex="12pt"/>
    </style:style>
    <style:style style:name="P1046" style:parent-style-name="Normal" style:family="paragraph">
      <style:paragraph-properties fo:text-align="justify" fo:line-height="150%"/>
      <style:text-properties fo:font-size="12pt" style:font-size-asian="12pt" style:font-size-complex="12pt"/>
    </style:style>
    <style:style style:name="P1047" style:parent-style-name="Normal" style:family="paragraph">
      <style:paragraph-properties fo:text-align="justify" fo:line-height="150%"/>
    </style:style>
    <style:style style:name="T1048" style:parent-style-name="DefaultParagraphFont" style:family="text">
      <style:text-properties fo:font-size="12pt" style:font-size-asian="12pt" style:font-size-complex="12pt"/>
    </style:style>
    <style:style style:name="P1049" style:parent-style-name="Normal" style:family="paragraph">
      <style:paragraph-properties fo:text-align="justify" fo:line-height="150%"/>
      <style:text-properties fo:font-size="12pt" style:font-size-asian="12pt" style:font-size-complex="12pt" fo:language="fr" fo:country="FR"/>
    </style:style>
    <style:style style:name="P1050" style:parent-style-name="Normal" style:family="paragraph">
      <style:paragraph-properties fo:text-align="justify" fo:line-height="150%"/>
      <style:text-properties fo:font-size="12pt" style:font-size-asian="12pt" style:font-size-complex="12pt"/>
    </style:style>
    <style:style style:name="P1051" style:parent-style-name="Normal" style:family="paragraph">
      <style:paragraph-properties fo:text-align="justify" fo:line-height="150%"/>
      <style:text-properties fo:font-size="12pt" style:font-size-asian="12pt" style:font-size-complex="12pt"/>
    </style:style>
    <style:style style:name="P1052" style:parent-style-name="Normal" style:family="paragraph">
      <style:paragraph-properties fo:text-align="justify" fo:line-height="150%"/>
      <style:text-properties fo:font-size="12pt" style:font-size-asian="12pt" style:font-size-complex="12pt"/>
    </style:style>
    <style:style style:name="P1053" style:parent-style-name="Normal" style:family="paragraph">
      <style:paragraph-properties fo:text-align="justify" fo:line-height="150%"/>
    </style:style>
    <style:style style:name="T1054" style:parent-style-name="DefaultParagraphFont" style:family="text">
      <style:text-properties fo:font-size="12pt" style:font-size-asian="12pt" style:font-size-complex="12pt"/>
    </style:style>
    <style:style style:name="T1055" style:parent-style-name="DefaultParagraphFont" style:family="text">
      <style:text-properties fo:font-size="12pt" style:font-size-asian="12pt" style:font-size-complex="12pt"/>
    </style:style>
    <style:style style:name="P1056" style:parent-style-name="Normal" style:family="paragraph">
      <style:paragraph-properties fo:text-align="justify" fo:line-height="150%"/>
      <style:text-properties fo:font-size="12pt" style:font-size-asian="12pt" style:font-size-complex="12pt"/>
    </style:style>
    <style:style style:name="P1057" style:parent-style-name="Normal" style:family="paragraph">
      <style:paragraph-properties fo:text-align="justify" fo:line-height="150%"/>
      <style:text-properties fo:font-size="12pt" style:font-size-asian="12pt" style:font-size-complex="12pt"/>
    </style:style>
    <style:style style:name="P1058" style:parent-style-name="Normal" style:family="paragraph">
      <style:paragraph-properties fo:text-align="justify" fo:line-height="150%"/>
      <style:text-properties fo:font-size="12pt" style:font-size-asian="12pt" style:font-size-complex="12pt"/>
    </style:style>
    <style:style style:name="P1059" style:parent-style-name="Normal" style:family="paragraph">
      <style:paragraph-properties fo:text-align="justify" fo:line-height="150%"/>
      <style:text-properties fo:font-size="12pt" style:font-size-asian="12pt" style:font-size-complex="12pt"/>
    </style:style>
    <style:style style:name="P1060" style:parent-style-name="Normal" style:family="paragraph">
      <style:paragraph-properties fo:text-align="justify" fo:line-height="150%"/>
      <style:text-properties fo:font-size="12pt" style:font-size-asian="12pt" style:font-size-complex="12pt"/>
    </style:style>
    <style:style style:name="P1061" style:parent-style-name="Normal" style:family="paragraph">
      <style:paragraph-properties fo:text-align="justify" fo:line-height="150%"/>
      <style:text-properties fo:font-size="12pt" style:font-size-asian="12pt" style:font-size-complex="12pt"/>
    </style:style>
    <style:style style:name="P1062" style:parent-style-name="Normal" style:family="paragraph">
      <style:paragraph-properties fo:text-align="justify" fo:line-height="150%"/>
      <style:text-properties fo:font-size="12pt" style:font-size-asian="12pt" style:font-size-complex="12pt"/>
    </style:style>
    <style:style style:name="P1063" style:parent-style-name="Normal" style:family="paragraph">
      <style:paragraph-properties fo:text-align="justify" fo:line-height="150%"/>
      <style:text-properties fo:font-size="12pt" style:font-size-asian="12pt" style:font-size-complex="12pt"/>
    </style:style>
    <style:style style:name="P1064" style:parent-style-name="Normal" style:family="paragraph">
      <style:paragraph-properties fo:text-align="justify" fo:line-height="150%"/>
    </style:style>
    <style:style style:name="T1065" style:parent-style-name="DefaultParagraphFont" style:family="text">
      <style:text-properties fo:font-size="12pt" style:font-size-asian="12pt" style:font-size-complex="12pt"/>
    </style:style>
    <style:style style:name="P1066" style:parent-style-name="Normal" style:family="paragraph">
      <style:paragraph-properties fo:text-align="justify" fo:line-height="150%"/>
      <style:text-properties fo:font-size="12pt" style:font-size-asian="12pt" style:font-size-complex="12pt"/>
    </style:style>
    <style:style style:name="P1067" style:parent-style-name="Normal" style:family="paragraph">
      <style:paragraph-properties fo:text-align="justify" fo:line-height="150%"/>
      <style:text-properties fo:font-size="12pt" style:font-size-asian="12pt" style:font-size-complex="12pt"/>
    </style:style>
    <style:style style:name="P1068" style:parent-style-name="Normal" style:family="paragraph">
      <style:paragraph-properties fo:text-align="justify" fo:line-height="150%"/>
      <style:text-properties fo:font-size="12pt" style:font-size-asian="12pt" style:font-size-complex="12pt"/>
    </style:style>
    <style:style style:name="P1069" style:parent-style-name="Normal" style:family="paragraph">
      <style:paragraph-properties fo:text-align="justify" fo:line-height="150%"/>
      <style:text-properties fo:font-size="12pt" style:font-size-asian="12pt" style:font-size-complex="12pt"/>
    </style:style>
    <style:style style:name="P1070" style:parent-style-name="Normal" style:family="paragraph">
      <style:paragraph-properties fo:text-align="justify" fo:line-height="150%"/>
      <style:text-properties fo:font-size="12pt" style:font-size-asian="12pt" style:font-size-complex="12pt"/>
    </style:style>
    <style:style style:name="P1071" style:parent-style-name="Normal" style:family="paragraph">
      <style:paragraph-properties fo:text-align="justify" fo:line-height="150%"/>
      <style:text-properties fo:font-size="12pt" style:font-size-asian="12pt" style:font-size-complex="12pt"/>
    </style:style>
    <style:style style:name="P1072" style:parent-style-name="Normal" style:family="paragraph">
      <style:paragraph-properties fo:text-align="justify" fo:line-height="150%"/>
    </style:style>
    <style:style style:name="T1073" style:parent-style-name="DefaultParagraphFont" style:family="text">
      <style:text-properties fo:font-size="12pt" style:font-size-asian="12pt" style:font-size-complex="12pt"/>
    </style:style>
    <style:style style:name="P1074" style:parent-style-name="Normal" style:family="paragraph">
      <style:paragraph-properties fo:text-align="justify" fo:line-height="150%"/>
      <style:text-properties fo:font-size="12pt" style:font-size-asian="12pt" style:font-size-complex="12pt"/>
    </style:style>
    <style:style style:name="P1075" style:parent-style-name="Normal" style:family="paragraph">
      <style:paragraph-properties fo:text-align="justify" fo:line-height="150%"/>
      <style:text-properties fo:font-size="12pt" style:font-size-asian="12pt" style:font-size-complex="12pt"/>
    </style:style>
    <style:style style:name="P1076" style:parent-style-name="Normal" style:family="paragraph">
      <style:paragraph-properties fo:text-align="justify" fo:line-height="150%"/>
    </style:style>
    <style:style style:name="T1077" style:parent-style-name="DefaultParagraphFont" style:family="text">
      <style:text-properties fo:font-size="12pt" style:font-size-asian="12pt" style:font-size-complex="12pt"/>
    </style:style>
    <style:style style:name="P1078" style:parent-style-name="Normal" style:family="paragraph">
      <style:paragraph-properties fo:text-align="justify" fo:line-height="150%"/>
      <style:text-properties fo:font-size="12pt" style:font-size-asian="12pt" style:font-size-complex="12pt"/>
    </style:style>
    <style:style style:name="P1079" style:parent-style-name="Normal" style:family="paragraph">
      <style:paragraph-properties fo:text-align="justify" fo:line-height="150%"/>
    </style:style>
    <style:style style:name="T1080" style:parent-style-name="DefaultParagraphFont" style:family="text">
      <style:text-properties fo:font-size="12pt" style:font-size-asian="12pt" style:font-size-complex="12pt"/>
    </style:style>
    <style:style style:name="P1081" style:parent-style-name="Normal" style:family="paragraph">
      <style:paragraph-properties fo:text-align="justify" fo:line-height="150%"/>
      <style:text-properties fo:font-size="12pt" style:font-size-asian="12pt" style:font-size-complex="12pt"/>
    </style:style>
    <style:style style:name="P1082" style:parent-style-name="Normal" style:family="paragraph">
      <style:paragraph-properties fo:text-align="justify" fo:line-height="150%"/>
    </style:style>
    <style:style style:name="T1083" style:parent-style-name="DefaultParagraphFont" style:family="text">
      <style:text-properties fo:font-size="12pt" style:font-size-asian="12pt" style:font-size-complex="12pt"/>
    </style:style>
    <style:style style:name="P1084" style:parent-style-name="Normal" style:family="paragraph">
      <style:paragraph-properties fo:text-align="justify" fo:line-height="150%"/>
      <style:text-properties fo:font-size="12pt" style:font-size-asian="12pt" style:font-size-complex="12pt"/>
    </style:style>
    <style:style style:name="P1085" style:parent-style-name="Normal" style:family="paragraph">
      <style:paragraph-properties fo:text-align="justify" fo:line-height="150%"/>
    </style:style>
    <style:style style:name="T1086" style:parent-style-name="DefaultParagraphFont" style:family="text">
      <style:text-properties fo:font-size="12pt" style:font-size-asian="12pt" style:font-size-complex="12pt"/>
    </style:style>
    <style:style style:name="T1087" style:parent-style-name="DefaultParagraphFont" style:family="text">
      <style:text-properties fo:font-size="12pt" style:font-size-asian="12pt" style:font-size-complex="12pt"/>
    </style:style>
    <style:style style:name="P1088" style:parent-style-name="Normal" style:family="paragraph">
      <style:paragraph-properties fo:text-align="justify" fo:line-height="150%"/>
      <style:text-properties fo:font-size="12pt" style:font-size-asian="12pt" style:font-size-complex="12pt"/>
    </style:style>
    <style:style style:name="P1089" style:parent-style-name="Normal" style:family="paragraph">
      <style:paragraph-properties fo:text-align="justify" fo:line-height="150%"/>
    </style:style>
    <style:style style:name="T1090" style:parent-style-name="DefaultParagraphFont" style:family="text">
      <style:text-properties fo:font-size="12pt" style:font-size-asian="12pt" style:font-size-complex="12pt"/>
    </style:style>
    <style:style style:name="P1091" style:parent-style-name="Normal" style:family="paragraph">
      <style:paragraph-properties fo:text-align="justify" fo:line-height="150%"/>
      <style:text-properties fo:font-size="12pt" style:font-size-asian="12pt" style:font-size-complex="12pt"/>
    </style:style>
    <style:style style:name="P1092" style:parent-style-name="Normal" style:family="paragraph">
      <style:paragraph-properties fo:text-align="justify" fo:line-height="150%"/>
      <style:text-properties fo:font-size="12pt" style:font-size-asian="12pt" style:font-size-complex="12pt"/>
    </style:style>
    <style:style style:name="P1093" style:parent-style-name="Normal" style:family="paragraph">
      <style:paragraph-properties fo:text-align="justify" fo:line-height="150%"/>
      <style:text-properties fo:font-size="12pt" style:font-size-asian="12pt" style:font-size-complex="12pt"/>
    </style:style>
    <style:style style:name="P1094" style:parent-style-name="Normal" style:family="paragraph">
      <style:paragraph-properties fo:text-align="justify" fo:line-height="150%"/>
      <style:text-properties fo:font-size="12pt" style:font-size-asian="12pt" style:font-size-complex="12pt"/>
    </style:style>
    <style:style style:name="P1095" style:parent-style-name="Normal" style:family="paragraph">
      <style:paragraph-properties fo:text-align="justify" fo:line-height="150%"/>
      <style:text-properties fo:font-size="12pt" style:font-size-asian="12pt" style:font-size-complex="12pt"/>
    </style:style>
    <style:style style:name="P1096" style:parent-style-name="Normal" style:family="paragraph">
      <style:paragraph-properties fo:text-align="justify" fo:line-height="150%"/>
    </style:style>
    <style:style style:name="T1097" style:parent-style-name="DefaultParagraphFont" style:family="text">
      <style:text-properties fo:font-size="12pt" style:font-size-asian="12pt" style:font-size-complex="12pt"/>
    </style:style>
    <style:style style:name="T1098" style:parent-style-name="DefaultParagraphFont" style:family="text">
      <style:text-properties fo:font-size="12pt" style:font-size-asian="12pt" style:font-size-complex="12pt"/>
    </style:style>
    <style:style style:name="P1099" style:parent-style-name="Normal" style:family="paragraph">
      <style:paragraph-properties fo:text-align="justify" fo:line-height="150%"/>
      <style:text-properties fo:font-size="12pt" style:font-size-asian="12pt" style:font-size-complex="12pt"/>
    </style:style>
    <style:style style:name="P1100" style:parent-style-name="Normal" style:family="paragraph">
      <style:paragraph-properties fo:text-align="justify" fo:line-height="150%"/>
    </style:style>
    <style:style style:name="T1101" style:parent-style-name="DefaultParagraphFont" style:family="text">
      <style:text-properties fo:font-size="12pt" style:font-size-asian="12pt" style:font-size-complex="12pt"/>
    </style:style>
    <style:style style:name="T1102" style:parent-style-name="DefaultParagraphFont" style:family="text">
      <style:text-properties fo:font-size="12pt" style:font-size-asian="12pt" style:font-size-complex="12pt"/>
    </style:style>
    <style:style style:name="P1103" style:parent-style-name="Normal" style:family="paragraph">
      <style:paragraph-properties fo:text-align="justify" fo:line-height="150%"/>
      <style:text-properties fo:font-size="12pt" style:font-size-asian="12pt" style:font-size-complex="12pt"/>
    </style:style>
    <style:style style:name="P1104" style:parent-style-name="Normal" style:family="paragraph">
      <style:paragraph-properties fo:text-align="justify" fo:line-height="150%"/>
      <style:text-properties fo:font-size="12pt" style:font-size-asian="12pt" style:font-size-complex="12pt"/>
    </style:style>
    <style:style style:name="P1105" style:parent-style-name="Normal" style:family="paragraph">
      <style:paragraph-properties fo:text-align="justify" fo:line-height="150%"/>
      <style:text-properties fo:font-size="12pt" style:font-size-asian="12pt" style:font-size-complex="12pt"/>
    </style:style>
    <style:style style:name="P1106" style:parent-style-name="Normal" style:family="paragraph">
      <style:paragraph-properties fo:text-align="justify" fo:line-height="150%"/>
      <style:text-properties fo:font-size="12pt" style:font-size-asian="12pt" style:font-size-complex="12pt"/>
    </style:style>
    <style:style style:name="P1107" style:parent-style-name="Normal" style:family="paragraph">
      <style:paragraph-properties fo:text-align="justify" fo:line-height="150%"/>
      <style:text-properties fo:font-size="12pt" style:font-size-asian="12pt" style:font-size-complex="12pt"/>
    </style:style>
    <style:style style:name="P1108" style:parent-style-name="Normal" style:family="paragraph">
      <style:paragraph-properties fo:text-align="justify" fo:line-height="150%"/>
    </style:style>
    <style:style style:name="T1109" style:parent-style-name="DefaultParagraphFont" style:family="text">
      <style:text-properties fo:font-size="12pt" style:font-size-asian="12pt" style:font-size-complex="12pt"/>
    </style:style>
    <style:style style:name="P1110" style:parent-style-name="Normal" style:family="paragraph">
      <style:paragraph-properties fo:text-align="justify" fo:line-height="150%"/>
      <style:text-properties fo:font-size="12pt" style:font-size-asian="12pt" style:font-size-complex="12pt"/>
    </style:style>
    <style:style style:name="P1111" style:parent-style-name="Normal" style:family="paragraph">
      <style:paragraph-properties fo:text-align="justify" fo:line-height="150%"/>
    </style:style>
    <style:style style:name="T1112" style:parent-style-name="DefaultParagraphFont" style:family="text">
      <style:text-properties fo:font-size="12pt" style:font-size-asian="12pt" style:font-size-complex="12pt"/>
    </style:style>
    <style:style style:name="T1113" style:parent-style-name="DefaultParagraphFont" style:family="text">
      <style:text-properties fo:font-size="12pt" style:font-size-asian="12pt" style:font-size-complex="12pt"/>
    </style:style>
    <style:style style:name="P1114" style:parent-style-name="Normal" style:family="paragraph">
      <style:paragraph-properties fo:text-align="justify" fo:line-height="150%"/>
      <style:text-properties fo:font-size="12pt" style:font-size-asian="12pt" style:font-size-complex="12pt"/>
    </style:style>
    <style:style style:name="P1115" style:parent-style-name="Normal" style:family="paragraph">
      <style:paragraph-properties fo:text-align="justify" fo:line-height="150%"/>
      <style:text-properties fo:font-size="12pt" style:font-size-asian="12pt" style:font-size-complex="12pt"/>
    </style:style>
    <style:style style:name="P1116" style:parent-style-name="Normal" style:family="paragraph">
      <style:paragraph-properties fo:text-align="justify" fo:line-height="150%"/>
      <style:text-properties fo:font-size="12pt" style:font-size-asian="12pt" style:font-size-complex="12pt"/>
    </style:style>
    <style:style style:name="P1117" style:parent-style-name="Normal" style:family="paragraph">
      <style:paragraph-properties fo:text-align="justify" fo:line-height="150%"/>
      <style:text-properties fo:font-size="12pt" style:font-size-asian="12pt" style:font-size-complex="12pt"/>
    </style:style>
    <style:style style:name="P1118" style:parent-style-name="Normal" style:family="paragraph">
      <style:paragraph-properties fo:text-align="justify" fo:line-height="150%"/>
    </style:style>
    <style:style style:name="T1119" style:parent-style-name="DefaultParagraphFont" style:family="text">
      <style:text-properties fo:font-size="12pt" style:font-size-asian="12pt" style:font-size-complex="12pt"/>
    </style:style>
    <style:style style:name="P1120" style:parent-style-name="Normal" style:family="paragraph">
      <style:paragraph-properties fo:text-align="justify" fo:line-height="150%"/>
      <style:text-properties fo:font-size="12pt" style:font-size-asian="12pt" style:font-size-complex="12pt"/>
    </style:style>
    <style:style style:name="P1121" style:parent-style-name="Normal" style:family="paragraph">
      <style:paragraph-properties fo:text-align="justify" fo:line-height="150%"/>
    </style:style>
    <style:style style:name="T1122" style:parent-style-name="DefaultParagraphFont" style:family="text">
      <style:text-properties fo:font-size="12pt" style:font-size-asian="12pt" style:font-size-complex="12pt"/>
    </style:style>
    <style:style style:name="P1123" style:parent-style-name="Normal" style:family="paragraph">
      <style:paragraph-properties fo:text-align="justify" fo:line-height="150%"/>
      <style:text-properties fo:font-size="12pt" style:font-size-asian="12pt" style:font-size-complex="12pt" fo:language="en" fo:country="US"/>
    </style:style>
    <style:style style:name="P1124" style:parent-style-name="Normal" style:family="paragraph">
      <style:paragraph-properties fo:text-align="justify" fo:line-height="150%"/>
      <style:text-properties fo:font-size="12pt" style:font-size-asian="12pt" style:font-size-complex="12pt"/>
    </style:style>
    <style:style style:name="P1125" style:parent-style-name="Normal" style:family="paragraph">
      <style:paragraph-properties fo:text-align="justify" fo:line-height="150%"/>
      <style:text-properties fo:font-size="12pt" style:font-size-asian="12pt" style:font-size-complex="12pt"/>
    </style:style>
    <style:style style:name="P1126" style:parent-style-name="Normal" style:family="paragraph">
      <style:paragraph-properties fo:text-align="justify" fo:line-height="150%"/>
      <style:text-properties fo:font-size="12pt" style:font-size-asian="12pt" style:font-size-complex="12pt"/>
    </style:style>
    <style:style style:name="P1127" style:parent-style-name="Normal" style:family="paragraph">
      <style:paragraph-properties fo:text-align="justify" fo:line-height="150%"/>
      <style:text-properties fo:font-size="12pt" style:font-size-asian="12pt" style:font-size-complex="12pt"/>
    </style:style>
    <style:style style:name="P1128" style:parent-style-name="Normal" style:family="paragraph">
      <style:paragraph-properties fo:text-align="justify" fo:line-height="150%"/>
    </style:style>
    <style:style style:name="T1129" style:parent-style-name="DefaultParagraphFont" style:family="text">
      <style:text-properties fo:font-size="12pt" style:font-size-asian="12pt" style:font-size-complex="12pt"/>
    </style:style>
    <style:style style:name="P1130" style:parent-style-name="Normal" style:family="paragraph">
      <style:paragraph-properties fo:text-align="justify" fo:line-height="150%"/>
      <style:text-properties fo:font-size="12pt" style:font-size-asian="12pt" style:font-size-complex="12pt"/>
    </style:style>
    <style:style style:name="P1131" style:parent-style-name="Normal" style:family="paragraph">
      <style:paragraph-properties fo:text-align="justify" fo:line-height="150%"/>
      <style:text-properties fo:font-size="12pt" style:font-size-asian="12pt" style:font-size-complex="12pt"/>
    </style:style>
    <style:style style:name="P1132" style:parent-style-name="Normal" style:family="paragraph">
      <style:paragraph-properties fo:text-align="justify" fo:line-height="150%"/>
      <style:text-properties fo:font-size="12pt" style:font-size-asian="12pt" style:font-size-complex="12pt" fo:language="en" fo:country="US"/>
    </style:style>
    <style:style style:name="P1133" style:parent-style-name="Normal" style:family="paragraph">
      <style:paragraph-properties fo:text-align="justify" fo:line-height="150%"/>
      <style:text-properties fo:font-size="12pt" style:font-size-asian="12pt" style:font-size-complex="12pt"/>
    </style:style>
    <style:style style:name="P1134" style:parent-style-name="Normal" style:family="paragraph">
      <style:paragraph-properties fo:text-align="justify" fo:line-height="150%"/>
      <style:text-properties fo:font-size="12pt" style:font-size-asian="12pt" style:font-size-complex="12pt"/>
    </style:style>
    <style:style style:name="P1135" style:parent-style-name="Normal" style:family="paragraph">
      <style:paragraph-properties fo:text-align="justify" fo:line-height="150%"/>
      <style:text-properties fo:font-size="12pt" style:font-size-asian="12pt" style:font-size-complex="12pt"/>
    </style:style>
    <style:style style:name="P1136" style:parent-style-name="Normal" style:family="paragraph">
      <style:paragraph-properties fo:text-align="justify" fo:line-height="150%"/>
      <style:text-properties fo:font-size="12pt" style:font-size-asian="12pt" style:font-size-complex="12pt"/>
    </style:style>
    <style:style style:name="P1137" style:parent-style-name="Normal" style:family="paragraph">
      <style:paragraph-properties fo:text-align="justify" fo:line-height="150%"/>
    </style:style>
    <style:style style:name="T1138" style:parent-style-name="DefaultParagraphFont" style:family="text">
      <style:text-properties fo:font-size="12pt" style:font-size-asian="12pt" style:font-size-complex="12pt"/>
    </style:style>
    <style:style style:name="P1139" style:parent-style-name="Normal" style:family="paragraph">
      <style:paragraph-properties fo:text-align="justify" fo:line-height="150%"/>
    </style:style>
    <style:style style:name="T1140" style:parent-style-name="DefaultParagraphFont" style:family="text">
      <style:text-properties fo:font-size="12pt" style:font-size-asian="12pt" style:font-size-complex="12pt"/>
    </style:style>
    <style:style style:name="T1141" style:parent-style-name="DefaultParagraphFont" style:family="text">
      <style:text-properties fo:font-size="12pt" style:font-size-asian="12pt" style:font-size-complex="12pt"/>
    </style:style>
    <style:style style:name="P1142" style:parent-style-name="Normal" style:family="paragraph">
      <style:paragraph-properties fo:text-align="justify" fo:line-height="150%"/>
      <style:text-properties fo:font-size="12pt" style:font-size-asian="12pt" style:font-size-complex="12pt"/>
    </style:style>
    <style:style style:name="P1143" style:parent-style-name="Normal" style:family="paragraph">
      <style:paragraph-properties fo:text-align="justify" fo:line-height="150%"/>
      <style:text-properties fo:font-size="12pt" style:font-size-asian="12pt" style:font-size-complex="12pt"/>
    </style:style>
    <style:style style:name="P1144" style:parent-style-name="Normal" style:family="paragraph">
      <style:paragraph-properties fo:text-align="justify" fo:line-height="150%"/>
      <style:text-properties fo:font-size="12pt" style:font-size-asian="12pt" style:font-size-complex="12pt"/>
    </style:style>
    <style:style style:name="P1145" style:parent-style-name="Normal" style:family="paragraph">
      <style:paragraph-properties fo:text-align="justify" fo:line-height="150%"/>
      <style:text-properties fo:font-size="12pt" style:font-size-asian="12pt" style:font-size-complex="12pt"/>
    </style:style>
    <style:style style:name="P1146" style:parent-style-name="Normal" style:family="paragraph">
      <style:paragraph-properties fo:text-align="justify" fo:line-height="150%"/>
      <style:text-properties fo:font-size="12pt" style:font-size-asian="12pt" style:font-size-complex="12pt"/>
    </style:style>
    <style:style style:name="P1147" style:parent-style-name="Normal" style:family="paragraph">
      <style:paragraph-properties fo:text-align="justify" fo:line-height="150%"/>
    </style:style>
    <style:style style:name="T1148" style:parent-style-name="DefaultParagraphFont" style:family="text">
      <style:text-properties fo:font-size="12pt" style:font-size-asian="12pt" style:font-size-complex="12pt"/>
    </style:style>
    <style:style style:name="P1149" style:parent-style-name="Normal" style:family="paragraph">
      <style:paragraph-properties fo:text-align="justify" fo:line-height="150%"/>
      <style:text-properties fo:font-size="12pt" style:font-size-asian="12pt" style:font-size-complex="12pt"/>
    </style:style>
    <style:style style:name="P1150" style:parent-style-name="Normal" style:family="paragraph">
      <style:paragraph-properties fo:text-align="justify" fo:line-height="150%"/>
    </style:style>
    <style:style style:name="T1151" style:parent-style-name="DefaultParagraphFont" style:family="text">
      <style:text-properties fo:font-size="12pt" style:font-size-asian="12pt" style:font-size-complex="12pt"/>
    </style:style>
    <style:style style:name="P1152" style:parent-style-name="Normal" style:family="paragraph">
      <style:paragraph-properties fo:text-align="justify" fo:line-height="150%"/>
      <style:text-properties fo:font-size="12pt" style:font-size-asian="12pt" style:font-size-complex="12pt"/>
    </style:style>
    <style:style style:name="P1153" style:parent-style-name="Normal" style:family="paragraph">
      <style:paragraph-properties fo:text-align="justify" fo:line-height="150%"/>
      <style:text-properties fo:font-size="12pt" style:font-size-asian="12pt" style:font-size-complex="12pt"/>
    </style:style>
    <style:style style:name="P1154" style:parent-style-name="Normal" style:family="paragraph">
      <style:paragraph-properties fo:text-align="justify" fo:line-height="150%"/>
      <style:text-properties fo:font-size="12pt" style:font-size-asian="12pt" style:font-size-complex="12pt"/>
    </style:style>
    <style:style style:name="P1155" style:parent-style-name="Normal" style:family="paragraph">
      <style:paragraph-properties fo:text-align="justify" fo:line-height="150%"/>
      <style:text-properties fo:font-size="12pt" style:font-size-asian="12pt" style:font-size-complex="12pt"/>
    </style:style>
    <style:style style:name="P1156" style:parent-style-name="Normal" style:family="paragraph">
      <style:paragraph-properties fo:text-align="justify" fo:line-height="150%"/>
    </style:style>
    <style:style style:name="T1157" style:parent-style-name="DefaultParagraphFont" style:family="text">
      <style:text-properties fo:font-size="12pt" style:font-size-asian="12pt" style:font-size-complex="12pt"/>
    </style:style>
    <style:style style:name="P1158" style:parent-style-name="Normal" style:family="paragraph">
      <style:paragraph-properties fo:text-align="justify" fo:line-height="150%"/>
      <style:text-properties fo:font-size="12pt" style:font-size-asian="12pt" style:font-size-complex="12pt"/>
    </style:style>
    <style:style style:name="P1159" style:parent-style-name="Normal" style:family="paragraph">
      <style:paragraph-properties fo:text-align="justify" fo:line-height="150%"/>
      <style:text-properties fo:font-size="12pt" style:font-size-asian="12pt" style:font-size-complex="12pt"/>
    </style:style>
    <style:style style:name="P1160" style:parent-style-name="Normal" style:family="paragraph">
      <style:paragraph-properties fo:text-align="justify" fo:line-height="150%"/>
      <style:text-properties fo:font-size="12pt" style:font-size-asian="12pt" style:font-size-complex="12pt"/>
    </style:style>
    <style:style style:name="P1161" style:parent-style-name="Normal" style:family="paragraph">
      <style:paragraph-properties fo:text-align="justify" fo:line-height="150%"/>
      <style:text-properties fo:font-size="12pt" style:font-size-asian="12pt" style:font-size-complex="12pt" fo:language="fr" fo:country="FR"/>
    </style:style>
    <style:style style:name="P1162" style:parent-style-name="Normal" style:family="paragraph">
      <style:paragraph-properties fo:text-align="justify" fo:line-height="150%"/>
      <style:text-properties fo:font-size="12pt" style:font-size-asian="12pt" style:font-size-complex="12pt"/>
    </style:style>
    <style:style style:name="P1163" style:parent-style-name="Normal" style:family="paragraph">
      <style:paragraph-properties fo:text-align="justify" fo:line-height="150%"/>
      <style:text-properties fo:font-size="12pt" style:font-size-asian="12pt" style:font-size-complex="12pt"/>
    </style:style>
    <style:style style:name="P1164" style:parent-style-name="Normal" style:family="paragraph">
      <style:paragraph-properties fo:text-align="justify" fo:line-height="150%"/>
      <style:text-properties fo:font-size="12pt" style:font-size-asian="12pt" style:font-size-complex="12pt"/>
    </style:style>
    <style:style style:name="P1165" style:parent-style-name="Normal" style:family="paragraph">
      <style:paragraph-properties fo:text-align="justify" fo:line-height="150%"/>
    </style:style>
    <style:style style:name="T1166" style:parent-style-name="DefaultParagraphFont" style:family="text">
      <style:text-properties fo:font-size="12pt" style:font-size-asian="12pt" style:font-size-complex="12pt"/>
    </style:style>
    <style:style style:name="T1167" style:parent-style-name="DefaultParagraphFont" style:family="text">
      <style:text-properties fo:font-size="12pt" style:font-size-asian="12pt" style:font-size-complex="12pt"/>
    </style:style>
    <style:style style:name="P1168" style:parent-style-name="Normal" style:family="paragraph">
      <style:paragraph-properties fo:text-align="justify" fo:line-height="150%"/>
      <style:text-properties fo:font-size="12pt" style:font-size-asian="12pt" style:font-size-complex="12pt"/>
    </style:style>
    <style:style style:name="P1169" style:parent-style-name="Normal" style:family="paragraph">
      <style:paragraph-properties fo:text-align="justify" fo:line-height="150%"/>
    </style:style>
    <style:style style:name="T1170" style:parent-style-name="DefaultParagraphFont" style:family="text">
      <style:text-properties fo:font-size="12pt" style:font-size-asian="12pt" style:font-size-complex="12pt"/>
    </style:style>
    <style:style style:name="T1171" style:parent-style-name="DefaultParagraphFont" style:family="text">
      <style:text-properties fo:font-size="12pt" style:font-size-asian="12pt" style:font-size-complex="12pt"/>
    </style:style>
    <style:style style:name="P1172" style:parent-style-name="Normal" style:family="paragraph">
      <style:paragraph-properties fo:text-align="justify" fo:line-height="150%"/>
      <style:text-properties fo:font-size="12pt" style:font-size-asian="12pt" style:font-size-complex="12pt" fo:language="en" fo:country="US"/>
    </style:style>
    <style:style style:name="P1173" style:parent-style-name="Normal" style:family="paragraph">
      <style:paragraph-properties fo:text-align="justify" fo:line-height="150%"/>
      <style:text-properties fo:font-size="12pt" style:font-size-asian="12pt" style:font-size-complex="12pt"/>
    </style:style>
    <style:style style:name="P1174" style:parent-style-name="Normal" style:family="paragraph">
      <style:paragraph-properties fo:text-align="justify" fo:line-height="150%"/>
      <style:text-properties fo:font-size="12pt" style:font-size-asian="12pt" style:font-size-complex="12pt"/>
    </style:style>
    <style:style style:name="P1175" style:parent-style-name="Normal" style:family="paragraph">
      <style:paragraph-properties fo:text-align="justify" fo:line-height="150%"/>
      <style:text-properties fo:font-size="12pt" style:font-size-asian="12pt" style:font-size-complex="12pt"/>
    </style:style>
    <style:style style:name="P1176" style:parent-style-name="Normal" style:family="paragraph">
      <style:paragraph-properties fo:text-align="justify" fo:line-height="150%"/>
    </style:style>
    <style:style style:name="T1177" style:parent-style-name="DefaultParagraphFont" style:family="text">
      <style:text-properties fo:font-size="12pt" style:font-size-asian="12pt" style:font-size-complex="12pt"/>
    </style:style>
    <style:style style:name="P1178" style:parent-style-name="Normal" style:family="paragraph">
      <style:paragraph-properties fo:text-align="justify" fo:line-height="150%"/>
      <style:text-properties fo:font-size="12pt" style:font-size-asian="12pt" style:font-size-complex="12pt" fo:language="fr" fo:country="FR"/>
    </style:style>
    <style:style style:name="P1179" style:parent-style-name="Normal" style:family="paragraph">
      <style:paragraph-properties fo:text-align="justify" fo:line-height="150%"/>
      <style:text-properties fo:font-size="12pt" style:font-size-asian="12pt" style:font-size-complex="12pt"/>
    </style:style>
    <style:style style:name="P1180" style:parent-style-name="Normal" style:family="paragraph">
      <style:paragraph-properties fo:text-align="justify" fo:line-height="150%"/>
      <style:text-properties fo:font-size="12pt" style:font-size-asian="12pt" style:font-size-complex="12pt"/>
    </style:style>
    <style:style style:name="P1181" style:parent-style-name="Normal" style:family="paragraph">
      <style:paragraph-properties fo:text-align="justify" fo:line-height="150%"/>
      <style:text-properties fo:font-size="12pt" style:font-size-asian="12pt" style:font-size-complex="12pt"/>
    </style:style>
    <style:style style:name="P1182" style:parent-style-name="Normal" style:family="paragraph">
      <style:paragraph-properties fo:text-align="justify" fo:line-height="150%"/>
      <style:text-properties fo:font-size="12pt" style:font-size-asian="12pt" style:font-size-complex="12pt"/>
    </style:style>
    <style:style style:name="P1183" style:parent-style-name="Normal" style:family="paragraph">
      <style:paragraph-properties fo:text-align="justify" fo:line-height="150%"/>
      <style:text-properties fo:font-size="12pt" style:font-size-asian="12pt" style:font-size-complex="12pt" fo:language="en" fo:country="US"/>
    </style:style>
    <style:style style:name="P1184" style:parent-style-name="Normal" style:family="paragraph">
      <style:paragraph-properties fo:text-align="justify" fo:line-height="150%"/>
      <style:text-properties fo:font-size="12pt" style:font-size-asian="12pt" style:font-size-complex="12pt"/>
    </style:style>
    <style:style style:name="P1185" style:parent-style-name="Normal" style:family="paragraph">
      <style:paragraph-properties fo:text-align="justify" fo:line-height="150%"/>
      <style:text-properties fo:font-size="12pt" style:font-size-asian="12pt" style:font-size-complex="12pt"/>
    </style:style>
    <style:style style:name="P1186" style:parent-style-name="Normal" style:family="paragraph">
      <style:paragraph-properties fo:text-align="justify" fo:line-height="150%"/>
      <style:text-properties fo:font-size="12pt" style:font-size-asian="12pt" style:font-size-complex="12pt"/>
    </style:style>
    <style:style style:name="P1187" style:parent-style-name="Normal" style:family="paragraph">
      <style:paragraph-properties fo:text-align="justify" fo:line-height="150%"/>
    </style:style>
    <style:style style:name="T1188" style:parent-style-name="DefaultParagraphFont" style:family="text">
      <style:text-properties fo:font-size="12pt" style:font-size-asian="12pt" style:font-size-complex="12pt"/>
    </style:style>
    <style:style style:name="P1189" style:parent-style-name="Normal" style:family="paragraph">
      <style:paragraph-properties fo:text-align="justify" fo:line-height="150%"/>
      <style:text-properties fo:font-size="12pt" style:font-size-asian="12pt" style:font-size-complex="12pt"/>
    </style:style>
    <style:style style:name="P1190" style:parent-style-name="Normal" style:family="paragraph">
      <style:paragraph-properties fo:text-align="justify" fo:line-height="150%"/>
      <style:text-properties fo:font-size="12pt" style:font-size-asian="12pt" style:font-size-complex="12pt"/>
    </style:style>
    <style:style style:name="P1191" style:parent-style-name="Normal" style:family="paragraph">
      <style:paragraph-properties fo:text-align="justify" fo:line-height="150%"/>
      <style:text-properties fo:font-size="12pt" style:font-size-asian="12pt" style:font-size-complex="12pt"/>
    </style:style>
    <style:style style:name="P1192" style:parent-style-name="Normal" style:family="paragraph">
      <style:paragraph-properties fo:text-align="justify" fo:line-height="150%"/>
      <style:text-properties fo:font-size="12pt" style:font-size-asian="12pt" style:font-size-complex="12pt"/>
    </style:style>
    <style:style style:name="P1193" style:parent-style-name="Normal" style:family="paragraph">
      <style:paragraph-properties fo:text-align="justify" fo:line-height="150%"/>
      <style:text-properties fo:font-size="12pt" style:font-size-asian="12pt" style:font-size-complex="12pt"/>
    </style:style>
    <style:style style:name="P1194" style:parent-style-name="Normal" style:family="paragraph">
      <style:paragraph-properties fo:text-align="justify" fo:line-height="150%"/>
      <style:text-properties fo:font-size="12pt" style:font-size-asian="12pt" style:font-size-complex="12pt"/>
    </style:style>
    <style:style style:name="P1195" style:parent-style-name="Normal" style:family="paragraph">
      <style:paragraph-properties fo:text-align="justify" fo:line-height="150%"/>
      <style:text-properties fo:font-size="12pt" style:font-size-asian="12pt" style:font-size-complex="12pt"/>
    </style:style>
    <style:style style:name="P1196" style:parent-style-name="Normal" style:family="paragraph">
      <style:paragraph-properties fo:text-align="justify" fo:line-height="150%"/>
      <style:text-properties fo:font-size="12pt" style:font-size-asian="12pt" style:font-size-complex="12pt"/>
    </style:style>
    <style:style style:name="P1197" style:parent-style-name="Normal" style:family="paragraph">
      <style:paragraph-properties fo:text-align="justify" fo:line-height="150%"/>
      <style:text-properties fo:font-size="12pt" style:font-size-asian="12pt" style:font-size-complex="12pt"/>
    </style:style>
    <style:style style:name="P1198" style:parent-style-name="Normal" style:family="paragraph">
      <style:paragraph-properties fo:text-align="justify" fo:line-height="150%"/>
      <style:text-properties fo:font-size="12pt" style:font-size-asian="12pt" style:font-size-complex="12pt"/>
    </style:style>
    <style:style style:name="P1199" style:parent-style-name="Normal" style:family="paragraph">
      <style:paragraph-properties fo:text-align="justify" fo:line-height="150%"/>
      <style:text-properties fo:font-size="12pt" style:font-size-asian="12pt" style:font-size-complex="12pt"/>
    </style:style>
    <style:style style:name="P1200" style:parent-style-name="Normal" style:family="paragraph">
      <style:paragraph-properties fo:text-align="justify" fo:line-height="150%"/>
      <style:text-properties fo:font-size="12pt" style:font-size-asian="12pt" style:font-size-complex="12pt"/>
    </style:style>
    <style:style style:name="P1201" style:parent-style-name="Normal" style:family="paragraph">
      <style:paragraph-properties fo:text-align="justify" fo:line-height="150%"/>
      <style:text-properties fo:font-size="12pt" style:font-size-asian="12pt" style:font-size-complex="12pt"/>
    </style:style>
    <style:style style:name="P1202" style:parent-style-name="Normal" style:family="paragraph">
      <style:paragraph-properties fo:text-align="justify" fo:line-height="150%"/>
      <style:text-properties fo:font-size="12pt" style:font-size-asian="12pt" style:font-size-complex="12pt"/>
    </style:style>
    <style:style style:name="P1203" style:parent-style-name="Normal" style:family="paragraph">
      <style:paragraph-properties fo:text-align="justify" fo:line-height="150%"/>
      <style:text-properties fo:font-size="12pt" style:font-size-asian="12pt" style:font-size-complex="12pt"/>
    </style:style>
    <style:style style:name="P1204" style:parent-style-name="Normal" style:family="paragraph">
      <style:paragraph-properties fo:text-align="justify" fo:line-height="150%"/>
      <style:text-properties fo:font-size="12pt" style:font-size-asian="12pt" style:font-size-complex="12pt"/>
    </style:style>
    <style:style style:name="P1205" style:parent-style-name="Normal" style:family="paragraph">
      <style:paragraph-properties fo:text-align="justify" fo:line-height="150%"/>
      <style:text-properties fo:font-size="12pt" style:font-size-asian="12pt" style:font-size-complex="12pt"/>
    </style:style>
    <style:style style:name="P1206" style:parent-style-name="Normal" style:family="paragraph">
      <style:paragraph-properties fo:text-align="justify" fo:line-height="150%"/>
      <style:text-properties fo:font-size="12pt" style:font-size-asian="12pt" style:font-size-complex="12pt"/>
    </style:style>
    <style:style style:name="P1207" style:parent-style-name="Normal" style:family="paragraph">
      <style:paragraph-properties fo:text-align="justify" fo:line-height="150%"/>
      <style:text-properties fo:font-size="12pt" style:font-size-asian="12pt" style:font-size-complex="12pt"/>
    </style:style>
    <style:style style:name="P1208" style:parent-style-name="Normal" style:family="paragraph">
      <style:paragraph-properties fo:text-align="justify" fo:line-height="150%"/>
    </style:style>
    <style:style style:name="T1209" style:parent-style-name="DefaultParagraphFont" style:family="text">
      <style:text-properties fo:font-size="12pt" style:font-size-asian="12pt" style:font-size-complex="12pt"/>
    </style:style>
    <style:style style:name="P1210" style:parent-style-name="Normal" style:family="paragraph">
      <style:paragraph-properties fo:text-align="justify" fo:line-height="150%"/>
      <style:text-properties fo:font-size="12pt" style:font-size-asian="12pt" style:font-size-complex="12pt"/>
    </style:style>
    <style:style style:name="P1211" style:parent-style-name="Normal" style:family="paragraph">
      <style:paragraph-properties fo:text-align="justify" fo:line-height="150%"/>
      <style:text-properties fo:font-size="12pt" style:font-size-asian="12pt" style:font-size-complex="12pt"/>
    </style:style>
    <style:style style:name="P1212" style:parent-style-name="Normal" style:family="paragraph">
      <style:paragraph-properties fo:text-align="justify" fo:line-height="150%"/>
      <style:text-properties fo:font-size="12pt" style:font-size-asian="12pt" style:font-size-complex="12pt"/>
    </style:style>
    <style:style style:name="P1213" style:parent-style-name="Normal" style:family="paragraph">
      <style:paragraph-properties fo:text-align="justify" fo:line-height="150%"/>
      <style:text-properties fo:font-size="12pt" style:font-size-asian="12pt" style:font-size-complex="12pt"/>
    </style:style>
    <style:style style:name="P1214" style:parent-style-name="Normal" style:family="paragraph">
      <style:paragraph-properties fo:text-align="justify" fo:line-height="150%"/>
      <style:text-properties fo:font-size="12pt" style:font-size-asian="12pt" style:font-size-complex="12pt"/>
    </style:style>
    <style:style style:name="P1215" style:parent-style-name="Normal" style:family="paragraph">
      <style:paragraph-properties fo:text-align="justify" fo:line-height="150%"/>
      <style:text-properties fo:font-size="12pt" style:font-size-asian="12pt" style:font-size-complex="12pt"/>
    </style:style>
    <style:style style:name="P1216" style:parent-style-name="Normal" style:family="paragraph">
      <style:paragraph-properties fo:text-align="justify" fo:line-height="150%"/>
    </style:style>
    <style:style style:name="T1217" style:parent-style-name="DefaultParagraphFont" style:family="text">
      <style:text-properties fo:font-size="12pt" style:font-size-asian="12pt" style:font-size-complex="12pt"/>
    </style:style>
    <style:style style:name="P1218" style:parent-style-name="Normal" style:family="paragraph">
      <style:paragraph-properties fo:text-align="justify" fo:line-height="150%"/>
      <style:text-properties fo:font-size="12pt" style:font-size-asian="12pt" style:font-size-complex="12pt"/>
    </style:style>
    <style:style style:name="P1219" style:parent-style-name="Normal" style:family="paragraph">
      <style:paragraph-properties fo:text-align="justify" fo:line-height="150%"/>
    </style:style>
    <style:style style:name="T1220" style:parent-style-name="DefaultParagraphFont" style:family="text">
      <style:text-properties fo:font-size="12pt" style:font-size-asian="12pt" style:font-size-complex="12pt"/>
    </style:style>
    <style:style style:name="P1221" style:parent-style-name="Normal" style:family="paragraph">
      <style:paragraph-properties fo:text-align="justify" fo:line-height="150%"/>
      <style:text-properties fo:font-size="12pt" style:font-size-asian="12pt" style:font-size-complex="12pt"/>
    </style:style>
    <style:style style:name="P1222" style:parent-style-name="Normal" style:family="paragraph">
      <style:paragraph-properties fo:text-align="justify" fo:line-height="150%"/>
      <style:text-properties fo:font-size="12pt" style:font-size-asian="12pt" style:font-size-complex="12pt"/>
    </style:style>
    <style:style style:name="P1223" style:parent-style-name="Normal" style:family="paragraph">
      <style:paragraph-properties fo:text-align="justify" fo:line-height="150%"/>
      <style:text-properties fo:font-size="12pt" style:font-size-asian="12pt" style:font-size-complex="12pt"/>
    </style:style>
    <style:style style:name="P1224" style:parent-style-name="Normal" style:family="paragraph">
      <style:paragraph-properties fo:text-align="justify" fo:line-height="150%"/>
      <style:text-properties fo:font-size="12pt" style:font-size-asian="12pt" style:font-size-complex="12pt"/>
    </style:style>
    <style:style style:name="P1225" style:parent-style-name="Normal" style:family="paragraph">
      <style:paragraph-properties fo:text-align="justify" fo:line-height="150%"/>
    </style:style>
    <style:style style:name="T1226" style:parent-style-name="DefaultParagraphFont" style:family="text">
      <style:text-properties fo:font-size="12pt" style:font-size-asian="12pt" style:font-size-complex="12pt"/>
    </style:style>
    <style:style style:name="P1227" style:parent-style-name="Normal" style:family="paragraph">
      <style:paragraph-properties fo:text-align="justify" fo:line-height="150%"/>
      <style:text-properties fo:font-size="12pt" style:font-size-asian="12pt" style:font-size-complex="12pt"/>
    </style:style>
    <style:style style:name="P1228" style:parent-style-name="Normal" style:family="paragraph">
      <style:paragraph-properties fo:text-align="justify" fo:line-height="150%"/>
      <style:text-properties fo:font-size="12pt" style:font-size-asian="12pt" style:font-size-complex="12pt"/>
    </style:style>
    <style:style style:name="P1229" style:parent-style-name="Normal" style:family="paragraph">
      <style:paragraph-properties fo:text-align="justify" fo:line-height="150%"/>
      <style:text-properties fo:font-size="12pt" style:font-size-asian="12pt" style:font-size-complex="12pt"/>
    </style:style>
    <style:style style:name="P1230" style:parent-style-name="Normal" style:family="paragraph">
      <style:paragraph-properties fo:text-align="justify" fo:line-height="150%"/>
      <style:text-properties fo:font-size="12pt" style:font-size-asian="12pt" style:font-size-complex="12pt"/>
    </style:style>
    <style:style style:name="P1231" style:parent-style-name="Normal" style:family="paragraph">
      <style:paragraph-properties fo:text-align="justify" fo:line-height="150%"/>
      <style:text-properties fo:font-size="12pt" style:font-size-asian="12pt" style:font-size-complex="12pt"/>
    </style:style>
    <style:style style:name="P1232" style:parent-style-name="Normal" style:family="paragraph">
      <style:paragraph-properties fo:text-align="justify" fo:line-height="150%"/>
      <style:text-properties fo:font-size="12pt" style:font-size-asian="12pt" style:font-size-complex="12pt"/>
    </style:style>
    <style:style style:name="P1233" style:parent-style-name="Normal" style:family="paragraph">
      <style:paragraph-properties fo:text-align="justify" fo:line-height="150%"/>
    </style:style>
    <style:style style:name="T1234" style:parent-style-name="DefaultParagraphFont" style:family="text">
      <style:text-properties fo:font-size="12pt" style:font-size-asian="12pt" style:font-size-complex="12pt"/>
    </style:style>
    <style:style style:name="P1235" style:parent-style-name="Normal" style:family="paragraph">
      <style:paragraph-properties fo:text-align="justify" fo:line-height="150%"/>
      <style:text-properties fo:font-size="12pt" style:font-size-asian="12pt" style:font-size-complex="12pt"/>
    </style:style>
    <style:style style:name="P1236" style:parent-style-name="Normal" style:family="paragraph">
      <style:paragraph-properties fo:text-align="justify" fo:line-height="150%"/>
    </style:style>
    <style:style style:name="T1237" style:parent-style-name="DefaultParagraphFont" style:family="text">
      <style:text-properties fo:font-size="12pt" style:font-size-asian="12pt" style:font-size-complex="12pt"/>
    </style:style>
    <style:style style:name="P1238" style:parent-style-name="Normal" style:family="paragraph">
      <style:paragraph-properties fo:text-align="justify" fo:line-height="150%"/>
      <style:text-properties fo:font-size="12pt" style:font-size-asian="12pt" style:font-size-complex="12pt" fo:language="nl" fo:country="NL"/>
    </style:style>
    <style:style style:name="P1239" style:parent-style-name="Normal" style:family="paragraph">
      <style:paragraph-properties fo:text-align="justify" fo:line-height="150%"/>
      <style:text-properties fo:font-size="12pt" style:font-size-asian="12pt" style:font-size-complex="12pt"/>
    </style:style>
    <style:style style:name="P1240" style:parent-style-name="Normal" style:family="paragraph">
      <style:paragraph-properties fo:text-align="justify" fo:line-height="150%"/>
      <style:text-properties fo:font-size="12pt" style:font-size-asian="12pt" style:font-size-complex="12pt"/>
    </style:style>
    <style:style style:name="P1241" style:parent-style-name="Normal" style:family="paragraph">
      <style:paragraph-properties fo:text-align="justify" fo:line-height="150%"/>
      <style:text-properties fo:font-size="12pt" style:font-size-asian="12pt" style:font-size-complex="12pt"/>
    </style:style>
    <style:style style:name="P1242" style:parent-style-name="Normal" style:family="paragraph">
      <style:paragraph-properties fo:text-align="justify" fo:line-height="150%"/>
    </style:style>
    <style:style style:name="T1243" style:parent-style-name="DefaultParagraphFont" style:family="text">
      <style:text-properties fo:font-size="12pt" style:font-size-asian="12pt" style:font-size-complex="12pt"/>
    </style:style>
    <style:style style:name="P1244" style:parent-style-name="Normal" style:family="paragraph">
      <style:paragraph-properties fo:text-align="justify" fo:line-height="150%"/>
      <style:text-properties fo:font-size="12pt" style:font-size-asian="12pt" style:font-size-complex="12pt"/>
    </style:style>
    <style:style style:name="P1245" style:parent-style-name="Normal" style:family="paragraph">
      <style:paragraph-properties fo:text-align="justify" fo:line-height="150%"/>
      <style:text-properties fo:font-size="12pt" style:font-size-asian="12pt" style:font-size-complex="12pt"/>
    </style:style>
    <style:style style:name="P1246" style:parent-style-name="Normal" style:family="paragraph">
      <style:paragraph-properties fo:text-align="justify" fo:line-height="150%"/>
      <style:text-properties fo:font-size="12pt" style:font-size-asian="12pt" style:font-size-complex="12pt"/>
    </style:style>
    <style:style style:name="P1247" style:parent-style-name="Normal" style:family="paragraph">
      <style:paragraph-properties fo:text-align="justify" fo:line-height="150%"/>
      <style:text-properties fo:font-size="12pt" style:font-size-asian="12pt" style:font-size-complex="12pt"/>
    </style:style>
    <style:style style:name="P1248" style:parent-style-name="Normal" style:family="paragraph">
      <style:paragraph-properties fo:text-align="justify" fo:line-height="150%"/>
      <style:text-properties fo:font-size="12pt" style:font-size-asian="12pt" style:font-size-complex="12pt"/>
    </style:style>
    <style:style style:name="P1249" style:parent-style-name="Normal" style:family="paragraph">
      <style:paragraph-properties fo:text-align="justify" fo:line-height="150%"/>
      <style:text-properties fo:font-size="12pt" style:font-size-asian="12pt" style:font-size-complex="12pt"/>
    </style:style>
    <style:style style:name="P1250" style:parent-style-name="Normal" style:family="paragraph">
      <style:paragraph-properties fo:text-align="justify" fo:line-height="150%"/>
    </style:style>
    <style:style style:name="T1251" style:parent-style-name="DefaultParagraphFont" style:family="text">
      <style:text-properties fo:font-size="12pt" style:font-size-asian="12pt" style:font-size-complex="12pt"/>
    </style:style>
    <style:style style:name="P1252" style:parent-style-name="Normal" style:family="paragraph">
      <style:paragraph-properties fo:text-align="justify" fo:line-height="150%"/>
      <style:text-properties fo:font-size="12pt" style:font-size-asian="12pt" style:font-size-complex="12pt"/>
    </style:style>
    <style:style style:name="P1253" style:parent-style-name="Normal" style:family="paragraph">
      <style:paragraph-properties fo:text-align="justify" fo:line-height="150%"/>
    </style:style>
    <style:style style:name="T1254" style:parent-style-name="DefaultParagraphFont" style:family="text">
      <style:text-properties fo:font-size="12pt" style:font-size-asian="12pt" style:font-size-complex="12pt"/>
    </style:style>
    <style:style style:name="T1255" style:parent-style-name="DefaultParagraphFont" style:family="text">
      <style:text-properties fo:font-size="12pt" style:font-size-asian="12pt" style:font-size-complex="12pt"/>
    </style:style>
    <style:style style:name="P1256" style:parent-style-name="Normal" style:family="paragraph">
      <style:paragraph-properties fo:text-align="justify" fo:line-height="150%"/>
      <style:text-properties fo:font-size="12pt" style:font-size-asian="12pt" style:font-size-complex="12pt" fo:language="en" fo:country="US"/>
    </style:style>
    <style:style style:name="P1257" style:parent-style-name="Normal" style:family="paragraph">
      <style:paragraph-properties fo:text-align="justify" fo:line-height="150%"/>
      <style:text-properties fo:font-size="12pt" style:font-size-asian="12pt" style:font-size-complex="12pt"/>
    </style:style>
    <style:style style:name="P1258" style:parent-style-name="Normal" style:family="paragraph">
      <style:paragraph-properties fo:text-align="justify" fo:line-height="150%"/>
      <style:text-properties fo:font-size="12pt" style:font-size-asian="12pt" style:font-size-complex="12pt"/>
    </style:style>
    <style:style style:name="P1259" style:parent-style-name="Normal" style:family="paragraph">
      <style:paragraph-properties fo:text-align="justify" fo:line-height="150%"/>
      <style:text-properties fo:font-size="12pt" style:font-size-asian="12pt" style:font-size-complex="12pt"/>
    </style:style>
    <style:style style:name="P1260" style:parent-style-name="Normal" style:family="paragraph">
      <style:paragraph-properties fo:text-align="justify" fo:line-height="150%"/>
    </style:style>
    <style:style style:name="T1261" style:parent-style-name="DefaultParagraphFont" style:family="text">
      <style:text-properties fo:font-size="12pt" style:font-size-asian="12pt" style:font-size-complex="12pt"/>
    </style:style>
    <style:style style:name="P1262" style:parent-style-name="Normal" style:family="paragraph">
      <style:paragraph-properties fo:text-align="justify" fo:line-height="150%"/>
    </style:style>
    <style:style style:name="T1263" style:parent-style-name="DefaultParagraphFont" style:family="text">
      <style:text-properties fo:font-size="12pt" style:font-size-asian="12pt" style:font-size-complex="12pt"/>
    </style:style>
    <style:style style:name="T1264" style:parent-style-name="DefaultParagraphFont" style:family="text">
      <style:text-properties fo:font-size="12pt" style:font-size-asian="12pt" style:font-size-complex="12pt"/>
    </style:style>
    <style:style style:name="P1265" style:parent-style-name="Normal" style:family="paragraph">
      <style:paragraph-properties fo:text-align="justify" fo:line-height="150%"/>
      <style:text-properties fo:font-size="12pt" style:font-size-asian="12pt" style:font-size-complex="12pt"/>
    </style:style>
    <style:style style:name="P1266" style:parent-style-name="Normal" style:family="paragraph">
      <style:paragraph-properties fo:text-align="justify" fo:line-height="150%"/>
      <style:text-properties fo:font-size="12pt" style:font-size-asian="12pt" style:font-size-complex="12pt" fo:language="nl" fo:country="NL"/>
    </style:style>
    <style:style style:name="P1267" style:parent-style-name="Normal" style:family="paragraph">
      <style:paragraph-properties fo:text-align="justify" fo:line-height="150%"/>
      <style:text-properties fo:font-size="12pt" style:font-size-asian="12pt" style:font-size-complex="12pt"/>
    </style:style>
    <style:style style:name="P1268" style:parent-style-name="Normal" style:family="paragraph">
      <style:paragraph-properties fo:text-align="justify" fo:line-height="150%"/>
      <style:text-properties fo:font-size="12pt" style:font-size-asian="12pt" style:font-size-complex="12pt"/>
    </style:style>
    <style:style style:name="P1269" style:parent-style-name="Normal" style:family="paragraph">
      <style:paragraph-properties fo:text-align="justify" fo:line-height="150%"/>
      <style:text-properties fo:font-size="12pt" style:font-size-asian="12pt" style:font-size-complex="12pt"/>
    </style:style>
    <style:style style:name="P1270" style:parent-style-name="Normal" style:family="paragraph">
      <style:paragraph-properties fo:text-align="justify" fo:line-height="150%"/>
      <style:text-properties fo:font-size="12pt" style:font-size-asian="12pt" style:font-size-complex="12pt"/>
    </style:style>
    <style:style style:name="P1271" style:parent-style-name="Normal" style:family="paragraph">
      <style:paragraph-properties fo:text-align="justify" fo:line-height="150%"/>
      <style:text-properties fo:font-size="12pt" style:font-size-asian="12pt" style:font-size-complex="12pt"/>
    </style:style>
    <style:style style:name="P1272" style:parent-style-name="Normal" style:family="paragraph">
      <style:paragraph-properties fo:text-align="justify" fo:line-height="150%"/>
    </style:style>
    <style:style style:name="T1273" style:parent-style-name="DefaultParagraphFont" style:family="text">
      <style:text-properties fo:font-size="12pt" style:font-size-asian="12pt" style:font-size-complex="12pt"/>
    </style:style>
    <style:style style:name="P1274" style:parent-style-name="Normal" style:family="paragraph">
      <style:paragraph-properties fo:text-align="justify" fo:line-height="150%"/>
      <style:text-properties fo:font-size="12pt" style:font-size-asian="12pt" style:font-size-complex="12pt"/>
    </style:style>
    <style:style style:name="P1275" style:parent-style-name="Normal" style:family="paragraph">
      <style:paragraph-properties fo:text-align="justify" fo:line-height="150%"/>
      <style:text-properties fo:font-size="12pt" style:font-size-asian="12pt" style:font-size-complex="12pt"/>
    </style:style>
    <style:style style:name="P1276" style:parent-style-name="Normal" style:family="paragraph">
      <style:paragraph-properties fo:text-align="justify" fo:line-height="150%"/>
      <style:text-properties fo:font-size="12pt" style:font-size-asian="12pt" style:font-size-complex="12pt"/>
    </style:style>
    <style:style style:name="P1277" style:parent-style-name="Normal" style:family="paragraph">
      <style:paragraph-properties fo:text-align="justify" fo:line-height="150%"/>
      <style:text-properties fo:font-size="12pt" style:font-size-asian="12pt" style:font-size-complex="12pt"/>
    </style:style>
    <style:style style:name="P1278" style:parent-style-name="Normal" style:family="paragraph">
      <style:paragraph-properties fo:text-align="justify" fo:line-height="150%"/>
    </style:style>
    <style:style style:name="T1279" style:parent-style-name="DefaultParagraphFont" style:family="text">
      <style:text-properties fo:font-size="12pt" style:font-size-asian="12pt" style:font-size-complex="12pt"/>
    </style:style>
    <style:style style:name="P1280" style:parent-style-name="Normal" style:family="paragraph">
      <style:paragraph-properties fo:text-align="justify" fo:line-height="150%"/>
      <style:text-properties fo:font-size="12pt" style:font-size-asian="12pt" style:font-size-complex="12pt"/>
    </style:style>
    <style:style style:name="P1281" style:parent-style-name="Normal" style:family="paragraph">
      <style:paragraph-properties fo:text-align="justify" fo:line-height="150%"/>
      <style:text-properties fo:font-size="12pt" style:font-size-asian="12pt" style:font-size-complex="12pt"/>
    </style:style>
    <style:style style:name="P1282" style:parent-style-name="Normal" style:family="paragraph">
      <style:paragraph-properties fo:text-align="justify" fo:line-height="150%"/>
      <style:text-properties fo:font-size="12pt" style:font-size-asian="12pt" style:font-size-complex="12pt"/>
    </style:style>
    <style:style style:name="P1283" style:parent-style-name="Normal" style:family="paragraph">
      <style:paragraph-properties fo:text-align="justify" fo:line-height="150%"/>
      <style:text-properties fo:font-size="12pt" style:font-size-asian="12pt" style:font-size-complex="12pt"/>
    </style:style>
    <style:style style:name="P1284" style:parent-style-name="Normal" style:family="paragraph">
      <style:paragraph-properties fo:text-align="justify" fo:line-height="150%"/>
      <style:text-properties fo:font-size="12pt" style:font-size-asian="12pt" style:font-size-complex="12pt"/>
    </style:style>
    <style:style style:name="P1285" style:parent-style-name="Normal" style:family="paragraph">
      <style:paragraph-properties fo:text-align="justify" fo:line-height="150%"/>
      <style:text-properties fo:font-size="12pt" style:font-size-asian="12pt" style:font-size-complex="12pt"/>
    </style:style>
    <style:style style:name="P1286" style:parent-style-name="Normal" style:family="paragraph">
      <style:paragraph-properties fo:text-align="justify" fo:line-height="150%"/>
    </style:style>
    <style:style style:name="T1287" style:parent-style-name="DefaultParagraphFont" style:family="text">
      <style:text-properties fo:font-size="12pt" style:font-size-asian="12pt" style:font-size-complex="12pt"/>
    </style:style>
    <style:style style:name="P1288" style:parent-style-name="Normal" style:family="paragraph">
      <style:paragraph-properties fo:text-align="justify" fo:line-height="150%"/>
      <style:text-properties fo:font-size="12pt" style:font-size-asian="12pt" style:font-size-complex="12pt"/>
    </style:style>
    <style:style style:name="P1289" style:parent-style-name="Normal" style:family="paragraph">
      <style:paragraph-properties fo:text-align="justify" fo:line-height="150%"/>
      <style:text-properties fo:font-size="12pt" style:font-size-asian="12pt" style:font-size-complex="12pt"/>
    </style:style>
    <style:style style:name="P1290" style:parent-style-name="Normal" style:family="paragraph">
      <style:paragraph-properties fo:text-align="justify" fo:line-height="150%"/>
      <style:text-properties fo:font-size="12pt" style:font-size-asian="12pt" style:font-size-complex="12pt" fo:language="fr" fo:country="FR"/>
    </style:style>
    <style:style style:name="P1291" style:parent-style-name="Normal" style:family="paragraph">
      <style:paragraph-properties fo:text-align="justify" fo:line-height="150%"/>
      <style:text-properties fo:font-size="12pt" style:font-size-asian="12pt" style:font-size-complex="12pt"/>
    </style:style>
    <style:style style:name="P1292" style:parent-style-name="Normal" style:family="paragraph">
      <style:paragraph-properties fo:text-align="justify" fo:line-height="150%"/>
      <style:text-properties fo:font-size="12pt" style:font-size-asian="12pt" style:font-size-complex="12pt"/>
    </style:style>
    <style:style style:name="P1293" style:parent-style-name="Normal" style:family="paragraph">
      <style:paragraph-properties fo:text-align="justify" fo:line-height="150%"/>
      <style:text-properties fo:font-size="12pt" style:font-size-asian="12pt" style:font-size-complex="12pt"/>
    </style:style>
    <style:style style:name="P1294" style:parent-style-name="Normal" style:family="paragraph">
      <style:paragraph-properties fo:text-align="justify" fo:line-height="150%"/>
    </style:style>
    <style:style style:name="T1295" style:parent-style-name="DefaultParagraphFont" style:family="text">
      <style:text-properties fo:font-size="12pt" style:font-size-asian="12pt" style:font-size-complex="12pt"/>
    </style:style>
    <style:style style:name="T1296" style:parent-style-name="DefaultParagraphFont" style:family="text">
      <style:text-properties fo:font-size="12pt" style:font-size-asian="12pt" style:font-size-complex="12pt"/>
    </style:style>
    <style:style style:name="P1297" style:parent-style-name="Normal" style:family="paragraph">
      <style:paragraph-properties fo:text-align="justify" fo:line-height="150%"/>
      <style:text-properties fo:font-size="12pt" style:font-size-asian="12pt" style:font-size-complex="12pt"/>
    </style:style>
    <style:style style:name="P1298" style:parent-style-name="Normal" style:family="paragraph">
      <style:paragraph-properties fo:text-align="justify" fo:line-height="150%"/>
      <style:text-properties fo:font-size="12pt" style:font-size-asian="12pt" style:font-size-complex="12pt"/>
    </style:style>
    <style:style style:name="P1299" style:parent-style-name="Normal" style:family="paragraph">
      <style:paragraph-properties fo:text-align="justify" fo:line-height="150%"/>
      <style:text-properties fo:font-size="12pt" style:font-size-asian="12pt" style:font-size-complex="12pt"/>
    </style:style>
    <style:style style:name="P1300" style:parent-style-name="Normal" style:family="paragraph">
      <style:paragraph-properties fo:text-align="justify" fo:line-height="150%"/>
      <style:text-properties fo:font-size="12pt" style:font-size-asian="12pt" style:font-size-complex="12pt"/>
    </style:style>
    <style:style style:name="P1301" style:parent-style-name="Normal" style:family="paragraph">
      <style:paragraph-properties fo:text-align="justify" fo:line-height="150%"/>
      <style:text-properties fo:font-size="12pt" style:font-size-asian="12pt" style:font-size-complex="12pt"/>
    </style:style>
    <style:style style:name="P1302" style:parent-style-name="Normal" style:family="paragraph">
      <style:paragraph-properties fo:text-align="justify" fo:line-height="150%"/>
      <style:text-properties fo:font-size="12pt" style:font-size-asian="12pt" style:font-size-complex="12pt"/>
    </style:style>
    <style:style style:name="P1303" style:parent-style-name="Normal" style:family="paragraph">
      <style:paragraph-properties fo:text-align="justify" fo:line-height="150%"/>
      <style:text-properties fo:font-size="12pt" style:font-size-asian="12pt" style:font-size-complex="12pt"/>
    </style:style>
    <style:style style:name="P1304" style:parent-style-name="Normal" style:family="paragraph">
      <style:paragraph-properties fo:text-align="justify" fo:line-height="150%"/>
      <style:text-properties fo:font-size="12pt" style:font-size-asian="12pt" style:font-size-complex="12pt"/>
    </style:style>
    <style:style style:name="P1305" style:parent-style-name="Normal" style:family="paragraph">
      <style:paragraph-properties fo:text-align="justify" fo:line-height="150%"/>
      <style:text-properties fo:font-size="12pt" style:font-size-asian="12pt" style:font-size-complex="12pt"/>
    </style:style>
    <style:style style:name="P1306" style:parent-style-name="Normal" style:family="paragraph">
      <style:paragraph-properties fo:text-align="justify" fo:line-height="150%"/>
    </style:style>
    <style:style style:name="T1307" style:parent-style-name="DefaultParagraphFont" style:family="text">
      <style:text-properties fo:font-size="12pt" style:font-size-asian="12pt" style:font-size-complex="12pt"/>
    </style:style>
    <style:style style:name="P1308" style:parent-style-name="Normal" style:family="paragraph">
      <style:paragraph-properties fo:text-align="justify" fo:line-height="150%"/>
    </style:style>
    <style:style style:name="T1309" style:parent-style-name="DefaultParagraphFont" style:family="text">
      <style:text-properties fo:font-size="12pt" style:font-size-asian="12pt" style:font-size-complex="12pt"/>
    </style:style>
    <style:style style:name="T1310" style:parent-style-name="DefaultParagraphFont" style:family="text">
      <style:text-properties fo:font-size="12pt" style:font-size-asian="12pt" style:font-size-complex="12pt"/>
    </style:style>
    <style:style style:name="P1311" style:parent-style-name="Normal" style:family="paragraph">
      <style:paragraph-properties fo:text-align="justify" fo:line-height="150%"/>
      <style:text-properties fo:font-size="12pt" style:font-size-asian="12pt" style:font-size-complex="12pt"/>
    </style:style>
    <style:style style:name="P1312" style:parent-style-name="Normal" style:family="paragraph">
      <style:paragraph-properties fo:text-align="justify" fo:line-height="150%"/>
      <style:text-properties fo:font-size="12pt" style:font-size-asian="12pt" style:font-size-complex="12pt"/>
    </style:style>
    <style:style style:name="P1313" style:parent-style-name="Normal" style:family="paragraph">
      <style:paragraph-properties fo:text-align="justify" fo:line-height="150%"/>
      <style:text-properties fo:font-size="12pt" style:font-size-asian="12pt" style:font-size-complex="12pt"/>
    </style:style>
    <style:style style:name="P1314" style:parent-style-name="Normal" style:family="paragraph">
      <style:paragraph-properties fo:text-align="justify" fo:line-height="150%"/>
      <style:text-properties fo:font-size="12pt" style:font-size-asian="12pt" style:font-size-complex="12pt"/>
    </style:style>
    <style:style style:name="P1315" style:parent-style-name="Normal" style:family="paragraph">
      <style:paragraph-properties fo:text-align="justify" fo:line-height="150%"/>
      <style:text-properties fo:font-size="12pt" style:font-size-asian="12pt" style:font-size-complex="12pt"/>
    </style:style>
    <style:style style:name="P1316" style:parent-style-name="Normal" style:family="paragraph">
      <style:paragraph-properties fo:text-align="justify" fo:line-height="150%"/>
      <style:text-properties fo:font-size="12pt" style:font-size-asian="12pt" style:font-size-complex="12pt"/>
    </style:style>
    <style:style style:name="P1317" style:parent-style-name="Normal" style:family="paragraph">
      <style:paragraph-properties fo:text-align="justify" fo:line-height="150%"/>
    </style:style>
    <style:style style:name="T1318" style:parent-style-name="DefaultParagraphFont" style:family="text">
      <style:text-properties fo:font-size="12pt" style:font-size-asian="12pt" style:font-size-complex="12pt"/>
    </style:style>
    <style:style style:name="P1319" style:parent-style-name="Normal" style:family="paragraph">
      <style:paragraph-properties fo:text-align="justify" fo:line-height="150%"/>
      <style:text-properties fo:font-size="12pt" style:font-size-asian="12pt" style:font-size-complex="12pt"/>
    </style:style>
    <style:style style:name="P1320" style:parent-style-name="Normal" style:family="paragraph">
      <style:paragraph-properties fo:text-align="justify" fo:line-height="150%"/>
      <style:text-properties fo:font-size="12pt" style:font-size-asian="12pt" style:font-size-complex="12pt"/>
    </style:style>
    <style:style style:name="P1321" style:parent-style-name="Normal" style:family="paragraph">
      <style:paragraph-properties fo:text-align="justify" fo:line-height="150%"/>
      <style:text-properties fo:font-size="12pt" style:font-size-asian="12pt" style:font-size-complex="12pt"/>
    </style:style>
    <style:style style:name="P1322" style:parent-style-name="Normal" style:family="paragraph">
      <style:paragraph-properties fo:text-align="justify" fo:line-height="150%"/>
      <style:text-properties fo:font-size="12pt" style:font-size-asian="12pt" style:font-size-complex="12pt"/>
    </style:style>
    <style:style style:name="P1323" style:parent-style-name="Normal" style:family="paragraph">
      <style:paragraph-properties fo:text-align="justify" fo:line-height="150%"/>
      <style:text-properties fo:font-size="12pt" style:font-size-asian="12pt" style:font-size-complex="12pt"/>
    </style:style>
    <style:style style:name="P1324" style:parent-style-name="Normal" style:family="paragraph">
      <style:paragraph-properties fo:text-align="justify" fo:line-height="150%"/>
      <style:text-properties fo:font-size="12pt" style:font-size-asian="12pt" style:font-size-complex="12pt"/>
    </style:style>
    <style:style style:name="P1325" style:parent-style-name="Normal" style:family="paragraph">
      <style:paragraph-properties fo:text-align="justify" fo:line-height="150%"/>
    </style:style>
    <style:style style:name="T1326" style:parent-style-name="DefaultParagraphFont" style:family="text">
      <style:text-properties fo:font-size="12pt" style:font-size-asian="12pt" style:font-size-complex="12pt"/>
    </style:style>
    <style:style style:name="P1327" style:parent-style-name="Normal" style:family="paragraph">
      <style:paragraph-properties fo:text-align="justify" fo:line-height="150%"/>
      <style:text-properties fo:font-size="12pt" style:font-size-asian="12pt" style:font-size-complex="12pt"/>
    </style:style>
    <style:style style:name="P1328" style:parent-style-name="Normal" style:family="paragraph">
      <style:paragraph-properties fo:text-align="justify" fo:line-height="150%"/>
      <style:text-properties fo:font-size="12pt" style:font-size-asian="12pt" style:font-size-complex="12pt"/>
    </style:style>
    <style:style style:name="P1329" style:parent-style-name="Normal" style:family="paragraph">
      <style:paragraph-properties fo:text-align="justify" fo:line-height="150%"/>
      <style:text-properties fo:font-size="12pt" style:font-size-asian="12pt" style:font-size-complex="12pt"/>
    </style:style>
    <style:style style:name="P1330" style:parent-style-name="Normal" style:family="paragraph">
      <style:paragraph-properties fo:text-align="justify" fo:line-height="150%"/>
    </style:style>
    <style:style style:name="T1331" style:parent-style-name="DefaultParagraphFont" style:family="text">
      <style:text-properties fo:font-size="12pt" style:font-size-asian="12pt" style:font-size-complex="12pt"/>
    </style:style>
    <style:style style:name="P1332" style:parent-style-name="Normal" style:family="paragraph">
      <style:paragraph-properties fo:text-align="justify" fo:line-height="150%"/>
      <style:text-properties fo:font-size="12pt" style:font-size-asian="12pt" style:font-size-complex="12pt"/>
    </style:style>
    <style:style style:name="P1333" style:parent-style-name="Normal" style:family="paragraph">
      <style:paragraph-properties fo:text-align="justify" fo:line-height="150%"/>
      <style:text-properties fo:font-size="12pt" style:font-size-asian="12pt" style:font-size-complex="12pt"/>
    </style:style>
    <style:style style:name="P1334" style:parent-style-name="Normal" style:family="paragraph">
      <style:paragraph-properties fo:text-align="justify" fo:line-height="150%"/>
      <style:text-properties fo:font-size="12pt" style:font-size-asian="12pt" style:font-size-complex="12pt"/>
    </style:style>
    <style:style style:name="P1335" style:parent-style-name="Normal" style:family="paragraph">
      <style:paragraph-properties fo:text-align="justify" fo:line-height="150%"/>
    </style:style>
    <style:style style:name="T1336" style:parent-style-name="DefaultParagraphFont" style:family="text">
      <style:text-properties fo:font-size="12pt" style:font-size-asian="12pt" style:font-size-complex="12pt"/>
    </style:style>
    <style:style style:name="P1337" style:parent-style-name="Normal" style:family="paragraph">
      <style:paragraph-properties fo:text-align="justify" fo:line-height="150%"/>
      <style:text-properties fo:font-size="12pt" style:font-size-asian="12pt" style:font-size-complex="12pt"/>
    </style:style>
    <style:style style:name="P1338" style:parent-style-name="Normal" style:family="paragraph">
      <style:paragraph-properties fo:text-align="justify" fo:line-height="150%"/>
      <style:text-properties fo:font-size="12pt" style:font-size-asian="12pt" style:font-size-complex="12pt"/>
    </style:style>
    <style:style style:name="P1339" style:parent-style-name="Normal" style:family="paragraph">
      <style:paragraph-properties fo:text-align="justify" fo:line-height="150%"/>
      <style:text-properties fo:font-size="12pt" style:font-size-asian="12pt" style:font-size-complex="12pt" fo:language="en" fo:country="US"/>
    </style:style>
    <style:style style:name="P1340" style:parent-style-name="Normal" style:family="paragraph">
      <style:paragraph-properties fo:text-align="justify" fo:line-height="150%"/>
      <style:text-properties fo:font-size="12pt" style:font-size-asian="12pt" style:font-size-complex="12pt"/>
    </style:style>
    <style:style style:name="P1341" style:parent-style-name="Normal" style:family="paragraph">
      <style:paragraph-properties fo:text-align="justify" fo:line-height="150%"/>
      <style:text-properties fo:font-size="12pt" style:font-size-asian="12pt" style:font-size-complex="12pt"/>
    </style:style>
    <style:style style:name="P1342" style:parent-style-name="Normal" style:family="paragraph">
      <style:paragraph-properties fo:text-align="justify" fo:line-height="150%"/>
      <style:text-properties fo:font-size="12pt" style:font-size-asian="12pt" style:font-size-complex="12pt"/>
    </style:style>
    <style:style style:name="P1343" style:parent-style-name="Normal" style:family="paragraph">
      <style:paragraph-properties fo:text-align="justify" fo:line-height="150%"/>
    </style:style>
    <style:style style:name="T1344" style:parent-style-name="DefaultParagraphFont" style:family="text">
      <style:text-properties fo:font-size="12pt" style:font-size-asian="12pt" style:font-size-complex="12pt"/>
    </style:style>
    <style:style style:name="P1345" style:parent-style-name="Normal" style:family="paragraph">
      <style:paragraph-properties fo:text-align="justify" fo:line-height="150%"/>
      <style:text-properties fo:font-size="12pt" style:font-size-asian="12pt" style:font-size-complex="12pt"/>
    </style:style>
    <style:style style:name="P1346" style:parent-style-name="Normal" style:family="paragraph">
      <style:paragraph-properties fo:text-align="justify" fo:line-height="150%"/>
    </style:style>
    <style:style style:name="T1347" style:parent-style-name="DefaultParagraphFont" style:family="text">
      <style:text-properties fo:font-size="12pt" style:font-size-asian="12pt" style:font-size-complex="12pt"/>
    </style:style>
    <style:style style:name="P1348" style:parent-style-name="Normal" style:family="paragraph">
      <style:paragraph-properties fo:text-align="justify" fo:line-height="150%"/>
      <style:text-properties fo:font-size="12pt" style:font-size-asian="12pt" style:font-size-complex="12pt" fo:language="fr" fo:country="FR"/>
    </style:style>
    <style:style style:name="P1349" style:parent-style-name="Normal" style:family="paragraph">
      <style:paragraph-properties fo:text-align="justify" fo:line-height="150%"/>
      <style:text-properties fo:font-size="12pt" style:font-size-asian="12pt" style:font-size-complex="12pt"/>
    </style:style>
    <style:style style:name="P1350" style:parent-style-name="Normal" style:family="paragraph">
      <style:paragraph-properties fo:text-align="justify" fo:line-height="150%"/>
      <style:text-properties fo:font-size="12pt" style:font-size-asian="12pt" style:font-size-complex="12pt"/>
    </style:style>
    <style:style style:name="P1351" style:parent-style-name="Normal" style:family="paragraph">
      <style:paragraph-properties fo:text-align="justify" fo:line-height="150%"/>
      <style:text-properties fo:font-size="12pt" style:font-size-asian="12pt" style:font-size-complex="12pt"/>
    </style:style>
    <style:style style:name="P1352" style:parent-style-name="Normal" style:family="paragraph">
      <style:paragraph-properties fo:text-align="justify" fo:line-height="150%"/>
      <style:text-properties fo:font-size="12pt" style:font-size-asian="12pt" style:font-size-complex="12pt"/>
    </style:style>
    <style:style style:name="P1353" style:parent-style-name="Normal" style:family="paragraph">
      <style:paragraph-properties fo:text-align="justify" fo:line-height="150%"/>
    </style:style>
    <style:style style:name="T1354" style:parent-style-name="DefaultParagraphFont" style:family="text">
      <style:text-properties fo:font-size="12pt" style:font-size-asian="12pt" style:font-size-complex="12pt"/>
    </style:style>
    <style:style style:name="P1355" style:parent-style-name="Normal" style:family="paragraph">
      <style:paragraph-properties fo:text-align="justify" fo:line-height="150%"/>
      <style:text-properties fo:font-size="12pt" style:font-size-asian="12pt" style:font-size-complex="12pt"/>
    </style:style>
    <style:style style:name="P1356" style:parent-style-name="Normal" style:family="paragraph">
      <style:paragraph-properties fo:text-align="justify" fo:line-height="150%"/>
    </style:style>
    <style:style style:name="T1357" style:parent-style-name="DefaultParagraphFont" style:family="text">
      <style:text-properties fo:font-size="12pt" style:font-size-asian="12pt" style:font-size-complex="12pt"/>
    </style:style>
    <style:style style:name="T1358" style:parent-style-name="DefaultParagraphFont" style:family="text">
      <style:text-properties fo:font-size="12pt" style:font-size-asian="12pt" style:font-size-complex="12pt"/>
    </style:style>
    <style:style style:name="P1359" style:parent-style-name="Normal" style:family="paragraph">
      <style:paragraph-properties fo:text-align="justify" fo:line-height="150%"/>
      <style:text-properties fo:font-size="12pt" style:font-size-asian="12pt" style:font-size-complex="12pt" fo:language="fr" fo:country="FR"/>
    </style:style>
    <style:style style:name="P1360" style:parent-style-name="Normal" style:family="paragraph">
      <style:paragraph-properties fo:text-align="justify" fo:line-height="150%"/>
      <style:text-properties fo:font-size="12pt" style:font-size-asian="12pt" style:font-size-complex="12pt"/>
    </style:style>
    <style:style style:name="P1361" style:parent-style-name="Normal" style:family="paragraph">
      <style:paragraph-properties fo:text-align="justify" fo:line-height="150%"/>
      <style:text-properties fo:font-size="12pt" style:font-size-asian="12pt" style:font-size-complex="12pt"/>
    </style:style>
    <style:style style:name="P1362" style:parent-style-name="Normal" style:family="paragraph">
      <style:paragraph-properties fo:text-align="justify" fo:line-height="150%"/>
      <style:text-properties fo:font-size="12pt" style:font-size-asian="12pt" style:font-size-complex="12pt"/>
    </style:style>
    <style:style style:name="P1363" style:parent-style-name="Normal" style:family="paragraph">
      <style:paragraph-properties fo:text-align="justify" fo:line-height="150%"/>
    </style:style>
    <style:style style:name="T1364" style:parent-style-name="DefaultParagraphFont" style:family="text">
      <style:text-properties fo:font-size="12pt" style:font-size-asian="12pt" style:font-size-complex="12pt"/>
    </style:style>
    <style:style style:name="P1365" style:parent-style-name="Normal" style:family="paragraph">
      <style:paragraph-properties fo:text-align="justify" fo:line-height="150%"/>
      <style:text-properties fo:font-size="12pt" style:font-size-asian="12pt" style:font-size-complex="12pt"/>
    </style:style>
    <style:style style:name="P1366" style:parent-style-name="Normal" style:family="paragraph">
      <style:paragraph-properties fo:text-align="justify" fo:line-height="150%"/>
    </style:style>
    <style:style style:name="T1367" style:parent-style-name="DefaultParagraphFont" style:family="text">
      <style:text-properties fo:font-size="12pt" style:font-size-asian="12pt" style:font-size-complex="12pt"/>
    </style:style>
    <style:style style:name="T1368" style:parent-style-name="DefaultParagraphFont" style:family="text">
      <style:text-properties fo:font-size="12pt" style:font-size-asian="12pt" style:font-size-complex="12pt"/>
    </style:style>
    <style:style style:name="P1369" style:parent-style-name="Normal" style:family="paragraph">
      <style:paragraph-properties fo:text-align="justify" fo:line-height="150%"/>
      <style:text-properties fo:font-size="12pt" style:font-size-asian="12pt" style:font-size-complex="12pt" fo:language="en" fo:country="US"/>
    </style:style>
    <style:style style:name="P1370" style:parent-style-name="Normal" style:family="paragraph">
      <style:paragraph-properties fo:text-align="justify" fo:line-height="150%"/>
      <style:text-properties fo:font-size="12pt" style:font-size-asian="12pt" style:font-size-complex="12pt"/>
    </style:style>
    <style:style style:name="P1371" style:parent-style-name="Normal" style:family="paragraph">
      <style:paragraph-properties fo:text-align="justify" fo:line-height="150%"/>
      <style:text-properties fo:font-size="12pt" style:font-size-asian="12pt" style:font-size-complex="12pt"/>
    </style:style>
    <style:style style:name="P1372" style:parent-style-name="Normal" style:family="paragraph">
      <style:paragraph-properties fo:text-align="justify" fo:line-height="150%"/>
      <style:text-properties fo:font-size="12pt" style:font-size-asian="12pt" style:font-size-complex="12pt"/>
    </style:style>
    <style:style style:name="P1373" style:parent-style-name="Normal" style:family="paragraph">
      <style:paragraph-properties fo:text-align="justify" fo:line-height="150%"/>
      <style:text-properties fo:font-size="12pt" style:font-size-asian="12pt" style:font-size-complex="12pt"/>
    </style:style>
    <style:style style:name="P1374" style:parent-style-name="Normal" style:family="paragraph">
      <style:paragraph-properties fo:text-align="justify" fo:line-height="150%"/>
    </style:style>
    <style:style style:name="T1375" style:parent-style-name="DefaultParagraphFont" style:family="text">
      <style:text-properties fo:font-size="12pt" style:font-size-asian="12pt" style:font-size-complex="12pt"/>
    </style:style>
    <style:style style:name="P1376" style:parent-style-name="Normal" style:family="paragraph">
      <style:paragraph-properties fo:text-align="justify" fo:line-height="150%"/>
      <style:text-properties fo:font-size="12pt" style:font-size-asian="12pt" style:font-size-complex="12pt"/>
    </style:style>
    <style:style style:name="P1377" style:parent-style-name="Normal" style:family="paragraph">
      <style:paragraph-properties fo:text-align="justify" fo:line-height="150%"/>
      <style:text-properties fo:font-size="12pt" style:font-size-asian="12pt" style:font-size-complex="12pt"/>
    </style:style>
    <style:style style:name="P1378" style:parent-style-name="Normal" style:family="paragraph">
      <style:paragraph-properties fo:text-align="justify" fo:line-height="150%"/>
    </style:style>
    <style:style style:name="T1379" style:parent-style-name="DefaultParagraphFont" style:family="text">
      <style:text-properties fo:font-size="12pt" style:font-size-asian="12pt" style:font-size-complex="12pt"/>
    </style:style>
    <style:style style:name="P1380" style:parent-style-name="Normal" style:family="paragraph">
      <style:paragraph-properties fo:text-align="justify" fo:line-height="150%"/>
      <style:text-properties fo:font-size="12pt" style:font-size-asian="12pt" style:font-size-complex="12pt"/>
    </style:style>
    <style:style style:name="P1381" style:parent-style-name="Normal" style:family="paragraph">
      <style:paragraph-properties fo:text-align="justify" fo:line-height="150%"/>
      <style:text-properties fo:font-size="12pt" style:font-size-asian="12pt" style:font-size-complex="12pt"/>
    </style:style>
    <style:style style:name="P1382" style:parent-style-name="Normal" style:family="paragraph">
      <style:paragraph-properties fo:text-align="justify" fo:line-height="150%"/>
      <style:text-properties fo:font-size="12pt" style:font-size-asian="12pt" style:font-size-complex="12pt"/>
    </style:style>
    <style:style style:name="P1383" style:parent-style-name="Normal" style:family="paragraph">
      <style:paragraph-properties fo:text-align="justify" fo:line-height="150%"/>
      <style:text-properties fo:font-size="12pt" style:font-size-asian="12pt" style:font-size-complex="12pt"/>
    </style:style>
    <style:style style:name="P1384" style:parent-style-name="Normal" style:family="paragraph">
      <style:paragraph-properties fo:text-align="justify" fo:line-height="150%"/>
    </style:style>
    <style:style style:name="T1385" style:parent-style-name="DefaultParagraphFont" style:family="text">
      <style:text-properties fo:font-size="12pt" style:font-size-asian="12pt" style:font-size-complex="12pt"/>
    </style:style>
    <style:style style:name="P1386" style:parent-style-name="Normal" style:family="paragraph">
      <style:paragraph-properties fo:text-align="justify" fo:line-height="150%"/>
      <style:text-properties fo:font-size="12pt" style:font-size-asian="12pt" style:font-size-complex="12pt"/>
    </style:style>
    <style:style style:name="P1387" style:parent-style-name="Normal" style:family="paragraph">
      <style:paragraph-properties fo:text-align="justify" fo:line-height="150%"/>
      <style:text-properties fo:font-size="12pt" style:font-size-asian="12pt" style:font-size-complex="12pt"/>
    </style:style>
    <style:style style:name="P1388" style:parent-style-name="Normal" style:family="paragraph">
      <style:paragraph-properties fo:text-align="justify" fo:line-height="150%"/>
      <style:text-properties fo:font-size="12pt" style:font-size-asian="12pt" style:font-size-complex="12pt"/>
    </style:style>
    <style:style style:name="P1389" style:parent-style-name="Normal" style:family="paragraph">
      <style:paragraph-properties fo:text-align="justify" fo:line-height="150%"/>
      <style:text-properties fo:font-size="12pt" style:font-size-asian="12pt" style:font-size-complex="12pt"/>
    </style:style>
    <style:style style:name="P1390" style:parent-style-name="Normal" style:family="paragraph">
      <style:paragraph-properties fo:text-align="justify" fo:line-height="150%"/>
      <style:text-properties fo:font-size="12pt" style:font-size-asian="12pt" style:font-size-complex="12pt" fo:language="fr" fo:country="FR"/>
    </style:style>
    <style:style style:name="P1391" style:parent-style-name="Normal" style:family="paragraph">
      <style:paragraph-properties fo:text-align="justify" fo:line-height="150%"/>
      <style:text-properties fo:font-size="12pt" style:font-size-asian="12pt" style:font-size-complex="12pt"/>
    </style:style>
    <style:style style:name="P1392" style:parent-style-name="Normal" style:family="paragraph">
      <style:paragraph-properties fo:text-align="justify" fo:line-height="150%"/>
      <style:text-properties fo:font-size="12pt" style:font-size-asian="12pt" style:font-size-complex="12pt"/>
    </style:style>
    <style:style style:name="P1393" style:parent-style-name="Normal" style:family="paragraph">
      <style:paragraph-properties fo:text-align="justify" fo:line-height="150%"/>
      <style:text-properties fo:font-size="12pt" style:font-size-asian="12pt" style:font-size-complex="12pt" fo:language="nl" fo:country="NL"/>
    </style:style>
    <style:style style:name="P1394" style:parent-style-name="Normal" style:family="paragraph">
      <style:paragraph-properties fo:text-align="justify" fo:line-height="150%"/>
      <style:text-properties fo:font-size="12pt" style:font-size-asian="12pt" style:font-size-complex="12pt"/>
    </style:style>
    <style:style style:name="P1395" style:parent-style-name="Normal" style:family="paragraph">
      <style:paragraph-properties fo:text-align="justify" fo:line-height="150%"/>
      <style:text-properties fo:font-size="12pt" style:font-size-asian="12pt" style:font-size-complex="12pt"/>
    </style:style>
    <style:style style:name="P1396" style:parent-style-name="Normal" style:family="paragraph">
      <style:paragraph-properties fo:text-align="justify" fo:line-height="150%"/>
      <style:text-properties fo:font-size="12pt" style:font-size-asian="12pt" style:font-size-complex="12pt"/>
    </style:style>
    <style:style style:name="P1397" style:parent-style-name="Normal" style:family="paragraph">
      <style:paragraph-properties fo:text-align="justify" fo:line-height="150%"/>
      <style:text-properties fo:font-size="12pt" style:font-size-asian="12pt" style:font-size-complex="12pt"/>
    </style:style>
    <style:style style:name="P1398" style:parent-style-name="Normal" style:family="paragraph">
      <style:paragraph-properties fo:text-align="justify" fo:line-height="150%"/>
    </style:style>
    <style:style style:name="T1399" style:parent-style-name="DefaultParagraphFont" style:family="text">
      <style:text-properties fo:font-size="12pt" style:font-size-asian="12pt" style:font-size-complex="12pt"/>
    </style:style>
    <style:style style:name="P1400" style:parent-style-name="Normal" style:family="paragraph">
      <style:paragraph-properties fo:text-align="justify" fo:line-height="150%"/>
    </style:style>
    <style:style style:name="T1401" style:parent-style-name="DefaultParagraphFont" style:family="text">
      <style:text-properties fo:font-size="12pt" style:font-size-asian="12pt" style:font-size-complex="12pt"/>
    </style:style>
    <style:style style:name="P1402" style:parent-style-name="Normal" style:family="paragraph">
      <style:paragraph-properties fo:text-align="justify" fo:line-height="150%"/>
      <style:text-properties fo:font-size="12pt" style:font-size-asian="12pt" style:font-size-complex="12pt" fo:language="en" fo:country="US"/>
    </style:style>
    <style:style style:name="P1403" style:parent-style-name="Normal" style:family="paragraph">
      <style:paragraph-properties fo:text-align="justify" fo:line-height="150%"/>
      <style:text-properties fo:font-size="12pt" style:font-size-asian="12pt" style:font-size-complex="12pt"/>
    </style:style>
    <style:style style:name="P1404" style:parent-style-name="Normal" style:family="paragraph">
      <style:paragraph-properties fo:text-align="justify" fo:line-height="150%"/>
      <style:text-properties fo:font-size="12pt" style:font-size-asian="12pt" style:font-size-complex="12pt"/>
    </style:style>
    <style:style style:name="P1405" style:parent-style-name="Normal" style:family="paragraph">
      <style:paragraph-properties fo:text-align="justify" fo:line-height="150%"/>
      <style:text-properties fo:font-size="12pt" style:font-size-asian="12pt" style:font-size-complex="12pt"/>
    </style:style>
    <style:style style:name="P1406" style:parent-style-name="Normal" style:family="paragraph">
      <style:paragraph-properties fo:text-align="justify" fo:line-height="150%"/>
    </style:style>
    <style:style style:name="T1407" style:parent-style-name="DefaultParagraphFont" style:family="text">
      <style:text-properties fo:font-size="12pt" style:font-size-asian="12pt" style:font-size-complex="12pt"/>
    </style:style>
    <style:style style:name="P1408" style:parent-style-name="Normal" style:family="paragraph">
      <style:paragraph-properties fo:text-align="justify" fo:line-height="150%"/>
      <style:text-properties fo:font-size="12pt" style:font-size-asian="12pt" style:font-size-complex="12pt"/>
    </style:style>
    <style:style style:name="P1409" style:parent-style-name="Normal" style:family="paragraph">
      <style:paragraph-properties fo:text-align="justify" fo:line-height="150%"/>
      <style:text-properties fo:font-size="12pt" style:font-size-asian="12pt" style:font-size-complex="12pt"/>
    </style:style>
    <style:style style:name="P1410" style:parent-style-name="Normal" style:family="paragraph">
      <style:paragraph-properties fo:text-align="justify" fo:line-height="150%"/>
      <style:text-properties fo:font-size="12pt" style:font-size-asian="12pt" style:font-size-complex="12pt" fo:language="en" fo:country="US"/>
    </style:style>
    <style:style style:name="P1411" style:parent-style-name="Normal" style:family="paragraph">
      <style:paragraph-properties fo:text-align="justify" fo:line-height="150%"/>
      <style:text-properties fo:font-size="12pt" style:font-size-asian="12pt" style:font-size-complex="12pt"/>
    </style:style>
    <style:style style:name="P1412" style:parent-style-name="Normal" style:family="paragraph">
      <style:paragraph-properties fo:text-align="justify" fo:line-height="150%"/>
      <style:text-properties fo:font-size="12pt" style:font-size-asian="12pt" style:font-size-complex="12pt"/>
    </style:style>
    <style:style style:name="P1413" style:parent-style-name="Normal" style:family="paragraph">
      <style:paragraph-properties fo:text-align="justify" fo:line-height="150%"/>
      <style:text-properties fo:font-size="12pt" style:font-size-asian="12pt" style:font-size-complex="12pt"/>
    </style:style>
    <style:style style:name="P1414" style:parent-style-name="Normal" style:family="paragraph">
      <style:paragraph-properties fo:text-align="justify" fo:line-height="150%"/>
      <style:text-properties fo:font-size="12pt" style:font-size-asian="12pt" style:font-size-complex="12pt"/>
    </style:style>
    <style:style style:name="P1415" style:parent-style-name="Normal" style:family="paragraph">
      <style:paragraph-properties fo:text-align="justify" fo:line-height="150%"/>
      <style:text-properties fo:font-size="12pt" style:font-size-asian="12pt" style:font-size-complex="12pt"/>
    </style:style>
    <style:style style:name="P1416" style:parent-style-name="Normal" style:family="paragraph">
      <style:paragraph-properties fo:text-align="justify" fo:line-height="150%"/>
      <style:text-properties fo:font-size="12pt" style:font-size-asian="12pt" style:font-size-complex="12pt"/>
    </style:style>
    <style:style style:name="P1417" style:parent-style-name="Normal" style:family="paragraph">
      <style:paragraph-properties fo:text-align="justify" fo:line-height="150%"/>
      <style:text-properties fo:font-size="12pt" style:font-size-asian="12pt" style:font-size-complex="12pt"/>
    </style:style>
    <style:style style:name="P1418" style:parent-style-name="Normal" style:family="paragraph">
      <style:paragraph-properties fo:text-align="justify" fo:line-height="150%"/>
      <style:text-properties fo:font-size="12pt" style:font-size-asian="12pt" style:font-size-complex="12pt"/>
    </style:style>
    <style:style style:name="P1419" style:parent-style-name="Normal" style:family="paragraph">
      <style:paragraph-properties fo:text-align="justify" fo:line-height="150%"/>
    </style:style>
    <style:style style:name="T1420" style:parent-style-name="DefaultParagraphFont" style:family="text">
      <style:text-properties fo:font-size="12pt" style:font-size-asian="12pt" style:font-size-complex="12pt"/>
    </style:style>
    <style:style style:name="P1421" style:parent-style-name="Normal" style:family="paragraph">
      <style:paragraph-properties fo:text-align="justify" fo:line-height="150%"/>
    </style:style>
    <style:style style:name="T1422" style:parent-style-name="DefaultParagraphFont" style:family="text">
      <style:text-properties fo:font-size="12pt" style:font-size-asian="12pt" style:font-size-complex="12pt"/>
    </style:style>
    <style:style style:name="T1423" style:parent-style-name="DefaultParagraphFont" style:family="text">
      <style:text-properties fo:font-size="12pt" style:font-size-asian="12pt" style:font-size-complex="12pt"/>
    </style:style>
    <style:style style:name="P1424" style:parent-style-name="Normal" style:family="paragraph">
      <style:paragraph-properties fo:text-align="justify" fo:line-height="150%"/>
      <style:text-properties fo:font-size="12pt" style:font-size-asian="12pt" style:font-size-complex="12pt"/>
    </style:style>
    <style:style style:name="P1425" style:parent-style-name="Normal" style:family="paragraph">
      <style:paragraph-properties fo:text-align="justify" fo:line-height="150%"/>
      <style:text-properties fo:font-size="12pt" style:font-size-asian="12pt" style:font-size-complex="12pt"/>
    </style:style>
    <style:style style:name="P1426" style:parent-style-name="Normal" style:family="paragraph">
      <style:paragraph-properties fo:text-align="justify" fo:line-height="150%"/>
      <style:text-properties fo:font-size="12pt" style:font-size-asian="12pt" style:font-size-complex="12pt"/>
    </style:style>
    <style:style style:name="P1427" style:parent-style-name="Normal" style:family="paragraph">
      <style:paragraph-properties fo:text-align="justify" fo:line-height="150%"/>
      <style:text-properties fo:font-size="12pt" style:font-size-asian="12pt" style:font-size-complex="12pt"/>
    </style:style>
    <style:style style:name="P1428" style:parent-style-name="Normal" style:family="paragraph">
      <style:paragraph-properties fo:text-align="justify" fo:line-height="150%"/>
      <style:text-properties fo:font-size="12pt" style:font-size-asian="12pt" style:font-size-complex="12pt"/>
    </style:style>
    <style:style style:name="P1429" style:parent-style-name="Normal" style:family="paragraph">
      <style:paragraph-properties fo:text-align="justify" fo:line-height="150%"/>
    </style:style>
    <style:style style:name="T1430" style:parent-style-name="DefaultParagraphFont" style:family="text">
      <style:text-properties fo:font-size="12pt" style:font-size-asian="12pt" style:font-size-complex="12pt"/>
    </style:style>
    <style:style style:name="P1431" style:parent-style-name="Normal" style:family="paragraph">
      <style:paragraph-properties fo:text-align="justify" fo:line-height="150%"/>
      <style:text-properties fo:font-size="12pt" style:font-size-asian="12pt" style:font-size-complex="12pt"/>
    </style:style>
    <style:style style:name="P1432" style:parent-style-name="Normal" style:family="paragraph">
      <style:paragraph-properties fo:text-align="justify" fo:line-height="150%"/>
      <style:text-properties fo:font-size="12pt" style:font-size-asian="12pt" style:font-size-complex="12pt"/>
    </style:style>
    <style:style style:name="P1433" style:parent-style-name="Normal" style:family="paragraph">
      <style:paragraph-properties fo:text-align="justify" fo:line-height="150%"/>
    </style:style>
    <style:style style:name="T1434" style:parent-style-name="DefaultParagraphFont" style:family="text">
      <style:text-properties fo:font-size="12pt" style:font-size-asian="12pt" style:font-size-complex="12pt"/>
    </style:style>
    <style:style style:name="P1435" style:parent-style-name="Normal" style:family="paragraph">
      <style:paragraph-properties fo:text-align="justify" fo:line-height="150%"/>
      <style:text-properties fo:font-size="12pt" style:font-size-asian="12pt" style:font-size-complex="12pt" fo:language="nl" fo:country="NL"/>
    </style:style>
    <style:style style:name="P1436" style:parent-style-name="Normal" style:family="paragraph">
      <style:paragraph-properties fo:text-align="justify" fo:line-height="150%"/>
      <style:text-properties fo:font-size="12pt" style:font-size-asian="12pt" style:font-size-complex="12pt"/>
    </style:style>
    <style:style style:name="P1437" style:parent-style-name="Normal" style:family="paragraph">
      <style:paragraph-properties fo:text-align="justify" fo:line-height="150%"/>
      <style:text-properties fo:font-size="12pt" style:font-size-asian="12pt" style:font-size-complex="12pt"/>
    </style:style>
    <style:style style:name="P1438" style:parent-style-name="Normal" style:family="paragraph">
      <style:paragraph-properties fo:text-align="justify" fo:line-height="150%"/>
      <style:text-properties fo:font-size="12pt" style:font-size-asian="12pt" style:font-size-complex="12pt"/>
    </style:style>
    <style:style style:name="P1439" style:parent-style-name="Normal" style:family="paragraph">
      <style:paragraph-properties fo:text-align="justify" fo:line-height="150%"/>
    </style:style>
    <style:style style:name="T1440" style:parent-style-name="DefaultParagraphFont" style:family="text">
      <style:text-properties fo:font-size="12pt" style:font-size-asian="12pt" style:font-size-complex="12pt"/>
    </style:style>
    <style:style style:name="P1441" style:parent-style-name="Normal" style:family="paragraph">
      <style:paragraph-properties fo:text-align="justify" fo:line-height="150%"/>
      <style:text-properties fo:font-size="12pt" style:font-size-asian="12pt" style:font-size-complex="12pt"/>
    </style:style>
    <style:style style:name="P1442" style:parent-style-name="Normal" style:family="paragraph">
      <style:paragraph-properties fo:text-align="justify" fo:line-height="150%"/>
      <style:text-properties fo:font-size="12pt" style:font-size-asian="12pt" style:font-size-complex="12pt"/>
    </style:style>
    <style:style style:name="P1443" style:parent-style-name="Normal" style:family="paragraph">
      <style:paragraph-properties fo:text-align="justify" fo:line-height="150%"/>
      <style:text-properties fo:font-size="12pt" style:font-size-asian="12pt" style:font-size-complex="12pt"/>
    </style:style>
    <style:style style:name="P1444" style:parent-style-name="Normal" style:family="paragraph">
      <style:paragraph-properties fo:text-align="justify" fo:line-height="150%"/>
      <style:text-properties fo:font-size="12pt" style:font-size-asian="12pt" style:font-size-complex="12pt"/>
    </style:style>
    <style:style style:name="P1445" style:parent-style-name="Normal" style:family="paragraph">
      <style:paragraph-properties fo:text-align="justify" fo:line-height="150%"/>
      <style:text-properties fo:font-size="12pt" style:font-size-asian="12pt" style:font-size-complex="12pt"/>
    </style:style>
    <style:style style:name="P1446" style:parent-style-name="Normal" style:family="paragraph">
      <style:paragraph-properties fo:text-align="justify" fo:line-height="150%"/>
      <style:text-properties fo:font-size="12pt" style:font-size-asian="12pt" style:font-size-complex="12pt" fo:language="fr" fo:country="FR"/>
    </style:style>
    <style:style style:name="P1447" style:parent-style-name="Normal" style:family="paragraph">
      <style:paragraph-properties fo:text-align="justify" fo:line-height="150%"/>
      <style:text-properties fo:font-size="12pt" style:font-size-asian="12pt" style:font-size-complex="12pt"/>
    </style:style>
    <style:style style:name="P1448" style:parent-style-name="Normal" style:family="paragraph">
      <style:paragraph-properties fo:text-align="justify" fo:line-height="150%"/>
      <style:text-properties fo:font-size="12pt" style:font-size-asian="12pt" style:font-size-complex="12pt"/>
    </style:style>
    <style:style style:name="P1449" style:parent-style-name="Normal" style:family="paragraph">
      <style:paragraph-properties fo:text-align="justify" fo:line-height="150%"/>
      <style:text-properties fo:font-size="12pt" style:font-size-asian="12pt" style:font-size-complex="12pt"/>
    </style:style>
    <style:style style:name="P1450" style:parent-style-name="Normal" style:family="paragraph">
      <style:paragraph-properties fo:text-align="justify" fo:line-height="150%"/>
      <style:text-properties fo:font-size="12pt" style:font-size-asian="12pt" style:font-size-complex="12pt"/>
    </style:style>
    <style:style style:name="P1451" style:parent-style-name="Normal" style:family="paragraph">
      <style:paragraph-properties fo:text-align="justify" fo:line-height="150%"/>
    </style:style>
    <style:style style:name="T1452" style:parent-style-name="DefaultParagraphFont" style:family="text">
      <style:text-properties fo:font-size="12pt" style:font-size-asian="12pt" style:font-size-complex="12pt"/>
    </style:style>
    <style:style style:name="P1453" style:parent-style-name="Normal" style:family="paragraph">
      <style:paragraph-properties fo:text-align="justify" fo:line-height="150%"/>
      <style:text-properties fo:font-size="12pt" style:font-size-asian="12pt" style:font-size-complex="12pt"/>
    </style:style>
    <style:style style:name="P1454" style:parent-style-name="Normal" style:family="paragraph">
      <style:paragraph-properties fo:text-align="justify" fo:line-height="150%"/>
      <style:text-properties fo:font-size="12pt" style:font-size-asian="12pt" style:font-size-complex="12pt"/>
    </style:style>
    <style:style style:name="P1455" style:parent-style-name="Normal" style:family="paragraph">
      <style:paragraph-properties fo:text-align="justify" fo:line-height="150%"/>
      <style:text-properties fo:font-size="12pt" style:font-size-asian="12pt" style:font-size-complex="12pt"/>
    </style:style>
    <style:style style:name="P1456" style:parent-style-name="Normal" style:family="paragraph">
      <style:paragraph-properties fo:text-align="justify" fo:line-height="150%"/>
    </style:style>
    <style:style style:name="T1457" style:parent-style-name="DefaultParagraphFont" style:family="text">
      <style:text-properties fo:font-size="12pt" style:font-size-asian="12pt" style:font-size-complex="12pt"/>
    </style:style>
    <style:style style:name="P1458" style:parent-style-name="Normal" style:family="paragraph">
      <style:paragraph-properties fo:text-align="justify" fo:line-height="150%"/>
    </style:style>
    <style:style style:name="T1459" style:parent-style-name="DefaultParagraphFont" style:family="text">
      <style:text-properties fo:font-size="12pt" style:font-size-asian="12pt" style:font-size-complex="12pt"/>
    </style:style>
    <style:style style:name="T1460" style:parent-style-name="DefaultParagraphFont" style:family="text">
      <style:text-properties fo:font-size="12pt" style:font-size-asian="12pt" style:font-size-complex="12pt"/>
    </style:style>
    <style:style style:name="P1461" style:parent-style-name="Normal" style:family="paragraph">
      <style:paragraph-properties fo:text-align="justify" fo:line-height="150%"/>
      <style:text-properties fo:font-size="12pt" style:font-size-asian="12pt" style:font-size-complex="12pt"/>
    </style:style>
    <style:style style:name="P1462" style:parent-style-name="Normal" style:family="paragraph">
      <style:paragraph-properties fo:text-align="justify" fo:line-height="150%"/>
    </style:style>
    <style:style style:name="T1463" style:parent-style-name="DefaultParagraphFont" style:family="text">
      <style:text-properties fo:font-size="12pt" style:font-size-asian="12pt" style:font-size-complex="12pt"/>
    </style:style>
    <style:style style:name="P1464" style:parent-style-name="Normal" style:family="paragraph">
      <style:paragraph-properties fo:text-align="justify" fo:line-height="150%"/>
      <style:text-properties fo:font-size="12pt" style:font-size-asian="12pt" style:font-size-complex="12pt"/>
    </style:style>
    <style:style style:name="P1465" style:parent-style-name="Normal" style:family="paragraph">
      <style:paragraph-properties fo:text-align="justify" fo:line-height="150%"/>
    </style:style>
    <style:style style:name="T1466" style:parent-style-name="DefaultParagraphFont" style:family="text">
      <style:text-properties fo:font-size="12pt" style:font-size-asian="12pt" style:font-size-complex="12pt"/>
    </style:style>
    <style:style style:name="P1467" style:parent-style-name="Normal" style:family="paragraph">
      <style:paragraph-properties fo:text-align="justify" fo:line-height="150%"/>
    </style:style>
    <style:style style:name="T1468" style:parent-style-name="DefaultParagraphFont" style:family="text">
      <style:text-properties fo:font-size="12pt" style:font-size-asian="12pt" style:font-size-complex="12pt"/>
    </style:style>
    <style:style style:name="P1469" style:parent-style-name="Normal" style:family="paragraph">
      <style:paragraph-properties fo:text-align="justify" fo:line-height="150%"/>
      <style:text-properties fo:font-size="12pt" style:font-size-asian="12pt" style:font-size-complex="12pt"/>
    </style:style>
    <style:style style:name="P1470" style:parent-style-name="Normal" style:family="paragraph">
      <style:paragraph-properties fo:text-align="justify" fo:line-height="150%"/>
      <style:text-properties fo:font-size="12pt" style:font-size-asian="12pt" style:font-size-complex="12pt"/>
    </style:style>
    <style:style style:name="P1471" style:parent-style-name="Normal" style:family="paragraph">
      <style:paragraph-properties fo:text-align="justify" fo:line-height="150%"/>
      <style:text-properties fo:font-size="12pt" style:font-size-asian="12pt" style:font-size-complex="12pt"/>
    </style:style>
    <style:style style:name="P1472" style:parent-style-name="Normal" style:family="paragraph">
      <style:paragraph-properties fo:text-align="justify" fo:line-height="150%"/>
      <style:text-properties fo:font-size="12pt" style:font-size-asian="12pt" style:font-size-complex="12pt"/>
    </style:style>
    <style:style style:name="P1473" style:parent-style-name="Normal" style:family="paragraph">
      <style:paragraph-properties fo:text-align="justify" fo:line-height="150%"/>
    </style:style>
    <style:style style:name="T1474" style:parent-style-name="DefaultParagraphFont" style:family="text">
      <style:text-properties fo:font-size="12pt" style:font-size-asian="12pt" style:font-size-complex="12pt"/>
    </style:style>
    <style:style style:name="T1475" style:parent-style-name="DefaultParagraphFont" style:family="text">
      <style:text-properties fo:font-size="12pt" style:font-size-asian="12pt" style:font-size-complex="12pt"/>
    </style:style>
    <style:style style:name="P1476" style:parent-style-name="Normal" style:family="paragraph">
      <style:paragraph-properties fo:text-align="justify" fo:line-height="150%"/>
      <style:text-properties fo:font-size="12pt" style:font-size-asian="12pt" style:font-size-complex="12pt"/>
    </style:style>
    <style:style style:name="P1477" style:parent-style-name="Normal" style:family="paragraph">
      <style:paragraph-properties fo:text-align="justify" fo:line-height="150%"/>
      <style:text-properties fo:font-size="12pt" style:font-size-asian="12pt" style:font-size-complex="12pt"/>
    </style:style>
    <style:style style:name="P1478" style:parent-style-name="Normal" style:family="paragraph">
      <style:paragraph-properties fo:text-align="justify" fo:line-height="150%"/>
      <style:text-properties fo:font-size="12pt" style:font-size-asian="12pt" style:font-size-complex="12pt"/>
    </style:style>
    <style:style style:name="P1479" style:parent-style-name="Normal" style:family="paragraph">
      <style:paragraph-properties fo:text-align="justify" fo:line-height="150%"/>
      <style:text-properties fo:font-size="12pt" style:font-size-asian="12pt" style:font-size-complex="12pt"/>
    </style:style>
    <style:style style:name="P1480" style:parent-style-name="Normal" style:family="paragraph">
      <style:paragraph-properties fo:text-align="justify" fo:line-height="150%"/>
      <style:text-properties fo:font-size="12pt" style:font-size-asian="12pt" style:font-size-complex="12pt"/>
    </style:style>
    <style:style style:name="P1481" style:parent-style-name="Normal" style:family="paragraph">
      <style:paragraph-properties fo:text-align="justify" fo:line-height="150%"/>
      <style:text-properties fo:font-size="12pt" style:font-size-asian="12pt" style:font-size-complex="12pt"/>
    </style:style>
    <style:style style:name="P1482" style:parent-style-name="Normal" style:family="paragraph">
      <style:paragraph-properties fo:text-align="justify" fo:line-height="150%"/>
      <style:text-properties fo:font-size="12pt" style:font-size-asian="12pt" style:font-size-complex="12pt"/>
    </style:style>
    <style:style style:name="P1483" style:parent-style-name="Normal" style:family="paragraph">
      <style:paragraph-properties fo:text-align="justify" fo:line-height="150%"/>
      <style:text-properties fo:font-size="12pt" style:font-size-asian="12pt" style:font-size-complex="12pt"/>
    </style:style>
    <style:style style:name="P1484" style:parent-style-name="Normal" style:family="paragraph">
      <style:paragraph-properties fo:text-align="justify" fo:line-height="150%"/>
      <style:text-properties fo:font-size="12pt" style:font-size-asian="12pt" style:font-size-complex="12pt"/>
    </style:style>
    <style:style style:name="P1485" style:parent-style-name="Normal" style:family="paragraph">
      <style:paragraph-properties fo:text-align="justify" fo:line-height="150%"/>
    </style:style>
    <style:style style:name="T1486" style:parent-style-name="DefaultParagraphFont" style:family="text">
      <style:text-properties fo:font-size="12pt" style:font-size-asian="12pt" style:font-size-complex="12pt"/>
    </style:style>
    <style:style style:name="P1487" style:parent-style-name="Normal" style:family="paragraph">
      <style:paragraph-properties fo:text-align="justify" fo:line-height="150%"/>
      <style:text-properties fo:font-size="12pt" style:font-size-asian="12pt" style:font-size-complex="12pt"/>
    </style:style>
    <style:style style:name="P1488" style:parent-style-name="Normal" style:family="paragraph">
      <style:paragraph-properties fo:text-align="justify" fo:line-height="150%"/>
    </style:style>
    <style:style style:name="T1489" style:parent-style-name="DefaultParagraphFont" style:family="text">
      <style:text-properties fo:font-size="12pt" style:font-size-asian="12pt" style:font-size-complex="12pt"/>
    </style:style>
    <style:style style:name="T1490" style:parent-style-name="DefaultParagraphFont" style:family="text">
      <style:text-properties fo:font-size="12pt" style:font-size-asian="12pt" style:font-size-complex="12pt"/>
    </style:style>
    <style:style style:name="P1491" style:parent-style-name="Normal" style:family="paragraph">
      <style:paragraph-properties fo:text-align="justify" fo:line-height="150%"/>
      <style:text-properties fo:font-size="12pt" style:font-size-asian="12pt" style:font-size-complex="12pt"/>
    </style:style>
    <style:style style:name="P1492" style:parent-style-name="Normal" style:family="paragraph">
      <style:paragraph-properties fo:text-align="justify" fo:line-height="150%"/>
      <style:text-properties fo:font-size="12pt" style:font-size-asian="12pt" style:font-size-complex="12pt"/>
    </style:style>
    <style:style style:name="P1493" style:parent-style-name="Normal" style:family="paragraph">
      <style:paragraph-properties fo:text-align="justify" fo:line-height="150%"/>
      <style:text-properties fo:font-size="12pt" style:font-size-asian="12pt" style:font-size-complex="12pt"/>
    </style:style>
    <style:style style:name="P1494" style:parent-style-name="Normal" style:family="paragraph">
      <style:paragraph-properties fo:text-align="justify" fo:line-height="150%"/>
      <style:text-properties fo:font-size="12pt" style:font-size-asian="12pt" style:font-size-complex="12pt"/>
    </style:style>
    <style:style style:name="P1495" style:parent-style-name="Normal" style:family="paragraph">
      <style:paragraph-properties fo:text-align="justify" fo:line-height="150%"/>
      <style:text-properties fo:font-size="12pt" style:font-size-asian="12pt" style:font-size-complex="12pt"/>
    </style:style>
    <style:style style:name="P1496" style:parent-style-name="Normal" style:family="paragraph">
      <style:paragraph-properties fo:text-align="justify" fo:line-height="150%"/>
      <style:text-properties fo:font-size="12pt" style:font-size-asian="12pt" style:font-size-complex="12pt"/>
    </style:style>
    <style:style style:name="P1497" style:parent-style-name="Normal" style:family="paragraph">
      <style:paragraph-properties fo:text-align="justify" fo:line-height="150%"/>
      <style:text-properties fo:font-size="12pt" style:font-size-asian="12pt" style:font-size-complex="12pt"/>
    </style:style>
    <style:style style:name="P1498" style:parent-style-name="Normal" style:family="paragraph">
      <style:paragraph-properties fo:text-align="justify" fo:line-height="150%"/>
    </style:style>
    <style:style style:name="T1499" style:parent-style-name="DefaultParagraphFont" style:family="text">
      <style:text-properties fo:font-size="12pt" style:font-size-asian="12pt" style:font-size-complex="12pt"/>
    </style:style>
    <style:style style:name="T1500" style:parent-style-name="DefaultParagraphFont" style:family="text">
      <style:text-properties fo:font-size="12pt" style:font-size-asian="12pt" style:font-size-complex="12pt"/>
    </style:style>
    <style:style style:name="P1501" style:parent-style-name="Normal" style:family="paragraph">
      <style:paragraph-properties fo:text-align="justify" fo:line-height="150%"/>
      <style:text-properties fo:font-size="12pt" style:font-size-asian="12pt" style:font-size-complex="12pt" fo:language="en" fo:country="US"/>
    </style:style>
    <style:style style:name="P1502" style:parent-style-name="Normal" style:family="paragraph">
      <style:paragraph-properties fo:text-align="justify" fo:line-height="150%"/>
      <style:text-properties fo:font-size="12pt" style:font-size-asian="12pt" style:font-size-complex="12pt"/>
    </style:style>
    <style:style style:name="P1503" style:parent-style-name="Normal" style:family="paragraph">
      <style:paragraph-properties fo:text-align="justify" fo:line-height="150%"/>
      <style:text-properties fo:font-size="12pt" style:font-size-asian="12pt" style:font-size-complex="12pt"/>
    </style:style>
    <style:style style:name="P1504" style:parent-style-name="Normal" style:family="paragraph">
      <style:paragraph-properties fo:text-align="justify" fo:line-height="150%"/>
    </style:style>
    <style:style style:name="T1505" style:parent-style-name="DefaultParagraphFont" style:family="text">
      <style:text-properties fo:font-size="12pt" style:font-size-asian="12pt" style:font-size-complex="12pt"/>
    </style:style>
    <style:style style:name="P1506" style:parent-style-name="Normal" style:family="paragraph">
      <style:paragraph-properties fo:text-align="justify" fo:line-height="150%"/>
    </style:style>
    <style:style style:name="T1507" style:parent-style-name="DefaultParagraphFont" style:family="text">
      <style:text-properties fo:font-size="12pt" style:font-size-asian="12pt" style:font-size-complex="12pt"/>
    </style:style>
    <style:style style:name="P1508" style:parent-style-name="Normal" style:family="paragraph">
      <style:paragraph-properties fo:text-align="justify" fo:line-height="150%"/>
      <style:text-properties fo:font-size="12pt" style:font-size-asian="12pt" style:font-size-complex="12pt" fo:language="en" fo:country="US"/>
    </style:style>
    <style:style style:name="P1509" style:parent-style-name="Normal" style:family="paragraph">
      <style:paragraph-properties fo:text-align="justify" fo:line-height="150%"/>
      <style:text-properties fo:font-size="12pt" style:font-size-asian="12pt" style:font-size-complex="12pt"/>
    </style:style>
    <style:style style:name="P1510" style:parent-style-name="Normal" style:family="paragraph">
      <style:paragraph-properties fo:text-align="justify" fo:line-height="150%"/>
      <style:text-properties fo:font-size="12pt" style:font-size-asian="12pt" style:font-size-complex="12pt"/>
    </style:style>
    <style:style style:name="P1511" style:parent-style-name="Normal" style:family="paragraph">
      <style:paragraph-properties fo:text-align="justify" fo:line-height="150%"/>
      <style:text-properties fo:font-size="12pt" style:font-size-asian="12pt" style:font-size-complex="12pt"/>
    </style:style>
    <style:style style:name="P1512" style:parent-style-name="Normal" style:family="paragraph">
      <style:paragraph-properties fo:text-align="justify" fo:line-height="150%"/>
    </style:style>
    <style:style style:name="T1513" style:parent-style-name="DefaultParagraphFont" style:family="text">
      <style:text-properties fo:font-size="12pt" style:font-size-asian="12pt" style:font-size-complex="12pt"/>
    </style:style>
    <style:style style:name="T1514" style:parent-style-name="DefaultParagraphFont" style:family="text">
      <style:text-properties fo:font-size="12pt" style:font-size-asian="12pt" style:font-size-complex="12pt"/>
    </style:style>
    <style:style style:name="P1515" style:parent-style-name="Normal" style:family="paragraph">
      <style:paragraph-properties fo:text-align="justify" fo:line-height="150%"/>
      <style:text-properties fo:font-size="12pt" style:font-size-asian="12pt" style:font-size-complex="12pt" fo:language="fr" fo:country="FR"/>
    </style:style>
    <style:style style:name="P1516" style:parent-style-name="Normal" style:family="paragraph">
      <style:paragraph-properties fo:text-align="justify" fo:line-height="150%"/>
      <style:text-properties fo:font-size="12pt" style:font-size-asian="12pt" style:font-size-complex="12pt"/>
    </style:style>
    <style:style style:name="P1517" style:parent-style-name="Normal" style:family="paragraph">
      <style:paragraph-properties fo:text-align="justify" fo:line-height="150%"/>
      <style:text-properties fo:font-size="12pt" style:font-size-asian="12pt" style:font-size-complex="12pt"/>
    </style:style>
    <style:style style:name="P1518" style:parent-style-name="Normal" style:family="paragraph">
      <style:paragraph-properties fo:text-align="justify" fo:line-height="150%"/>
    </style:style>
    <style:style style:name="T1519" style:parent-style-name="DefaultParagraphFont" style:family="text">
      <style:text-properties fo:font-size="12pt" style:font-size-asian="12pt" style:font-size-complex="12pt"/>
    </style:style>
    <style:style style:name="P1520" style:parent-style-name="Normal" style:family="paragraph">
      <style:paragraph-properties fo:text-align="justify" fo:line-height="150%"/>
    </style:style>
    <style:style style:name="T1521" style:parent-style-name="DefaultParagraphFont" style:family="text">
      <style:text-properties fo:font-size="12pt" style:font-size-asian="12pt" style:font-size-complex="12pt"/>
    </style:style>
    <style:style style:name="P1522" style:parent-style-name="Normal" style:family="paragraph">
      <style:paragraph-properties fo:text-align="justify" fo:line-height="150%"/>
      <style:text-properties fo:font-size="12pt" style:font-size-asian="12pt" style:font-size-complex="12pt" fo:language="en" fo:country="US"/>
    </style:style>
    <style:style style:name="P1523" style:parent-style-name="Normal" style:family="paragraph">
      <style:paragraph-properties fo:text-align="justify" fo:line-height="150%"/>
      <style:text-properties fo:font-size="12pt" style:font-size-asian="12pt" style:font-size-complex="12pt"/>
    </style:style>
    <style:style style:name="P1524" style:parent-style-name="Normal" style:family="paragraph">
      <style:paragraph-properties fo:text-align="justify" fo:line-height="150%"/>
      <style:text-properties fo:font-size="12pt" style:font-size-asian="12pt" style:font-size-complex="12pt"/>
    </style:style>
    <style:style style:name="P1525" style:parent-style-name="Normal" style:family="paragraph">
      <style:paragraph-properties fo:text-align="justify" fo:line-height="150%"/>
    </style:style>
    <style:style style:name="T1526" style:parent-style-name="DefaultParagraphFont" style:family="text">
      <style:text-properties fo:font-size="12pt" style:font-size-asian="12pt" style:font-size-complex="12pt"/>
    </style:style>
    <style:style style:name="P1527" style:parent-style-name="Normal" style:family="paragraph">
      <style:paragraph-properties fo:text-align="justify" fo:line-height="150%"/>
    </style:style>
    <style:style style:name="T1528" style:parent-style-name="DefaultParagraphFont" style:family="text">
      <style:text-properties fo:font-size="12pt" style:font-size-asian="12pt" style:font-size-complex="12pt"/>
    </style:style>
    <style:style style:name="P1529" style:parent-style-name="Normal" style:family="paragraph">
      <style:paragraph-properties fo:text-align="justify" fo:line-height="150%"/>
      <style:text-properties fo:font-size="12pt" style:font-size-asian="12pt" style:font-size-complex="12pt" fo:language="en" fo:country="US"/>
    </style:style>
    <style:style style:name="P1530" style:parent-style-name="Normal" style:family="paragraph">
      <style:paragraph-properties fo:text-align="justify" fo:line-height="150%"/>
      <style:text-properties fo:font-size="12pt" style:font-size-asian="12pt" style:font-size-complex="12pt"/>
    </style:style>
    <style:style style:name="P1531" style:parent-style-name="Normal" style:family="paragraph">
      <style:paragraph-properties fo:text-align="justify" fo:line-height="150%"/>
      <style:text-properties fo:font-size="12pt" style:font-size-asian="12pt" style:font-size-complex="12pt"/>
    </style:style>
    <style:style style:name="P1532" style:parent-style-name="Normal" style:family="paragraph">
      <style:paragraph-properties fo:text-align="justify" fo:line-height="150%"/>
      <style:text-properties fo:font-size="12pt" style:font-size-asian="12pt" style:font-size-complex="12pt"/>
    </style:style>
    <style:style style:name="P1533" style:parent-style-name="Normal" style:family="paragraph">
      <style:paragraph-properties fo:text-align="justify" fo:line-height="150%"/>
      <style:text-properties fo:font-size="12pt" style:font-size-asian="12pt" style:font-size-complex="12pt"/>
    </style:style>
    <style:style style:name="P1534" style:parent-style-name="Normal" style:family="paragraph">
      <style:paragraph-properties fo:text-align="justify" fo:line-height="150%"/>
      <style:text-properties fo:font-size="12pt" style:font-size-asian="12pt" style:font-size-complex="12pt" fo:language="en" fo:country="US"/>
    </style:style>
    <style:style style:name="P1535" style:parent-style-name="Normal" style:family="paragraph">
      <style:paragraph-properties fo:text-align="justify" fo:line-height="150%"/>
      <style:text-properties fo:font-size="12pt" style:font-size-asian="12pt" style:font-size-complex="12pt"/>
    </style:style>
    <style:style style:name="P1536" style:parent-style-name="Normal" style:family="paragraph">
      <style:paragraph-properties fo:text-align="justify" fo:line-height="150%"/>
      <style:text-properties fo:font-size="12pt" style:font-size-asian="12pt" style:font-size-complex="12pt"/>
    </style:style>
    <style:style style:name="P1537" style:parent-style-name="Normal" style:family="paragraph">
      <style:paragraph-properties fo:text-align="justify" fo:line-height="150%"/>
    </style:style>
    <style:style style:name="T1538" style:parent-style-name="DefaultParagraphFont" style:family="text">
      <style:text-properties fo:font-size="12pt" style:font-size-asian="12pt" style:font-size-complex="12pt"/>
    </style:style>
    <style:style style:name="P1539" style:parent-style-name="Normal" style:family="paragraph">
      <style:paragraph-properties fo:text-align="justify" fo:line-height="150%"/>
    </style:style>
    <style:style style:name="T1540" style:parent-style-name="DefaultParagraphFont" style:family="text">
      <style:text-properties fo:font-size="12pt" style:font-size-asian="12pt" style:font-size-complex="12pt"/>
    </style:style>
    <style:style style:name="P1541" style:parent-style-name="Normal" style:family="paragraph">
      <style:paragraph-properties fo:text-align="justify" fo:line-height="150%"/>
      <style:text-properties fo:font-size="12pt" style:font-size-asian="12pt" style:font-size-complex="12pt" fo:language="en" fo:country="US"/>
    </style:style>
    <style:style style:name="P1542" style:parent-style-name="Normal" style:family="paragraph">
      <style:paragraph-properties fo:text-align="justify" fo:line-height="150%"/>
    </style:style>
    <style:style style:name="T1543" style:parent-style-name="DefaultParagraphFont" style:family="text">
      <style:text-properties fo:font-size="12pt" style:font-size-asian="12pt" style:font-size-complex="12pt"/>
    </style:style>
    <style:style style:name="P1544" style:parent-style-name="Normal" style:family="paragraph">
      <style:paragraph-properties fo:text-align="justify" fo:line-height="150%"/>
      <style:text-properties fo:font-size="12pt" style:font-size-asian="12pt" style:font-size-complex="12pt" fo:language="en" fo:country="US"/>
    </style:style>
    <style:style style:name="P1545" style:parent-style-name="Normal" style:family="paragraph">
      <style:paragraph-properties fo:text-align="justify" fo:line-height="150%"/>
      <style:text-properties fo:font-size="12pt" style:font-size-asian="12pt" style:font-size-complex="12pt"/>
    </style:style>
    <style:style style:name="P1546" style:parent-style-name="Normal" style:family="paragraph">
      <style:paragraph-properties fo:text-align="justify" fo:line-height="150%"/>
      <style:text-properties fo:font-size="12pt" style:font-size-asian="12pt" style:font-size-complex="12pt" fo:language="en" fo:country="US"/>
    </style:style>
    <style:style style:name="P1547" style:parent-style-name="Normal" style:family="paragraph">
      <style:paragraph-properties fo:text-align="justify" fo:line-height="150%"/>
      <style:text-properties fo:font-size="12pt" style:font-size-asian="12pt" style:font-size-complex="12pt"/>
    </style:style>
    <style:style style:name="P1548" style:parent-style-name="Normal" style:family="paragraph">
      <style:paragraph-properties fo:text-align="justify" fo:line-height="150%"/>
      <style:text-properties fo:font-size="12pt" style:font-size-asian="12pt" style:font-size-complex="12pt"/>
    </style:style>
    <style:style style:name="P1549" style:parent-style-name="Normal" style:family="paragraph">
      <style:paragraph-properties fo:text-align="justify" fo:line-height="150%"/>
      <style:text-properties fo:font-size="12pt" style:font-size-asian="12pt" style:font-size-complex="12pt"/>
    </style:style>
    <style:style style:name="P1550" style:parent-style-name="Normal" style:family="paragraph">
      <style:paragraph-properties fo:text-align="justify" fo:line-height="150%"/>
    </style:style>
    <style:style style:name="T1551" style:parent-style-name="DefaultParagraphFont" style:family="text">
      <style:text-properties fo:font-size="12pt" style:font-size-asian="12pt" style:font-size-complex="12pt"/>
    </style:style>
    <style:style style:name="P1552" style:parent-style-name="Normal" style:family="paragraph">
      <style:paragraph-properties fo:text-align="justify" fo:line-height="150%"/>
      <style:text-properties fo:font-size="12pt" style:font-size-asian="12pt" style:font-size-complex="12pt"/>
    </style:style>
    <style:style style:name="P1553" style:parent-style-name="Normal" style:family="paragraph">
      <style:paragraph-properties fo:text-align="justify" fo:line-height="150%"/>
      <style:text-properties fo:font-size="12pt" style:font-size-asian="12pt" style:font-size-complex="12pt"/>
    </style:style>
    <style:style style:name="P1554" style:parent-style-name="Normal" style:family="paragraph">
      <style:paragraph-properties fo:text-align="justify" fo:line-height="150%"/>
      <style:text-properties fo:font-size="12pt" style:font-size-asian="12pt" style:font-size-complex="12pt"/>
    </style:style>
    <style:style style:name="P1555" style:parent-style-name="Normal" style:family="paragraph">
      <style:paragraph-properties fo:text-align="justify" fo:line-height="150%"/>
      <style:text-properties fo:font-size="12pt" style:font-size-asian="12pt" style:font-size-complex="12pt" fo:language="fr" fo:country="FR"/>
    </style:style>
    <style:style style:name="P1556" style:parent-style-name="Normal" style:family="paragraph">
      <style:paragraph-properties fo:text-align="justify" fo:line-height="150%"/>
      <style:text-properties fo:font-size="12pt" style:font-size-asian="12pt" style:font-size-complex="12pt"/>
    </style:style>
    <style:style style:name="P1557" style:parent-style-name="Normal" style:family="paragraph">
      <style:paragraph-properties fo:text-align="justify" fo:line-height="150%"/>
      <style:text-properties fo:font-size="12pt" style:font-size-asian="12pt" style:font-size-complex="12pt"/>
    </style:style>
    <style:style style:name="P1558" style:parent-style-name="Normal" style:family="paragraph">
      <style:paragraph-properties fo:text-align="justify" fo:line-height="150%"/>
      <style:text-properties fo:font-size="12pt" style:font-size-asian="12pt" style:font-size-complex="12pt"/>
    </style:style>
    <style:style style:name="P1559" style:parent-style-name="Normal" style:family="paragraph">
      <style:paragraph-properties fo:text-align="justify" fo:line-height="150%"/>
      <style:text-properties fo:font-size="12pt" style:font-size-asian="12pt" style:font-size-complex="12pt"/>
    </style:style>
    <style:style style:name="P1560" style:parent-style-name="Normal" style:family="paragraph">
      <style:paragraph-properties fo:text-align="justify" fo:line-height="150%"/>
      <style:text-properties fo:font-size="12pt" style:font-size-asian="12pt" style:font-size-complex="12pt"/>
    </style:style>
    <style:style style:name="P1561" style:parent-style-name="Normal" style:family="paragraph">
      <style:paragraph-properties fo:text-align="justify" fo:line-height="150%"/>
      <style:text-properties fo:font-size="12pt" style:font-size-asian="12pt" style:font-size-complex="12pt"/>
    </style:style>
    <style:style style:name="P1562" style:parent-style-name="Normal" style:family="paragraph">
      <style:paragraph-properties fo:text-align="justify" fo:line-height="150%"/>
      <style:text-properties fo:font-size="12pt" style:font-size-asian="12pt" style:font-size-complex="12pt"/>
    </style:style>
    <style:style style:name="P1563" style:parent-style-name="Normal" style:family="paragraph">
      <style:paragraph-properties fo:text-align="justify" fo:line-height="150%"/>
      <style:text-properties fo:font-size="12pt" style:font-size-asian="12pt" style:font-size-complex="12pt"/>
    </style:style>
    <style:style style:name="P1564" style:parent-style-name="Normal" style:family="paragraph">
      <style:paragraph-properties fo:text-align="justify" fo:line-height="150%"/>
    </style:style>
    <style:style style:name="T1565" style:parent-style-name="DefaultParagraphFont" style:family="text">
      <style:text-properties fo:font-size="12pt" style:font-size-asian="12pt" style:font-size-complex="12pt"/>
    </style:style>
    <style:style style:name="P1566" style:parent-style-name="Normal" style:family="paragraph">
      <style:paragraph-properties fo:text-align="justify" fo:line-height="150%"/>
      <style:text-properties fo:font-size="12pt" style:font-size-asian="12pt" style:font-size-complex="12pt"/>
    </style:style>
    <style:style style:name="P1567" style:parent-style-name="Normal" style:family="paragraph">
      <style:paragraph-properties fo:text-align="justify" fo:line-height="150%"/>
      <style:text-properties fo:font-size="12pt" style:font-size-asian="12pt" style:font-size-complex="12pt"/>
    </style:style>
    <style:style style:name="P1568" style:parent-style-name="Normal" style:family="paragraph">
      <style:paragraph-properties fo:text-align="justify" fo:line-height="150%"/>
      <style:text-properties fo:font-size="12pt" style:font-size-asian="12pt" style:font-size-complex="12pt"/>
    </style:style>
    <style:style style:name="P1569" style:parent-style-name="Normal" style:family="paragraph">
      <style:paragraph-properties fo:text-align="justify" fo:line-height="150%"/>
      <style:text-properties fo:font-size="12pt" style:font-size-asian="12pt" style:font-size-complex="12pt"/>
    </style:style>
    <style:style style:name="P1570" style:parent-style-name="Normal" style:family="paragraph">
      <style:paragraph-properties fo:text-align="justify" fo:line-height="150%"/>
    </style:style>
    <style:style style:name="T1571" style:parent-style-name="DefaultParagraphFont" style:family="text">
      <style:text-properties fo:font-size="12pt" style:font-size-asian="12pt" style:font-size-complex="12pt"/>
    </style:style>
    <style:style style:name="P1572" style:parent-style-name="Normal" style:family="paragraph">
      <style:paragraph-properties fo:text-align="justify" fo:line-height="150%"/>
      <style:text-properties fo:font-size="12pt" style:font-size-asian="12pt" style:font-size-complex="12pt"/>
    </style:style>
    <style:style style:name="P1573" style:parent-style-name="Normal" style:family="paragraph">
      <style:paragraph-properties fo:text-align="justify" fo:line-height="150%"/>
      <style:text-properties fo:font-size="12pt" style:font-size-asian="12pt" style:font-size-complex="12pt"/>
    </style:style>
    <style:style style:name="P1574" style:parent-style-name="Normal" style:family="paragraph">
      <style:paragraph-properties fo:text-align="justify" fo:line-height="150%"/>
      <style:text-properties fo:font-size="12pt" style:font-size-asian="12pt" style:font-size-complex="12pt"/>
    </style:style>
    <style:style style:name="P1575" style:parent-style-name="Normal" style:family="paragraph">
      <style:paragraph-properties fo:text-align="justify" fo:line-height="150%"/>
      <style:text-properties fo:font-size="12pt" style:font-size-asian="12pt" style:font-size-complex="12pt"/>
    </style:style>
    <style:style style:name="P1576" style:parent-style-name="Normal" style:family="paragraph">
      <style:paragraph-properties fo:text-align="justify" fo:line-height="150%"/>
    </style:style>
    <style:style style:name="T1577" style:parent-style-name="DefaultParagraphFont" style:family="text">
      <style:text-properties fo:font-size="12pt" style:font-size-asian="12pt" style:font-size-complex="12pt"/>
    </style:style>
    <style:style style:name="P1578" style:parent-style-name="Normal" style:family="paragraph">
      <style:paragraph-properties fo:text-align="justify" fo:line-height="150%"/>
      <style:text-properties fo:font-size="12pt" style:font-size-asian="12pt" style:font-size-complex="12pt"/>
    </style:style>
    <style:style style:name="P1579" style:parent-style-name="Normal" style:family="paragraph">
      <style:paragraph-properties fo:text-align="justify" fo:line-height="150%"/>
      <style:text-properties fo:font-size="12pt" style:font-size-asian="12pt" style:font-size-complex="12pt"/>
    </style:style>
    <style:style style:name="P1580" style:parent-style-name="Normal" style:family="paragraph">
      <style:paragraph-properties fo:text-align="justify" fo:line-height="150%"/>
      <style:text-properties fo:font-size="12pt" style:font-size-asian="12pt" style:font-size-complex="12pt" fo:language="en" fo:country="US"/>
    </style:style>
    <style:style style:name="P1581" style:parent-style-name="Normal" style:family="paragraph">
      <style:paragraph-properties fo:text-align="justify" fo:line-height="150%"/>
      <style:text-properties fo:font-size="12pt" style:font-size-asian="12pt" style:font-size-complex="12pt"/>
    </style:style>
    <style:style style:name="P1582" style:parent-style-name="Normal" style:family="paragraph">
      <style:paragraph-properties fo:text-align="justify" fo:line-height="150%"/>
      <style:text-properties fo:font-size="12pt" style:font-size-asian="12pt" style:font-size-complex="12pt"/>
    </style:style>
    <style:style style:name="P1583" style:parent-style-name="Normal" style:family="paragraph">
      <style:paragraph-properties fo:text-align="justify" fo:line-height="150%"/>
      <style:text-properties fo:font-size="12pt" style:font-size-asian="12pt" style:font-size-complex="12pt"/>
    </style:style>
    <style:style style:name="P1584" style:parent-style-name="Normal" style:family="paragraph">
      <style:paragraph-properties fo:text-align="justify" fo:line-height="150%"/>
      <style:text-properties fo:font-size="12pt" style:font-size-asian="12pt" style:font-size-complex="12pt"/>
    </style:style>
    <style:style style:name="P1585" style:parent-style-name="Normal" style:family="paragraph">
      <style:paragraph-properties fo:text-align="justify" fo:line-height="150%"/>
      <style:text-properties fo:font-size="12pt" style:font-size-asian="12pt" style:font-size-complex="12pt" fo:language="nl" fo:country="NL"/>
    </style:style>
    <style:style style:name="P1586" style:parent-style-name="Normal" style:family="paragraph">
      <style:paragraph-properties fo:text-align="justify" fo:line-height="150%"/>
      <style:text-properties fo:font-size="12pt" style:font-size-asian="12pt" style:font-size-complex="12pt"/>
    </style:style>
    <style:style style:name="P1587" style:parent-style-name="Normal" style:family="paragraph">
      <style:paragraph-properties fo:text-align="justify" fo:line-height="150%"/>
      <style:text-properties fo:font-size="12pt" style:font-size-asian="12pt" style:font-size-complex="12pt"/>
    </style:style>
    <style:style style:name="P1588" style:parent-style-name="Normal" style:family="paragraph">
      <style:paragraph-properties fo:text-align="justify" fo:line-height="150%"/>
      <style:text-properties fo:font-size="12pt" style:font-size-asian="12pt" style:font-size-complex="12pt"/>
    </style:style>
    <style:style style:name="P1589" style:parent-style-name="Normal" style:family="paragraph">
      <style:paragraph-properties fo:text-align="justify" fo:line-height="150%"/>
      <style:text-properties fo:font-size="12pt" style:font-size-asian="12pt" style:font-size-complex="12pt"/>
    </style:style>
    <style:style style:name="P1590" style:parent-style-name="Normal" style:family="paragraph">
      <style:paragraph-properties fo:text-align="justify" fo:line-height="150%"/>
      <style:text-properties fo:font-size="12pt" style:font-size-asian="12pt" style:font-size-complex="12pt"/>
    </style:style>
    <style:style style:name="P1591" style:parent-style-name="Normal" style:family="paragraph">
      <style:paragraph-properties fo:text-align="justify" fo:line-height="150%"/>
    </style:style>
    <style:style style:name="T1592" style:parent-style-name="DefaultParagraphFont" style:family="text">
      <style:text-properties fo:font-size="12pt" style:font-size-asian="12pt" style:font-size-complex="12pt"/>
    </style:style>
    <style:style style:name="P1593" style:parent-style-name="Normal" style:family="paragraph">
      <style:paragraph-properties fo:text-align="justify" fo:line-height="150%"/>
      <style:text-properties fo:font-size="12pt" style:font-size-asian="12pt" style:font-size-complex="12pt"/>
    </style:style>
    <style:style style:name="P1594" style:parent-style-name="Normal" style:family="paragraph">
      <style:paragraph-properties fo:text-align="justify" fo:line-height="150%"/>
      <style:text-properties fo:font-size="12pt" style:font-size-asian="12pt" style:font-size-complex="12pt"/>
    </style:style>
    <style:style style:name="P1595" style:parent-style-name="Normal" style:family="paragraph">
      <style:paragraph-properties fo:text-align="justify" fo:line-height="150%"/>
      <style:text-properties fo:font-size="12pt" style:font-size-asian="12pt" style:font-size-complex="12pt" fo:language="fr" fo:country="FR"/>
    </style:style>
    <style:style style:name="P1596" style:parent-style-name="Normal" style:family="paragraph">
      <style:paragraph-properties fo:text-align="justify" fo:line-height="150%"/>
      <style:text-properties fo:font-size="12pt" style:font-size-asian="12pt" style:font-size-complex="12pt"/>
    </style:style>
    <style:style style:name="P1597" style:parent-style-name="Normal" style:family="paragraph">
      <style:paragraph-properties fo:text-align="justify" fo:line-height="150%"/>
      <style:text-properties fo:font-size="12pt" style:font-size-asian="12pt" style:font-size-complex="12pt"/>
    </style:style>
    <style:style style:name="P1598" style:parent-style-name="Normal" style:family="paragraph">
      <style:paragraph-properties fo:text-align="justify" fo:line-height="150%"/>
      <style:text-properties fo:font-size="12pt" style:font-size-asian="12pt" style:font-size-complex="12pt"/>
    </style:style>
    <style:style style:name="P1599" style:parent-style-name="Normal" style:family="paragraph">
      <style:paragraph-properties fo:text-align="justify" fo:line-height="150%"/>
      <style:text-properties fo:font-size="12pt" style:font-size-asian="12pt" style:font-size-complex="12pt"/>
    </style:style>
    <style:style style:name="P1600" style:parent-style-name="Normal" style:family="paragraph">
      <style:paragraph-properties fo:text-align="justify" fo:line-height="150%"/>
      <style:text-properties fo:font-size="12pt" style:font-size-asian="12pt" style:font-size-complex="12pt"/>
    </style:style>
    <style:style style:name="P1601" style:parent-style-name="Normal" style:family="paragraph">
      <style:paragraph-properties fo:text-align="justify" fo:line-height="150%"/>
      <style:text-properties fo:font-size="12pt" style:font-size-asian="12pt" style:font-size-complex="12pt"/>
    </style:style>
    <style:style style:name="P1602" style:parent-style-name="Normal" style:family="paragraph">
      <style:paragraph-properties fo:text-align="justify" fo:line-height="150%"/>
      <style:text-properties fo:font-size="12pt" style:font-size-asian="12pt" style:font-size-complex="12pt"/>
    </style:style>
    <style:style style:name="P1603" style:parent-style-name="Normal" style:family="paragraph">
      <style:paragraph-properties fo:text-align="justify" fo:line-height="150%"/>
      <style:text-properties fo:font-size="12pt" style:font-size-asian="12pt" style:font-size-complex="12pt"/>
    </style:style>
    <style:style style:name="P1604" style:parent-style-name="Normal" style:family="paragraph">
      <style:paragraph-properties fo:text-align="justify" fo:line-height="150%"/>
      <style:text-properties fo:font-size="12pt" style:font-size-asian="12pt" style:font-size-complex="12pt"/>
    </style:style>
    <style:style style:name="P1605" style:parent-style-name="Normal" style:family="paragraph">
      <style:paragraph-properties fo:text-align="justify" fo:line-height="150%"/>
      <style:text-properties fo:font-size="12pt" style:font-size-asian="12pt" style:font-size-complex="12pt"/>
    </style:style>
    <style:style style:name="P1606" style:parent-style-name="Normal" style:family="paragraph">
      <style:paragraph-properties fo:text-align="justify" fo:line-height="150%"/>
      <style:text-properties fo:font-size="12pt" style:font-size-asian="12pt" style:font-size-complex="12pt"/>
    </style:style>
    <style:style style:name="P1607" style:parent-style-name="Normal" style:family="paragraph">
      <style:paragraph-properties fo:text-align="justify" fo:line-height="150%"/>
    </style:style>
    <style:style style:name="T1608" style:parent-style-name="DefaultParagraphFont" style:family="text">
      <style:text-properties fo:font-size="12pt" style:font-size-asian="12pt" style:font-size-complex="12pt"/>
    </style:style>
    <style:style style:name="P1609" style:parent-style-name="Normal" style:family="paragraph">
      <style:paragraph-properties fo:text-align="justify" fo:line-height="150%"/>
      <style:text-properties fo:font-size="12pt" style:font-size-asian="12pt" style:font-size-complex="12pt"/>
    </style:style>
    <style:style style:name="P1610" style:parent-style-name="Normal" style:family="paragraph">
      <style:paragraph-properties fo:text-align="justify" fo:line-height="150%"/>
      <style:text-properties fo:font-size="12pt" style:font-size-asian="12pt" style:font-size-complex="12pt"/>
    </style:style>
    <style:style style:name="P1611" style:parent-style-name="Normal" style:family="paragraph">
      <style:paragraph-properties fo:text-align="justify" fo:line-height="150%"/>
      <style:text-properties fo:font-size="12pt" style:font-size-asian="12pt" style:font-size-complex="12pt"/>
    </style:style>
    <style:style style:name="P1612" style:parent-style-name="Normal" style:family="paragraph">
      <style:paragraph-properties fo:text-align="justify" fo:line-height="150%"/>
      <style:text-properties fo:font-size="12pt" style:font-size-asian="12pt" style:font-size-complex="12pt"/>
    </style:style>
    <style:style style:name="P1613" style:parent-style-name="Normal" style:family="paragraph">
      <style:paragraph-properties fo:text-align="justify" fo:line-height="150%"/>
      <style:text-properties fo:font-size="12pt" style:font-size-asian="12pt" style:font-size-complex="12pt" fo:language="en" fo:country="US"/>
    </style:style>
    <style:style style:name="P1614" style:parent-style-name="Normal" style:family="paragraph">
      <style:paragraph-properties fo:text-align="justify" fo:line-height="150%"/>
      <style:text-properties fo:font-size="12pt" style:font-size-asian="12pt" style:font-size-complex="12pt"/>
    </style:style>
    <style:style style:name="P1615" style:parent-style-name="Normal" style:family="paragraph">
      <style:paragraph-properties fo:text-align="justify" fo:line-height="150%"/>
      <style:text-properties fo:font-size="12pt" style:font-size-asian="12pt" style:font-size-complex="12pt"/>
    </style:style>
    <style:style style:name="P1616" style:parent-style-name="Normal" style:family="paragraph">
      <style:paragraph-properties fo:text-align="justify" fo:line-height="150%"/>
      <style:text-properties fo:font-size="12pt" style:font-size-asian="12pt" style:font-size-complex="12pt"/>
    </style:style>
    <style:style style:name="P1617" style:parent-style-name="Normal" style:family="paragraph">
      <style:paragraph-properties fo:text-align="justify" fo:line-height="150%"/>
      <style:text-properties fo:font-size="12pt" style:font-size-asian="12pt" style:font-size-complex="12pt"/>
    </style:style>
    <style:style style:name="P1618" style:parent-style-name="Normal" style:family="paragraph">
      <style:paragraph-properties fo:text-align="justify" fo:line-height="150%"/>
      <style:text-properties fo:font-size="12pt" style:font-size-asian="12pt" style:font-size-complex="12pt"/>
    </style:style>
    <style:style style:name="P1619" style:parent-style-name="Normal" style:family="paragraph">
      <style:paragraph-properties fo:text-align="justify" fo:line-height="150%"/>
    </style:style>
    <style:style style:name="T1620" style:parent-style-name="DefaultParagraphFont" style:family="text">
      <style:text-properties fo:font-size="12pt" style:font-size-asian="12pt" style:font-size-complex="12pt"/>
    </style:style>
    <style:style style:name="P1621" style:parent-style-name="Normal" style:family="paragraph">
      <style:paragraph-properties fo:text-align="justify" fo:line-height="150%"/>
      <style:text-properties fo:font-size="12pt" style:font-size-asian="12pt" style:font-size-complex="12pt" fo:language="en" fo:country="US"/>
    </style:style>
    <style:style style:name="P1622" style:parent-style-name="Normal" style:family="paragraph">
      <style:paragraph-properties fo:text-align="justify" fo:line-height="150%"/>
      <style:text-properties fo:font-size="12pt" style:font-size-asian="12pt" style:font-size-complex="12pt"/>
    </style:style>
    <style:style style:name="P1623" style:parent-style-name="Normal" style:family="paragraph">
      <style:paragraph-properties fo:text-align="justify" fo:line-height="150%"/>
      <style:text-properties fo:font-size="12pt" style:font-size-asian="12pt" style:font-size-complex="12pt"/>
    </style:style>
    <style:style style:name="P1624" style:parent-style-name="Normal" style:family="paragraph">
      <style:paragraph-properties fo:text-align="justify" fo:line-height="150%"/>
      <style:text-properties fo:font-size="12pt" style:font-size-asian="12pt" style:font-size-complex="12pt"/>
    </style:style>
    <style:style style:name="P1625" style:parent-style-name="Normal" style:family="paragraph">
      <style:paragraph-properties fo:text-align="justify" fo:line-height="150%"/>
      <style:text-properties fo:font-size="12pt" style:font-size-asian="12pt" style:font-size-complex="12pt"/>
    </style:style>
    <style:style style:name="P1626" style:parent-style-name="Normal" style:family="paragraph">
      <style:paragraph-properties fo:text-align="justify" fo:line-height="150%"/>
    </style:style>
    <style:style style:name="T1627" style:parent-style-name="DefaultParagraphFont" style:family="text">
      <style:text-properties fo:font-size="12pt" style:font-size-asian="12pt" style:font-size-complex="12pt"/>
    </style:style>
    <style:style style:name="P1628" style:parent-style-name="Normal" style:family="paragraph">
      <style:paragraph-properties fo:text-align="justify" fo:line-height="150%"/>
      <style:text-properties fo:font-size="12pt" style:font-size-asian="12pt" style:font-size-complex="12pt"/>
    </style:style>
    <style:style style:name="P1629" style:parent-style-name="Normal" style:family="paragraph">
      <style:paragraph-properties fo:text-align="justify" fo:line-height="150%"/>
    </style:style>
    <style:style style:name="T1630" style:parent-style-name="DefaultParagraphFont" style:family="text">
      <style:text-properties fo:font-size="12pt" style:font-size-asian="12pt" style:font-size-complex="12pt"/>
    </style:style>
    <style:style style:name="T1631" style:parent-style-name="DefaultParagraphFont" style:family="text">
      <style:text-properties fo:font-size="12pt" style:font-size-asian="12pt" style:font-size-complex="12pt"/>
    </style:style>
    <style:style style:name="P1632" style:parent-style-name="Normal" style:family="paragraph">
      <style:paragraph-properties fo:text-align="justify" fo:line-height="150%"/>
      <style:text-properties fo:font-size="12pt" style:font-size-asian="12pt" style:font-size-complex="12pt" fo:language="en" fo:country="US"/>
    </style:style>
    <style:style style:name="P1633" style:parent-style-name="Normal" style:family="paragraph">
      <style:paragraph-properties fo:text-align="justify" fo:line-height="150%"/>
      <style:text-properties fo:font-size="12pt" style:font-size-asian="12pt" style:font-size-complex="12pt"/>
    </style:style>
    <style:style style:name="P1634" style:parent-style-name="Normal" style:family="paragraph">
      <style:paragraph-properties fo:text-align="justify" fo:line-height="150%"/>
    </style:style>
    <style:style style:name="T1635" style:parent-style-name="DefaultParagraphFont" style:family="text">
      <style:text-properties fo:font-size="12pt" style:font-size-asian="12pt" style:font-size-complex="12pt"/>
    </style:style>
    <style:style style:name="P1636" style:parent-style-name="Normal" style:family="paragraph">
      <style:paragraph-properties fo:text-align="justify" fo:line-height="150%"/>
      <style:text-properties fo:font-size="12pt" style:font-size-asian="12pt" style:font-size-complex="12pt"/>
    </style:style>
    <style:style style:name="P1637" style:parent-style-name="Normal" style:family="paragraph">
      <style:paragraph-properties fo:text-align="justify" fo:line-height="150%"/>
      <style:text-properties fo:font-size="12pt" style:font-size-asian="12pt" style:font-size-complex="12pt"/>
    </style:style>
    <style:style style:name="P1638" style:parent-style-name="Normal" style:family="paragraph">
      <style:paragraph-properties fo:text-align="justify" fo:line-height="150%"/>
      <style:text-properties fo:font-size="12pt" style:font-size-asian="12pt" style:font-size-complex="12pt"/>
    </style:style>
    <style:style style:name="P1639" style:parent-style-name="Normal" style:family="paragraph">
      <style:paragraph-properties fo:text-align="justify" fo:line-height="150%"/>
      <style:text-properties fo:font-size="12pt" style:font-size-asian="12pt" style:font-size-complex="12pt"/>
    </style:style>
    <style:style style:name="P1640" style:parent-style-name="Normal" style:family="paragraph">
      <style:paragraph-properties fo:text-align="justify" fo:line-height="150%"/>
      <style:text-properties fo:font-size="12pt" style:font-size-asian="12pt" style:font-size-complex="12pt"/>
    </style:style>
    <style:style style:name="P1641" style:parent-style-name="Normal" style:family="paragraph">
      <style:paragraph-properties fo:text-align="justify" fo:line-height="150%"/>
      <style:text-properties fo:font-size="12pt" style:font-size-asian="12pt" style:font-size-complex="12pt"/>
    </style:style>
    <style:style style:name="P1642" style:parent-style-name="Normal" style:family="paragraph">
      <style:paragraph-properties fo:text-align="justify" fo:line-height="150%"/>
      <style:text-properties fo:font-size="12pt" style:font-size-asian="12pt" style:font-size-complex="12pt"/>
    </style:style>
    <style:style style:name="P1643" style:parent-style-name="Normal" style:family="paragraph">
      <style:paragraph-properties fo:text-align="justify" fo:line-height="150%"/>
      <style:text-properties fo:font-size="12pt" style:font-size-asian="12pt" style:font-size-complex="12pt"/>
    </style:style>
    <style:style style:name="P1644" style:parent-style-name="Normal" style:family="paragraph">
      <style:paragraph-properties fo:text-align="justify" fo:line-height="150%"/>
      <style:text-properties fo:font-size="12pt" style:font-size-asian="12pt" style:font-size-complex="12pt"/>
    </style:style>
    <style:style style:name="P1645" style:parent-style-name="Normal" style:family="paragraph">
      <style:paragraph-properties fo:text-align="justify" fo:line-height="150%"/>
      <style:text-properties fo:font-size="12pt" style:font-size-asian="12pt" style:font-size-complex="12pt"/>
    </style:style>
    <style:style style:name="P1646" style:parent-style-name="Normal" style:family="paragraph">
      <style:paragraph-properties fo:text-align="justify" fo:line-height="150%"/>
      <style:text-properties fo:font-size="12pt" style:font-size-asian="12pt" style:font-size-complex="12pt"/>
    </style:style>
    <style:style style:name="P1647" style:parent-style-name="Normal" style:family="paragraph">
      <style:paragraph-properties fo:text-align="justify" fo:line-height="150%"/>
      <style:text-properties fo:font-size="12pt" style:font-size-asian="12pt" style:font-size-complex="12pt"/>
    </style:style>
    <style:style style:name="P1648" style:parent-style-name="Normal" style:family="paragraph">
      <style:paragraph-properties fo:text-align="justify" fo:line-height="150%"/>
      <style:text-properties fo:font-size="12pt" style:font-size-asian="12pt" style:font-size-complex="12pt"/>
    </style:style>
    <style:style style:name="P1649" style:parent-style-name="Normal" style:family="paragraph">
      <style:paragraph-properties fo:text-align="justify" fo:line-height="150%"/>
      <style:text-properties fo:font-size="12pt" style:font-size-asian="12pt" style:font-size-complex="12pt"/>
    </style:style>
    <style:style style:name="P1650" style:parent-style-name="Normal" style:family="paragraph">
      <style:paragraph-properties fo:text-align="justify" fo:line-height="150%"/>
    </style:style>
    <style:style style:name="T1651" style:parent-style-name="DefaultParagraphFont" style:family="text">
      <style:text-properties fo:font-size="12pt" style:font-size-asian="12pt" style:font-size-complex="12pt"/>
    </style:style>
    <style:style style:name="P1652" style:parent-style-name="Normal" style:family="paragraph">
      <style:paragraph-properties fo:text-align="justify" fo:line-height="150%"/>
      <style:text-properties fo:font-size="12pt" style:font-size-asian="12pt" style:font-size-complex="12pt"/>
    </style:style>
    <style:style style:name="P1653" style:parent-style-name="Normal" style:family="paragraph">
      <style:paragraph-properties fo:text-align="justify" fo:line-height="150%"/>
      <style:text-properties fo:font-size="12pt" style:font-size-asian="12pt" style:font-size-complex="12pt"/>
    </style:style>
    <style:style style:name="P1654" style:parent-style-name="Normal" style:family="paragraph">
      <style:paragraph-properties fo:text-align="justify" fo:line-height="150%"/>
      <style:text-properties fo:font-size="12pt" style:font-size-asian="12pt" style:font-size-complex="12pt"/>
    </style:style>
    <style:style style:name="P1655" style:parent-style-name="Normal" style:family="paragraph">
      <style:paragraph-properties fo:text-align="justify" fo:line-height="150%"/>
      <style:text-properties fo:font-size="12pt" style:font-size-asian="12pt" style:font-size-complex="12pt"/>
    </style:style>
    <style:style style:name="P1656" style:parent-style-name="Normal" style:family="paragraph">
      <style:paragraph-properties fo:text-align="justify" fo:line-height="150%"/>
      <style:text-properties fo:font-size="12pt" style:font-size-asian="12pt" style:font-size-complex="12pt"/>
    </style:style>
    <style:style style:name="P1657" style:parent-style-name="Normal" style:family="paragraph">
      <style:paragraph-properties fo:text-align="justify" fo:line-height="150%"/>
    </style:style>
    <style:style style:name="T1658" style:parent-style-name="DefaultParagraphFont" style:family="text">
      <style:text-properties fo:font-size="12pt" style:font-size-asian="12pt" style:font-size-complex="12pt"/>
    </style:style>
    <style:style style:name="P1659" style:parent-style-name="Normal" style:family="paragraph">
      <style:paragraph-properties fo:text-align="justify" fo:line-height="150%"/>
    </style:style>
    <style:style style:name="T1660" style:parent-style-name="DefaultParagraphFont" style:family="text">
      <style:text-properties fo:font-size="12pt" style:font-size-asian="12pt" style:font-size-complex="12pt"/>
    </style:style>
    <style:style style:name="P1661" style:parent-style-name="Normal" style:family="paragraph">
      <style:paragraph-properties fo:text-align="justify" fo:line-height="150%"/>
      <style:text-properties fo:font-size="12pt" style:font-size-asian="12pt" style:font-size-complex="12pt" fo:language="en" fo:country="US"/>
    </style:style>
    <style:style style:name="P1662" style:parent-style-name="Normal" style:family="paragraph">
      <style:paragraph-properties fo:text-align="justify" fo:line-height="150%"/>
    </style:style>
    <style:style style:name="T1663" style:parent-style-name="DefaultParagraphFont" style:family="text">
      <style:text-properties fo:font-size="12pt" style:font-size-asian="12pt" style:font-size-complex="12pt"/>
    </style:style>
    <style:style style:name="P1664" style:parent-style-name="Normal" style:family="paragraph">
      <style:paragraph-properties fo:text-align="justify" fo:line-height="150%"/>
      <style:text-properties fo:font-size="12pt" style:font-size-asian="12pt" style:font-size-complex="12pt" fo:language="en" fo:country="US"/>
    </style:style>
    <style:style style:name="P1665" style:parent-style-name="Normal" style:family="paragraph">
      <style:paragraph-properties fo:text-align="justify" fo:line-height="150%"/>
      <style:text-properties fo:font-size="12pt" style:font-size-asian="12pt" style:font-size-complex="12pt"/>
    </style:style>
    <style:style style:name="P1666" style:parent-style-name="Normal" style:family="paragraph">
      <style:paragraph-properties fo:text-align="justify" fo:line-height="150%"/>
      <style:text-properties fo:font-size="12pt" style:font-size-asian="12pt" style:font-size-complex="12pt" fo:language="fr" fo:country="FR"/>
    </style:style>
    <style:style style:name="P1667" style:parent-style-name="Normal" style:family="paragraph">
      <style:paragraph-properties fo:text-align="justify" fo:line-height="150%"/>
      <style:text-properties fo:font-size="12pt" style:font-size-asian="12pt" style:font-size-complex="12pt"/>
    </style:style>
    <style:style style:name="P1668" style:parent-style-name="Normal" style:family="paragraph">
      <style:paragraph-properties fo:text-align="justify" fo:line-height="150%"/>
    </style:style>
    <style:style style:name="T1669" style:parent-style-name="DefaultParagraphFont" style:family="text">
      <style:text-properties fo:font-size="12pt" style:font-size-asian="12pt" style:font-size-complex="12pt"/>
    </style:style>
    <style:style style:name="P1670" style:parent-style-name="Normal" style:family="paragraph">
      <style:paragraph-properties fo:text-align="justify" fo:line-height="150%"/>
      <style:text-properties fo:font-size="12pt" style:font-size-asian="12pt" style:font-size-complex="12pt"/>
    </style:style>
    <style:style style:name="P1671" style:parent-style-name="Normal" style:family="paragraph">
      <style:paragraph-properties fo:text-align="justify" fo:line-height="150%"/>
      <style:text-properties fo:font-size="12pt" style:font-size-asian="12pt" style:font-size-complex="12pt"/>
    </style:style>
    <style:style style:name="P1672" style:parent-style-name="Normal" style:family="paragraph">
      <style:paragraph-properties fo:text-align="justify" fo:line-height="150%"/>
      <style:text-properties fo:font-size="12pt" style:font-size-asian="12pt" style:font-size-complex="12pt"/>
    </style:style>
    <style:style style:name="P1673" style:parent-style-name="Normal" style:family="paragraph">
      <style:paragraph-properties fo:text-align="justify" fo:line-height="150%"/>
    </style:style>
    <style:style style:name="T1674" style:parent-style-name="DefaultParagraphFont" style:family="text">
      <style:text-properties fo:font-size="12pt" style:font-size-asian="12pt" style:font-size-complex="12pt"/>
    </style:style>
    <style:style style:name="P1675" style:parent-style-name="Normal" style:family="paragraph">
      <style:paragraph-properties fo:text-align="justify" fo:line-height="150%"/>
      <style:text-properties fo:font-size="12pt" style:font-size-asian="12pt" style:font-size-complex="12pt"/>
    </style:style>
    <style:style style:name="P1676" style:parent-style-name="Normal" style:family="paragraph">
      <style:paragraph-properties fo:text-align="justify" fo:line-height="150%"/>
      <style:text-properties fo:font-size="12pt" style:font-size-asian="12pt" style:font-size-complex="12pt"/>
    </style:style>
    <style:style style:name="P1677" style:parent-style-name="Normal" style:family="paragraph">
      <style:paragraph-properties fo:text-align="justify" fo:line-height="150%"/>
    </style:style>
    <style:style style:name="T1678" style:parent-style-name="DefaultParagraphFont" style:family="text">
      <style:text-properties fo:font-size="12pt" style:font-size-asian="12pt" style:font-size-complex="12pt"/>
    </style:style>
    <style:style style:name="P1679" style:parent-style-name="Normal" style:family="paragraph">
      <style:paragraph-properties fo:text-align="justify" fo:line-height="150%"/>
      <style:text-properties fo:font-size="12pt" style:font-size-asian="12pt" style:font-size-complex="12pt"/>
    </style:style>
    <style:style style:name="P1680" style:parent-style-name="Normal" style:family="paragraph">
      <style:paragraph-properties fo:text-align="justify" fo:line-height="150%"/>
      <style:text-properties fo:font-size="12pt" style:font-size-asian="12pt" style:font-size-complex="12pt"/>
    </style:style>
    <style:style style:name="P1681" style:parent-style-name="Normal" style:family="paragraph">
      <style:paragraph-properties fo:text-align="justify" fo:line-height="150%"/>
      <style:text-properties fo:font-size="12pt" style:font-size-asian="12pt" style:font-size-complex="12pt" fo:language="nl" fo:country="NL"/>
    </style:style>
    <style:style style:name="P1682" style:parent-style-name="Normal" style:family="paragraph">
      <style:paragraph-properties fo:text-align="justify" fo:line-height="150%"/>
      <style:text-properties fo:font-size="12pt" style:font-size-asian="12pt" style:font-size-complex="12pt"/>
    </style:style>
    <style:style style:name="P1683" style:parent-style-name="Normal" style:family="paragraph">
      <style:paragraph-properties fo:text-align="justify" fo:line-height="150%"/>
      <style:text-properties fo:font-size="12pt" style:font-size-asian="12pt" style:font-size-complex="12pt"/>
    </style:style>
    <style:style style:name="P1684" style:parent-style-name="Normal" style:family="paragraph">
      <style:paragraph-properties fo:text-align="justify" fo:line-height="150%"/>
      <style:text-properties fo:font-size="12pt" style:font-size-asian="12pt" style:font-size-complex="12pt"/>
    </style:style>
    <style:style style:name="P1685" style:parent-style-name="Normal" style:family="paragraph">
      <style:paragraph-properties fo:text-align="justify" fo:line-height="150%"/>
    </style:style>
    <style:style style:name="T1686" style:parent-style-name="DefaultParagraphFont" style:family="text">
      <style:text-properties fo:font-size="12pt" style:font-size-asian="12pt" style:font-size-complex="12pt"/>
    </style:style>
    <style:style style:name="P1687" style:parent-style-name="Normal" style:family="paragraph">
      <style:paragraph-properties fo:text-align="justify" fo:line-height="150%"/>
      <style:text-properties fo:font-size="12pt" style:font-size-asian="12pt" style:font-size-complex="12pt"/>
    </style:style>
    <style:style style:name="P1688" style:parent-style-name="Normal" style:family="paragraph">
      <style:paragraph-properties fo:text-align="justify" fo:line-height="150%"/>
    </style:style>
    <style:style style:name="T1689" style:parent-style-name="DefaultParagraphFont" style:family="text">
      <style:text-properties fo:font-size="12pt" style:font-size-asian="12pt" style:font-size-complex="12pt"/>
    </style:style>
    <style:style style:name="T1690" style:parent-style-name="DefaultParagraphFont" style:family="text">
      <style:text-properties fo:font-size="12pt" style:font-size-asian="12pt" style:font-size-complex="12pt"/>
    </style:style>
    <style:style style:name="P1691" style:parent-style-name="Normal" style:family="paragraph">
      <style:paragraph-properties fo:text-align="justify" fo:line-height="150%"/>
    </style:style>
    <style:style style:name="T1692" style:parent-style-name="DefaultParagraphFont" style:family="text">
      <style:text-properties fo:font-size="12pt" style:font-size-asian="12pt" style:font-size-complex="12pt"/>
    </style:style>
    <style:style style:name="P1693" style:parent-style-name="Normal" style:family="paragraph">
      <style:paragraph-properties fo:text-align="justify" fo:line-height="150%"/>
      <style:text-properties fo:font-size="12pt" style:font-size-asian="12pt" style:font-size-complex="12pt" fo:language="fr" fo:country="FR"/>
    </style:style>
    <style:style style:name="P1694" style:parent-style-name="Normal" style:family="paragraph">
      <style:paragraph-properties fo:text-align="justify" fo:line-height="150%"/>
      <style:text-properties fo:font-size="12pt" style:font-size-asian="12pt" style:font-size-complex="12pt"/>
    </style:style>
    <style:style style:name="P1695" style:parent-style-name="Normal" style:family="paragraph">
      <style:paragraph-properties fo:text-align="justify" fo:line-height="150%"/>
      <style:text-properties fo:font-size="12pt" style:font-size-asian="12pt" style:font-size-complex="12pt"/>
    </style:style>
    <style:style style:name="P1696" style:parent-style-name="Normal" style:family="paragraph">
      <style:paragraph-properties fo:text-align="justify" fo:line-height="150%"/>
      <style:text-properties fo:font-size="12pt" style:font-size-asian="12pt" style:font-size-complex="12pt"/>
    </style:style>
    <style:style style:name="P1697" style:parent-style-name="Normal" style:family="paragraph">
      <style:paragraph-properties fo:text-align="justify" fo:line-height="150%"/>
    </style:style>
    <style:style style:name="T1698" style:parent-style-name="DefaultParagraphFont" style:family="text">
      <style:text-properties fo:font-size="12pt" style:font-size-asian="12pt" style:font-size-complex="12pt"/>
    </style:style>
    <style:style style:name="P1699" style:parent-style-name="Normal" style:family="paragraph">
      <style:paragraph-properties fo:text-align="justify" fo:line-height="150%"/>
      <style:text-properties fo:font-size="12pt" style:font-size-asian="12pt" style:font-size-complex="12pt"/>
    </style:style>
    <style:style style:name="P1700" style:parent-style-name="Normal" style:family="paragraph">
      <style:paragraph-properties fo:text-align="justify" fo:line-height="150%"/>
      <style:text-properties fo:font-size="12pt" style:font-size-asian="12pt" style:font-size-complex="12pt"/>
    </style:style>
    <style:style style:name="P1701" style:parent-style-name="Normal" style:family="paragraph">
      <style:paragraph-properties fo:text-align="justify" fo:line-height="150%"/>
      <style:text-properties fo:font-size="12pt" style:font-size-asian="12pt" style:font-size-complex="12pt"/>
    </style:style>
    <style:style style:name="P1702" style:parent-style-name="Normal" style:family="paragraph">
      <style:paragraph-properties fo:text-align="justify" fo:line-height="150%"/>
      <style:text-properties fo:font-size="12pt" style:font-size-asian="12pt" style:font-size-complex="12pt"/>
    </style:style>
    <style:style style:name="P1703" style:parent-style-name="Normal" style:family="paragraph">
      <style:paragraph-properties fo:text-align="justify" fo:line-height="150%"/>
      <style:text-properties fo:font-size="12pt" style:font-size-asian="12pt" style:font-size-complex="12pt"/>
    </style:style>
    <style:style style:name="P1704" style:parent-style-name="Normal" style:family="paragraph">
      <style:paragraph-properties fo:text-align="justify" fo:line-height="150%"/>
      <style:text-properties fo:font-size="12pt" style:font-size-asian="12pt" style:font-size-complex="12pt"/>
    </style:style>
    <style:style style:name="P1705" style:parent-style-name="Normal" style:family="paragraph">
      <style:paragraph-properties fo:text-align="justify" fo:line-height="150%"/>
      <style:text-properties fo:font-size="12pt" style:font-size-asian="12pt" style:font-size-complex="12pt"/>
    </style:style>
    <style:style style:name="P1706" style:parent-style-name="Normal" style:family="paragraph">
      <style:paragraph-properties fo:text-align="justify" fo:line-height="150%"/>
      <style:text-properties fo:font-size="12pt" style:font-size-asian="12pt" style:font-size-complex="12pt"/>
    </style:style>
    <style:style style:name="P1707" style:parent-style-name="Normal" style:family="paragraph">
      <style:paragraph-properties fo:text-align="justify" fo:line-height="150%"/>
      <style:text-properties fo:font-size="12pt" style:font-size-asian="12pt" style:font-size-complex="12pt"/>
    </style:style>
    <style:style style:name="P1708" style:parent-style-name="Normal" style:family="paragraph">
      <style:paragraph-properties fo:text-align="justify" fo:line-height="150%"/>
    </style:style>
    <style:style style:name="T1709" style:parent-style-name="DefaultParagraphFont" style:family="text">
      <style:text-properties fo:font-size="12pt" style:font-size-asian="12pt" style:font-size-complex="12pt"/>
    </style:style>
    <style:style style:name="P1710" style:parent-style-name="Normal" style:family="paragraph">
      <style:paragraph-properties fo:text-align="justify" fo:line-height="150%"/>
      <style:text-properties fo:font-size="12pt" style:font-size-asian="12pt" style:font-size-complex="12pt"/>
    </style:style>
    <style:style style:name="P1711" style:parent-style-name="Normal" style:family="paragraph">
      <style:paragraph-properties fo:text-align="justify" fo:line-height="150%"/>
    </style:style>
    <style:style style:name="T1712" style:parent-style-name="DefaultParagraphFont" style:family="text">
      <style:text-properties fo:font-size="12pt" style:font-size-asian="12pt" style:font-size-complex="12pt"/>
    </style:style>
    <style:style style:name="P1713" style:parent-style-name="Normal" style:family="paragraph">
      <style:paragraph-properties fo:text-align="justify" fo:line-height="150%"/>
      <style:text-properties fo:font-size="12pt" style:font-size-asian="12pt" style:font-size-complex="12pt"/>
    </style:style>
    <style:style style:name="P1714" style:parent-style-name="Normal" style:family="paragraph">
      <style:paragraph-properties fo:text-align="justify" fo:line-height="150%"/>
      <style:text-properties fo:font-size="12pt" style:font-size-asian="12pt" style:font-size-complex="12pt"/>
    </style:style>
    <style:style style:name="P1715" style:parent-style-name="Normal" style:family="paragraph">
      <style:paragraph-properties fo:text-align="justify" fo:line-height="150%"/>
      <style:text-properties fo:font-size="12pt" style:font-size-asian="12pt" style:font-size-complex="12pt"/>
    </style:style>
    <style:style style:name="P1716" style:parent-style-name="Normal" style:family="paragraph">
      <style:paragraph-properties fo:text-align="justify" fo:line-height="150%"/>
      <style:text-properties fo:font-size="12pt" style:font-size-asian="12pt" style:font-size-complex="12pt"/>
    </style:style>
    <style:style style:name="P1717" style:parent-style-name="Normal" style:family="paragraph">
      <style:paragraph-properties fo:text-align="justify" fo:line-height="150%"/>
      <style:text-properties fo:font-size="12pt" style:font-size-asian="12pt" style:font-size-complex="12pt"/>
    </style:style>
    <style:style style:name="P1718" style:parent-style-name="Normal" style:family="paragraph">
      <style:paragraph-properties fo:text-align="justify" fo:line-height="150%"/>
      <style:text-properties fo:font-size="12pt" style:font-size-asian="12pt" style:font-size-complex="12pt"/>
    </style:style>
    <style:style style:name="P1719" style:parent-style-name="Normal" style:family="paragraph">
      <style:paragraph-properties fo:text-align="justify" fo:line-height="150%"/>
      <style:text-properties fo:font-size="12pt" style:font-size-asian="12pt" style:font-size-complex="12pt"/>
    </style:style>
    <style:style style:name="P1720" style:parent-style-name="Normal" style:family="paragraph">
      <style:paragraph-properties fo:text-align="justify" fo:line-height="150%"/>
      <style:text-properties fo:font-size="12pt" style:font-size-asian="12pt" style:font-size-complex="12pt"/>
    </style:style>
    <style:style style:name="P1721" style:parent-style-name="Normal" style:family="paragraph">
      <style:paragraph-properties fo:text-align="justify" fo:line-height="150%"/>
      <style:text-properties fo:font-size="12pt" style:font-size-asian="12pt" style:font-size-complex="12pt"/>
    </style:style>
    <style:style style:name="P1722" style:parent-style-name="Normal" style:family="paragraph">
      <style:paragraph-properties fo:text-align="justify" fo:line-height="150%"/>
      <style:text-properties fo:font-size="12pt" style:font-size-asian="12pt" style:font-size-complex="12pt" fo:language="nl" fo:country="NL"/>
    </style:style>
    <style:style style:name="P1723" style:parent-style-name="Normal" style:family="paragraph">
      <style:paragraph-properties fo:text-align="justify" fo:line-height="150%"/>
      <style:text-properties fo:font-size="12pt" style:font-size-asian="12pt" style:font-size-complex="12pt"/>
    </style:style>
    <style:style style:name="P1724" style:parent-style-name="Normal" style:family="paragraph">
      <style:paragraph-properties fo:text-align="justify" fo:line-height="150%"/>
      <style:text-properties fo:font-size="12pt" style:font-size-asian="12pt" style:font-size-complex="12pt"/>
    </style:style>
    <style:style style:name="P1725" style:parent-style-name="Normal" style:family="paragraph">
      <style:paragraph-properties fo:text-align="justify" fo:line-height="150%"/>
      <style:text-properties fo:font-size="12pt" style:font-size-asian="12pt" style:font-size-complex="12pt"/>
    </style:style>
    <style:style style:name="P1726" style:parent-style-name="Normal" style:family="paragraph">
      <style:paragraph-properties fo:text-align="justify" fo:line-height="150%"/>
      <style:text-properties fo:font-size="12pt" style:font-size-asian="12pt" style:font-size-complex="12pt"/>
    </style:style>
    <style:style style:name="P1727" style:parent-style-name="Normal" style:family="paragraph">
      <style:paragraph-properties fo:text-align="justify" fo:line-height="150%"/>
      <style:text-properties fo:font-size="12pt" style:font-size-asian="12pt" style:font-size-complex="12pt"/>
    </style:style>
    <style:style style:name="P1728" style:parent-style-name="Normal" style:family="paragraph">
      <style:paragraph-properties fo:text-align="justify" fo:line-height="150%"/>
      <style:text-properties fo:font-size="12pt" style:font-size-asian="12pt" style:font-size-complex="12pt"/>
    </style:style>
    <style:style style:name="P1729" style:parent-style-name="Normal" style:family="paragraph">
      <style:paragraph-properties fo:text-align="justify" fo:line-height="150%"/>
      <style:text-properties fo:font-size="12pt" style:font-size-asian="12pt" style:font-size-complex="12pt"/>
    </style:style>
    <style:style style:name="P1730" style:parent-style-name="Normal" style:family="paragraph">
      <style:paragraph-properties fo:text-align="justify" fo:line-height="150%"/>
      <style:text-properties fo:font-size="12pt" style:font-size-asian="12pt" style:font-size-complex="12pt"/>
    </style:style>
    <style:style style:name="P1731" style:parent-style-name="Normal" style:family="paragraph">
      <style:paragraph-properties fo:text-align="justify" fo:line-height="150%"/>
      <style:text-properties fo:font-size="12pt" style:font-size-asian="12pt" style:font-size-complex="12pt"/>
    </style:style>
    <style:style style:name="P1732" style:parent-style-name="Normal" style:family="paragraph">
      <style:paragraph-properties fo:text-align="justify" fo:line-height="150%"/>
      <style:text-properties fo:font-size="12pt" style:font-size-asian="12pt" style:font-size-complex="12pt"/>
    </style:style>
    <style:style style:name="P1733" style:parent-style-name="Normal" style:family="paragraph">
      <style:paragraph-properties fo:text-align="justify" fo:line-height="150%"/>
      <style:text-properties fo:font-size="12pt" style:font-size-asian="12pt" style:font-size-complex="12pt"/>
    </style:style>
    <style:style style:name="P1734" style:parent-style-name="Normal" style:family="paragraph">
      <style:paragraph-properties fo:text-align="justify" fo:line-height="150%"/>
      <style:text-properties fo:font-size="12pt" style:font-size-asian="12pt" style:font-size-complex="12pt"/>
    </style:style>
    <style:style style:name="P1735" style:parent-style-name="Normal" style:family="paragraph">
      <style:paragraph-properties fo:text-align="justify" fo:line-height="150%"/>
    </style:style>
    <style:style style:name="T1736" style:parent-style-name="DefaultParagraphFont" style:family="text">
      <style:text-properties fo:font-size="12pt" style:font-size-asian="12pt" style:font-size-complex="12pt"/>
    </style:style>
    <style:style style:name="P1737" style:parent-style-name="Normal" style:family="paragraph">
      <style:paragraph-properties fo:text-align="justify" fo:line-height="150%"/>
      <style:text-properties fo:font-size="12pt" style:font-size-asian="12pt" style:font-size-complex="12pt"/>
    </style:style>
    <style:style style:name="P1738" style:parent-style-name="Normal" style:family="paragraph">
      <style:paragraph-properties fo:text-align="justify" fo:line-height="150%"/>
      <style:text-properties fo:font-size="12pt" style:font-size-asian="12pt" style:font-size-complex="12pt"/>
    </style:style>
    <style:style style:name="P1739" style:parent-style-name="Normal" style:family="paragraph">
      <style:paragraph-properties fo:text-align="justify" fo:line-height="150%"/>
      <style:text-properties fo:font-size="12pt" style:font-size-asian="12pt" style:font-size-complex="12pt"/>
    </style:style>
    <style:style style:name="P1740" style:parent-style-name="Normal" style:family="paragraph">
      <style:paragraph-properties fo:text-align="justify" fo:line-height="150%"/>
      <style:text-properties fo:font-size="12pt" style:font-size-asian="12pt" style:font-size-complex="12pt"/>
    </style:style>
    <style:style style:name="P1741" style:parent-style-name="Normal" style:family="paragraph">
      <style:paragraph-properties fo:text-align="justify" fo:line-height="150%"/>
      <style:text-properties fo:font-size="12pt" style:font-size-asian="12pt" style:font-size-complex="12pt"/>
    </style:style>
    <style:style style:name="P1742" style:parent-style-name="Normal" style:family="paragraph">
      <style:paragraph-properties fo:text-align="justify" fo:line-height="150%"/>
      <style:text-properties fo:font-size="12pt" style:font-size-asian="12pt" style:font-size-complex="12pt"/>
    </style:style>
    <style:style style:name="P1743" style:parent-style-name="Normal" style:family="paragraph">
      <style:paragraph-properties fo:text-align="justify" fo:line-height="150%"/>
    </style:style>
    <style:style style:name="T1744" style:parent-style-name="DefaultParagraphFont" style:family="text">
      <style:text-properties fo:font-size="12pt" style:font-size-asian="12pt" style:font-size-complex="12pt"/>
    </style:style>
    <style:style style:name="P1745" style:parent-style-name="Normal" style:family="paragraph">
      <style:paragraph-properties fo:text-align="justify" fo:line-height="150%"/>
      <style:text-properties fo:font-size="12pt" style:font-size-asian="12pt" style:font-size-complex="12pt" fo:language="en" fo:country="US"/>
    </style:style>
    <style:style style:name="P1746" style:parent-style-name="Normal" style:family="paragraph">
      <style:paragraph-properties fo:text-align="justify" fo:line-height="150%"/>
      <style:text-properties fo:font-size="12pt" style:font-size-asian="12pt" style:font-size-complex="12pt"/>
    </style:style>
    <style:style style:name="P1747" style:parent-style-name="Normal" style:family="paragraph">
      <style:paragraph-properties fo:text-align="justify" fo:line-height="150%"/>
      <style:text-properties fo:font-size="12pt" style:font-size-asian="12pt" style:font-size-complex="12pt"/>
    </style:style>
    <style:style style:name="P1748" style:parent-style-name="Normal" style:family="paragraph">
      <style:paragraph-properties fo:text-align="justify" fo:line-height="150%"/>
      <style:text-properties fo:font-size="12pt" style:font-size-asian="12pt" style:font-size-complex="12pt"/>
    </style:style>
    <style:style style:name="P1749" style:parent-style-name="Normal" style:family="paragraph">
      <style:paragraph-properties fo:text-align="justify" fo:line-height="150%"/>
      <style:text-properties fo:font-size="12pt" style:font-size-asian="12pt" style:font-size-complex="12pt"/>
    </style:style>
    <style:style style:name="P1750" style:parent-style-name="Normal" style:family="paragraph">
      <style:paragraph-properties fo:text-align="justify" fo:line-height="150%"/>
      <style:text-properties fo:font-size="12pt" style:font-size-asian="12pt" style:font-size-complex="12pt"/>
    </style:style>
    <style:style style:name="P1751" style:parent-style-name="Normal" style:family="paragraph">
      <style:paragraph-properties fo:text-align="justify" fo:line-height="150%"/>
      <style:text-properties fo:font-size="12pt" style:font-size-asian="12pt" style:font-size-complex="12pt"/>
    </style:style>
    <style:style style:name="P1752" style:parent-style-name="Normal" style:family="paragraph">
      <style:paragraph-properties fo:text-align="justify" fo:line-height="150%"/>
      <style:text-properties fo:font-size="12pt" style:font-size-asian="12pt" style:font-size-complex="12pt"/>
    </style:style>
    <style:style style:name="P1753" style:parent-style-name="Normal" style:family="paragraph">
      <style:paragraph-properties fo:text-align="justify" fo:line-height="150%"/>
    </style:style>
    <style:style style:name="T1754" style:parent-style-name="DefaultParagraphFont" style:family="text">
      <style:text-properties fo:font-size="12pt" style:font-size-asian="12pt" style:font-size-complex="12pt"/>
    </style:style>
    <style:style style:name="P1755" style:parent-style-name="Normal" style:family="paragraph">
      <style:paragraph-properties fo:text-align="justify" fo:line-height="150%"/>
      <style:text-properties fo:font-size="12pt" style:font-size-asian="12pt" style:font-size-complex="12pt"/>
    </style:style>
    <style:style style:name="P1756" style:parent-style-name="Normal" style:family="paragraph">
      <style:paragraph-properties fo:text-align="justify" fo:line-height="150%"/>
      <style:text-properties fo:font-size="12pt" style:font-size-asian="12pt" style:font-size-complex="12pt"/>
    </style:style>
    <style:style style:name="P1757" style:parent-style-name="Normal" style:family="paragraph">
      <style:paragraph-properties fo:text-align="justify" fo:line-height="150%"/>
      <style:text-properties fo:font-size="12pt" style:font-size-asian="12pt" style:font-size-complex="12pt"/>
    </style:style>
    <style:style style:name="P1758" style:parent-style-name="Normal" style:family="paragraph">
      <style:paragraph-properties fo:text-align="justify" fo:line-height="150%"/>
    </style:style>
    <style:style style:name="T1759" style:parent-style-name="DefaultParagraphFont" style:family="text">
      <style:text-properties fo:font-size="12pt" style:font-size-asian="12pt" style:font-size-complex="12pt"/>
    </style:style>
    <style:style style:name="P1760" style:parent-style-name="Normal" style:family="paragraph">
      <style:paragraph-properties fo:text-align="justify" fo:line-height="150%"/>
      <style:text-properties fo:font-size="12pt" style:font-size-asian="12pt" style:font-size-complex="12pt"/>
    </style:style>
    <style:style style:name="P1761" style:parent-style-name="Normal" style:family="paragraph">
      <style:paragraph-properties fo:text-align="justify" fo:line-height="150%"/>
      <style:text-properties fo:font-size="12pt" style:font-size-asian="12pt" style:font-size-complex="12pt"/>
    </style:style>
    <style:style style:name="P1762" style:parent-style-name="Normal" style:family="paragraph">
      <style:paragraph-properties fo:text-align="justify" fo:line-height="150%"/>
      <style:text-properties fo:font-size="12pt" style:font-size-asian="12pt" style:font-size-complex="12pt"/>
    </style:style>
    <style:style style:name="P1763" style:parent-style-name="Normal" style:family="paragraph">
      <style:paragraph-properties fo:text-align="justify" fo:line-height="150%"/>
      <style:text-properties fo:font-size="12pt" style:font-size-asian="12pt" style:font-size-complex="12pt"/>
    </style:style>
    <style:style style:name="P1764" style:parent-style-name="Normal" style:family="paragraph">
      <style:paragraph-properties fo:text-align="justify" fo:line-height="150%"/>
      <style:text-properties fo:font-size="12pt" style:font-size-asian="12pt" style:font-size-complex="12pt"/>
    </style:style>
    <style:style style:name="P1765" style:parent-style-name="Normal" style:family="paragraph">
      <style:paragraph-properties fo:text-align="justify" fo:line-height="150%"/>
      <style:text-properties fo:font-size="12pt" style:font-size-asian="12pt" style:font-size-complex="12pt"/>
    </style:style>
    <style:style style:name="P1766" style:parent-style-name="Normal" style:family="paragraph">
      <style:paragraph-properties fo:text-align="justify" fo:line-height="150%"/>
      <style:text-properties fo:font-size="12pt" style:font-size-asian="12pt" style:font-size-complex="12pt"/>
    </style:style>
    <style:style style:name="P1767" style:parent-style-name="Normal" style:family="paragraph">
      <style:paragraph-properties fo:text-align="justify" fo:line-height="150%"/>
      <style:text-properties fo:font-size="12pt" style:font-size-asian="12pt" style:font-size-complex="12pt"/>
    </style:style>
    <style:style style:name="P1768" style:parent-style-name="Normal" style:family="paragraph">
      <style:paragraph-properties fo:text-align="justify" fo:line-height="150%"/>
      <style:text-properties fo:font-size="12pt" style:font-size-asian="12pt" style:font-size-complex="12pt"/>
    </style:style>
    <style:style style:name="P1769" style:parent-style-name="Normal" style:family="paragraph">
      <style:paragraph-properties fo:text-align="justify" fo:line-height="150%"/>
      <style:text-properties fo:font-size="12pt" style:font-size-asian="12pt" style:font-size-complex="12pt"/>
    </style:style>
    <style:style style:name="P1770" style:parent-style-name="Normal" style:family="paragraph">
      <style:paragraph-properties fo:text-align="justify" fo:line-height="150%"/>
      <style:text-properties fo:font-size="12pt" style:font-size-asian="12pt" style:font-size-complex="12pt"/>
    </style:style>
    <style:style style:name="P1771" style:parent-style-name="Normal" style:family="paragraph">
      <style:paragraph-properties fo:text-align="justify" fo:line-height="150%"/>
      <style:text-properties fo:font-size="12pt" style:font-size-asian="12pt" style:font-size-complex="12pt"/>
    </style:style>
    <style:style style:name="P1772" style:parent-style-name="Normal" style:family="paragraph">
      <style:paragraph-properties fo:text-align="justify" fo:line-height="150%"/>
      <style:text-properties fo:font-size="12pt" style:font-size-asian="12pt" style:font-size-complex="12pt"/>
    </style:style>
    <style:style style:name="P1773" style:parent-style-name="Normal" style:family="paragraph">
      <style:paragraph-properties fo:text-align="justify" fo:line-height="150%"/>
      <style:text-properties fo:font-size="12pt" style:font-size-asian="12pt" style:font-size-complex="12pt"/>
    </style:style>
    <style:style style:name="P1774" style:parent-style-name="Normal" style:family="paragraph">
      <style:paragraph-properties fo:text-align="justify" fo:line-height="150%"/>
      <style:text-properties fo:font-size="12pt" style:font-size-asian="12pt" style:font-size-complex="12pt"/>
    </style:style>
    <style:style style:name="P1775" style:parent-style-name="Normal" style:family="paragraph">
      <style:paragraph-properties fo:text-align="justify" fo:line-height="150%"/>
      <style:text-properties fo:font-size="12pt" style:font-size-asian="12pt" style:font-size-complex="12pt"/>
    </style:style>
    <style:style style:name="P1776" style:parent-style-name="Normal" style:family="paragraph">
      <style:paragraph-properties fo:text-align="justify" fo:line-height="150%"/>
      <style:text-properties fo:font-size="12pt" style:font-size-asian="12pt" style:font-size-complex="12pt"/>
    </style:style>
    <style:style style:name="P1777" style:parent-style-name="Normal" style:family="paragraph">
      <style:paragraph-properties fo:text-align="justify" fo:line-height="150%"/>
      <style:text-properties fo:font-size="12pt" style:font-size-asian="12pt" style:font-size-complex="12pt"/>
    </style:style>
    <style:style style:name="P1778" style:parent-style-name="Normal" style:family="paragraph">
      <style:paragraph-properties fo:text-align="justify" fo:line-height="150%"/>
      <style:text-properties fo:font-size="12pt" style:font-size-asian="12pt" style:font-size-complex="12pt"/>
    </style:style>
    <style:style style:name="P1779" style:parent-style-name="Normal" style:family="paragraph">
      <style:paragraph-properties fo:text-align="justify" fo:line-height="150%"/>
      <style:text-properties fo:font-size="12pt" style:font-size-asian="12pt" style:font-size-complex="12pt"/>
    </style:style>
    <style:style style:name="P1780" style:parent-style-name="Normal" style:family="paragraph">
      <style:paragraph-properties fo:text-align="justify" fo:line-height="150%"/>
      <style:text-properties fo:font-size="12pt" style:font-size-asian="12pt" style:font-size-complex="12pt"/>
    </style:style>
  </office:automatic-styles>
  <office:body>
    <office:text text:use-soft-page-breaks="true">
      <text:p text:style-name="P1">&lt;AUTO&gt;</text:p>
      <text:p text:style-name="P2">phyogs bcu'i rgyal ba sras dang slob mar bcas pa thams cad la phyag 'tshal lo||<text:s/></text:p>
      <text:p text:style-name="P3">rnam dag 'phrin las 'od dkar stong ldan thub dbang ri bong 'dzin pa yis||<text:s/></text:p>
      <text:p text:style-name="P4">nyon mongs gdugs kyis rab tu gdungs pa'i skye dgu'i tsha gdung 'jil ba<text:s/>ni||<text:s/></text:p>
      <text:p text:style-name="P5">shin tu bsil ba'i 'od zer stong 'gyed ston zla'i dkyil 'khor rgyas pa 'am||<text:s/></text:p>
      <text:p text:style-name="P6">ha ri tsan+dan dri bsung gis bsgos ma la ya rlung dag dang mtshungs||<text:s/></text:p>
      <text:p text:style-name="P7">gang gis chags bral yon tan bsil zer cha yi cha tsam 'phros pas kyang||<text:s/></text:p>
      <text:p text:style-name="P8">ut+pal mig gi bung ba zung ldan rnam dkar so yi ze 'u can||<text:s/></text:p>
      <text:p text:style-name="P9">dregs bcas bdud kyis pho nyar mngags pa'i mtho ris bu mo'i bzhin ras kyi||<text:s/></text:p>
      <text:p text:style-name="P10">pad+mo'i nags tshal mod la zum byed thub dbang smra ba'i zla bar 'dud||<text:s/></text:p>
      <text:p text:style-name="P11">mthar lta'i ri bo lhun stug la gnas gzhan sde 'dab bzang stong dag gis||<text:s/></text:p>
      <text:p text:style-name="P12">gang gi lta zer 'bar ba'i gzi brjid cung zad 'gongs par ma nus shing||<text:s/></text:p>
      <text:p text:style-name="P13">mtha' bral stong nyid gdengs ka'i nor bus sa gsum mun pa sel mdzad pa||<text:s/></text:p>
      <text:p text:style-name="P14">klu sgrub klu yi dbang po de ni skye dgu'i gtsug na rgyal gyur cig|</text:p>
      <text:p text:style-name="P15">de yi gsung rab legs bshad rin chen gter||<text:s/></text:p>
      <text:p text:style-name="P16">yid gcugs bshes la 'doms byed snyan tshig 'di||<text:s/></text:p>
      <text:p text:style-name="P17"/>
      <text:p text:style-name="P18">blo bzang bshes gnyen 'ga' yis bskul ba'i ngor||<text:s/></text:p>
      <text:p text:style-name="P19">ji ltar nus bzhin bdag gis rnam par dbye||<text:s/></text:p>
      <text:p text:style-name="P20"><text:span text:style-name="T21">ji skad du|</text:span></text:p>
      <text:p text:style-name="P22"/>
      <text:p text:style-name="P23">&lt;ALLO&gt;</text:p>
      <text:p text:style-name="P24">'phags pa lang kar gshegs pa las|</text:p>
      <text:p text:style-name="P25">nga ni mya ngan 'das 'og tu||<text:s/></text:p>
      <text:p text:style-name="P26">tshul rnams 'dzin par<text:s/>'gyur ba de||<text:s/></text:p>
      <text:p text:style-name="P27">blo gros chen po khyod shes gyis||<text:s/></text:p>
      <text:p text:style-name="P28">lho phyogs be ta'i yul du ni||<text:s/></text:p>
      <text:p text:style-name="P29">dge slong dpal ldan cher grags pa||<text:s/></text:p>
      <text:p text:style-name="P30">de ming klu zhes 'bod pa ste||<text:s/></text:p>
      <text:p text:style-name="P31">yod dang med pa'i phyogs 'jig byed||<text:s/></text:p>
      <text:p text:style-name="P32">nga yi bstan pa 'jigs rten na||<text:s/></text:p>
      <text:p text:style-name="P33">bla med theg pa gtsor bstan nas||<text:s/></text:p>
      <text:p text:style-name="P34">rab tu dga' ba'i sa bsgrubs nas||<text:s/></text:p>
      <text:p text:style-name="P35">bde ba can du de 'gro 'o||<text:s/></text:p>
      <text:p text:style-name="P36">&lt;AUTO&gt;</text:p>
      <text:p text:style-name="P37">zhes sogs mdo sde du ma las lung bstan pa bdag nyid chen po 'phags pa klu sgrub kyi mdza' bo rgyal po bde spyod bzang po la brdzangs pa|mngon par mtho ba dang|</text:p>
      <text:p text:style-name="P38"/>
      <text:p text:style-name="P39"><text:span text:style-name="T40">nges par legs pa'i thabs phyin ci ma log pa ston par byed pa bshes pa'i springs yig ni bsdus pa'i don gnyis kyis shes par bya ste|'di ltar mnyan par gdams pa dang|gdams pa dngos so|| dang po</text:span></text:p>
      <text:p text:style-name="P41">'di ltar mnyan par gdams pa ni|</text:p>
      <text:p text:style-name="P42"/>
      <text:p text:style-name="P43">&lt;ALLO&gt;</text:p>
      <text:p text:style-name="P44">yon tan rang bzhin dge 'os bdag gis na||<text:s/></text:p>
      <text:p text:style-name="P45">bde<text:s/>bar gshegs pa'i gsung bsnyad las byung ba'i||<text:s/></text:p>
      <text:p text:style-name="P46">bsod nams 'dun slad 'phags pa'i dbyangs 'di dag|</text:p>
      <text:p text:style-name="P47"><text:span text:style-name="T48">cung zad cig bsdebs khyod kyis gsan pa'i rigs||<text:s/></text:span></text:p>
      <text:p text:style-name="P49"/>
      <text:p text:style-name="P50">&lt;AUTO&gt;</text:p>
      <text:p text:style-name="P51">zhes gsungs te|yon tan rang bzhin dge 'os zhes pa ni gdams pa la rna ba gtod du gzhug pa'i phyir<text:s/>rgyal po la bos pa'o|| de la brten cing goms par byas pa na yon tan te dge ba yin la|de'i rang bzhin ni rgyu ste|sngon bsags pa'i dge ba'i rtsa ba'i rgyu las byung ba ni|da lta dam pa'i chos nyan pa'i snod du gyur pa'i phyir dge 'os zhes bya'o|| des na sngon dge ba'i rtsa ba bsags pas dam pa'i chos kyi snod du gyur pa'i rgyal po khyod kyis gsan pa'i rigs so zhes sbrel lo|| gang zhe na|'phags pa'i dbyangs zhes pa'i ming can gyi sdeb sbyor gyis bcings pa'i tshigs su bcad pa 'di dag go|tshad ji tsam zhig ce na|rgyal po ni bya ba mang bas gzhung mang po 'dzin par mi nus pas|de'i phyir tshig mang ba'i nyes pa spangs te cung zad cig bsdebs zhes so|| su zhig gis zhe na|dge slong klu sgrub bdag gis so|| dgos pa ci'i phyir bsdebs zhe na|bde bar gshegs pa'i gsung rab las bsnyad cing bstan pa las byung ba'i mngon par mtho ba dang|| nges par lags pa'i thabs su gyur pa'i bsod nams la|sa bdag khyod dang sems can gzhan dag kyang 'dun par bya ba'i slad du'o|| mngon mtho dang nges legs kyi thabs phyin ci ma log pa ni sangs rgyas kyi bstan pa las gzhan la med do|| phyi rol pa dag ni phyugs kyi mchod sbyin dang skra 'bal ba sogs kyi dka' thub dang|bdag sgom pa'i rnal 'byor sogs kyis mtho ris dang thar pa thob par 'dod pa'i phyir ro|| de bas na bde bar gshegs pa'i gsung bsnyad las byung ba'i bsod nams 'dun slad ces smos te|gzhan gyi gzhung lugs las bsod nams su bstan pa dag la 'dun pas ni|skyes bu'i mngon par 'dod pa'i don mi 'grub bo snyam du dgongs so|| gal te khyod kyi snyan ngag 'di la sdeb sbyor mdzes pa med pa'i phyir mi snyan no snyam na|tshig ngan yang don bzang ba'i phyir khyad du gsad pa mi rigs so zhes dpe dang bcas te ston pa ni|</text:p>
      <text:p text:style-name="P52"/>
      <text:p text:style-name="P53">&lt;ALLO&gt;</text:p>
      <text:p text:style-name="P54">ji ltar bde gshegs sku gzugs shing las kyang||<text:s/></text:p>
      <text:p text:style-name="P55">bgyis pa ci 'dra'ang rung ste mkhas pas mchod||<text:s/></text:p>
      <text:p text:style-name="P56">de bzhin bdag gi snyan ngag 'di ngan yang||<text:s/></text:p>
      <text:p text:style-name="P57"><text:span text:style-name="T58">dam chos brjod la brten slad smad mi bgyi||<text:s/></text:span></text:p>
      <text:p text:style-name="P59"/>
      <text:p text:style-name="P60">&lt;AUTO&gt;</text:p>
      <text:p text:style-name="P61">zhes gsungs te|ji ltar bde bar gshegs pa'i sku gzugs shing dang|kyang zhes pas bsdus pa rdo ba dang 'jim pa sogs las bgyis pa mdzes pa'am|mi mdzes pa ci 'dra yang rung ste|rgyu bzang ngan dang dbyibs mdzes mi mdzes sogs kyi khyad par la mi lta bar gzhi ngo bo'i khyad par la brten nas mkhas pa rnams kyis mchod par bya ba bzhin du|bdag gi snyan ngag 'di yang rjod byed mdzes pa ma yin pa'i ngan yang brjod bya mngon par mtho ba dang|nges par legs pa'i thabs su gyur pa'i dam pa'i chos brjod pa la brten pa'i slad<text:s/>du tshig 'bru la mi rton|don la rton pa'i mkhas pa rnams kyis bsngags par 'os pa'i phyir smad par mi bgyi zhing|mnyan par 'os pa yang yin no|| gal te tshig mdzes pa med na|'di'i don gang yin pa kho bos sngar bde bar gshegs pa'i gsung rab du ma thos pas khong du chud zin pa'i phyir yang 'di mnyan pa la dgos pa med do snyam na|ma rtogs pa rtogs par bya ba med kyang|rtogs zin gsal 'debs pa'i phyir mnyan par rigs so zhes dpe dang bcas te ston pa na|</text:p>
      <text:p text:style-name="P62"/>
      <text:p text:style-name="P63">&lt;ALLO&gt;</text:p>
      <text:p text:style-name="P64">thub pa chen po'i dka' ni snyan dgu zhig|</text:p>
      <text:p text:style-name="P65">khyod kyi thugs su lta yang chud mod kyi||<text:s/></text:p>
      <text:p text:style-name="P66">rdo thal las bgyis dgung zla'i 'od kyis na||<text:s/></text:p>
      <text:p text:style-name="P67"><text:span text:style-name="T68">ches dkar nyid du ci ste mi bgyid lags||<text:s/></text:span></text:p>
      <text:p text:style-name="P69">&lt;AUTO&gt;</text:p>
      <text:p text:style-name="P70">zhes gsungs te|sgo gsum mi dge ba las bsrung pas na thub pa|nyon mongs pa dang skye ba'i bag chags ma lus pa spangs pas na chen po|sangs rgyas bcom ldan 'das kyi bka' ni legs par gsungs pa'i phyir snyan pa yin la|de lta bu snyan dgu zhag ste thams cad rgyal po khyod kyis thos pa dang|bsam pa dang|bsgom pa'i sgo nas thugs su lta yang chud mod|'on kyang 'di mnyan pas kyang de dag ches gsal ba'i rkyen du 'gyur ba'i phyir mnyan par rigs te|dper na|rdo thal las bgyis pa'i gzhal med khang rang bzhin gyis dkar ba<text:s/>yin yang|dgung zla'i 'od kyis phog pa na ches shin tu dkar bar ci ste mi bgyid lags te bgyid pa de bzhin no||<text:s/></text:p>
      <text:p text:style-name="P71">gnyis pa gdams pa dngos la gsum ste|spyir dge ba sgrub par gdams pa dang|'khor ba'i nyes pas skyo bar bya ba dang|mya ngan las 'das pa'i phan yon bsams nas lam sgrub par gdams pa'o|| dang po spyir dge ba sgrub par gdams pa la gsum gyi|dang po khyim pa dang rab tu 'byung ba'i phyogs gnyis ka la gdams pa la yang gsum gyi|dang po rjes dran drug gis dad pa la gnas par bya ba ni| dge legs kun gyi rtsa ba ni sangs rgyas la sogs pa la dmigs pa'i dad pa yin la|de mngon par spel ba'i phyir rjes su dran pa drug rtag<text:s/>tu yid la bya'o|| zhes ston pa ni|</text:p>
      <text:p text:style-name="P72"/>
      <text:p text:style-name="P73">&lt;ALLO&gt;</text:p>
      <text:p text:style-name="P74">rgyal bas sangs rgyas chos dang dge 'dun dang||<text:s/></text:p>
      <text:p text:style-name="P75">gtong dang tshul khrims lha rjes dran pa drug|</text:p>
      <text:p text:style-name="P76">rab tu bka' stsal de dag so so yi||<text:s/></text:p>
      <text:p text:style-name="P77">yon tan tshogs kyi rjes su dran par bgyi||<text:s/></text:p>
      <text:p text:style-name="P78"/>
      <text:p text:style-name="P79">&lt;AUTO&gt;</text:p>
      <text:p text:style-name="P80">zhes gsungs te|sdig pa'i chos ma lus pa pham par mdzad pas na rgyal ba ste|sangs rgyas bcom ldan 'das kyis sangs rgyas rjes su dran pa la sogs pa rjes su dran pa drug bka' stsal ba de dag nyin re bzhin du rtag tu rjes su dran par<text:s/>bgyi'o|| zhes sbrel lo|| ji ltar zhe na|sangs rgyas la sogs pa de dag so so'i yon tan gyi tshogs mdo las ji skad bshad pa rnams rjes su dran par bya zhing yid la bya'o zhes pa'i tha tshig go|de la sangs rgyas kyi yon tan ni|'di ltar sangs rgyas bcom ldan 'das de ni de bzhin gshegs dgra bcom pa yang dag par rdzogs pa'i sangs rgyas rig pa dang zhabs su ldan pa|bde bar gshegs pa|'jig rten mkhyen pa|skyes bu 'dul ba'i kha lo sgyur ba|bla na med pa|lha dang mi rnams kyi ston pa|sangs rgyas bcom ldan 'das so zhes<text:s/>bya ba ste|bdud bzhi bcom pa dang|skal ba mchog dang ldan pas na bcom ldan 'das so|| de bzhin nyid rtogs pas sam ji skad gsungs pa de kho na ltar yin gyi|gzhan du mi 'gyur bas na de bzhin gshegs pa'o|| nyon mongs pa'i dgra bcom pas sam|rnyed dang bkur stis mchod par 'os pas na dgra bcom pa'o|| chos rnams yang dag par phyin ci ma log par kun nas rgyas pas na yang dag par rdzogs pa'i sangs rgyas so|| shes rab dang ldan pas na rig pa dang|de'i rten tshul khrims dang ting nge 'dzin dang ldan pas na zhabs su ldan pa'o|| mdzes pa'i gnas su gshegs pa'i phyir ram phyir mi ldog pa'i phyir na bde bar gshegs pa'o|| rten cing 'brel 'byung yan lag bcu gnyis kyi rnam par gzhag pa dang|sa dang ri la sogs pa'i 'byung ba dang gnas dang tshad la sogs pa shes pas sems can gyi 'jig rten dang|snod kyi 'jig rten la sogs pa ji lta ba bzhin du mkhyen pa'i phyir 'jig rten mkhyen pa'o|| ji ltar shing rta'i kha lo pas shing rta 'dren pa la sbyar bar 'os pa'i phyugs sngar ma sbyar ba rnams sbyor bar byed|sbyar ba na 'ga' zhig log 'dren<text:s/>byed pa rnams tshar gcod par byed|sbyar zin pa'i 'og tu 'khyogs por 'gro ba rnams lam drang po la rnal du 'jug par byed|dal bus 'gro ba rnams lcag gis skul bar byed|shing rta la sbyar mi nyan pa'i phyugs dmu rgod rnams re zhig btang snyoms su 'jog pa ltar|bcom ldan 'das kyis kyang|'phags pa'i lam gyi shing rta la sbyar bar 'os pa'i gdul bya rnams de la sbyor bar byed|sbyar ba na 'ga' zhig bstan pa dang mi mthun par spyod pa rnams tshar gcod par byed|lam log pa la 'gro ba rnams rnal ma la 'jug par byed|le lo can rnams brtson 'grus kyi lcag gis skul bar byed|lam la sbyar du mi rung ba'i dmu rgod rnams re zhig btang snyoms su 'jog par mdzad de|de'i phyir skyes bu 'dul ba'i kha lo sgyur ba bla na med pa zhes bya'o|| de skad du yang bstod pa brgya lnga bcu pa las|</text:p>
      <text:p text:style-name="P81"/>
      <text:p text:style-name="P82"><text:span text:style-name="T83">&lt;ALLO&gt;</text:span></text:p>
      <text:p text:style-name="P84">khyod ni gzhan phan bgyid la bskul||<text:s/></text:p>
      <text:p text:style-name="P85">chom rkun bgyid pa tshar yang gcod||<text:s/></text:p>
      <text:p text:style-name="P86"/>
      <text:p text:style-name="P87">gya gyu can rnams rnal du 'god||<text:s/></text:p>
      <text:p text:style-name="P88">dal bus bgyid la zhen skul 'debs||<text:s/></text:p>
      <text:p text:style-name="P89">dul ba rnams ni lam la sbyor||<text:s/></text:p>
      <text:p text:style-name="P90">dmu rgod rnams la btang snyoms mdzad||<text:s/></text:p>
      <text:p text:style-name="P91">de slad skyes bu 'dul ba yi||<text:s/></text:p>
      <text:p text:style-name="P92"><text:span text:style-name="T93">kha lo sgyur ba bla med khyod||<text:s/></text:span></text:p>
      <text:p text:style-name="P94"/>
      <text:p text:style-name="P95">&lt;AUTO&gt;</text:p>
      <text:p text:style-name="P96">ces gsungs pa ltar ro|| lha dang mi rnams ni thar pa'i lam gyi snod du rung bas gdul bya'i gtso bo yin la|de dag la bsam pa ji lta ba bzhin du chos ston pa'i phyir lha dang mi rnams kyi ston pa'o|| yon tan de<text:s/>rnams dang ldan pa ni sangs rgyas bcom ldan 'das yin no zhes bstan pa'i phyir ming 'di gnyis kyang smos te de la mi shes pa'i gnyid sangs pa'i phyir dang|shes bya la blo rgyas pa'i phyir sangs rgyas so|| chos kyi yon tan ni 'di lta ste|bcom ldan 'das kyi chos ni legs par gsungs pa|yang dag par mthong pa|nad med pa|dus chad pa med pa|nye bar gtod la|'di mthong ba la don yod pa|mkhas pa rnams kyis so sor rang gis rig par bya ba zhes bya ba ste|'dis ni mdor bsdus na bstan pa'i chos dang|rtogs chos gnyis bstan<text:s/>te|de la legs par gsungs pa zhes pa ni bstan pa'i chos te|de ni thog ma dang|bar dang|tha mar dge ba'i phyir te|go rim bzhin du thos pa dang|bsam pa dang|bsgom pa'i shes rab bskyed pa'i phyir ro|| lhag mas ni rtogs pa'i chos bstan to|| de la yang tshig dang po lngas ni lam gyi bden pa bstan te|de yang khyad gzhi dang khyad chos gnyis las|dang po ni nye bar gtod pa zhes te|sgrub pa po la 'bras bu mya ngan las 'das pa nye bar gtod par byed pa'i phyir lam zhes bya'o||<text:s/></text:p>
      <text:p text:style-name="P97"/>
      <text:p text:style-name="P98">gnyis pa de'i khyad par ni gsum ste|rang bzhin gyis rnam par dag pa dang|shes bya'i gnas lugs gsal ba dang|mi mthun pa'i phyogs 'joms pa'o|| dang po rang bzhin gyis rnam par dag pa ni|</text:p>
      <text:p text:style-name="P99">'di mthong ba don yod pa zhes pa ste|mar me ltar rang bzhin gyis 'od gsal ba'i phyir ro||<text:s/></text:p>
      <text:p text:style-name="P100">gnyis pa shes bya'i gnas lugs gsal ba ni|</text:p>
      <text:p text:style-name="P101">yang dag par mthong ba zhes pa ste|gnas lugs kyi de kho na nyid phyin ci ma log par mthong ba'i phyir ro||<text:s/></text:p>
      <text:p text:style-name="P102">gsum pa mi mthun pa'i phyogs 'joms pa ni|</text:p>
      <text:p text:style-name="P103"><text:span text:style-name="T104">nad med pa zhes bya ste|nyon mongs pa'i bag la nyal ba ma lus pa spangs pa'i phyir ro|| de yang dus re zhig ma yin gyi|gtan nas spangs bas na dus chad pa med pa zhes so|| mkhas pa rnams kyis so so rang gis rig par bya ba zhes pas ni 'gog pa'i bden pa bstan te|de ni mu bzhir rtog gis brtag par mi nus shing|sgra dang nges tshig sogs kyis brjod du med pas|rnal 'byor pa'i so so rang rig pa'i ye shes kyi spyod yul yin pa'i phyir ro|| de ltar na rgyud bla ma las|</text:span></text:p>
      <text:p text:style-name="P105"/>
      <text:p text:style-name="P106">&lt;ALLO&gt;</text:p>
      <text:p text:style-name="P107">gang zhig yod min med min yod med ma yin yod med las gzhan du'ang||<text:s/></text:p>
      <text:p text:style-name="P108">brtag par mi nus nges tshig dang bral so so rang gis rig zhi ba||<text:s/></text:p>
      <text:p text:style-name="P109">dri med ye shes 'od zer snang ldan dmigs pa kun la chags pa dang||<text:s/></text:p>
      <text:p text:style-name="P110"><text:span text:style-name="T111">sdang dang rab rib rnam par 'joms mdzad dam chos nyi ma de la 'dud||<text:s/></text:span></text:p>
      <text:p text:style-name="P112">&lt;AUTO&gt;</text:p>
      <text:p text:style-name="P113">ces gsungs pa dang mthun par chos kyi mtshan nyid bshad pa yin no|| dge 'dun gyi yon tan<text:s/>ni|bcom ldan 'das kyis nyan thos kyi dge 'dun ni legs par zhugs pa|drang por zhugs pa|rigs par zhugs pa|mthun par zhugs pa ste zhes bsgrub pa'i yon tan bstan te lhag pa'i tshul khrims dang sems dang shes rab gsum la tshul bzhin du gnas pa'i phyir go rim bzhin du legs par zhugs pa la sogs pa yin la|thams cad kyang longs spyod dang tshul khrims dang|lta ba dang|cho ga mthun par spyod pa'i phyir mthun par zhugs pa zhes bya|mchod par 'os pa'i yon tan ni|bcom ldan 'das kyi nyan thos kyi dge 'dun ni kun tu sbyin<text:s/>pa'i 'os su gyur pa|rab tu sbyin pa'i 'os su gyur pa|bskor bar bya ba'i 'os su gyur pa|thal mo sbyar ba'i 'os su gyur pa|'jig rten gyi bsod nams kyi zhing bla na med pa zhes pa ste|bslab pa gsum gyi yon tan dang ldan pa'i phyir go rim bzhin du tshig gnyis dang|gnyis dang|gcig gi don du shes par bya'o||<text:s/></text:p>
      <text:p text:style-name="P114"/>
      <text:p text:style-name="P115">gtong ba'i yon tan ni|kye ma bdag skye dgu ser sna'i dri ma dang bral ba'i kun nas langs pa rnams kyi nang na ser sna'i dri ma dang bral ba'i sems kyis gnas shing mchod sbyin khor mor byed pa dang|lag pa rkyong ba dang|rnam par gtong ba la dga' ba dang|sbyin pa la 'gyed par dga' ba gang yin pa de ni bdag gis rnyed pa legs par rnyed pa yin no zhes bya ba ste|'dir yang rang gi rgyud du gtogs pa'i sbyin pa'i yon tan ser sna'i dri ma spangs pa dang|sbyin pa'i ngang tshul can dang|lus kyis brtson 'grus brtsam pa<text:s/>dang|dngos por yongs su gtong ba dang|de la mngon par dga' ba rnams bstan to||<text:s/></text:p>
      <text:p text:style-name="P116">tshul khrims kyi yon tan ni|bdag gi tshul khrims ni ma nyams pa|skyon med pa|ma 'dres pa|ma gos pa|rang dbang yod pa|mkhas pas bsngags pa|ting nge 'dzin sgrub pa yin no zhes bya ba ste|'dis kyang rang gi rgyud du gtogs pa'i tshul khrims kyi yon tan rnams bstan te|tshig gi don rnams ni|khyod kyis tshul khrims ma nyams mod mi dma'|| ma 'dres ma sbags pa dag bsten par mdzod|| ces pa der bshad par bya'o||<text:s/></text:p>
      <text:p text:style-name="P117"/>
      <text:p text:style-name="P118">lha'i yon tan ni|rgyal chen bzhi'i ris kyi lha dag dang|sum cu rtsa gsum nas gzhan 'phrul dbang byed kyi lha dag yod do zhes bya ba yin te|der skye ba'i lha rnams kyi skye ba'i rgyur gyur ba'i yon tan dang|bdag nyid kyi tshul khrims dang ting nge 'dzin la sogs pa'i yon tan rnams mtshungs par byas nas dran pa ni lha rjes su dran pa yin no||<text:s/></text:p>
      <text:p text:style-name="P119">gnyis pa spyir dge ba'i las lam la gnas par gdams pa ni|</text:p>
      <text:p text:style-name="P120"><text:span text:style-name="T121">de ltar rjes su dran pa drug ni sems dwangs bar byed pa dang|bsod nams chen po'i rgyu yin pa'i phyir dang por bstan nas|de la sems mngon par dad pas dge ba la 'bad par bya'o zhes bstan pa'i phyir|</text:span></text:p>
      <text:p text:style-name="P122"/>
      <text:p text:style-name="P123">&lt;ALLO&gt;</text:p>
      <text:p text:style-name="P124">dge ba'i las lam bcu po lus dang ni||<text:s/></text:p>
      <text:p text:style-name="P125"><text:span text:style-name="T126">ngag dang yid kyis rtag tu bsten bgyi zhing||<text:s/></text:span></text:p>
      <text:p text:style-name="P127">&lt;AUTO&gt;</text:p>
      <text:p text:style-name="P128">zhes gsungs te|'bras bu yid du 'ong ba du ma 'byin pas na dge ba bya ba'i ngo bor gyur pas na las dang|bde 'gror 'gro ba'i lam yin pas na lam|de yang rnam pa bcu ste|srog gcod pa spongs pa nas yang dag pa'i lta ba'i bar rnams so|| de la srog gcod pa spong ba la sogs pa lus kyi gsum dang|brdzun du smra ba spong ba la sogs pa ngag gi bzhi dang|brnab sems med pa la sogs pa yid kyi gsum rnams go rim bzhin du|lus dang ngag dang yid kyis rtag tu bsten par bgyi'o|| zhes pa ste|de la dge ba'i las kyi lam bcu po 'di<text:s/>dag kyang|srog gcod pa la sogs pa mi dge ba'i las kyi lam bcu rnam par spangs pa'i sgo nas bsten par bya ba yin pas|de dag gi mtshan nyid rnam par gzhag pa ji lta bu zhe na|nyon mongs can gyi sems dang|de'i bsam pas gzhi de nyid la las de kun tu spyod cing yongs su rdzogs pa ni srog gcod pa la sogs pa'i las kyi lam de dag gi rang gi mtshan nyid mdor bsdus pa yin no||<text:s/></text:p>
      <text:p text:style-name="P129"/>
      <text:p text:style-name="P130">de la nyon mongs can gyi sems ni|'dod chags la sogs pa dug gsum gyis zil gyis non pa'o|| gal te nyon mongs can gyi sems yod kyang|gzhi de la der 'du shes pa'i bsam pas kun tu ma spyad na|yongs su rdzogs par byas kyang las kyi lam yongs su rdzogs par mi 'gyur te|bsam pa dang sbyor ba'i yan lag gnyis ma tshang ba'i phyir ro|| gal te nyon mongs can gyi sems dang de'i bsam pa yang yod mod kyi|sems phyin ci log gi dngos po gzhan kho na zhig la kun tu spyad na mthar thug par gyur tu zin kyang las lam yongs su rdzogs pa ma yin te|bsam pa dang sbyor ba 'dzol ba'i phyir ro|| gal te nyon mongs can gyi sems dang|de'i bsam pa yang yod mod kyi|las kun tu ma spyad cing mthar thug par ma gyur na las kyi lam yongs su rdzogs pa ma yin te|kun slong tsam las sbyor ba dang dngos gzhi'i yan lag ma tshang ba'i phyir ro|| gal te nyon mongs can gyi sems dang de'i bsam pa yang yod la|de nyid la kun tu spyad mod kyi mthar thug par ma gyur na las kyi lam rdzogs par mi 'gyur te|dngos gzhi'i yan lag ma tshang ba'i phyir ro|| gal te nyon<text:s/>mongs can gyi sems kyang yod|de'i bsam pa yang yod|gzhi de nyid la las de kun tu spyad cing mthar thug par gyur na|mi dge ba'i las kyi lam de nyid yongs su rdzogs pa yin no|| las kyi lam bcu po 'di dag gi mtshan nyid rgyas par ni rnam pa lngas rnam par gzhag par rig par bya ste|'di lta ste|gzhi dang|bsam pa dang|sbyor ba dang|nyon mongs pa dang|zin par byas pas kyang ngo|| de la gzhi ni|gang la srog gcod pa la sogs pa'i las kyi bya ba 'jug pa'i yul te|sems can dang|sems can ma yin pa'i dngos po gang la brten nas srog gcod pa la sogs pa'i mi dge ba'i las kyi lam bcu ci rigs par 'byung ba'o||<text:s/></text:p>
      <text:p text:style-name="P131"/>
      <text:p text:style-name="P132">bsam pa ni gnyis te|'du shes kyi bsam pa dang|byed par 'dod pa'i bsam pa'o|| 'du shes de yang rnam pa bzhi ste|gzhi de la der 'du shes pa dang|de ma yin par 'du shes pa dang|de la de ma yin par 'du shes pa dang|de ma yin pa la de ma yin par 'du shes pa'o|| las lam gyi yan lag ni dang po nyid yin te|gzhan gsum gyi ni las lam rdzogs par mi 'gyur ro|| byed par 'dod pa'i bsam pa ni gzhi de las de kun tu spyod par 'dod pa'o||<text:s/></text:p>
      <text:p text:style-name="P133">sbyor ba ni las de bya ba'i phyir bdag gam gzhan gyi sgo gsum gyi rtsom pa gang yin pa'o|| nyon mongs pa ni 'dod chags la sogs pa dug gsum gang yang rung ba'o|| zin par byas pa ni mngon par 'dod pa'i las de nyid dang 'brel ba'i sbyor bas dus de nyid kyi tshe'am dus de'i 'og tu yongs su rdzogs par gyur pa ste|de ltar na rnam pa lnga po des mi dge ba bcu'i las kyi lam rnams kyi mtshan nyid rnam par gzhag par rig par bya'o||<text:s/></text:p>
      <text:p text:style-name="P134">de la srog gcod pa'i gzhi ni|srog dang ldan pa'i sems can no|| gal te gsod par byed pa de srog chags de la srog chags kyi 'du shes kyang yod la|srog chags gang gsod par 'dod pa de la der 'du shes pa yang yod pa de ni de la de'i 'du shes phyin ci ma log pa zhes bya'o|| 'du shes de la brten nas 'di gsod par bya'o snyam du sems pa de ni de'i gsod pa'i bsam pa'o|| de 'dod chags la sogs pa gsum gyis zil gyis mnan nas de ltar sems mngon par 'du byed pa de ni de'i nyon mongs pa yin no|| bsam pa de dang|nyon mongs<text:s/>pa can gyi sems kyi rang ngam gzhan gyis gsod par sbyor zhing mtshon gyis 'debs par byed la|gal te btab ma thag kho nar sbyor ba des shi bar gyur na|dus de nyid kyi tshe las lam yongs su rdzogs la|sbyor ba de'i rkyen gyis gzhan gyi tshe shi na yang|gang gi tshe shi ba de'i tshe las lam rdzogs pa yin no||<text:s/></text:p>
      <text:p text:style-name="P135"/>
      <text:p text:style-name="P136">ma byin par len pa'i gzhi ni|gzhan gyis yongs su bzung ba'o|| 'du shes ni de la der 'du shes pa'o|| bsam pa ni 'phrog par 'dod pa nyid do|| nyon mongs pa ni gsum po gang yang rung ba'o|| mtha' ni gnas gzhan du spos pa'o||<text:s/></text:p>
      <text:p text:style-name="P137">'dod pas log par g.yem pa'i gzhi ni|'jug par bya ba ma yin pa'i bud med dang|'jug par bya ba yin na'ang yan lag ma yin pa dang|gnas ma yin pa dang|dus ma yin pa dag tu tshod ma yin par mi rigs pa byed pa dang|skyes pa thams cad dang ma ning ngo|| 'du shes ni de la 'du shes pa'o|| bsam pa ni bgrod par 'dod pa'o|| nyon mongs pa ni snga ma ltar ro|| mtha' ni gnyis kyis gnyis sprad pa'o||<text:s/></text:p>
      <text:p text:style-name="P138">brdzun du smra ba'i gzhi ni|mthong ba dang|thos pa dang|bye brag phyed pa dang|rnam par shes pa dang|de las bzlog pa'o|| 'du shes ni mthong ba la sogs pa dang|bzlog par 'du shes pa'o|| bsam pa ni 'du shes bsgyur te smra ba nyid do|| nyon mongs pa ni 'dra'o|| mtha' ni 'khor ba dang pha rol 'dri ba la go bar bya ba'o|| phra ma'i gzhi ni|sems can mthun pa dang mi mthun pa rnams so|| 'du shes ni de dang de la 'du shes pa'o|| bsam pa ni dbye ba'am mi 'dums par 'dod pa'o|| nyon mongs pa ni 'dra'o|| mtha' ni dbye<text:s/>bar bya ba'i ngag gi rnam par rig byed smras te don go ba'o|| ngag rtsub po'i gzhi ni|kun nas mnar sems kyi rgyur gyur pa'i sems can rnams so|| 'du shes ni de dag la der 'du shes pa'o|| bsam pa ni ngag rtsub po smra bar 'dod pa'o|| nyon mongs pa ni 'dra'o|| mtha' ni de dag la ngag rtsub pos smras pa'o|| tshig 'khyal ba'i gzhi ni|don med pa dang ldan pa'i don to|| 'du shes ni de la der 'du shes pa'o|| bsam pa ni smra bar 'dod pa'o|| nyon mongs pa ni 'dra'o|| mtha' ni smras pa'o|| brnab sems kyi gzhi ni|| gzhan gyi nor dang yo byad do|| 'du shes ni de la 'du shes pa'o|| bsam pa ni de ltar 'dod pa'o|| nyon mongs pa ni 'dra'o|| mtha' ni de dag la bdag gir bya ba nges pa'o|| gnod sems kyi gzhi dang 'du shes ni ngag rtsub po ji lta ba bzhin no|| bsam pa ni bsnun pa la sogs pa nyid do|| nyon mongs pa ni 'dra'o|| mtha' ni bsnun pa la sogs par nges pa'o|| log lta'i gzhi ni|rgyu 'bras dang bden bzhi la sogs pa yod pa'i don to|'du shes ni bden pa yin par 'du shes pa'o|| bsam pa ni de ltar 'dod pa'o|| nyon mongs pa ni 'dra'o|| mtha' ni skur ba btab par nges pa'o|| las kyi lam bcu po 'di dag gi rnam par gzhag pa rgyas par ni rnam par gtan la dbab pa bsdu ba la sogs par blta bar bya ste|'dir ni yi ge mang bas ma bris so|| ji skad bshad pa'i mtshan nyid can gyi mi dge ba'i las lam bcu po de dag nyid kyi gzhi nye bar gnas pa na yang spong zhing dwang du mi len pa ni srog gcod spong ba la sogs pa dge ba'i las kyi lam bcu yin par rig par bya'o|| chang ni mi dge ba mtha' dag gi rgyu yin pas nyes dmigs che ba'i phyir dang|bcas pa'i kha na ma tho ba yin pas las kyi lam rnams kyi nang du ma 'dus pas de'i phyir chang spong ba dang|yang dag pa'i 'tsho ba bsten pa'i dbang du byas te|</text:p>
      <text:p text:style-name="P139"/>
      <text:p text:style-name="P140">&lt;ALLO&gt;</text:p>
      <text:p text:style-name="P141"/>
      <text:p text:style-name="P142">chang rnams las ldog de bzhin dge ba yi||<text:s/></text:p>
      <text:p text:style-name="P143">'tsho ba la yang mngon par dgyes par mdzod||<text:s/></text:p>
      <text:p text:style-name="P144"/>
      <text:p text:style-name="P145">&lt;AUTO&gt;</text:p>
      <text:p text:style-name="P146">ces gsungs te|bag med pa'i gnas yin pa'i phyir 'bru dang sbyar ba dang|bcos pa'i chang rnams las rnam pa<text:s/>thams cad du ldog pa dang|gzhan la mi gnod cing bag med pa'i rgyur mi 'gyur ba'i bza' ba dang btung ba la sogs pa dge ba'i 'tsho ba la yang mngon par dgyes par mdzod ces sbyar ro|| de ltar dge ba'i las lam la gnas pa'i bdog pa ji lta ba bzhin du sbyin pa btang bar bya'o zhes bstan pa'i phyir|</text:p>
      <text:p text:style-name="P147"/>
      <text:p text:style-name="P148">&lt;ALLO&gt;</text:p>
      <text:p text:style-name="P149">longs spyod g.yo ba snying po med mkhyen nas||<text:s/></text:p>
      <text:p text:style-name="P150">dge slong bram ze bkren dang bshes rnams la||<text:s/></text:p>
      <text:p text:style-name="P151">sbyin pa tshul bzhin bstsal bgyi pha rol tu||<text:s/></text:p>
      <text:p text:style-name="P152">sbyin las gzhan pa'i gnyen mchog ma mchis so||<text:s/></text:p>
      <text:p text:style-name="P153"/>
      <text:p text:style-name="P154">&lt;AUTO&gt;</text:p>
      <text:p text:style-name="P155">zhes gsungs te|zas dang gos la sogs pa'i longs spyod rnams ni mi brtan pas na g.yo ba|ngoms mi shes pas na snying po med pa yin la|de dag gi rang bzhin de kho na ltar mkhyen nas de la snying po blang ba'i phyir dge slong dang bram ze sogs yon tan gyi zhing dang|bkren pa dang nad pa la sogs sdug bsngal gyi zhing dang|chos smra ba dang pha ma la sogs pa bshes rnams te phan 'dogs pa'i zhing ste|de rnams la mchod pa dang phan gdags par 'dod pas sbyin pa tshul bzhin te gus pa dang bcas pas bstsal bar bgyi ste|de<text:s/>lta bu'i sbyin pa las ma 'ongs pa na 'bras bu chen po 'byung ba'i phyir|'jig rten pha rol tu sbyin pa las gzhan pa'i phan ches 'dogs pa'i gnyen mchog ma mchis so|| ji skad du dbu ma la 'jug par|</text:p>
      <text:p text:style-name="P156"/>
      <text:p text:style-name="P157">&lt;ALLO&gt;</text:p>
      <text:p text:style-name="P158">skye bo tshul khrims rkang pa chag gyur na||<text:s/></text:p>
      <text:p text:style-name="P159">sbyin pas longs spyod ldan yang ngan 'gror lhung||<text:s/></text:p>
      <text:p text:style-name="P160">skyed bcas rtsa ba yongs su zad pas na||<text:s/></text:p>
      <text:p text:style-name="P161">phyin chad de la longs spyod 'byung mi 'gyur||<text:s/></text:p>
      <text:p text:style-name="P162"/>
      <text:p text:style-name="P163">&lt;AUTO&gt;</text:p>
      <text:p text:style-name="P164">zhes gsungs pa ltar|tshul khrims dang bral ba'i sbyin pa'i 'bras bu ni ngan song gi rten la longs spyod pas na|phyi ma'i 'bras bu'i don du sbyin pa gzhan spel bar mi byed pas de nyid rgyun chad par 'gyur la|</text:p>
      <text:p text:style-name="P165"/>
      <text:p text:style-name="P166"><text:span text:style-name="T167">&lt;ALLO&gt;</text:span><text:span text:style-name="T168">yon tan tshul khrims zhing du rnam 'phel na|| 'bras bu nyer spyod 'chad pa med par 'gyur||<text:s/></text:span></text:p>
      <text:p text:style-name="P169"><text:span text:style-name="T170">&lt;AUTO&gt;</text:span><text:span text:style-name="T171">zhes gsungs pa ltar|tshul khrims dang ldan pa'i sbyin pas ni lha mi'i rten la 'bras bu longs spyod chen po 'byung la|der yang tshul khrims kyis zin pa'i sbyin pa gzhan du btang bas skye ba gzhan du rnam smin rgya chen po longs spyod pa rgyun mi chad par 'gyur ro|| de'i phyir sbyin pa la sogs pa'i bsod nams gzhan chud ma za ba'i phyir|de'i rten tshul khrims bsrung ba'i gdams pa ni|</text:span></text:p>
      <text:p text:style-name="P172"/>
      <text:p text:style-name="P173"><text:span text:style-name="T174">&lt;ALLO&gt;</text:span></text:p>
      <text:p text:style-name="P175">khyod kyis tshul khrims ma nyams mod mi dma'||<text:s/></text:p>
      <text:p text:style-name="P176">ma 'dres ma sbags pa dag bstan par mdzod||<text:s/></text:p>
      <text:p text:style-name="P177">khrims ni rgyu dang mi rgyu'i sa bzhin du||<text:s/></text:p>
      <text:p text:style-name="P178"><text:span text:style-name="T179">yon tan kun gyi gzhi rten legs par gsungs||<text:s/></text:span></text:p>
      <text:p text:style-name="P180">&lt;AUTO&gt;</text:p>
      <text:p text:style-name="P181">zhes<text:s/>gsungs te|khyod kyis tshul khrims bsten par mdzod cig sbrel lo|| khyad par ji lta bu zhe na|yang dag par blangs pa'i bslab pa'i gzhi gcig las kyang ma 'das pa'i phyir ma nyams pa dang|mang po las ma 'das pa'i phyir mod mi dma' ba dang|mi dge ba'i rtog pa dang ma 'dres pa'i phyir ma 'dres pa dang|srid pa dang longs spyod kyi ched du ma bsngos pas ma sbags pa dang|tshul khrims de nyid rnam pa gzhan du mi 'gyur ba'i phyir ma gos pa dang|de lta bu'i yon tan dang ldan pa'i tshul khrims de ni srid pa'i bran nyid<text:s/>las thar pa'i phyir rang dbang yod pa dang|des na tshul khrims de ni mkhas pa 'phags pa rnams kyis bsngags pa yang yin la|ting nge 'dzin sgrub pa yang yin te|tshul khrims dang ldan na sems mnyam par 'jog pa'i phyir ro|| yang na mdzod las|</text:p>
      <text:p text:style-name="P182"/>
      <text:p text:style-name="P183">&lt;ALLO&gt;</text:p>
      <text:p text:style-name="P184">'chal khrims de'i rgas 'phen ma byung||<text:s/></text:p>
      <text:p text:style-name="P185"><text:span text:style-name="T186">de gnyen po dang zhi lha brten||<text:s/></text:span></text:p>
      <text:p text:style-name="P187">&lt;AUTO&gt;</text:p>
      <text:p text:style-name="P188">ces pa ltar 'das tshul khrims yon tan bzhi ldan bstan de|'di ltar 'chal ba'i tshul khrims kyi nyes pas ma gos pas ma nyams pa dang|| de'i rgyu nyon mongs pas ma gos pas mod mi dma' ba dang|nyon mongs pa'i gnyen po mi sdug pa bsgom pa la sogs pa la brten pas ma 'dres pa dang|zhi ba myang 'das kyi bsam pas ma zin pas ma sbags pa'o|| de lta bu'i tshul khrims bsten pa la yon tan ci yod ce na|'gro ba rgyu ba dang mi rgyu ba kun gyi gzhi rten sa yin pa bzhin du|tshul khrims kyang ting nge 'dzin dang shes rab la sogs pa 'jig rten dang 'jig rten las 'das pa'i yon tan kun gyi gzhi rten lags par ston pas gsungs pa'i phyir te|tshul khrims dang ldan pa ni 'gyod pa med pa la sogs pas rim gyis ting nge 'dzin 'thob la|sems mnyam par bzhag pa ni yang dag pa ji lta ba bzhin mthong ba'i ye shes skye la de las kyang nyon mongs pa spangs pa'i rnam grol 'thob pa'i phyir ro||<text:s/></text:p>
      <text:p text:style-name="P189">gsum pa bye brag tu theg chen gyi lam pha rol tu phyin pa drug la gnas par gdams pa ni|</text:p>
      <text:p text:style-name="P190"><text:span text:style-name="T191">de ltar thog mar dge ba bcu dang|sbyin pa dang tshul khrims kyis rgyud yongs su sbyangs nas de'i 'og tu theg pa chen po'i lam pha rol tu phyin pa drug la tshul bzhin du bslab par bya'o zhes bstan pa'i phyir|</text:span></text:p>
      <text:p text:style-name="P192"/>
      <text:p text:style-name="P193">&lt;ALLO&gt;</text:p>
      <text:p text:style-name="P194">sbyin dang tshul khrims bzod brtson bsam gtan dang||<text:s/></text:p>
      <text:p text:style-name="P195">de bzhin shes rab gzhal med pha rol phyin||<text:s/></text:p>
      <text:p text:style-name="P196"><text:span text:style-name="T197">'di dag rgyas mdzod srid pa'i rgya mtsho yi||<text:s/></text:span></text:p>
      <text:p text:style-name="P198"><text:span text:style-name="T199">pha rol phyin pa'i rgyal ba'i dbang por mdzod||<text:s/></text:span></text:p>
      <text:p text:style-name="P200"/>
      <text:p text:style-name="P201">&lt;AUTO&gt;</text:p>
      <text:p text:style-name="P202"><text:span text:style-name="T203">ces gsungs te|byang chub kyi sems 'khor gsum mi rtog pa'i shes rab kyis zin pa'i lus dang longs spyod sogs bdog pa thams cad yongs su gtong ba'i sbyin pa dang|mi dge ba bzhi dang bcas spong ba'i tshul khrims dang|dka' spyad la sran thub pa'i bzod pa dang|dge ba'i bya ba la spro ba'i brtson 'grus dang|dge ba la sems rtse gcig pa'i bsam gtan dang|yang dag pa ji lta ba bzhin du shes pa'i shes rab rnams byang chub kyi sems kyis zin pas nyan rang rnams kyi spyod yul ma yin pa'i phyir gzhal med dang|'khor gsum mi</text:span><text:span text:style-name="T204"><text:s/>rtog pas shes rab kyi mu mthar phyin pa'i phyir pha rol tu phyin pa zhes kyang bya ste|'di dag rgyas pa ste gong nas gong du khyad par du 'gro ba'i tshul gyis sgrub par mdzod la|bdag nyid srid pa'i rgya mtsho yi pha rol tu phyin nas|gzhan dag kyang phyin par mdzad pa'i rgyal ba'i dbang po ste sangs rgyas nyid thob par mdzod cig ces pa'o|| de la sbyin pa dang tshul khrims dang bzod pa rnams ni bsod nams kyi tshogs yin la byang chub sems dpa' 'khor ba na gnas pa'i tshe mngon mtho'i bde ba phun tshogs sgrub p</text:span><text:span text:style-name="T205">ar byed cing|mngon par rdzogs par sangs rgyas pa na gzhan don phun tshogs gzugs kyi sku'i rgyu yin te|de skad du yang dbu ma 'jug par|</text:span></text:p>
      <text:p text:style-name="P206">&lt;ALLO&gt;</text:p>
      <text:p text:style-name="P207">sbyin sogs chos gsum 'di dag phal mo che||<text:s/></text:p>
      <text:p text:style-name="P208">bde bar gshegs pas khyim pa rnams la bsngags||<text:s/></text:p>
      <text:p text:style-name="P209">bsod nams zhes bya'i tshogs kyang 'di nyid de||<text:s/></text:p>
      <text:p text:style-name="P210"><text:span text:style-name="T211">sangs rgyas gzugs kyi bdag nyid sku yi rgyu||<text:s/></text:span></text:p>
      <text:p text:style-name="P212">&lt;AUTO&gt;</text:p>
      <text:p text:style-name="P213">zhes gsungs so|| bsam gtan dang shes rab ni ye shes kyi tshogs yin la|byang chub sems dpa' 'khor ba na gnas pa'i tshe 'khor ba'i nyes pas mi gos shing gzhan rjes su 'dzin pa'i rgyu yin la|mngon par rdzogs par sangs rgyas pa'i tshe rang don phun tshogs chos kyi sku'i rgyu yin te|rin chen phreng ba las|</text:p>
      <text:p text:style-name="P214">&lt;ALLO&gt;</text:p>
      <text:p text:style-name="P215">sangs rgyas rnams kyi gzugs kyi sku||<text:s/></text:p>
      <text:p text:style-name="P216">bsod nams tshogs las 'khrungs pa ste||<text:s/></text:p>
      <text:p text:style-name="P217">chos kyi sku de mdor bsdu na||<text:s/></text:p>
      <text:p text:style-name="P218"><text:span text:style-name="T219">rgyal po ye shes tshogs las 'khrungs||<text:s/></text:span></text:p>
      <text:p text:style-name="P220">&lt;AUTO&gt;</text:p>
      <text:p text:style-name="P221"><text:span text:style-name="T222">zhes gsungs pa ltar ro|| brtson 'grus ni tshogs gnyis ka'i rgyu yin te|'jug par|</text:span></text:p>
      <text:p text:style-name="P223">&lt;ALLO&gt;</text:p>
      <text:p text:style-name="P224">yon tan thams cad brtson 'grus rjes 'gro zhing||<text:s/></text:p>
      <text:p text:style-name="P225">bsod nams blo gros tshogs ni gnyis kyi rgyu||<text:s/></text:p>
      <text:p text:style-name="P226">brtson 'grus gang du 'bar bar gyur pa yi||<text:s/></text:p>
      <text:p text:style-name="P227"><text:span text:style-name="T228">sa de bzhi pa 'od 'phro zhes bya 'o||<text:s/></text:span></text:p>
      <text:p text:style-name="P229">&lt;AUTO&gt;</text:p>
      <text:p text:style-name="P230">zhes gsungs pa ltar ro|| de ltar na pha rol tu phyin pa drug gi tshogs gnyis bsdus la|tshogs gnyis kyis kyang byang chub sems dpa'i 'khor ba dang mya ngan las 'das pa'i gnas skabs kyi phun sum tshogs pa thams cad ma tshang ba med par 'grub pa'i phyir|theg pa chen po'i lam thams cad pha rol tu phyin pa drug tu 'dus pa yin no|| gnyis pa khyim pa la gtso cher gdams pa la dgu yod pa'i dang po pha ma la gus par bya ba ni|</text:p>
      <text:p text:style-name="P231">&lt;ALLO&gt;</text:p>
      <text:p text:style-name="P232">gang la pha dang ma dag mchod pa yi||<text:s/></text:p>
      <text:p text:style-name="P233">rigs de tshangs bcas slob dpon bcas pa'ang lags||<text:s/></text:p>
      <text:p text:style-name="P234">de dag la mchod grags par 'gyur ba dang||<text:s/></text:p>
      <text:p text:style-name="P235"><text:span text:style-name="T236">slad ma la yang mtho ris 'gyur ba lags||<text:s/></text:span></text:p>
      <text:p text:style-name="P237">&lt;AUTO&gt;</text:p>
      <text:p text:style-name="P238">zhes gsungs te|rigs gang la pha dang ma la gus pas mchod pa dang bcas pa'i rigs de mi dang mi ma yin pas byas pa'i gnod pa med pa dang|lhas byin gyis brlabs pas tshangs pa dang bcas pa dang|bla ma'i khyad par byin gyis brlabs pas slob dpon dang bcas pa dang|mthong chos kyi yon tan tshe 'dir yang snyan pa'i grags pa 'byung bar 'gyur ba dang phyi ma'i yon tan 'jig rten pha rol tu yang rnam pa kun tu|mtho ris thob par 'gyur ba lags pas khyim na gnas pa dag gis bsgrims te pha ma la bsnyen bkur bgyi'o zhes pa'o||<text:s/></text:p>
      <text:p text:style-name="P239">gnyis pa bsnyen gnas la gnas par bya ba ni|</text:p>
      <text:p text:style-name="P240"><text:span text:style-name="T241">khyim na gnas pas dus thams cad du tshangs par spyod pa bya dka' bas nyin zhag gcig pa'i tshangs spyod la sbyar ba'i ched du gso sbyong yan lag brgyad pa bstan pa'i phyir|</text:span></text:p>
      <text:p text:style-name="P242"/>
      <text:p text:style-name="P243">&lt;ALLO&gt;</text:p>
      <text:p text:style-name="P244">'tshe dang chom rkun 'khrig pa brdzun dang ni||<text:s/></text:p>
      <text:p text:style-name="P245">chang dang dus min zas la chags pa dang||<text:s/></text:p>
      <text:p text:style-name="P246">mal stan mtho la dga' dang glu dag dang||<text:s/></text:p>
      <text:p text:style-name="P247">gar dang phreng ba'i khyad par rnams spong zhing||<text:s/></text:p>
      <text:p text:style-name="P248">dgra bcom tshul<text:s/>khrims rjes su byed pa yi||<text:s/></text:p>
      <text:p text:style-name="P249">yan lag brgyad po 'di dag dang ldan na||<text:s/></text:p>
      <text:p text:style-name="P250"/>
      <text:p text:style-name="P251">gso sbyong 'dod spyod lha lus yid 'ong ba||<text:s/></text:p>
      <text:p text:style-name="P252"><text:span text:style-name="T253">skyes pa bud med dag la stsol bar bgyid||<text:s/></text:span></text:p>
      <text:p text:style-name="P254"/>
      <text:p text:style-name="P255">&lt;AUTO&gt;</text:p>
      <text:p text:style-name="P256">ces gsungs te|'tshe ba srog gcod pa dang|chom rkun dang|ma byin par len pa dang|'khrig pa mi gtsang bar spyod pa dang|brdzun du smra ba dang|'bru'i chang dang myos par 'gyur ba bag med pa'i gnas dang|dus ma yin pa'i zas dang|mal stan mthon po khri dang khri'u khru gang gi tshad las lhag pa dang|glu gar dang nad gso ba'i don ma gtogs par myos pa dang|phreng ba'i khyad par rnams nyin zhag gcig tu spong ba'i sgo nas sngon gyi dgra bcom pa rnams kyi tshul khrims kyi rjes su byed pa'i yan lag brgyad po 'di dag ni gso sbyong zhes bya la|de'i rnam par smin pa ni phyir la 'dod pa na spyod pa'i lha ris drug gi lus yid du 'ong ba stsol bar bgyid de|su la zhe na|tshul khrims de dang ldan pa'i gling gsum gyi skyes pa dang|| bud med dag la zhes te|gzhan la so sor thar pa'i sdom pa med pa'i phyir ro||<text:s/></text:p>
      <text:p text:style-name="P257">bsnyen gnas kyi sdom pa ni yan lag lngas bsdus te 'di ltar gzhan la gnod pa spong ba yang dag par len pa'i yan lag dang|bdag dang gzhan la gnod pa spong ba yang dag par len pa'i yan lag dang|yang dag par blangs pa las nyams pa rnams phyir gso ba'i yan lag dang|de la gzhan gyi srog dang longs spyod la gnod pa spong ba dang|yang dag par blangs pa las mi nyams par bya ba'i phyir dran pa nye bar 'jog pa'i yan lag dang|dran pa rmongs par mi 'gyur ba'i yan lag go|de la gzhan gyi srog dang longs spyod la gnod pa spang ba yan lag dang po'o|| mi gtsang bar spyod pa spong ba ni yan lag gnyis pa yin te|'di ltar de spangs pa ni rang gi chung ma la mi brten pas bdag la gnod par mi 'gyur zhing|gzhan gyi chung ma la mi brten pas gzhan la gnod par mi 'gyur ba'i phyir ro|| brdzun du smra ba spong ba ni yan lag gsum pa yin no|| myos 'gyur spong ba ma gtogs pa de las gzhan pa'i gnas gsum spong ba ni yan lag bzhi pa yin te|'di ltar de rtag tu gar dang|glu dang|rol mo'i sgra dang|spos dang|phreng ba dang|khri stan mthon po dang|dus ma yin pa'i zas la brten pa de dag gis bdag nyid dben par yud tsam yud tsam la mthong ba na|bdag nyid gso sbyong gis gso sbyong bya'o snyam du dus rtag tu dran pa nye bar gnas par 'gyur ba'i phyir ro|| myos 'gyur spong ba ni yan lag lnga pa yin te|de ltar bdag ni dran pa nye bar bzhag ste gnas pa yin no snyam du sems kyang yan lag de ni chang gis myos pas myos shing rmongs te rang dbang med par 'jug par 'gyur ba'i phyir ro|| ci'i phyir bsnyen gnas pa'i sdom pa la gser dngul len pa spong ba yan lag tu ma<text:s/>bzhag la|dge tshul gyi sdom pa la de spong ba yan lag tu bzhag ce na|dge tshul ni rab tu byung ba'i phyogs la gnas pas|rab tu byung ba la ni gnas gnyis shin tu mi mdzes shing tshul dang mi mthun pa yin te|'di ltar 'dod pa bsod nyams kyi mthar lhungs pa rtsed mo'i dga' ba dang|cha sgeg ji ltar 'dod pa bzhin du spyod pa la brtson pa dang|gsog 'jog gi longs spyod pa'o|| de la tshul dang mi mthun pa'i gnas dang po spang ba'i phyir ni gar dang glu dang rol mo'i sgra la sogs pa nas|dus ma yin pa'i zas kyi bar du<text:s/>spong ba bcas so|| tshul dang mi mthun pa'i gnas gnyis pa spang ba'i phyir gser dngul len pa spong ba bcas te|gser dngul ni gsog 'jog thams cad kyi rtsa ba dang gtso bo yin pa'i phyir ro|| khyim pa'i phyogs la ni de tsam du nyes pa mi che zhing|tshul dang mi mthun pa med pas de'i phyir bsnyen gnas kyi yan lag tu gser dngul len pa spong ba ma bcas so||<text:s/></text:p>
      <text:p text:style-name="P258"/>
      <text:p text:style-name="P259">ci'i phyir gar dang glu dang rol mo'i sgra dang spos dang phreng ba dang byug pa 'chang ba gang yin pa bsnyen gnas pa'i sdom pa la yan lag gcig tu bcas la|dge tshul la ni yan lag gnyis su mdzad de bcas she na|khyim pa la ci nas kyang de dang 'gal na nyes pa gcig bshags par zad kyi|gnyis mi dgos par bya ba'i phyir yang bar mdzad nas yan lag gcig tu bsdus la|rab tu byung ba'i tshul dang ma mthun pas de dang 'gal na nyes pa gnyis bshags dgos shing gcig ma yin par bya ba'i phyir lci bar mdzad nas yan lag gnyis<text:s/>su bcas so||<text:s/></text:p>
      <text:p text:style-name="P260"/>
      <text:p text:style-name="P261">gsum pa bsam pa phyin ci log spang ba ni|</text:p>
      <text:p text:style-name="P262">khyim pa rnams ni bya ba ngan pa la chags pas ser sna la sogs pa sems kyi skyon mang du 'byung ba la|de dag kyang ngan song gi rgyu yin pas de dag las bzlog pa'i phyir|</text:p>
      <text:p text:style-name="P263">&lt;ALLO&gt;</text:p>
      <text:p text:style-name="P264">ser sna g.yo sgyu chags dang snyom las dang||<text:s/></text:p>
      <text:p text:style-name="P265">mngon pa'i nga rgyal 'dod chags zhe sdang dang||<text:s/></text:p>
      <text:p text:style-name="P266">rigs dang gzugs dang thos pa lang tsho dang||<text:s/></text:p>
      <text:p text:style-name="P267"><text:span text:style-name="T268">dbang thang che bas rgyags pa dgra bzhin gzigs||<text:s/></text:span></text:p>
      <text:p text:style-name="P269">&lt;AUTO&gt;</text:p>
      <text:p text:style-name="P270">zhes gsungs te|rang gi yo byad<text:s/>kun tu 'dzin cing gtong ba dang mi mthun pa'i ser sna dang|rang gi nyes pa bcab pa'i thabs 'dzin pa'i g.yo dang gzhan slu ba'i don du yang dag pa ma yin pa'i yon tan kun tu ston pa'i sgyu dang|lus dang longs spyod la sred pa'i chags pa dang|dge ba sgrub pa la mi spro ba'i snyom las dang|khyad par can ma thob pa bdag gis thob bo snyam du sems khengs pa mngon pa'i nga rgyal dang|'khrig pa la sred pa'i 'dod chags dang|sems can la kun nas mnar sems pa'i zhe sdang dang chos brgyad po de dag dang|rigs la sogs pa<text:s/>chos lnga la chags pas sems khengs pa'i rgyags pa ste|mi dge ba'i chos bcu gsum po de dag ni dge ba'i srog 'phrog par byed pas dgra dang 'dra bar gzigs te skad cig kyang 'grogs par mi bya'o zhes pa'o|| nga rgyal ni rigs sogs kyi yon tan gzhan dang 'jal bas sems khengs pa yin la|rgyags pa ni gzhan la mi ltos par rang gi rigs sogs kyis sems khengs pa ste|mdzod du|nga rgyal khengs pa rgyags pa ni|| rang gi chos la chags pa yis|| sems ni yongs su gtugs pa 'o|| zhes bshad do||<text:s/></text:p>
      <text:p text:style-name="P271"/>
      <text:p text:style-name="P272">bzhi pa bag yod par bya ba ni|</text:p>
      <text:p text:style-name="P273"><text:span text:style-name="T274">dge ba'i chos rnams kyi rtsa ba ni bag yod pa yin la|khyim pa rnams la yang bag dang bcas par<text:s/></text:span></text:p>
      <text:p text:style-name="P275">&lt;ALLO&gt;</text:p>
      <text:p text:style-name="P276">bya ba yod pas de la 'god par bzhed nas|</text:p>
      <text:p text:style-name="P277">bag yod bdud rtsi'i gnas te bag med pa||<text:s/></text:p>
      <text:p text:style-name="P278">'chi ba'i gnas su thub pas bka' stsal to||<text:s/></text:p>
      <text:p text:style-name="P279">de bas khyod kyis dge<text:s/>chos spel slad du||<text:s/></text:p>
      <text:p text:style-name="P280"><text:span text:style-name="T281">gus pas rtag tu bag dang bcas par mdzod||<text:s/></text:span></text:p>
      <text:p text:style-name="P282">&lt;AUTO&gt;</text:p>
      <text:p text:style-name="P283">ces gsungs te|dge ba'i chos bsgom zhing|zag pa dang bcas pa'i chos rnams la sems bsrung ba'i mtshan nyid can gyi bag yod pa ni 'chi ba med pa'i go 'phang mya ngan las 'das pa bdud rtsi'i gnas yin la|ji skad bshad pa las bzlog pa'i bag med pa ni 'khor bar skye ba dang|'chi ba'i sdug bsngal myong ba'i gnas yin no zhes thub pas bka' stsal to|| ji skad du|</text:p>
      <text:p text:style-name="P284">&lt;ALLO&gt;</text:p>
      <text:p text:style-name="P285">bag yod bdud rtsi'i gnas yin te||<text:s/></text:p>
      <text:p text:style-name="P286">bag med pa ni 'chi ba'i gnas||<text:s/></text:p>
      <text:p text:style-name="P287">bag yod 'chi bar mi 'gyur te||<text:s/></text:p>
      <text:p text:style-name="P288">bag med pa ni rtag tu 'chi||<text:s/></text:p>
      <text:p text:style-name="P289"/>
      <text:p text:style-name="P290"><text:span text:style-name="T291">zhes gsungs pa'i phyir ro|| gang gi phyir de lta yin pa de bas na|khyod kyis dge ba'i chos ma skyes pa bskyed pa dang|skyes pa gong nas gong du spel ba'i slad du rtag tu dge ba'i chos la goms par byed pa'i bag yod pa dang bcas par mdzod cig|ces pa'o|| gal te khyod kyis kho bo'i don byed par 'dod na dang po nyid nas dge ba la bskul ba'i gdams pa 'di ci'i phyir ma smras|kho bo sngar bag med par gyur zin pas de ci byar yod snyam na|</text:span></text:p>
      <text:p text:style-name="P292"/>
      <text:p text:style-name="P293">&lt;ALLO&gt;</text:p>
      <text:p text:style-name="P294">gang zhig sngon chad bag med gyur pa las||<text:s/></text:p>
      <text:p text:style-name="P295">phyi nas bag dang ldan par gyur de yang||<text:s/></text:p>
      <text:p text:style-name="P296">zla ba sprin bral lta bur rnam mdzes te||<text:s/></text:p>
      <text:p text:style-name="P297">dga' bo sor phreng mthong ldan bde byed bzhin||<text:s/></text:p>
      <text:p text:style-name="P298"/>
      <text:p text:style-name="P299">&lt;AUTO&gt;</text:p>
      <text:p text:style-name="P300">zhes gsungs te|skyes bu gang zhig sngon chad nyon mongs pas zil gyis mnan pa'am sdig pa'i grogs po'i dbang gis mi dge ba byung rgyal du spyad de bag med par gyur tu zin pa las|phyis dge ba'i bshes gnyen dang 'phrad de blang dor la gzob pa lhur len pa'i sgo nas bag yod pa dang ldan par gyur pa de yang|zla ba sprin gyis sgrib g.yogs dang bral ba ltar shin tu mdzes so|| de lta bu'i sems can 'ga' mthong ngam zhe na mthong ste|dper na|dga' bo zhes bya ba bcom ldan 'das kyi gcung shAkya gzhon nu 'dod chags can cig ste|de rang gi chung ma dang skad cig tsam yang 'bral mi phod pa na|de bzhin gshegs pas rab tu byung ste|de de'i tshe yang nyin mtshan du rang gi chung ma la rtog gis|dge ba la ma yin pas na bcom ldan 'das kyis dmyal ba'i 'jigs pa mngon sum du bstan te|skrag pa bskyed nas lam bsgom du bcug pas dgra bcom pa thob ste nyan thos dbang po'i sgo bsdams pa rnams kyi mchog tu lung bstan to|| sor mo'i phreng ba ni bram ze'i khye'u zhig ste|de blun pa cig yin pas mkhan pos mi stong bsad de sor mo'i phreng ba byas na|chos su 'gyur ro zhes chos ma yin pa bstan pas bsdus te mi stong du gcig gis ma tshang ba bsad pa las|de bzhin gshegs pas rab tu byung ste dgra bcom pa thob bo|| mthong ldan ni ma skyes dgra ste|de yang sdig pa'i grogs po lha sbyin dang 'phrad pas pha chos dang ldan pa'i rgyal po bsad pa sogs sdig pa mang du byas pa las|phyis ston pa la dad pa thob pas sdig pa'i 'bras bu las thar te bcom ldan 'das kyis dge bsnyen dad pa can rnams kyi mchog tu lung bstan to|| bde byed ni gzhan gyi chung ma la nyal po byed<text:s/>du 'gro ba mas bzlog pa ma bsad pa cig ste|rab tu byung ba na mtshams med byas par shes nas dge 'dun gyis bskrad pa las mtha' 'khob tu phyin nas gtsug lag khang brtsigs te bsdad pas de la brten nas rang bzhin du gnas pa'i dge slong mang po 'dus pa na|des dge 'dun gyi gnas brtan byas te dge 'dun tshul bzhin bskyangs pas|tshe 'phos nas mtshams med pa'i rnam smin gyis dmyal bar pho long brdabs pa tsam zhig skyes te|de nas shi 'phos nas lhar skyes te bcom ldan 'das kyi thad du rgyun du zhugs pa'i 'bras bu thob<text:s/>par bshad do||<text:s/></text:p>
      <text:p text:style-name="P301"/>
      <text:p text:style-name="P302">lnga pa bzod pa la gnas par bya ba ni|</text:p>
      <text:p text:style-name="P303"><text:span text:style-name="T304">khyim pa rnams ni mi 'dod pa du ma thog tu bab pa'i dbang gis khro ba mang bas|de las bzlog ste bzod pa'i yon tan bstan pa'i phyir|</text:span></text:p>
      <text:p text:style-name="P305">&lt;ALLO&gt;</text:p>
      <text:p text:style-name="P306">'di ltar bzod mtshungs dka' thub ma mchis pas||<text:s/></text:p>
      <text:p text:style-name="P307">khyod kyis khro ba'i go skabs dbye mi bgyis||<text:s/></text:p>
      <text:p text:style-name="P308">khro ba spangs pas phyir mi ldog pa nyid||<text:s/></text:p>
      <text:p text:style-name="P309">'thob par 'gyur bar sangs rgyas zhal gyis bzhes||<text:s/></text:p>
      <text:p text:style-name="P310"/>
      <text:p text:style-name="P311">&lt;AUTO&gt;</text:p>
      <text:p text:style-name="P312"><text:span text:style-name="T313">zhes gsungs te|bzod pa ni 'dir gnod pa la mi khro zhing|khro ba skyes kyang rgyun mi 'dzin pa ste|de dang mtshungs pa'i dka' thub gzhan 'ga' yang ma mchis pas de kho na dka' thub kyi mchog yin te|me dang chur 'jug pa dang|rtsa ba dang 'bras bu za ba dang|shing shun dang lo ma gyon pa sogs na lus gdung ba tsam du zad kyi|de dag las mtho ris kyang mi thob na thar pa lta ci smos|de'i phyir de dag ni dka' thub ma yin no|| gang gi phyir bzod pa de ltar phan yon che ba de bas na|khyod kyi dka' thub kyi mchog de'i</text:span><text:span text:style-name="T314"><text:s/>mi mthun phyogs khro ba'i go skabs cung zad kyang dbye bar mi bgyi ste|bzod pa bsten pa'i sgo nas khro ba spangs pas 'dod pa'i khams su phyir mi ldog pa nyid thob par sangs rgyas kyis zhal gyis bzhes pa'i phyir ro|| de yang mdo las|</text:span></text:p>
      <text:p text:style-name="P315"/>
      <text:p text:style-name="P316"><text:span text:style-name="T317">&lt;ALLO&gt;</text:span><text:span text:style-name="T318">dge slong dag 'di lta ste|khro ba spongs shigkhyod phyir mi ldog pa'i gnya' bor gyur pa yin no||<text:s/></text:span></text:p>
      <text:p text:style-name="P319"><text:span text:style-name="T320">&lt;AUTO&gt;</text:span><text:span text:style-name="T321">zhes gsungs pa ltar ro|| khro ba dang 'dod pa la 'dun pa gnyis ni 'dod khams kyi rgyu yin la|'dod pa la 'dun pa ma spangs par yang khro ba spong mi nus pas|de'i phyir khro ba spangs pas 'dod pa las 'da' bar bshad do|| de ltar dang po nyid nas khro ba'i go skabs mi dbye bar bsten nas|gal te khro ba skyes na yul de'i mod la zhi bar bya ste|'khon du gzung bar mi bya'o zhes bstan pa'i phyir|</text:span></text:p>
      <text:p text:style-name="P322"/>
      <text:p text:style-name="P323">&lt;ALLO&gt;</text:p>
      <text:p text:style-name="P324">bdag ni 'dis spyos 'dis btags pham par byas||<text:s/></text:p>
      <text:p text:style-name="P325">'di yis bdag gi nor phrogs gyur to zhes||<text:s/></text:p>
      <text:p text:style-name="P326">'khon du 'dzin pas 'khrug long rnams bskyed de||<text:s/></text:p>
      <text:p text:style-name="P327"><text:span text:style-name="T328">'khon 'dzin rnam spangs bde bar gnyid kyis log|</text:span></text:p>
      <text:p text:style-name="P329">&lt;AUTO&gt;</text:p>
      <text:p text:style-name="P330">ces gsungs te|gang gi phyir khro ba'i<text:s/>go skabs dbye bar mi bya ba de'i phyir|bdag ni 'dis tshig ngan pas spyos so|| 'dis bdag dbyug pa la sogs pas btags so|| 'dis bdag mthus pham par byas so|| 'di yis bdag gi nor phrogs par gyur to zhes gnod pa'i mtshan ma dam du 'dzin pa ste 'khon du 'dzin pas lus ngag gi nyes rtsom du gyur pa'i 'khrug long bskyed cing sdug bsngal bar byed la|de lta bu'i 'khon 'dzin rnam par spangs pas sems la sdug bsngal med pa'i phyir|bde bar gnyid kyis log par 'gyur pas bsgrims te 'khon 'dzin spang bar rigs so|| spyod 'jug<text:s/>las kyang|</text:p>
      <text:p text:style-name="P331"/>
      <text:p text:style-name="P332">&lt;ALLO&gt;</text:p>
      <text:p text:style-name="P333">mdor na khro ba bder gnas pa||<text:s/></text:p>
      <text:p text:style-name="P334">de ni 'ga' yang yod min te||<text:s/></text:p>
      <text:p text:style-name="P335"><text:span text:style-name="T336">zhes dang|</text:span></text:p>
      <text:p text:style-name="P337">&lt;ALLO&gt;</text:p>
      <text:p text:style-name="P338"/>
      <text:p text:style-name="P339">gang zhig bsgrims te khro 'joms pa||<text:s/></text:p>
      <text:p text:style-name="P340">de ni 'di dang gzhan du bde||<text:s/></text:p>
      <text:p text:style-name="P341"/>
      <text:p text:style-name="P342">&lt;AUTO&gt;</text:p>
      <text:p text:style-name="P343"><text:span text:style-name="T344">zhes gsungs pa bzhin no||<text:s/></text:span></text:p>
      <text:p text:style-name="P345"/>
      <text:p text:style-name="P346"><text:span text:style-name="T347">drug pa sgo gsum gyi spyod pa dman pa spangs te bzang po la bslab par gdams pa ni so so skye bo rnams la ji skad bshad pa'i dge ba dang mi dge ba'i sems 'dres mar 'byung bas|dge ba'i sems rnams ni brtan par bya la|mi dge ba'i sems rnams ni mi brtan par bya'o|| zhes bstan pa'i phyir|</text:span></text:p>
      <text:p text:style-name="P348">&lt;ALLO&gt;</text:p>
      <text:p text:style-name="P349">sems ni chu<text:s/>dang sa dang rdo ba la||<text:s/></text:p>
      <text:p text:style-name="P350">ri mo bris pa de 'drar rigs par bgyi||<text:s/></text:p>
      <text:p text:style-name="P351">de nang nyon mongs can la dang po ni||<text:s/></text:p>
      <text:p text:style-name="P352">mchog ste chos 'dod rnams la tha ma lags||<text:s/></text:p>
      <text:p text:style-name="P353"/>
      <text:p text:style-name="P354"/>
      <text:p text:style-name="P355">&lt;AUTO&gt;</text:p>
      <text:p text:style-name="P356"><text:span text:style-name="T357">zhes gsungs te|sems can gyi ris na sems kyi 'jug pa mi brtan pa dang brtan pa'i bye brag las|chu la ri mo bris pa dang|sa la ri mo bris pa dang|rdo la ri mo bris pa ji lta ba bzhin rnam pa gsum du rig par bgyi ste|de rnams kyi nang nas nyon mongs can gyi sems la chu la ri mo bris pa lta bu mi brtan pa mchog yin la|chos 'dod de dge ba'i sems rnams la tha ma rdo la ri mo bris pa ltar brtan pa mchog lags pas de bzhin du bsgrub par bya'o|| ji ltar sems can rnams kyi sems rnam pa gsum yin pa bzhin du ngag kyang<text:s/></text:span><text:span text:style-name="T358">rnam pa gsum yin pas|de dag la ci rigs par blang dor bya'o zhes bstan pa'i phyir|</text:span></text:p>
      <text:p text:style-name="P359">&lt;ALLO&gt;</text:p>
      <text:p text:style-name="P360">rgyal bas snying la 'bab dang bden pa dang||<text:s/></text:p>
      <text:p text:style-name="P361">log par smra ldan skyes bu rnams kyi ni||<text:s/></text:p>
      <text:p text:style-name="P362">sbrang rtsi me tog mi gtsang lta bu'i tshig|</text:p>
      <text:p text:style-name="P363"><text:span text:style-name="T364">rnam gsum bka' stsal de las mtha' ma spang||<text:s/></text:span></text:p>
      <text:p text:style-name="P365">&lt;AUTO&gt;</text:p>
      <text:p text:style-name="P366"><text:span text:style-name="T367">zhes gsungs te|sdig pa'i chos bcom pa'i rgyal bas skyes bu rnams kyi tshig rnam pa gsum bka' stsal to|| zhes sbrel lo|| gsum gang zhe na|snying la 'bab cing snyan pa dang|bden pa dang|log par smra ba'o|| de la dang po ni dga' bar byed pas sbrang rtsi lta bu dang|gnyis pa ni mdzes shing bsngags par 'os pas me tog lta bu dang|gsum pa ni smad pa'i phyir mi gtsang ba lta bu yin te|de bas na tha ma spangs shing|dang po gnyis bsten par bya'o|| sems can 'khor ba na gnas pa rnams kyi spyod pa rnam pa bzhi yod de|de</text:span><text:span text:style-name="T368"><text:s/>las khyod kyi spyod pa mchog la gnas par bya'o|| zhes bstan pa'i phyir|</text:span></text:p>
      <text:p text:style-name="P369">&lt;ALLO&gt;</text:p>
      <text:p text:style-name="P370">snang nas snang ba'i mthar thug mun pa nas||<text:s/></text:p>
      <text:p text:style-name="P371"/>
      <text:p text:style-name="P372">mun pa'i mthar thug snang nas mun mthar thug|</text:p>
      <text:p text:style-name="P373">mun nas snang ba'i mthar thug gang zag ni||<text:s/></text:p>
      <text:p text:style-name="P374"><text:span text:style-name="T375">bzhi ste de dag rnams kyi dang po mdzod||<text:s/></text:span></text:p>
      <text:p text:style-name="P376"/>
      <text:p text:style-name="P377">&lt;AUTO&gt;</text:p>
      <text:p text:style-name="P378">ces gsungs te|mdo las|snang nas snang bar 'gro ba zhes sogs<text:s/>gang zag bzhi gsungs te|'di ltar lha dang mi dbang thang chen po rnams kyi nang du skyes nas|yang de nyid du skye ba snang ba nas snang ba'i mthar thug pa dang|ngan 'gro'am mi dbang thang chung ngu rnams kyi nang du skyes nas|yang de nyid du skye ba mun pa nas mun pa'i mthar thug pa dang|lha mi dbang thang chen po rnams kyi nang du skyes nas|ngan song gsum dang mi dbang thang chung ngu'i nang du skye ba snang ba nas mun pa'i mthar thug pa dang|ngan song gsum dang mi dbang thang chung ngu rnams kyi nang du skyes nas|lha dang mi dbang thang chen po rnams su skye ba mun pa nas snang ba'i mthar thug par 'gro ba ste bzhi'o|| de dag gi nang nas dang po snang ba nas snang bar 'gro bar mdzod cig ces pa'o||<text:s/></text:p>
      <text:p text:style-name="P379">bdun pa gang dang 'grogs pa'i mtshan nyid shes par bya ba ni|</text:p>
      <text:p text:style-name="P380"><text:span text:style-name="T381">khyim pa rnams ni sems can mang po dang 'grogs dgos te|de bas na de dag la ci rigs par bsgrub par bstan pa'i phyir|</text:span></text:p>
      <text:p text:style-name="P382">&lt;ALLO&gt;</text:p>
      <text:p text:style-name="P383">mi ni a mra'i 'bras bzhin ma smin la||<text:s/></text:p>
      <text:p text:style-name="P384">smin pa dang 'dra smin la ma smin 'dra||<text:s/></text:p>
      <text:p text:style-name="P385">ma smin ma smin par snang smin la ni||<text:s/></text:p>
      <text:p text:style-name="P386">smin<text:s/>par snang zhes bgyi ba 'drar rtogs mdzod||<text:s/></text:p>
      <text:p text:style-name="P387"/>
      <text:p text:style-name="P388"/>
      <text:p text:style-name="P389">&lt;AUTO&gt;</text:p>
      <text:p text:style-name="P390">ces gsungs te|mi ni a mra'i 'bras bu bzhin du tshul bzhi yod pas|de dag gi mtshan nyid shes par byas nas spang blang ci rigs par bsgrub par bya'o|| a mra'i 'bras bu la ni tshul bzhi yod de|kha cig ni nang ma smin la phyi smin pa 'dra ba dang|kha cig ni nang smin la phyi ma smin pa dang 'dra ba dang|kha cig ni nang yang ma smin la phyi yang ma smin par snang ba dang|kha cig ni nang yang smin la phyi yang smin par snang ba'o|| de dang 'dra bar mi la yang bzhi yod pas|dang po ni bsam pa nyams la sbyor ba phun<text:s/>sum tshogs pa'o|| gnyis pa ni de las bzlog pa'o|| gsum pa ni bsam sbyor gnyis ka nyams pa'o|| bzhi pa ni bsam sbyor gnyis ka phun sum tshogs pa'o||<text:s/></text:p>
      <text:p text:style-name="P391">brgyad pa gzhan gyi khyim thabs la chags pa spang ba la gnyis las|dang po mgo gnon pa'i tshul la gsum gyi|dang po 'du shes bsgyur cing mi gtsang bar blta ba ni|</text:p>
      <text:p text:style-name="P392"><text:span text:style-name="T393">'dod pas log par g.yem pa ni khyim pa rnams la 'byung nye zhing nyes pa che bas de las bzlog pa'i phyir|</text:span></text:p>
      <text:p text:style-name="P394">&lt;ALLO&gt;</text:p>
      <text:p text:style-name="P395">gzhan gyi chung ma mi blta mthong na yang||<text:s/></text:p>
      <text:p text:style-name="P396">na tshod mthun par ma dang bu mo dang||<text:s/></text:p>
      <text:p text:style-name="P397">sring mo'i 'du shes bskyed bgyi chags gyur na||<text:s/></text:p>
      <text:p text:style-name="P398"><text:span text:style-name="T399">mi gtsang nyid du yang dag bsam par bgyi||<text:s/></text:span></text:p>
      <text:p text:style-name="P400">&lt;AUTO&gt;</text:p>
      <text:p text:style-name="P401"><text:span text:style-name="T402">zhes gsungs te|mdo las|</text:span></text:p>
      <text:p text:style-name="P403"><text:span text:style-name="T404">&lt;ALLO&gt;</text:span><text:span text:style-name="T405"><text:line-break/></text:span><text:span text:style-name="T406">btsun pa bud med la ji ltar bsgrub par bgyi|zhes gsol pa dang|kun dga' bo|mi blta bas so||<text:s/></text:span></text:p>
      <text:p text:style-name="P407"><text:span text:style-name="T408">&lt;AUTO&gt;</text:span><text:span text:style-name="T409">zhes gsungs pa ltar|gzhan gyi chung ma la dang po nyid du mi blta zhing|ji zhig ltar mthong na yang na tshod dang mthun par rgan pa la ma dang|zhon pa la bu mo dang|mnyam pa la sring mo'i 'du shes bskyed par bgyi'o|| de ltar bsams kyang chags par gyur na dri nga ba dang|sgo dgu dod pa la sogs pa 'og nas 'byung ba'i mi gtsang ba nyid du yang dag par bsam par bgyi'o||<text:s/></text:span></text:p>
      <text:p text:style-name="P410"/>
      <text:p text:style-name="P411">gnyis pa sems bsrung zhing dbang po'i sgo bsdam pa ni|</text:p>
      <text:p text:style-name="P412"><text:span text:style-name="T413">gal te mi gtsang ba nyid du bsams su zin kyang|gtsang sar sems na sems bsrung bar bya'o zhes bstan pa'i phyir|</text:span></text:p>
      <text:p text:style-name="P414">&lt;ALLO&gt;</text:p>
      <text:p text:style-name="P415">g.yo ba'i sems ni thos mtshungs bu lta bur||<text:s/></text:p>
      <text:p text:style-name="P416">gter bzhin srog dang 'dra bar bsrung bgyi ste||<text:s/></text:p>
      <text:p text:style-name="P417">gdug pa dug dang mtshon dang dgra bo dang||<text:s/></text:p>
      <text:p text:style-name="P418"><text:span text:style-name="T419">me bzhin 'dod pa'i bde la yid 'byung mdzod||<text:s/></text:span></text:p>
      <text:p text:style-name="P420">&lt;AUTO&gt;</text:p>
      <text:p text:style-name="P421"><text:span text:style-name="T422">ces gsungs te|skad cig kyang mi gnas par yul la g.yo ba'i sems ni rtag tu nyon mongs skye ba dang mthun pa'i yul rnams la bsrung bar bgyi'o|| ji ltar zhe na|thos pa mi nyams par bsrung ba dang mtshungs par ram|bu sdug pa lta bur ram|nor gyi gter bzhin nam|gces pa'i srog dang 'dra bar ro|| der ma zad 'dod pa'i bde la yid 'byung bar yang mdzod cigci dang 'dra bar zhe na|gdug pa'i sbrul ni ma rung pa nyid kyis dang|dug ni gsod par byed pa nyid kyis dang|mtshon ni sdug bsngal bskyed pa nyid kyis dang|dgra bo ni</text:span><text:span text:style-name="T423"><text:s/>bde ba'i gegs byed pa nyid kyis dang|me ni gdung bar bya ba ni nyid kyis yid 'byung bar bya ba yin pa de bzhin du'o|| ci'i phyir 'dod pa'i bde ba yid du 'ong ba'i rnam par nyams su myong ba dag la gdug pa la sogs pa bzhin du yid 'byung bar bya ba yin zhe na|</text:span></text:p>
      <text:p text:style-name="P424">&lt;ALLO&gt;</text:p>
      <text:p text:style-name="P425"/>
      <text:p text:style-name="P426">'dod pa<text:s/>rnams ni phung pa bskyed pa ste||<text:s/></text:p>
      <text:p text:style-name="P427">rgyal ba'i dbang pos kim pa'i 'bras 'dra gsungs||<text:s/></text:p>
      <text:p text:style-name="P428"><text:span text:style-name="T429">de dag spang bgyi <text:s text:c="24"/>||<text:s/></text:span></text:p>
      <text:p text:style-name="P430">&lt;AUTO&gt;</text:p>
      <text:p text:style-name="P431">zhes te|| 'dod pa rnams ni nye bar spyod pa'i dus na bde ba bskyed mod kyi|'on kyang mjug tu phung bskyed byed yin pas mkhas pa rnams kyis yid 'byung bar bya ba yin te|'di ltar 'dod pa rnams ni dang po dga' bar byed pa'i phyir dang|tha mar gdung bar byed pa'i phyir rgyal ba'i dbang pos|dper na kim pa'i 'bras bu'i phyi shun tsam bzang la nang ngan pa dang 'dra bar gsungs so|| gzhan yang 'dod pa rnams ni 'khor bar 'ching ba'i rgyu yin pa'i phyir|</text:p>
      <text:p text:style-name="P432"><text:span text:style-name="T433"><text:s text:c="30"/></text:span></text:p>
      <text:p text:style-name="P434">&lt;ALLO&gt;</text:p>
      <text:p text:style-name="P435"><text:s text:c="2"/>de yi lcags sgrog gis||<text:s/></text:p>
      <text:p text:style-name="P436">'khor ba'i btson rar 'jig rten 'di dag bcings||<text:s/></text:p>
      <text:p text:style-name="P437"/>
      <text:p text:style-name="P438">&lt;AUTO&gt;</text:p>
      <text:p text:style-name="P439"><text:span text:style-name="T440">zhes gsungs te|'dod pa de dag gi lcags sgrog gis<text:s/></text:span><text:span text:style-name="T441">'khor ba'i btson rar 'jig rten 'di dag dam du bcings pa'i phyir yang spang bar bya'o|| de ltar yul la sems bsrung ba la dbang po tshar bcad dgos pas de la sran bskyed pa'i phyir dbang po 'dul ba la bsngags pa brjod pa na|</text:span></text:p>
      <text:p text:style-name="P442">&lt;ALLO&gt;</text:p>
      <text:p text:style-name="P443">gang dag dbang po drug yul rnams la ni||<text:s/></text:p>
      <text:p text:style-name="P444">rtag tu mi brtan g.yo dang gang dag cig|</text:p>
      <text:p text:style-name="P445">g.yul ngor dgra tshogs las rgyal de dag las||<text:s/></text:p>
      <text:p text:style-name="P446">mkhas rnams dang po dpa' rab lags par 'tshal||<text:s/></text:p>
      <text:p text:style-name="P447">&lt;AUTO&gt;</text:p>
      <text:p text:style-name="P448">ces gsungs te|gang zag gang dag mig la sogs pa'i dbang po drug gzugs sogs yul rnams la rtag tu phrad nas 'gyur bas mi brtan la|yul mngon par 'dod pas g.yo ba dag gnyen pos legs par thul ba dang|gang dag cig 'thab mo'i g.yul ngor dpa' zhing brtul phod pa'i dgra tshogs du ma las rgyal ba de dag las mkhas pa rnams dang po dbang po las rgyal ba de dpa' ba'i rab mchog lags par 'tshal te|seng+ge la sogs pa dud 'gro la yang g.yul ngor rgyal ba du ma snang la|dbang po las rgyal ba med pa'i phyir ro||<text:s/></text:p>
      <text:p text:style-name="P449">gsum pa chags yul dang chags can gyi nyes pa bsam pa ni|</text:p>
      <text:p text:style-name="P450"><text:span text:style-name="T451">sngar mi gtsang nyid du yang dag bsam par bgyi zhes bshad na|ji ltar mi gtsang bar yang dag par bsam par bya zhe na|</text:span></text:p>
      <text:p text:style-name="P452">&lt;ALLO&gt;</text:p>
      <text:p text:style-name="P453">bud med gzhon nu'i lus ni logs shig tu||<text:s/></text:p>
      <text:p text:style-name="P454">dri nga ba dang sgo dgu dod pa dang||<text:s/></text:p>
      <text:p text:style-name="P455">mi gtsang kun snod 'dra ba dgang dka' dang||<text:s/></text:p>
      <text:p text:style-name="P456"><text:span text:style-name="T457">pags pas g.yogs pa rgyan yang logs shig gzigs||<text:s/></text:span></text:p>
      <text:p text:style-name="P458">&lt;AUTO&gt;</text:p>
      <text:p text:style-name="P459"><text:span text:style-name="T460">zhes gsungs te|bud med gzhon nu'i lus ni dri nga ba dang|mi gtsang ba 'dzag pa'i sgo dgu dod pa dang|bshang gci la sogs pa'i mi gtsang ba'i rdzas sna tshogs kyis nang gang bas mi gtsang ba kun gyi snod dang 'dra ba dang|zas skom sogs ji tsam spyad kyang mi tshim pas dgang dka' ba dang|snying po med pas pags pas g.yogs pa tsam yin pas chags pa'i gnas ma yin la|'on te dri dang rgyan gyis spras pas chags na|lus de lta bu yang logs shig tu|rgyan yang logs shig tu gzigs dang|de na chags par mi 'gyur ro|| zhes pa</text:span><text:span text:style-name="T461">'o|| spyod 'jug las|</text:span></text:p>
      <text:p text:style-name="P462">&lt;ALLO&gt;</text:p>
      <text:p text:style-name="P463"/>
      <text:p text:style-name="P464">lus la bskus pa'i dri de yang||<text:s/></text:p>
      <text:p text:style-name="P465">tsan+dan sogs yin gzhan min na||<text:s/></text:p>
      <text:p text:style-name="P466">gzhan gyi dri yis gzhan dag la||<text:s/></text:p>
      <text:p text:style-name="P467"><text:span text:style-name="T468">ci yi phyir na chags par byed||<text:s/></text:span></text:p>
      <text:p text:style-name="P469">&lt;ALLO&gt;</text:p>
      <text:p text:style-name="P470"><text:span text:style-name="T471">ces gsungs pa bzhin no|| de ltar gyi nyes pa bstan nas 'dod pa rnams ni ji tsam<text:s/></text:span><text:span text:style-name="T472">spyad kyang ngoms mi shes so zhes yul can chags pa'i nyes pa bstan pa'i phyir|</text:span></text:p>
      <text:p text:style-name="P473">&lt;ALLO&gt;</text:p>
      <text:p text:style-name="P474">ji ltar mdze can srin bus nyen pa ni||<text:s/></text:p>
      <text:p text:style-name="P475">bde ba'i don du me la kun brten kyang||<text:s/></text:p>
      <text:p text:style-name="P476">zhi bar mi 'gyur de dang 'dra bar ni||<text:s/></text:p>
      <text:p text:style-name="P477"><text:span text:style-name="T478">'dod pa rnams la chags pa'ang mkhyen par mdzod||<text:s/></text:span></text:p>
      <text:p text:style-name="P479">&lt;AUTO&gt;</text:p>
      <text:p text:style-name="P480"><text:span text:style-name="T481">ces gsungs te|ji ltar mdze can srin bus zos pas nyen pa ni|bde bar 'dod pa'i don du me la kun brten kyang des zhi bar mi 'gyur bar slar gdung ba 'phel bar 'gyur ba dang 'dra bar|byis pa 'dod pa rnams la chags pa'ang 'dod pa'i gdung ba bsal ba'i<text:s/></text:span><text:span text:style-name="T482">don du yul rnams la brten par byed kyang des ni zhi bar mi 'gyur gyi|slar yang 'phel ba kho nar 'gyur ro zhes mkhyen par mdzod cig ces pa'o|| rin chen phreng ba las kyang|</text:span></text:p>
      <text:p text:style-name="P483">&lt;ALLO&gt;</text:p>
      <text:p text:style-name="P484">g.yan pa phrugs na bde 'gyur ba||<text:s/></text:p>
      <text:p text:style-name="P485"/>
      <text:p text:style-name="P486">de bas g.yan pa med na bde||<text:s/></text:p>
      <text:p text:style-name="P487">de bzhin 'jig rten 'dod ldan bde||<text:s/></text:p>
      <text:p text:style-name="P488"><text:span text:style-name="T489">'dod pa med na de bas bde||<text:s/></text:span></text:p>
      <text:p text:style-name="P490">&lt;AUTO&gt;</text:p>
      <text:p text:style-name="P491">zhes gsungs pa bzhin no||<text:s/></text:p>
      <text:p text:style-name="P492">gnyis pa sa bon dang bcas spong ba'i tshul la drug gi|dang po dngos ni|</text:p>
      <text:p text:style-name="P493"><text:span text:style-name="T494">gong du bshad pa'i mi gtsang ba bsgom pa sogs kyang 'dod chags re zhig rnam pa gnon pa tsam yin gyi|drung nas 'byin byed ma yin pas|sa bon dang bcas spang bar 'dod pas lam 'di bsgom par bya 'o zhes bstan pa'i phyir|</text:span></text:p>
      <text:p text:style-name="P495">&lt;ALLO&gt;</text:p>
      <text:p text:style-name="P496">don dam gzigs par bgyi slad dngos rnams la||<text:s/></text:p>
      <text:p text:style-name="P497">tshul bzhin yid la bgyid pa de goms mdzod||<text:s/></text:p>
      <text:p text:style-name="P498">de dang 'dra bar yon tan ldan pa<text:s/>yi||<text:s/></text:p>
      <text:p text:style-name="P499"><text:span text:style-name="T500">chos gzhan 'ga' yang mchis pa ma lags so||<text:s/></text:span></text:p>
      <text:p text:style-name="P501">&lt;AUTO&gt;</text:p>
      <text:p text:style-name="P502">zhes gsungs te|ye shes dam pa'i spyod yul du gyur pas na don dam pa ste|chos rnams kyi gnas lugs phyin ci ma log pa ye shes kyi mig gis gzigs par bgyi ba'i slad du|gzugs la sogs pa phyi dang nang gi dngos po rnams la yang dag pa'i shes rab kyis rnam par dpyad nas goms par byed pa'i tshul bzhin yid la bgyid pa de yang dang yang du mngon du byed pa'i sgo nas goms par mdzod cigde dang 'dra bar nyon mongs 'joms shing gnyen po skyed par byed pa'i yon tan dang ldan pa'i chos gzhan ni 'ga' yang 'jig rten na mchis<text:s/>pa ma lags pa'i phyir ro|| 'dir don dam pa ni gang|de'i yul tshul bzhin yid la byed pa'i bsgom pa ni ji lta bu zhe na|chos rnams gnas lugs kyi de kho na nyid ni don dam pa zhes bya'o|| de yang ci 'dra zhig ce na|dbu ma rtsa bar|</text:p>
      <text:p text:style-name="P503">&lt;ALLO&gt;</text:p>
      <text:p text:style-name="P504">gzhan las shes min zhi ba dang||<text:s/></text:p>
      <text:p text:style-name="P505">spros pa rnams kyis ma spros pa||<text:s/></text:p>
      <text:p text:style-name="P506">rnam rtog med don tha dad med||<text:s/></text:p>
      <text:p text:style-name="P507"><text:span text:style-name="T508">de de kho na'i mtshan nyid do||<text:s/></text:span></text:p>
      <text:p text:style-name="P509">&lt;AUTO&gt;</text:p>
      <text:p text:style-name="P510"><text:span text:style-name="T511">zhes gsungs pa ltar|sgra dang rtog pas spyi'i tshul gyis kyang shes bya ma yin pa gzhan gyis bstan pas rtogs bya ma yin pa|rnal 'byor pas so so rang rig pa'i ye shes kyis brjod du med pa'i tshul du rig par bya ba zhig go|de yang gzugs sogs rten cing 'brel bar 'byung ba'i chos 'di rnams kyi rang bzhin las gzhan du btsal bar mi bya ste|rten 'brel las gzhan pa'i don dam pa'i chos rtogs pas ni su yang grol ba med cing|ma rtogs pas 'ga' yang bcings pa med pa'i phyir te|phyi rol pa rnams kyi bdag dang gtso bo la<text:s/></text:span><text:span text:style-name="T512">sogs pa bzhin no|| gzugs sogs rten cing 'brel bar 'byung ba 'di dag gi rang bzhin ji lta ba bzhin ma rtogs pas na byis pa rnams bcings pa yin te|phyi nang gi gzugs la sogs pa la dngos por mngon par zhen nas|gang zag dang|chos kyi bdag tu bzung ba las ni byis pa rnams 'ching byed nyon mongs pa dang rnam par rtog pa ma lus pa skye ba'i phyir ro|| ji skad du rin chen phreng bar|</text:span></text:p>
      <text:p text:style-name="P513">&lt;ALLO&gt;</text:p>
      <text:p text:style-name="P514">ji srid phung por 'dzin yod pa||<text:s/></text:p>
      <text:p text:style-name="P515">de srid de la ngar 'dzin yod||<text:s/></text:p>
      <text:p text:style-name="P516"/>
      <text:p text:style-name="P517">ngar 'dzin pa las yang las te||<text:s/></text:p>
      <text:p text:style-name="P518"><text:span text:style-name="T519">las las yang ni 'khor bar 'gyur||<text:s/></text:span></text:p>
      <text:p text:style-name="P520">&lt;AUTO&gt;</text:p>
      <text:p text:style-name="P521"><text:span text:style-name="T522">zhes gsungs par ltar ro|| gzugs sogs rten 'brel gyi chos rnams gong du ji skad bshad pa ltar gyi stong pa nyid brjod du med pa'i tshul du rtogs pas ni nyon mongs pa dang rnam par rtog pa ma lus pa spangs te grol bar 'gyur te|yang de nyid las|</text:span></text:p>
      <text:p text:style-name="P523">&lt;ALLO&gt;</text:p>
      <text:p text:style-name="P524">de ni rang gzhan gnyis ka dang||<text:s/></text:p>
      <text:p text:style-name="P525">dus gsum du yang ma thob phyir||<text:s/></text:p>
      <text:p text:style-name="P526">ngar 'dzin pa ni ldog par 'gyur||<text:s/></text:p>
      <text:p text:style-name="P527"><text:span text:style-name="T528">de nas las dang skye ba yang||<text:s/></text:span></text:p>
      <text:p text:style-name="P529">&lt;AUTO&gt;</text:p>
      <text:p text:style-name="P530"><text:span text:style-name="T531">zhes gsungs so|| ji skad bshad pa'i chos rnams kyi de kho na nyid de nyid bdag med pa zhes kyang bya|de rtogs pa las gzhan pa'i thar pa thob pa'i thabs med cing|de rtogs na mthar 'dzin gyi lta ba thams cad 'jig par 'gyur bas dbu ma'i lam yang de yin la sangs rgyas las gzhan pa dbang phyug dang khyab 'jug sogs la de ston pa'i nus pa med de|de skad du yang bzhi brgya par|</text:span></text:p>
      <text:p text:style-name="P532">&lt;ALLO&gt;</text:p>
      <text:p text:style-name="P533">zhi sgo gnyis pa med pa dang||<text:s/></text:p>
      <text:p text:style-name="P534">lta ngan thams cad<text:s/>'jig pa dang||<text:s/></text:p>
      <text:p text:style-name="P535">sangs rgyas rnams kyi yul gyur pa||<text:s/></text:p>
      <text:p text:style-name="P536">bdag med ces ni brjod pa yin||<text:s/></text:p>
      <text:p text:style-name="P537">&lt;AUTO&gt;</text:p>
      <text:p text:style-name="P538"><text:span text:style-name="T539">zhes gsungs so|| de lta bu'i stong pa nyid rtogs pa'i thabs kyang|gzugs la sogs pa kun rdzob pa'i chos 'di dag rten cing 'brel bar 'byung ba rkyen 'di pa tsam<text:s/></text:span><text:span text:style-name="T540">gyi rang bzhin du rtogs pa nyid yin te|gzhan du na rtag chad gang rung gi mthar lhung bar 'gyur ba'i phyir ro|| de skad du yang mdo las|</text:span></text:p>
      <text:p text:style-name="P541">&lt;ALLO&gt;</text:p>
      <text:p text:style-name="P542">gang zhig rkyen las skyes pa de ma skyes||<text:s/></text:p>
      <text:p text:style-name="P543">de la skye ba'i rang bzhin yod ma yin||<text:s/></text:p>
      <text:p text:style-name="P544">rkyen la rags las gang de stong par bshad||<text:s/></text:p>
      <text:p text:style-name="P545"><text:span text:style-name="T546">gang zhig stong nyid shes te bag yod yin||<text:s/></text:span></text:p>
      <text:p text:style-name="P547">&lt;AUTO&gt;</text:p>
      <text:p text:style-name="P548"><text:span text:style-name="T549">zhes pa ltar ro|| rten 'brel de yang mtha' bzhi'i skye ba bkag pa'i sgo nas shes par bya ste|slob dpon gyis dbu ma la bstod pa las|</text:span></text:p>
      <text:p text:style-name="P550">&lt;ALLO&gt;</text:p>
      <text:p text:style-name="P551">sdug bsngal rang gis byas pa dang||<text:s/></text:p>
      <text:p text:style-name="P552">gzhan gyis byas dang gnyis kas byas||<text:s/></text:p>
      <text:p text:style-name="P553">rgyu med rtog ge pa yis btags||<text:s/></text:p>
      <text:p text:style-name="P554">khyod kyis brten nas 'byung bar gsungs||<text:s/></text:p>
      <text:p text:style-name="P555">zhes dang|sa bon zhig dang ma zhig las||<text:s/></text:p>
      <text:p text:style-name="P556">myu gu 'byung ba ma yin te||<text:s/></text:p>
      <text:p text:style-name="P557">khyod kyis skye ba thams cad ni||<text:s/></text:p>
      <text:p text:style-name="P558">sgyu ma 'byung ba lta bur gsungs||<text:s/></text:p>
      <text:p text:style-name="P559">&lt;AUTO&gt;</text:p>
      <text:p text:style-name="P560"><text:span text:style-name="T561">zhes bshad pa ltar ro|| de la dngos po rnams ni bdag las skye ba ma yin de|rang nyid rang la byed pa 'gal ba'i phyir dang|skye ba don med pa dang|thug pa med par thal ba'i phyir ro|| gzhan las kyang ma yin te|thams cad las thams cad skye bar 'gyur ba dang|mi mthun pa dag kyang rgyu 'bras su thal bar 'gyur ba'i phyir ro|| gnyis ka las kyang ma yin te|nyes pa gnyis ka 'byung ba'i phyir dang|'gal ba'i phyir ro|| rgyu med pa las kyang ma yin te|rtag tu yod pa'am med par 'gyur ba dang|'bras bu'i don du rgyu la '</text:span><text:span text:style-name="T562">bad pa don med par 'gyur ba'i phyir ro|| de'i phyir dngos po ni mtha' bzhi'i skye ba dang bral bas rkyen 'di pa tsam gyis rgyu dang rkyen la rag las te 'byung ba yin la|de nyid ni mthar 'dzin gyi lta ba thams cad kyi gnyen po rten cing 'brel bar 'byung ba dbu ma'i lam zhes bya ste|dbu ma rtsa bar|</text:span></text:p>
      <text:p text:style-name="P563">&lt;ALLO&gt;</text:p>
      <text:p text:style-name="P564">rten cing 'brel bar 'byung ba gang||<text:s/></text:p>
      <text:p text:style-name="P565">de ni stong pa nyid du bshad||<text:s/></text:p>
      <text:p text:style-name="P566">de ni brten nas gdags pa ste||<text:s/></text:p>
      <text:p text:style-name="P567"><text:span text:style-name="T568">de nyid dbu ma'i lam yin no||<text:s/></text:span></text:p>
      <text:p text:style-name="P569"/>
      <text:p text:style-name="P570">zhes gsungs so|| rten 'brel rtogs pa las gong na lta ba gzhan cung zad<text:s/>kyang med mod|'on kyang 'di ni shin tu rtogs par dka' ba'i phyir dbu ma'i gzhung lugs dag la yun ring du 'dris par byas te shes par bya'o|| tshul bzhin yid la byed pa bsgom pa ni dngos po rnams rten cing 'brel bar 'byung ba spros pa'i mtha' thams cad dang bral bar thos bsam gyi shes rab kyis yongs su dpyad nas|don de nyid yang dang yang du goms par byed pa ste|rigs pa drug cu pa las|</text:p>
      <text:p text:style-name="P571">&lt;ALLO&gt;</text:p>
      <text:p text:style-name="P572">gang blo yod dang med pa las||<text:s/></text:p>
      <text:p text:style-name="P573">rnam par 'das shing mi gnas pa||<text:s/></text:p>
      <text:p text:style-name="P574">de dag zab mo dmigs med pa'i||<text:s/></text:p>
      <text:p text:style-name="P575"><text:span text:style-name="T576">rkyen gyi don la rnam par bsgom||<text:s/></text:span></text:p>
      <text:p text:style-name="P577">&lt;AUTO&gt;</text:p>
      <text:p text:style-name="P578">zhes gsungs so|| de bas na rten 'brel gyi gnas lugs la rnam par dpyod pa'i shes rab dang bral ba'i rnam rtog bkag pa tsam dang|bud med sogs mtha' gang rung du 'dzin pa'i lta bas zin pa'i bsgom pa gnyis ka yang yang dag pa'i bsgom pa ma yin gyi|ji skad bshad pa'i rten 'brel gyi don la rnam par dpyod pa'i shes rab kyis zin pa'i bsgom pa ni|tshul bzhin yid la byed pa dang|shes rab kyi pha rol tu phyin pa bsgom pa yin no||<text:s/></text:p>
      <text:p text:style-name="P579">gnyis pa zhar la shes rab dang tshul khrims kyi bsngags pa|</text:p>
      <text:p text:style-name="P580"><text:span text:style-name="T581">de ni bshad ma thag pa'i yang dag pa'i yul can gyi shes pa de la gus pa bskyed pa'i phyir de'i bsngags pa brjod pa ni|</text:span></text:p>
      <text:p text:style-name="P582">&lt;ALLO&gt;</text:p>
      <text:p text:style-name="P583">skyes bu rigs gzugs thos dang ldan rnams kyang||<text:s/></text:p>
      <text:p text:style-name="P584">shes rab tshul khrims bral ba bkur ma lags||<text:s/></text:p>
      <text:p text:style-name="P585">de ltas gang la yon tan 'di gnyis ldan||<text:s/></text:p>
      <text:p text:style-name="P586"><text:span text:style-name="T587">de ni yon tan gzhan dang bral yang mchod||<text:s/></text:span></text:p>
      <text:p text:style-name="P588">&lt;AUTO&gt;</text:p>
      <text:p text:style-name="P589">zhes gsungs te|skyes bu rigs bzang po dang|gzugs bzang po dang|bstan bcos gzhan gyi yul can gyi ming du thos pa dang ldan pa rnams kyang gnas lugs rtogs pa'i shes rab dang|'chal tshul spong ba'i<text:s/>tshul khrims te yon tan gnyis dang bral ba na bkur ba dang gus par bya ba'i 'os ma legs te|skyes bu dam pa'i yon tan med pa'i phyir ro|| de lta bas na gang la shes rab dang tshul khrims kyi yon tan 'di gnyis dang ldan pa de ni yon tan gzhan rigs gzugs sogs dang bral yang mchod pa dang bkur bar bya ba yin te|skyes bu dam pa'i yon tan dang ldan pa'i phyir ro|| de la tshul khrims dang ldan pas mi dge ba la mi 'jug cing|yang dag pa'i shes rab dang ldan pas dge ba la 'jug pa'i phyir dang|dam pa ma yin pa'i las mi dge ba la mi 'jug cing dam pa'i las dge ba la 'jug pa ni skyes bu dam pa'i grangs su 'gro ba'i phyir ro||<text:s/></text:p>
      <text:p text:style-name="P590"/>
      <text:p text:style-name="P591">gsum pa 'jig rten gyi chos las ldog par bya ba ni|</text:p>
      <text:p text:style-name="P592">'jig rten gyi chos brgyad la gnas pa la ni 'phags pa'i lam skye ba med pas|'phags pa'i lam skye ba dang mthun par bya ba'i phyir 'jig rten gyi chos brgyad la mgo snyoms par bya bar bstan pa'i phyir|</text:p>
      <text:p text:style-name="P593">&lt;ALLO&gt;</text:p>
      <text:p text:style-name="P594">'jig rten mkhyen pa rnyed dang ma rnyed dang||<text:s/></text:p>
      <text:p text:style-name="P595">bde dang mi bde snyan dang mi snyan dang||<text:s/></text:p>
      <text:p text:style-name="P596">bstod smad ces bgyi 'jig rten chos brgyad pa||<text:s/></text:p>
      <text:p text:style-name="P597"><text:span text:style-name="T598">bdag gi yid yul min par mgo snyoms mdzod||<text:s/></text:span></text:p>
      <text:p text:style-name="P599">&lt;AUTO&gt;</text:p>
      <text:p text:style-name="P600">ces gsungs te|'jig rten gyi lugs bzang po legs par shes pas na 'jig rten mkhyen pa zhes rgyal po la bod pa ste|longs spyod rnyed pa dang ma rnyed pa dang|sim pa myong ba bde ba dang|gdung ba myong ba mi bde ba dang|mngon sum du snyan pa dang ma snyan pa dang|ngor bstod pa dang lkog tu smad pa rnams la yid bde ba dang mi bde bar 'gyur ba ni 'jig rten pa rnams dang mthun pas 'jig rten gyi chos brgyad ces bya la|khyod kyi 'jig rten las 'da' ba'i slad du|de dag gi yid bde mi bde'i yul min par mgo snyoms la ma rnyed pa sogs kyis yid mi bde ba dang|rnyed pa sogs kyis yid bde bar mi 'gyur bar mdzod cig ces pa'o|| rnyed pa sogs la dmigs pa'i yid bde mi bde sogs 'jig rten gyi chos yin gyi|rnyed pa sogs ma yin te 'phags pa rnams la yang mnga' ba'i phyir ro|| des na dmigs pa'i dbang gis 'jig rten gyi chos brgyad du bzhag go|bla ma dang bram ze la sogs pa'i don du sdig byas kyang chos ma yin par mi 'gyur ro zhes 'jig rten pa dag chos ma yin pa dag la yang chos su grags pa yod pas de bzlog pa'i phyir|</text:p>
      <text:p text:style-name="P601">&lt;ALLO&gt;</text:p>
      <text:p text:style-name="P602">khyod kyis bram ze dge slong lha dang ni||<text:s/></text:p>
      <text:p text:style-name="P603">mgron dang yab yum dag dang btsun mo dang||<text:s/></text:p>
      <text:p text:style-name="P604">'khor gyi slad du'ang sdig pa mi bgyi ste||<text:s/></text:p>
      <text:p text:style-name="P605"><text:span text:style-name="T606">dmyal ba'i rnam smin skal nod 'ga' ma mchis||<text:s/></text:span></text:p>
      <text:p text:style-name="P607">&lt;AUTO&gt;</text:p>
      <text:p text:style-name="P608">zhes gsungs te|bram ze nas<text:s/>'khor gyi bar sems can gzhan gyi slad du yang sdig pa mi bgyi ste|sdig pa'i 'bras bu ni dmyal ba'i nang du rnam par smin par 'gyur la|de bdag nyid gcig pus myong dgos kyis|bram ze la sogs pa sdug bsngal gyi skal ba nod cing|len par byed pa ni 'ga' yang ma mchis pa'i phyir ro|| gal te sdig pa'i rnam par smin pa'i 'bras bu yid du mi 'ong ba nyid yin na|ci'i phyir de'i mod la rnam par smin par mi gyur ram zhe na|las ni rnam pa gsum ste|mthong ba'i chos la myong bar 'gyur ba dang|skyes nas myong bar 'gyur ba dang|lan grangs gzhan la myong bar 'gyur ba'o|| dang po ni las byas pa'i skye ba de nyid la 'bras bu rnam par smin par 'gyur ba ste|dper na dom dang ri dwags ru ru'i skyes rabs bzhin no|| gnyis pa ni skye ba phyi ma la rnam par smin par 'gyur ba ste|dper na mtshams med pa lnga'i las bzhin no|| gsum pa skye ba gnyis pa tshun chad du rnam par smin par 'gyur ba'o|| de la skyes nas myong bar 'gyur ba'i las kyi dbang du byas nas|</text:p>
      <text:p text:style-name="P609"/>
      <text:p text:style-name="P610">&lt;ALLO&gt;</text:p>
      <text:p text:style-name="P611">sdig pa'i las rnams spyad pa 'ga' yang ni||<text:s/></text:p>
      <text:p text:style-name="P612">de yi mod la mtshon bzhin mi gcod kyang||<text:s/></text:p>
      <text:p text:style-name="P613">'chi ba'i dus la bab na sdig pa yi||<text:s/></text:p>
      <text:p text:style-name="P614">las kyi 'bras bu gang lags mngon par 'gyur||<text:s/></text:p>
      <text:p text:style-name="P615"><text:span text:style-name="T616">&lt;AUTO&gt;</text:span></text:p>
      <text:p text:style-name="P617">zhes gsungs te|sdig pa'i las spyad pas de'i mod la mtshon brdar pa rigs pa bzhin du mi gcod de gdung bar mi byed kyang|'chi ba'i dus la bab pa na 'gyod pas gdung zhing gshin rje'i skyes bu mi bzad pas 'tshe ba la sogs pa'i mtshan ma sdig pa'i las kyi 'bras bu gang lags pa de mngon zhing shes par 'gyur zhes pa ste|ji skad du|spyod 'jug las|</text:p>
      <text:p text:style-name="P618"/>
      <text:p text:style-name="P619">&lt;ALLO&gt;</text:p>
      <text:p text:style-name="P620">mya ngan gyis gdungs skrangs pa yi||<text:s/></text:p>
      <text:p text:style-name="P621">gdong dmar mig nas mchi ma 'dzag|</text:p>
      <text:p text:style-name="P622">nye du re thag chad pa dang||<text:s/></text:p>
      <text:p text:style-name="P623">gshin rje'i pho nya'i bzhin la blta||<text:s/></text:p>
      <text:p text:style-name="P624">rang sdig dran pas gdungs pa dang||<text:s/></text:p>
      <text:p text:style-name="P625">dmyal ba'i sgra ni thos pa yis||<text:s/></text:p>
      <text:p text:style-name="P626">skrag pas mi gtsang lus gos shing||<text:s/></text:p>
      <text:p text:style-name="P627">myos par gyur tshe ci zhig bya||<text:s/></text:p>
      <text:p text:style-name="P628"/>
      <text:p text:style-name="P629">zhes 'byung ba bzhin no||<text:s/></text:p>
      <text:p text:style-name="P630">bzhi pa 'phags pa'i nor dang ldan par bya ba ni|</text:p>
      <text:p text:style-name="P631">de ltar 'jig rten gyi chos rnams dang phral nas 'phags pa'i chos la 'god par bzhed nas|</text:p>
      <text:p text:style-name="P632">&lt;ALLO&gt;</text:p>
      <text:p text:style-name="P633">dad dang tshul khrims gtong dang thos pa dang||<text:s/></text:p>
      <text:p text:style-name="P634">dri med ngo tsha shes dang khrel yod dag|</text:p>
      <text:p text:style-name="P635">shes rab nor bdun<text:s/>lags par thub pas gsungs||<text:s/></text:p>
      <text:p text:style-name="P636"><text:span text:style-name="T637">nor gzhan phal pa don ma mchis rtogs mdzod||<text:s/></text:span></text:p>
      <text:p text:style-name="P638"/>
      <text:p text:style-name="P639">&lt;AUTO&gt;</text:p>
      <text:p text:style-name="P640">ces te|las 'bras dang bden pa dang dkon mchog la mngon par yid ches shing dwang ba'i dad pa dang|kha na ma tho ba spong ba yang dag par blangs pa'i tshul khrims dang|mchod pa dang phan gdags par 'dod pas bdog pa gtong ba dang|kun shes pa'i bsam pas thar pa dang mthun pa'i dam pa'i chos nyan pa'i thos pa ste|de yang|rnyed bkur dang grags pa 'dod pa sogs kyi dri ma med pa'o|| bdag tshul khrims dang thos pa sogs 'di lta bu dang ldan pa'i sdig pa byar mi rung snyam pa bdag la ltos te kha na ma tho bar 'dzem pa<text:s/>ngo tsha shes pa dang|sdig pa byed pa chos dang 'jig rten na yang smad pas bdag gis sdig pa byas pa 'ga' zhig gis thos na smad par 'gyur snyam pa gzhan la ltos nas kha na ma tho bar 'dzem pa khrel yod pa dang|chos rnams kyi rang dang spyi'i mtshan nyid rnam par 'byed pa'i shes rab ste chos bdun po de dag ni 'phags pa'i nor bdun lags par thub pas gsungs te|zag pa med pa'i bde ba'i rgyu yin pa dang|thun mong ma yin pa'i phyir ro|| gser la sogs pa 'jig rten na grags pa'i nor gzhan pa rnams ni nyon mongs nye bar zhi ba'i rgyu ma yin pa dang|thun mong ma yin pa'i phyir don ma mchis shing gsog dang gsob dang ya ma brlar rtogs par mdzod|ces pa'o||<text:s/></text:p>
      <text:p text:style-name="P641"/>
      <text:p text:style-name="P642">lnga pa 'phags pa'i nor de'i 'gal rkyen spang ba ni|</text:p>
      <text:p text:style-name="P643">de ltar 'phags pa'i nor bsags par bshad nas|chud mi za ba'i thabs bstan pa'i phyir|</text:p>
      <text:p text:style-name="P644"/>
      <text:p text:style-name="P645">&lt;ALLO&gt;</text:p>
      <text:p text:style-name="P646">rgyan po 'gyed dang 'dus la lta ba dang||<text:s/></text:p>
      <text:p text:style-name="P647">le lo sdig pa'i grogs la brten pa dang||<text:s/></text:p>
      <text:p text:style-name="P648">chang dang mtshan mo rgyu ba ngan song ba||<text:s/></text:p>
      <text:p text:style-name="P649">grags pa nyams par 'gyur ba de drug spongs||<text:s/></text:p>
      <text:p text:style-name="P650"/>
      <text:p text:style-name="P651">&lt;AUTO&gt;</text:p>
      <text:p text:style-name="P652">zhes gsungs te|cho lo la sogs pa rgyan po 'gyed pa dang|dga' ston la sogs pa la 'dus pa'i skye bo phal mo che la lta ba dang|dge ba la mi spro ba'i le lo dang|gang dang 'grogs na mi dge ba 'phel ba'i sdig pa'i grogs po la brten pa dang|chang 'thung ba dang|mtshan mo khyim dang grong gzhan du rgyu ba ste drug po 'di dag ni phyi mar ngan song du skye ba dang|tshe 'dir grags pa nyams pa'i rgyu yin pas spongs shig ces pa ste|de dag la brten nas longs spyod dang|tshe dang|dge ba'i chos nyams par 'gyur ba'i phyir<text:s/>ro||<text:s/></text:p>
      <text:p text:style-name="P653">&lt;ALLO&gt;</text:p>
      <text:p text:style-name="P654">drug pa mthun rkyen chog shes pa la gnas par gdams pa ni|</text:p>
      <text:p text:style-name="P655">nor rnams kun gyi nang na chog shes pa||<text:s/></text:p>
      <text:p text:style-name="P656">rab mchog legs par lha mi'i ston pas gsungs||<text:s/></text:p>
      <text:p text:style-name="P657">kun tu chog shes mdzod cig chog mkhyen na||<text:s/></text:p>
      <text:p text:style-name="P658"/>
      <text:p text:style-name="P659">nor mi bdog kyang yang dag 'byor pa lags||<text:s/></text:p>
      <text:p text:style-name="P660"/>
      <text:p text:style-name="P661">&lt;AUTO&gt;</text:p>
      <text:p text:style-name="P662">zhes gsungs te|gser la sogs pa'i nor rnams kun gyi nang na ste de dag las|'das pa'i longs spyod la ro mi myang|ma 'ongs pa la mngon par 'dod pa med|da ltar ba la lhag par chags pa med pa'i rang bzhin gyi chog<text:s/>shes pa nyid rab dang mchog lags par lha mi'i ston pa sangs rgyas bcom ldan 'das kyis gsungs te|des bas zhus pa las|</text:p>
      <text:p text:style-name="P663">&lt;ALLO&gt;</text:p>
      <text:p text:style-name="P664">gang la zan cig med bzhin du||<text:s/></text:p>
      <text:p text:style-name="P665">de ni gtong la rab gnas na||<text:s/></text:p>
      <text:p text:style-name="P666">de ni 'jig rten nor che zhes||<text:s/></text:p>
      <text:p text:style-name="P667">yang dag gzigs pa rnams kyis bshad||<text:s/></text:p>
      <text:p text:style-name="P668">&lt;AUTO&gt;</text:p>
      <text:p text:style-name="P669"><text:span text:style-name="T670">ces gsungs pa lta bu'o|| de bas kun tu chog shes par mdzod cig dang|chog mkhyen na gser la sogs pa'i nor cung zad mi bdog kyang yang dag 'byor pa lags te|'byor ba'i dgos pa ni chog shes pa yin pa'i phyir ro|| de ltar chog shes pa'i yon tan bshad nas|chog mi shes pa'i nyes dmigs bstan pa'i phyir|</text:span></text:p>
      <text:p text:style-name="P671">&lt;ALLO&gt;</text:p>
      <text:p text:style-name="P672">des pa bdog mang ji ltar sdug bsngal ba||<text:s/></text:p>
      <text:p text:style-name="P673">'dod pa chung rnams de lta ma lags te||<text:s/></text:p>
      <text:p text:style-name="P674">klu mchog rnams la mgo bo ji snyed pa||<text:s/></text:p>
      <text:p text:style-name="P675">de las byung ba'i sdug bsngal de snyed do||<text:s/></text:p>
      <text:p text:style-name="P676">&lt;AUTO&gt;</text:p>
      <text:p text:style-name="P677">zhes gsungs te|'grogs na bde bas na des pa zhes rgyal po la bos nas|gser la sogs pa'i bdog pa mang ba rnams ji skad du|spyod 'jug las|</text:p>
      <text:p text:style-name="P678"><text:span text:style-name="T679">&lt;ALLO&gt;</text:span></text:p>
      <text:p text:style-name="P680">gsog dang bsrung dang brlag pa'i sdug bsngal gyis||<text:s/></text:p>
      <text:p text:style-name="P681">nor ni phung khrol mtha' yas shes bya ste||<text:s/></text:p>
      <text:p text:style-name="P682"><text:span text:style-name="T683">&lt;AUTO&gt;</text:span></text:p>
      <text:p text:style-name="P684">zhes bshad pa ltar|thog ma<text:s/>dang|bar dang|tha ma rnams su go rim bzhin gsog pa dang|bsrung ba dang|brlag pa'i sdug bsngal gyis ji ltar sdug bsngal ba de ltar 'dod pa chung ba rnams ni de ltar sdug bsngal ba ma lags pa ste|dper na|klu mchog ste klu'i rgyal po rnams la bdun dang gsum dang gcig la sogs pa'i mgo bo ji snyed pa yod pa dag la|de las byung ba'i sdug bsngal yang de snyed re 'byung ba bzhin no|| yang na klu'i rgyal po mgo bo ji snyed yod pa de snyed kyi gtsug rgyan gyi nor bu yod la|nor bu ji snyed pa de snyed kyi de srung bsrung ba'i sdug bsngal yang 'byung ngo zhes sbyar ro||<text:s/></text:p>
      <text:p text:style-name="P685">dgu pa rang gi khyim thab kyi skyon yon shes nas bsten tshul ni|</text:p>
      <text:p text:style-name="P686">&lt;ALLO&gt;</text:p>
      <text:p text:style-name="P687">rang bzhin dgrar 'brel gshed ma lta bu dang||<text:s/></text:p>
      <text:p text:style-name="P688">khyim thab brnyas byed rje mo lta bu dang||<text:s/></text:p>
      <text:p text:style-name="P689">chung ngu'ang rku ba chom rkun lta bu yi||<text:s/></text:p>
      <text:p text:style-name="P690"><text:span text:style-name="T691">chung ma gsum po de dag rnam par spang||<text:s/></text:span></text:p>
      <text:p text:style-name="P692">&lt;AUTO&gt;</text:p>
      <text:p text:style-name="P693">zhes gsungs te|rang bzhin gyis dgra dang 'brel ba ste skyes pa gzhan dang 'grogs nas khyim thab gsod par 'dod pa gshed ma lta bu dang|khyim thab la bskur sti mi byed cing brnyas thabs byed pa rje mo<text:s/>lta bu dang|nor chung ngu'ang rku na chen po lta ci smos pa chom rkun ma lta bu'i chung ma gsum po de dag rnam par spang ngo|| 'o na ji lta bu dag bsten par bya zhe na|</text:p>
      <text:p text:style-name="P694">&lt;ALLO&gt;</text:p>
      <text:p text:style-name="P695">sring mo lta bur rjes mthun gang yin dang||<text:s/></text:p>
      <text:p text:style-name="P696">mdza' mo bzhin du snying la 'bab pa dang||<text:s/></text:p>
      <text:p text:style-name="P697">ma bzhin phan par 'dod dang bran mo bzhin||<text:s/></text:p>
      <text:p text:style-name="P698"><text:span text:style-name="T699">dbang gyur gang yin rigs kyi lha bzhin bkur||<text:s/></text:span></text:p>
      <text:p text:style-name="P700">&lt;AUTO&gt;</text:p>
      <text:p text:style-name="P701">ces gsungs te|ji ltar sring mo ming po'i rjes su mthun zhing de'i tshig khyad du mi gsod pa bzhin du khyo'i rjes su mthun pa'i chung ma dang|ji ltar mdza' mo snying la 'bab cing bkur sti rim gro'i khyad par gyis dga' bar byed pa bzhin du khyo'i snying la 'bab pa'i chung ma dang|ji ltar ma bu la lus sems kyi sdug bsngal dang bral bar 'dod pas phan par 'dod pa bzhin du khyo la phan par 'dod pa'i chung ma dang|ji ltar bran mo dga' mgur byar yod pas dbang du gyur pa de bzhin du khyo'i dbang du gyur pa'i chung ma gang yin pa de rnams ni rigs mi nyams pa'i rgyu yin pas|rigs kyi lha bzhin bkur ba'am bsten par bya ba yin no||<text:s/></text:p>
      <text:p text:style-name="P702">gsum pa rab byung dang khyim pa'i phyogs gnyis ka la mngon mtho dang nges legs kyi chos sgrub par gdams pa la gsum ste|thun mong gi chos sgrub pa dang|khyad par du nges legs kyi chos sgrub pa dang|de'i rten thob pa don yod par bya ba'o|| dang po thun mong gi chos sgrub pa la drug gidang po zas kyi tshod rig pa ni|</text:p>
      <text:p text:style-name="P703">da ni ting nge 'dzin la sbyar ba'i phyir bsam gtan gyi sbyor ba ston te|bsam gtan la gces pa'i chos ni gnyis te|zas kyi tshod rig pa dang|mi nyal ba la brtson pa'o|| de la zas kyi tshod rig pa'i dbang du byas nas|</text:p>
      <text:p text:style-name="P704"/>
      <text:p text:style-name="P705">&lt;ALLO&gt;</text:p>
      <text:p text:style-name="P706">kha zas sman dang 'dra bar rig pa yis||<text:s/></text:p>
      <text:p text:style-name="P707">'dod chags zhe sdang med par bsten bgyi ste||<text:s/></text:p>
      <text:p text:style-name="P708">rgyags phyir ma lags bsnyems pa'i phyir ma lags||<text:s/></text:p>
      <text:p text:style-name="P709"><text:span text:style-name="T710">mtshag phyir ma lags lus gnas 'ba' zhig phyir||<text:s/></text:span></text:p>
      <text:p text:style-name="P711">&lt;AUTO&gt;</text:p>
      <text:p text:style-name="P712">ces gsungs te|kha zas za ba ni ji ltar sman 'du ba'i nad kyi gnyen por ha cang mang ba'am|nyung ba ma yin par ran par bsten na phan pa ltar|zas kyang bkres pa'i nad kyi gnyen por ha cang mang nyung du ma yin pas tshod rig pa yis|kun slong 'dod chags zhe sdang med par bsten par bgyi ste|de ltar bsten pa'i tshul yang|lus ngag rgod bag can rgyud gyur pa'i dga' ba dang|nyon mongs can gyi rgyags pa 'byung bar bya'o snyam pa'i rgyags pa'i phyir dang|lus stobs bskyed de dgra la gnod pa bya'o snyam pa bsnyems pa'i<text:s/>phyir dang|yan lag dang nying lag rgyas par bya'o snyam pa mtshag pa'i phyir ma lags par|dge ba bsgrub pa'i rten du lus gnas pa 'ba' zhig gi phyir bza' 'o zhes pa'o|| de la rgyags pa dang mtshag pa'i phyir za ba ni 'dod chags kyis za ba'o|| bsnyems pa'i phyir za ba ni zhe sdang gi za ba'o||<text:s/></text:p>
      <text:p text:style-name="P713"><text:span text:style-name="T714">gnyis pa nam gyi stod smad la mi nyal bar sbyor ba ni|</text:span></text:p>
      <text:p text:style-name="P715">&lt;ALLO&gt;</text:p>
      <text:p text:style-name="P716">rigs pa'i bdag nyid nyin par mtha' thag dang||<text:s/></text:p>
      <text:p text:style-name="P717">mtshan mo'i thun gyi stod smad bzlas nas ni||<text:s/></text:p>
      <text:p text:style-name="P718"/>
      <text:p text:style-name="P719">mnal tshe'ang 'bras bu med par mi 'gyur bar||<text:s/></text:p>
      <text:p text:style-name="P720">dran dang ldan par de dag bar du mnal||<text:s/></text:p>
      <text:p text:style-name="P721"/>
      <text:p text:style-name="P722">&lt;AUTO&gt;</text:p>
      <text:p text:style-name="P723"><text:span text:style-name="T724">ces gsungs te|rig pa'i bdag<text:s/></text:span><text:span text:style-name="T725">nyid de dge ba'i rang bzhin gyi bya bas nyin bar mtha' dag dang mtshan mo la cha gsum du byas pa'i thun gyi stod smad dag bzlos pa ste bzlas par byas nas|stod smad de dag gi bar gung thun gyi cha la mnal mdzod la|mnal ba'i tshe'ang 'bras bu ste don med par mi 'gyur bar bya ba'i phyir gnyid cung zad gcig log ste|lus sems brtas par byas la myur du langs la dge ba bya'o snyam pa'i dran pa dang shes bzhin dang ldan par mnal bar bya ste|de ltar byas na gnyid de yang kun slong gi dbang gis dge bar 'gyur bas gnyid</text:span><text:span text:style-name="T726"><text:s/>kyang don ldan du 'gyur ba'i phyir ro|| ji skad du bcom ldan 'das kyis kyang<text:s/></text:span></text:p>
      <text:p text:style-name="P727">&lt;ALLO&gt;</text:p>
      <text:p text:style-name="P728"><text:span text:style-name="T729">de'i mtshan mo'i thun dang po la 'chag pa dang 'dug pa dag gis sgrib par 'gyur ba'i chos rnams las sems yongs su sbyong bar byed do|| yongs su sbyangs nas thun bar pa la gtsug lag khang gi phyi rol du rkang pa bkrus te gtsug lag khang du zhugs nas glo g.yas pa phab ste rkang pa'i thog tu rkang pa bzhag la dran pa dang ldan zhing shes bzhin du seng+ge'i nyal thabs su nyal bar byed do|| thun tha ma la myur ba myur bar langs nas 'chag pa dang|'dug pa dag gis sgrib par 'gyur ba'i chos rnams la sems sbyang bar b</text:span><text:span text:style-name="T730">yed do||<text:s/></text:span></text:p>
      <text:p text:style-name="P731"/>
      <text:p text:style-name="P732"><text:span text:style-name="T733">A&lt;UTO&gt;</text:span><text:span text:style-name="T734">zhes gsungs pa lta bu'o||<text:s/></text:span></text:p>
      <text:p text:style-name="P735">gsum pa tshad med pa bzhi bsgom pa ni|</text:p>
      <text:p text:style-name="P736"><text:span text:style-name="T737">de ltar lus sems las su rung bar byas nas|bsam gtan gyi sbyor ba tshad med bzhi bsgom par<text:s/></text:span><text:span text:style-name="T738">bya'o|| zhes bstan pa'i phyir||<text:s/></text:span></text:p>
      <text:p text:style-name="P739">&lt;ALLO&gt;</text:p>
      <text:p text:style-name="P740">byams dang snying rje dag dang dga' ba dang||<text:s/></text:p>
      <text:p text:style-name="P741"/>
      <text:p text:style-name="P742">btang snyoms rtag tu yang dag bsgom par bgyi||<text:s/></text:p>
      <text:p text:style-name="P743">gong ma brnyes par ma gyur de lta na'ang||<text:s/></text:p>
      <text:p text:style-name="P744"><text:span text:style-name="T745">tshangs pa'i 'jig rten bde ba thob par 'gyur||<text:s/></text:span></text:p>
      <text:p text:style-name="P746">&lt;AUTO&gt;</text:p>
      <text:p text:style-name="P747">ces gsungs te|sems can thams cad la dmigs nas bde bar 'dod pa'i byams pa dang|sdug bsngal dang bral bar 'dod pa'i snying rje dang|bde ba dang ldan pas yid bde ba'i dga' ba dang|chags sdang med par mnyam snyam pa'i btang snyoms te bzhi po de dag ni|dmigs yul sems can tshad med pa la dmigs pa dang|sgom pa po la bsod nams tshad med pa 'byung bas tshad med de khyod kyis yang dag par bsgom par bgyi'o||<text:s/></text:p>
      <text:p text:style-name="P748">de dag kyang dmigs pa'i bye brag gis rnam pa gsum ste|sems can la dmigs pa dang|chos la dmigs pa dang|dmigs pa med pa dang gsum ste|dang po sems can la dmigs pa ni|</text:p>
      <text:p text:style-name="P749">phung po las ma gtogs pa'i sems can rdzas yod du bzung nas|de lta bu'i sems can sdug bsngal dang bral ba sogs su 'dod pa'i rnam pa can no||<text:s/></text:p>
      <text:p text:style-name="P750">gnyis pa chos la dmigs pa ni|</text:p>
      <text:p text:style-name="P751">gang zag gi bdag med par rtogs pas phung po chos tsam la sems can du nye bar btags pa sdug bsngal dang bral bar 'dod pa'i rnam pa can no||<text:s/></text:p>
      <text:p text:style-name="P752">gsum pa dmigs pa med pa ni|</text:p>
      <text:p text:style-name="P753">chos kyi bdag med rtogs pas sgyu ma lta bu'i sems can sdug bsngal dang bral ba sogs su 'dod pa'i rnam pa can no|| dang po ni|so so skye bo rnams la'o|| gnyis pa ni|nyan rang 'phags pa rnams la'o|| gsum pa ni|theg chen 'phags pa rnams la yod do|| nyan rang chos kyi bdag med rtogs pa yod pa ltar na phyi ma gnyis theg pa gsum gyi 'phags pa kun la yod de|ngo bo gcig la ldog pa tha dad pa'i tshul du gnas so|| bsgom tshul ni|dang po gsum la mdza' bo dang|bar ma dang|dgra bo'i phyogs gsum du phye nas|dang por pha<text:s/>ma sogs mdza' bo'i phyogs la dmigs nas de dag bde ba dang phrad pa sogs 'dod pa'i rnam par bsgom la|de'i 'og tu bar ma rnams la|mthar dgra bo'i phyogs la dmigs nas bsgom ste|mdza' bo dang|dgra bo'i phyogs dag bde ba dang phrad 'dod sogs mtshungs par gyur pa na bsgom pa yongs su rdzogs pa yin no|| btang snyoms ni|dang po tha mal pa'i phyogs la bsgom zhing|mthar sdug pa dang mi sdug pa thams cad snyoms pa'i bar du bsgom mo||<text:s/></text:p>
      <text:p text:style-name="P754"/>
      <text:p text:style-name="P755">de ltar bsgoms pa'i 'bras bu cir 'gyur zhe na|byams pa sogs de dag bdag med rnam pa gnyis kyi shes rab kyis zin par bsgoms pa las ni mya ngan las 'das pa thob par 'gyur la|ji zhig ltar gong ma ste mya ngan las 'das pa ma thob kyang|tshangs pa'i 'jig rten bsam gtan dang po sogs gzugs kyi khams su 'dod pa las 'das pa'i bde ba thob par 'gyur te|de dag bsgoms pas khro ba'i yongs su gdung ba bral ba'i bsam gtan skyon med pa zhi ba nyams su myong bar 'gyur ba'i phyir ro|| de'i phyir byams pa la sogs pa ni bsam gtan skyed byed kyi sbyor bar gzhung 'dir bshad do||<text:s/></text:p>
      <text:p text:style-name="P756">bzhi pa bsam gtan bzhi bsgom pa ni|</text:p>
      <text:p text:style-name="P757"><text:span text:style-name="T758">byams sogs bsgoms pas bsam gtan bzhi thob mod|de dag gi 'bras bu cir 'gyur zhe na|</text:span></text:p>
      <text:p text:style-name="P759">&lt;ALLO&gt;</text:p>
      <text:p text:style-name="P760">'dod spyod dga' dang bde dang sdug bsngal dag|</text:p>
      <text:p text:style-name="P761">rnam par spangs pa'i bsam gtan bzhi po yis||<text:s/></text:p>
      <text:p text:style-name="P762"/>
      <text:p text:style-name="P763">tshangs dang 'od gsal dag dang dge rgyas dang||<text:s/></text:p>
      <text:p text:style-name="P764">'bras bu che lha rnams dang skal mnyam 'thob||<text:s/></text:p>
      <text:p text:style-name="P765"><text:span text:style-name="T766">&lt;AUTO&gt;</text:span></text:p>
      <text:p text:style-name="P767">ces gsungs te|rtog dpyod gnyen po'i yan lag gis 'dod spyod de 'dod pa la 'dun pa dang rnam 'tshe<text:s/>spangs shing dben pa las skyes pa'i dga' ba dang|bde ba can gyi sems rtse gcig pa bsam gtan dang po dang|nang rab tu dang ba gnyen po'i yan lag gi dpyod pa spangs shing ting nge 'dzin las skyes pa'i dga' ba dang bde ba can gyi sems rtse gcig pa bsam gtan gnyis pa dang|dran shes bzhin btang snyoms gnyen po'i yan lag gis dga' ba spangs shing bde ba dang ldan pa'i sems rtse gcig pa bsam gtan gsum pa dang|dran pa dang btang snyoms yongs dag gnyen po'i yan lag gi bde ba dang sdug bsngal rnam par spangs shing tshor ba btang snyoms dang ldan pa'i sems rtse gcig pa ni bsam gtan bzhi pa ste|de ltar rgyu snyom 'jug gi bsam gtan bzhi po bsgoms pa yis|go rim bzhin du tshangs chen dang|'od gsal dag dang|dge rgyas dang|'bras bu che ba'i lha rnams dang skal ba mnyam par skye ba 'thob ces pa gtso che ba smos pa yin la|zhib tu na bsam gtan dang po chung ngu dang|'bring dang|chen po yongs su bsgoms pas go rim bzhin du tshangs ris dang|tshangs pa'i mdun na 'don dang|tshangs chen rnams su skye la bsam gtan bzhi pa chung ngu dang|'bring dang|chen por bsgoms pas dge chung dang|tshad med dge dang dge rgyas rnams su skye ba sogs shes par bya'o|| lnga pa las lci yang gi dbye bas dge sdig blang dor ji ltar bya ba ni|</text:p>
      <text:p text:style-name="P768">&lt;ALLO&gt;</text:p>
      <text:p text:style-name="P769">rtog dang mngon par zhen dang gnyen po med||<text:s/></text:p>
      <text:p text:style-name="P770"><text:span text:style-name="T771">yon tan gtso ldan gzhi las byung ba'i las||<text:s/></text:span></text:p>
      <text:p text:style-name="P772">dge dang mi dge rnam lnga chen po ste||<text:s/></text:p>
      <text:p text:style-name="P773">de bas dge ba spyod la brtson par bgyi||<text:s/></text:p>
      <text:p text:style-name="P774">&lt;AUTO&gt;</text:p>
      <text:p text:style-name="P775">zhes gsungs te|dge ba dang mi dge ba'i las gang khyad par rnam pa lnga dang ldan pa ni|'bras bu nges pa mang po 'byin pa'i phyir chen po zhes bya'o|| de dag kyang gang zhe na|sbyor ba dang|bsam pa dang|gnyen po dang|gzhi'i khyad par rnams so|| de dag la sbyor ba'i khyad par rnams ni las de dus rtag tu byed pa'o|| bsam pa'i khyad par ni nyon mongs pa dang rab tu dang ba sogs mngon zhen drag pos byas pa'o|| gnyen po'i khyad par ni las de la 'joms byed kyi gnyen po med pa'o|| gzhi'i khyad par ni|gnyis te|phan<text:s/>'dogs pa'i gzhi ni pha ma dang chos smra ba dang|bye brag tu phan 'dogs pa dom dang spre'u la sogs pa'i skyes rabs bzhin no|| yon tan gtsor ldan pa'i gzhi ni dkon mchog gsum dang|'gog pa las langs pa sogs de dag la phan gnod byas pa las byung ba ni gzhi'i khyad par las chen po yin no|| de bas na khyod kyis mi dge ba chen po spangs te dge ba chen po spyod pa la brtson par bgyi'o|| khyod kyis mi dge ba ni mang du spyad|dge ba bcu ni nyung ngur spyad na mi 'jigs par mi bya la|de las bzlog par spyad na ha cang<text:s/>'jigs par yang mi bya'o zhes bstan pa'i phyir|</text:p>
      <text:p text:style-name="P776">&lt;ALLO&gt;</text:p>
      <text:p text:style-name="P777">lan tshwa srang 'gas chu ni nyung ngu zhig|</text:p>
      <text:p text:style-name="P778">ro bsgyur bgyid kyi gang+ga'i klung min ltar||<text:s/></text:p>
      <text:p text:style-name="P779">de bzhin sdig pa'i las ni chung ngu yang||<text:s/></text:p>
      <text:p text:style-name="P780">dge ba'i rtsa ba yangs la mkhyen par mdzod||<text:s/></text:p>
      <text:p text:style-name="P781"/>
      <text:p text:style-name="P782">&lt;AUTO&gt;</text:p>
      <text:p text:style-name="P783">ces gsungs te|ji ltar lan tshwa srang 'ga' ste nyung zad cig gis chu nyung ngu zhig lan tshwa'i ro nyid du sgyur bar bgyid kyi gang+ga'i klung<text:s/>ngam chu shin tu mang na sgyur nus pa min pa de bzhin du|sdig pa'i las chung ngu yang dge ba'i rtsa ba chung zhing nyung na 'bras bu 'byin nus kyis|yangs pa ste che zhing mang ba la 'byin mi nus par mkhyen par mdzod la|dge ba stobs chen mang du bsgrub par bgyi'o||<text:s/></text:p>
      <text:p text:style-name="P784"/>
      <text:p text:style-name="P785">drug pa sgrib pa lnga spang ba ni|</text:p>
      <text:p text:style-name="P786">rgod pa la sogs pa chos lnga po 'di dag ni|bsam gtan dang rnam thar sogs kyi 'gal zla yin pa'i phyir 'bad de spang ngo zhes bstan pa'i phyir|</text:p>
      <text:p text:style-name="P787"><text:span text:style-name="T788">&lt;ALLO&gt;</text:span></text:p>
      <text:p text:style-name="P789">rgod dang 'gyod dang gnod sems rmugs pa dang||<text:s/></text:p>
      <text:p text:style-name="P790">gnyid dang 'dod la 'dun dang the tshom ste||<text:s/></text:p>
      <text:p text:style-name="P791">sgrib pa lnga po 'di dag dge ba'i nor||<text:s/></text:p>
      <text:p text:style-name="P792">'phrog pa'i chom rkun legs par mkhyen par mdzod||<text:s/></text:p>
      <text:p text:style-name="P793"><text:span text:style-name="T794">&lt;AUTO&gt;</text:span></text:p>
      <text:p text:style-name="P795">ces gsungs te|sdug pa'i yul la sems rnam par 'phro ba'i rgod pa dang|ngan pa byas pa'i las la yid gcugs pa 'gyod pa dang|kun nas mnar sems kyi dngos po la sems khong nas 'khrugs pa gnod sems dang|sems nang du zhum pa'i sgo nas lus sems las su mi rung bar byed pa rmugs pa dang|gnyid kyi rgyu la brten nas 'jug pa rang dbang med par nang du sdud par byed pa gnyid dang|kham zas dang 'khrigs pa sogs kyi 'dod pa la 'dun pa dang|thar pa dang thar pa'i lam la yid gnyis su gyur pa'i the tshom ste|de rnams ni bsam gtan dang rnam thar sogs sam bslab pa gsum la sgrib pas na sgrib pa lnga po zhes bya ste|'di dag ni dge ba'i nor 'phrog pa'i chom rkun lags par mkhyen par mdzod la spongs shig ces pa'o|| de la rgod 'gyod gnyis ni g.yo bar chos mthun pa'i phyir dang|rmugs gnyid gnyis ni blun par chos mthun pa'i phyir sgrib pa re rer bzhag go|yang na mdzod du|</text:p>
      <text:p text:style-name="P796">&lt;ALLO&gt;</text:p>
      <text:p text:style-name="P797">'dod na sgrib rnams mi mthun dang||<text:s/></text:p>
      <text:p text:style-name="P798">zas dang bya ba gcig pa'i phyir||<text:s/></text:p>
      <text:p text:style-name="P799">gnyis gcig <text:s text:c="21"/>||<text:s/></text:p>
      <text:p text:style-name="P800">&lt;AUTO&gt;</text:p>
      <text:p text:style-name="P801">ces pa ltar|dang po gnyis ni nye du'i rnam rtogs la sogs pa'i rgyu las byung ba dang|sems 'phro bar byed par chos mthun pa dang|zhi gnas kyis 'joms pa'i phyir gcig tu<text:s/>bzhag la|phyi ma gnyis kyang kha zas kyi tshod ma zin pa sogs kyi rgyu las byung ba dang|sems zhum par byed pa dang|snang ba'i shes kyis 'joms pas gcig tu bzhag go|ci'i phyir sgrib pa lnga nyid yin zhe na|de dag gis bslab pa gsum la gnod par byed pa'i phyir te|'di ltar 'dod la 'dun pa dang|gnod sems gnyis kyis ni lhag pa'i tshul khrims la gnod do|| de dag gis go rim bzhin 'dod pa la srid pa'i dbang gis dang por tshul khrims yang dag par mi len cing|blangs pa'i 'og tu gzhan gyis bslab pa la legs par bskul ba<text:s/>na|kun nas mnar sems pa'i dbang gis chos bzhin du legs par mi sgrub pa'i phyir ro|| rmugs gnyid gnyis kyis lhag pa'i sems la gnod de|de dag gis zhi gnas kyi rgyu mtshan sgom pa na nang du sems zhum par byed pa'i phyir ro|| rgod 'gyod gnyis kyis lhag pa'i shes rab la gnod de|rab tu 'dzin pa'i rgyu mtshan sgom pa na de dag gis phyi rol tu yengs par byed pa'i phyir ro|| the tshom gyis gnyis ka la gnod de|zhi lhag zung 'brel gyi btang snyoms kyi rgyu mtshan sgom pa na the tshom du gyur pas gtan la ma phebs na<text:s/>btang snyoms su 'jog mi nus pa'i phyir ro||<text:s/></text:p>
      <text:p text:style-name="P802">gnyis pa khyad par du nges legs kyi chos sgrub pa la gsum gyi dang po sbyor lam dbang po dang stobs lnga bsgom pa ni de ltar spang bya bar chad kyi chos bstan nas|bsten bya thar pa dang rjes su mthun pa'i chos bstan pa'i phyir|</text:p>
      <text:p text:style-name="P803"/>
      <text:p text:style-name="P804">&lt;ALLO&gt;</text:p>
      <text:p text:style-name="P805">dad dang brtson 'grus dag dang dran pa dang||<text:s/></text:p>
      <text:p text:style-name="P806">ting 'dzin shes rab chos mchog lnga nyid de||<text:s/></text:p>
      <text:p text:style-name="P807">'di la mngon brtson mdzod cig 'di dag ni||<text:s/></text:p>
      <text:p text:style-name="P808">stobs dbang zhes bgyi rtse mor gyur pa'ang lags||<text:s/></text:p>
      <text:p text:style-name="P809"><text:span text:style-name="T810">&lt;AUTO&gt;</text:span></text:p>
      <text:p text:style-name="P811">zhes gsungs te|| bden pa rnams la mngon par yid ches pa'i dad pa dang|de dag mngon du byed pa la spro pa'i brtson 'grus dang|bden pa dang|de'i rnam pa ma brjed pa'i dran pa dang|bden pa'i rnam pa la sems rtse gcig pa'i bsam gtan dang|bden pa'i rnam pa rnams yang dag par rnam par 'byed pa'i shes rab ste lnga po 'di rnams la mngon par brtson zhing goms par mdzod cig dang|'di dag 'phags lam gyi dngos rgyur gyur ba'i tshe chos mchog ces bya la|de dag bzod pa'i tshe mi mthun phyogs kyis mi brdzi bas stobs zhes bya ba dang|drod kyi tshe bden pa mngon par rtogs pa la dbang lhag par byed pa'i phyir dbang po zhes bgyi ba dang|de nyid 'phel ba na dge ba'i rtsa ba g.yo ba'i rtse mor gyur pa'i phyir rtse mor gyur pa zhes bgyi ba'ang lags zhes so||<text:s/></text:p>
      <text:p text:style-name="P812"><text:span text:style-name="T813">gnyis pa de'i 'gal rkyen rgyags pa spang ba ni|</text:span></text:p>
      <text:p text:style-name="P814">&lt;ALLO&gt;</text:p>
      <text:p text:style-name="P815">na rga 'chi sdug bral dang de bzhin du||<text:s/></text:p>
      <text:p text:style-name="P816">las ni bdag gir bya las ma 'das zhes||<text:s/></text:p>
      <text:p text:style-name="P817">de ltar yang dang yang du sems pa ni||<text:s/></text:p>
      <text:p text:style-name="P818"/>
      <text:p text:style-name="P819">de yi gnyen po'i sgo nas rgyags mi 'gyur||<text:s/></text:p>
      <text:p text:style-name="P820">&lt;AUTO&gt;</text:p>
      <text:p text:style-name="P821">zhes gsungs te|bdag ni na ba dang rga ba dang 'chi ba dang sdug pa dang bral bar 'gyur ba las ma 'das pa dang|de bzhin du las bdag gir bya ba las ma 'das te|bde sdug ni bdag gis sngar byas pa'i las la rag las kyi|bdag la ni rang dbang med do zhes tshul bzhin bsam par bya ste|de ltar yang dang yang du sems pa ni rgyags pa de'i gnyen po yin pa'i sgo nas rgyags par mi 'gyur ro snyam du dgongs so||<text:s/></text:p>
      <text:p text:style-name="P822">gsum pa mthun rkyen yang dag pa'i lta ba bsgom pa la gnyis kyi dang po mdor bstan pa ni|</text:p>
      <text:p text:style-name="P823"><text:span text:style-name="T824">dad pa la sogs pa'i dbang po skye ba'i rgyu ni yang dag pa'i lta ba yin pas de bsgom par bstan pa'i phyir|</text:span></text:p>
      <text:p text:style-name="P825">&lt;ALLO&gt;</text:p>
      <text:p text:style-name="P826">gal te mtho ris thar pa mngon bzhed na||<text:s/></text:p>
      <text:p text:style-name="P827">yang dag lta la goms pa nyid du mdzod||<text:s/></text:p>
      <text:p text:style-name="P828">gang zag log par lta bas legs spyad kyang||<text:s/></text:p>
      <text:p text:style-name="P829">thams cad rnam par smin pa mi bzad ldan||<text:s/></text:p>
      <text:p text:style-name="P830"><text:span text:style-name="T831">&lt;AUTO&gt;</text:span></text:p>
      <text:p text:style-name="P832">ces gsungs te|| 'dir yang dag pa'i lta ba gnyis te|kun rdzob kyi yul<text:s/>can dang|don dam pa'i yul can no|| dang po ni phyi mar las dang 'bras bu'i 'brel ba la yid ches pa'o|| gnyis pa ni chos rnams kyi de kho na nyid stong pa nyid rtogs pa'i shes rab bo|| yang dag pa'i lta ba dang po ni mtho ris kyi rgyu yin la|gnyis pa ni thar pa'i rgyu yin no|| de'i phyir gal te gnas skabs su mtho ris dang|mthar thug thar pa'i bde ba mngon par bzhed na gong du bshad ma thag pa'i kun rdzob dang don dam pa'i yul can gyi yang dag pa'i lta ba la rtag tu goms par mdzod cigde ma bsgoms na cir 'gyur<text:s/>zhe na|gal te kun rdzob kyi yul can gyi yang dag pa'i lta ba med par gang zag las rgyu 'bras la skur ba 'debs pa'i log par lta bas sngar sbyin sogs legs par spyad kyang|rang rgyud kyi las thams cad rnam par smin pa mi bzad cing rtsub pa dang ldan par 'gyur te|log ltas dge ba'i rtsa ba rnams drung nas 'byin pa'i phyir ro|| yang don dam pa'i yul can gyi yang dag pa'i lta ba med pa'i gang zag dngos po la mngon par zhen pa'i log par lta ba dang ldan pas sbyin sogs legs par spyad kyang|las thams cad kyi rnam smin 'khor bar 'byin pa'i phyir mi zad ldan ces sbyar ro||<text:s/></text:p>
      <text:p text:style-name="P833"/>
      <text:p text:style-name="P834"><text:span text:style-name="T835">gnyis pa rgyas par bshad pa la lnga'i dang po dran pa nyer gzhag bzhi bsgom pa ni|</text:span></text:p>
      <text:p text:style-name="P836">&lt;ALLO&gt;</text:p>
      <text:p text:style-name="P837">mi ni yang dag nyid du mi bde zhing||<text:s/></text:p>
      <text:p text:style-name="P838">mi rtag bdag med mi gtsang rig par bgyi||<text:s/></text:p>
      <text:p text:style-name="P839">dran pa nye bar ma bzhag rnams kyis ni||<text:s/></text:p>
      <text:p text:style-name="P840"><text:span text:style-name="T841">phyin ci log bzhir lta ba phung khrol ba||<text:s/></text:span></text:p>
      <text:p text:style-name="P842">&lt;AUTO&gt;</text:p>
      <text:p text:style-name="P843">zhes gsungs te|mi ni yang dag nyid du ste|shes rab kyis bltas na sdug bsngal nyid gsum dang ldan pas mi bde zhing|dus gnyis par mi sdod pas mi rtag pa dang|dbang byed pa po'i skyes bu med pas bdag med pa dang|rus pa dang sha khrag la sogs pa 'dus pa'i rang bzhin yin pas mi gtsang bar rig par bgyi ste|de ltar dran pa nye bar ma bzhag pa ste|shes rab kyis ma brtags pa rnams kyis ni lus mi gtsang ba la gtsang ba dang|tshor ba sdug bsngal ba la bde ba dang|sems mi rtag pa la rtag pa dang|chos bdag med pa la bdag dang phyin ci log bzhir lta ba de dag ni 'khor ba dang ngan song gi rgyur gyur pa'i phyir phung khrol ba ste|de bas na dran pa nye bar gzhag par bgyi'o||<text:s/></text:p>
      <text:p text:style-name="P844"/>
      <text:p text:style-name="P845">gnyis pa khyad par du chos dran pa nye bar gzhag pa bsgom pa ni|</text:p>
      <text:p text:style-name="P846">gal te sdug bsngal sogs yin yang bdag med pa ji ltar yin te|bdag med na las dge sdig gi 'bras bu su zhig gis spyod par 'gyur snyam na|</text:p>
      <text:p text:style-name="P847">&lt;ALLO&gt;</text:p>
      <text:p text:style-name="P848">gzugs ni bdag ma yin zhes gsungs te bdag|</text:p>
      <text:p text:style-name="P849">gzugs dang ldan min gzugs la bdag gnas min||<text:s/></text:p>
      <text:p text:style-name="P850">bdag la gzugs mi gnas te de bzhin du||<text:s/></text:p>
      <text:p text:style-name="P851"><text:span text:style-name="T852">phung po lhag ma bzhi yang stong rtogs bgyi||<text:s/></text:span></text:p>
      <text:p text:style-name="P853">&lt;AUTO&gt;</text:p>
      <text:p text:style-name="P854">zhes gsungs te|gal te bdag cig yod na gzugs sogs phung po'i ngo bor yod dam|de las don gzhan du yod grang|dang po ma yin te|mdo las gzugs bdag ma yin zhes pa nas|rnam par shes pa bdag ma yin zhes pa'i bar du gsungs pa'i phyir ro|| 'di ni re zhig lung ngo|| 'di la rigs pa ci zhig yod ce na|bdag ni gzugs la sogs pa'i ngo bo ma yin te|gzugs sogs dang 'dra bar bdag kyang mi rtag pa dang|du ma nyid du thal bar 'gyur ba'i phyir dang|gzugs sogs rdzas su yod par 'dod pas bdag rdzas su yod par 'gyur ba dang|bdag lta<text:s/>rdzas kyi yul can yin pas phyin ci ma log pa'i phyir gnyen pos sa bon spang du med par thal ba'i phyir ro|| de skad du yang dbu ma 'jug par|</text:p>
      <text:p text:style-name="P855"/>
      <text:p text:style-name="P856">&lt;ALLO&gt;</text:p>
      <text:p text:style-name="P857">gal te phung po bdag na de phyir de||<text:s/></text:p>
      <text:p text:style-name="P858">mang bas bdag de dag kyang mang por 'gyur||<text:s/></text:p>
      <text:p text:style-name="P859"/>
      <text:p text:style-name="P860">bdag ni rdzas su 'gyur zhing der lta ba||<text:s/></text:p>
      <text:p text:style-name="P861">rdzas la 'jug pas phyin ci log mi 'gyur||<text:s/></text:p>
      <text:p text:style-name="P862"><text:span text:style-name="T863">&lt;AUTO&gt;</text:span></text:p>
      <text:p text:style-name="P864">zhes gsungs pa ltar ro|| gal te gzugs sogs las gzhan pa cig yin na|lhas byin ba<text:s/>lang dang ldan pa ltar gzugs sogs dang ldan pa cig gam|lhas byin re lde la 'dug pa bzhin du gzugs sogs la gnas pa cig gam|'khri shing sogs la brten pa ltar de la gzugs sogs brten pa cig yin grang|dang po mi rigs te|bdag gzugs dang ldan pa ma yin zhes pa nas|rnam par shes pa dang ldan pa ma yin zhes pa'i bar gsungs pa'i phyir ro|| 'di ni lung ngo|| rigs pa ni|ji ltar lhas byin la ba lang dbang bsgyur byar ldan pa ltar bdag la gzugs sogs dbang bsgyur byar ldan pa ma yin|bdag mi 'dod bzhin du gzugs sogs su gzhan dang gzhan du 'gyur ba dang|'jig pa sogs mthong ba'i phyir ro|| phyogs gnyis pa yang mi rigs te|gzugs la bdag gnas pa ma yin zhes pa nas|rnam par shes pa la bdag gnas pa ma yin zhes pa'i bar gsungs pa'i phyir ro|| de ni lung yin la|rigs pa ni lhas byin re lde la gnas pa ltar gzugs la sogs pa yang bdag la brten pa'i tshul gyis gnas pa ma yin te|rten gzugs sogs mi rtag pas bdag kyang mi rtag par 'gyur ba'i phyir ro|| phyogs gsum pa la yang ma yin te|bdag la gzugs gnas pa ma yin zhes pa nas|rnam par shes pa<text:s/>la gzugs gnas pa ma yin zhes pa'i bar du gsungs pa'i phyir ro|| de ni lung yin la|rigs pa ni|'khri shing la sogs pa sa la brten pa ltar bdag la gzugs sogs phung po brten pa ma yin te|bdag rtag pa la brten pa'i gzugs sogs gtan mi 'jig par thal ba'i phyir dang|de dag gi skye 'jig bdag la rag las par gyur na de'ang ma yin te|bdag med par phyi rol gyi gzugs skye ba dang 'jig par yang dmigs pa'i phyir ro|| gzugs la dpyad pa de bzhin du tshor ba la sogs pa'i phung po lhag ma bzhi la yang ngo bo dang|don gzhan gyi bdag gis stong tshul gong du bshad pa'i lung dang rigs pa de dag gis rtogs par bgyi'o|| ji skad bshad pa las bzlog ste|gzugs bdag tu lta ba la sogs pa phung po lnga po re re la yang rnam pa bzhi bzhir lta ba ni 'jig tshogs la lta ba'i mtha' nyi shu zhes mdo las gsungs la|de'i gnyen po gzugs bdag ma yin zhes sogs gsungs so|| de ni rgyu med pa dang mi mthun pa'i rgyu spangs pa'i sgo nas phung po rnams rjes su mthun pa'i rgyu dang rkyen las skye bar bstan pa'i phyir|</text:p>
      <text:p text:style-name="P865">&lt;ALLO&gt;</text:p>
      <text:p text:style-name="P866">phung po 'dod rgyal las min dus las min||<text:s/></text:p>
      <text:p text:style-name="P867">rang bzhin las min ngo bo nyid las min||<text:s/></text:p>
      <text:p text:style-name="P868">dbang phyug las min rgyu med can min te||<text:s/></text:p>
      <text:p text:style-name="P869"><text:span text:style-name="T870">mi shes las dang sred las byung rig mdzod||<text:s/></text:span></text:p>
      <text:p text:style-name="P871">&lt;AUTO&gt;</text:p>
      <text:p text:style-name="P872">ces gsungs te|gzugs la sogs pa'i phung po rnams ni gzhan la rag ma las par 'dod rgyal gnam bab tu byung ba<text:s/>ma yin te|so sor nges pa'i rgyu dang rkyen yod med kyi rjes su 'gro ldog byed par dmigs pa'i phyir|kha cigdus kyis 'byung ba smin par byed|| dus kyis skye rgyu sdud par byed|| dus kyis gnyid log sad par byed|| dus ni 'da' bar dka' ba yin|| zhes dus rtag pa cig las skye bar smra ba yang ma yin te|gzugs sogs dngos po rnams las ma gtogs dus ma dmigs pa'i phyir dang|dus rtag pa las skyes pa'i dngos po rnams skye 'jig cig car byed par thal ba'i phyir ro|| grangs can pa dag rdul mun pa snying stobs gsum cha mnyam<text:s/>par gyur ba'i rang bzhin rtag pa cig yongs su gyur pa las 'byung bar 'dod pa yang ma yin te|rang bzhin dang rnam 'gyur gcig yin na rnam 'gyur bzhin du rang bzhin yang mi rtag par 'gyur la|tha dad yin na ni thams cad gtso bo'i rang bzhin du 'dod pa 'gal ba'i phyir ro|| ngo bo nyid las skye ba yang ma yin te|rgyu dang rkyen la rag ma las par thal ba'i phyir dang|rang bzhin gzhan la ltos par mi rigs pa'i phyir ro|| yang rigs pa can la sogs pa dagphra zhing bsam gyis mi khyab rab tu srab byed kun rig thams cad<text:s/>byed|| rnal 'byor goms pas thob pa'i blo can bsam gtan pa yi bsam gtan yul|| nyi ma zla ba sa chu me rlung phyogs dang nam mkha'i lus can te|| zhi ba'i bde dga' 'grub par 'dod pa rnams kyis dbang phyug rtag tu bsgom|| des bshad pa lta bu'i yon tan can gyi dbang phyug rtag pa cig las 'byung bar smra ba yang ma yin te|rtag pas 'bras bu skyed par gzhan la mi ltos pas thams cad cig car skye bar thal ba'i phyir dang|dbang phyug gi 'dod pa la ltos nas rim gyis 'byung na 'dod pa dbang phyug las tha dad pa'i rgyu<text:s/>las 'byung bas|thams cad dbang phyug gis byas par 'gal zhing|dbang phyug las 'byung na de yang cig car 'byung bar 'gyur zhing|'dod pa gzhan la ltos na thug pa med par thal bar 'gyur ro|| de'i phyir mi mthun pa'i rgyu las 'byung ba yang ma yin la|rgyu med pa can las byung ba yang ma yin te|rtag tu yod pa'am yang na nam yang med par thal bar 'gyur ba'i phyir ro|| 'o na gang las 'byung ba yin zhe na|dper ni sa lud kyis g.yogs pa'i sa bon skyon med chus brlan par byas pa las myu gu mngon par 'grub pa bzhin du ma rig pas g.yogs pa'i las stobs ldan sred pas brlan par byas pa las|yang srid pa'i myu gu mngon par 'grub pas de'i phyir|mi shes las dang sred las byung rig mdzod|| ces gsungs so||<text:s/></text:p>
      <text:p text:style-name="P873"/>
      <text:p text:style-name="P874">gsum pa 'gal rkyen kun sbyor gsum spang ba ni|</text:p>
      <text:p text:style-name="P875"/>
      <text:p text:style-name="P876"><text:span text:style-name="T877">yang srid pa las grol bar 'dod pas skye ba'i rgyu ji skad bshad pa de dag spang dgos pas|de ji ltar spang snyam na|</text:span></text:p>
      <text:p text:style-name="P878">&lt;ALLO&gt;</text:p>
      <text:p text:style-name="P879">tshul khrims brtul zhugs mchog 'dzin rang lus la||<text:s/></text:p>
      <text:p text:style-name="P880">phyin ci log par lta dang the tshom ste||<text:s/></text:p>
      <text:p text:style-name="P881">kun tu sbyor ba 'di gsum thar pa yi||<text:s/></text:p>
      <text:p text:style-name="P882"><text:span text:style-name="T883">grong khyer sgo 'gegs lags par mkhyen par mdzod||<text:s/></text:span></text:p>
      <text:p text:style-name="P884">&lt;AUTO&gt;</text:p>
      <text:p text:style-name="P885">ces gsungs pa dang|lta ba ngan pa'i rjes su 'brang ba'i tshul khrims dang brtul zhugs kyis dag grol du 'dzin pa tshul khrims dang brtul zhugs mchog 'dzin dang rang lus nye bar len pa'i phung po lnga la|bdag dang bdag gi ba'i rnam par phyin ci log tu lta ba ste 'jigs tshogs su lta ba dang|thar pa dang|thar pa'i lam la yid gnyis za ba'i the tshom ste|kun tu sbyor ba 'di gsum|dper na 'gro mi 'dod pa dang|lam log pa la brten pa dang|yang dag pa'i lam la the tshom za ba mngon par 'dod pa'i yul du phyin pa'i gegs<text:s/>yin pa bzhin du|'jig ltas bdag tu mngon par zhen nas|de med pa'i thar pa thob pa mi 'dod pa dang|tshul khrims dang brtul zhugs mchog 'dzin gyis thar lam log pa la brten pa dang|the tshom gyis yang dag pa'i lam la the tshom za bas thar pa'i grong khyer gyi sgo 'gegs lags par mkhyen par mdzod la spongs shig ces pa'o||<text:s/></text:p>
      <text:p text:style-name="P886">bzhi pa mthun rkyen bslab pa gsum pa la bslab pa ni|</text:p>
      <text:p text:style-name="P887">'o na de lta bu'i sgrib pa las grol ba'i grogs gyis shig ce na|'di la gzhan gyis grogs cir yang byar med kyis rang gi sems la rag las so zhes bstan pa'i phyir|</text:p>
      <text:p text:style-name="P888">&lt;ALLO&gt;</text:p>
      <text:p text:style-name="P889">thar pa bdag la rag las 'di la ni||<text:s/></text:p>
      <text:p text:style-name="P890">gzhan gyis grogs bgyir ci yang ma mchis pas||<text:s/></text:p>
      <text:p text:style-name="P891">thos dang tshul khrims bsam gtan ldan pa yis||<text:s/></text:p>
      <text:p text:style-name="P892"><text:span text:style-name="T893">bden pa rnam pa bzhi la 'bad par mdzod||<text:s/></text:span></text:p>
      <text:p text:style-name="P894">&lt;AUTO&gt;</text:p>
      <text:p text:style-name="P895">ces<text:s/>gsungs te|thar pa zhes bya ba gzhan ci yang med kyis sems nyon mongs pa'i 'ching ba las grol ba yin la|de ni bdag nyid kyi thar pa'i thabs goms par byed pa la rag las kyis|'di la gang zag gzhan gyis grogs ci yang bgyir ma mchis pas rang gis 'bad do zhes pa'o|| thar pa'i thabs de gang zhe na|tshul gnas thos dang bsam ldan pas|| sgom pa la ni rab tu sbyor|| zhes bshad pa ltar|dang po gzhi nges par 'byung ba'i sems kyis zin pa'i so sor thar pa ris bdun gang rung gi tshul khrims la gnas nas|bden pa dang rjes su<text:s/>mthun pa'i gsung rab la thos bsam tshul bzhin du byas te|thos pa'i don la rtse gcig tu 'jog pa'i bsam gtan dang ldan pa yis|sdug bsngal la sogs pa'i bden pa rnam pa bzhi la dmigs nas|de dag gis kun rdzob kyi de kho na nyid mi rtag pa la sogs pa rnam pa bcu drug dang|don dam pa'i de kho na nyid spros pa'i mtha' thams cad dang bral ba'i stong pa nyid bsgom pa la 'bad par mdzod cig ces pa'o|| 'dis ni bslab pa rin po che gsum po nyid thar pa'i thabs yin no zhes bstan pa yin la|de dag tu bslab pa thams cad 'dus<text:s/>so zhes bstan pa'i phyir|</text:p>
      <text:p text:style-name="P896">&lt;ALLO&gt;</text:p>
      <text:p text:style-name="P897">lhag pa'i tshul khrims lhag pa'i shes rab dang||<text:s/></text:p>
      <text:p text:style-name="P898">lhag pa'i sems la rtag tu bslab par bgyi||<text:s/></text:p>
      <text:p text:style-name="P899">bslab pa brgya rtsa lnga bcu lhag gcig ni||<text:s/></text:p>
      <text:p text:style-name="P900">gsum po 'di nang yang dag 'du bar 'gyur||<text:s/></text:p>
      <text:p text:style-name="P901">&lt;AUTO&gt;</text:p>
      <text:p text:style-name="P902">zhes gsungs te|myang ngan las 'das par yongs su bsngos pa'i spong ba bdun gyi rang bzhin lhag pa'i tshul khrims dang|'phags lam skye ba dang rjes su mthun pa'i bsam gtan bzhi'i rang bzhin gyi lhag pa'i sems dang|bdag med rnam pa gnyis rtogs pa'i lhag pa'i shes rab rnams la rtag tu bslab par bgyi ste|bslab pa gsum po 'di dag ni thar pa thob pa'i thabs cha tshang ba dang|phyin ci ma log pa yin pa'i phyir ro|| 'di ltar tshul khrims kyis rgyud ma smin pa smin par byed cing|ting nge 'dzin gyis nyon mongs mgo gnon la|shes rab kyis drung nas 'byin pa'i sgo nas smin pa grol bar byed pa'i phyir ro|| 'di dag ni bslab pa thams cad sdud byed kyang yin te|'di ltar so sor thar pa las gsungs pa'i pham pa bzhi|lhag ma bcu gsum|spang lhung sum cu|ltung byed 'ba' zhig pa dgu bcu|sor bshags bzhi|nyes byas brgya rtsa bcu gnyis te bslab pa brgya rtsa lnga bcu lhag gcig ste|nyis brgya lnga bcu rtsa gsum po rnams ni lhag pa'i tshul khrims yin pa'i phyir|gsum po 'dir 'du bar 'gyur bas de'i phyir gsum po 'di la 'bad de bslab bo zhes<text:s/>pa'o||<text:s/></text:p>
      <text:p text:style-name="P903"><text:span text:style-name="T904">lnga pa de'i rgyur lus su gtogs pa'i dran pa bsrung ba ni|</text:span></text:p>
      <text:p text:style-name="P905">&lt;ALLO&gt;</text:p>
      <text:p text:style-name="P906">dbang phyug lus gtogs dran pa bde gshegs kyis||<text:s/></text:p>
      <text:p text:style-name="P907">bgrod pa gcig pa'i lam du nye bar bstan||<text:s/></text:p>
      <text:p text:style-name="P908">de ni bsgrims nas mngon par bsrung bgyi ste||<text:s/></text:p>
      <text:p text:style-name="P909">dran pa nyams pas chos kun 'jig par 'gyur||<text:s/></text:p>
      <text:p text:style-name="P910"><text:span text:style-name="T911">&lt;AUTO&gt;</text:span></text:p>
      <text:p text:style-name="P912"><text:span text:style-name="T913">zhes gsungs te|dbang phyug ces rgyal po la bos nas|lus 'greng ba dang 'dug pa sogs kyi gnas skabs thams cad la rnam par dpyod pa ni lus su gtogs pa'i dran pa ste|de ni bde gshegs kyi bgrod pa gcig pa ste nges pa bde blag tu thob pa'i lam du bstan te|mdo las|</text:span></text:p>
      <text:p text:style-name="P914"/>
      <text:p text:style-name="P915"><text:span text:style-name="T916">&lt;ALLO&gt;</text:span><text:span text:style-name="T917">dge slong dagsems can rnams rnam par dag par byed pa dang|sdug bsngal dang|yid mi bde ba las yang dag par 'da' bar byed pa dang|rigs pa'i chos rtogs par byed pa dang|mya ngan las 'das pa mngon sum du byed pa'i lam ni 'di lta ste|lus su gtogs pa'i dran pa yin no||<text:s/></text:span></text:p>
      <text:p text:style-name="P918"><text:span text:style-name="T919">&lt;AUTO&gt;</text:span><text:span text:style-name="T920">zhes gsungs pa'i phyir ro|| de bas na lus su gtogs pa'i dran pa de ni dgos pa che ba'i phyir bsgrims nas mngon par bsrung bar bgyi ste|dran pa de nyams pas dge ba'i chos gzhan kun kyang 'jig par 'gyur na mya ngan las 'das pa thob par byed pa rnams smos ci dgos zhes pa'o||<text:s/></text:span></text:p>
      <text:p text:style-name="P921"/>
      <text:p text:style-name="P922"><text:span text:style-name="T923">gsum po de'i rten thob pa don yod par bya ba la gsum gyi|dang po lus mi rtag cing snying po med par bsams te ma chags par bya ba ni|</text:span></text:p>
      <text:p text:style-name="P924">&lt;ALLO&gt;</text:p>
      <text:p text:style-name="P925">tshe ni gnod mang rlung gis btab pa yi||<text:s/></text:p>
      <text:p text:style-name="P926">chu yi chu bur bas kyang mi rtag na||<text:s/></text:p>
      <text:p text:style-name="P927">dbugs rngub dbugs 'byung<text:s/>gnyid kyis log pa las||<text:s/></text:p>
      <text:p text:style-name="P928">sad khom gang lags de ni ngo mtshar che||<text:s/></text:p>
      <text:p text:style-name="P929">&lt;AUTO&gt;</text:p>
      <text:p text:style-name="P930">zhes gsungs te|srid gsum mi rtag ston ka'i sprin dang 'dra|| 'gro ba'i skye 'chi gar la lta dang mtshungs|| skyes bu'i tshe 'gro nam mkha'i glog 'dra ste|| ri gzar 'bab chu bzhin du myur mgyogs 'gro|| zhes gsungs pa ltar|skyes bu'i tshe ni phyi rol gyi mi dang mi ma yin pas 'tshe ba dang|nang 'byung ba 'khrugs pa sogs gnod pa mang po dang 'brel bas rlung gis btab pa'i chu'i chu bur bas kyang ches mi rtag na|dbugs nang du rngub pa las phyir 'byung ba dang|gnyid kyis log pa las slar sad pa khom pa ste|ma shi<text:s/>bar slar yang gnas pa'i skabs yod pa gang lags pa de ni ngo mtshar che ste dbang tsam mo|| de ltar tshe mi rtag cing lus la yang chags par bya ba'i snying po med do zhes bstan pa'i phyir|</text:p>
      <text:p text:style-name="P931">&lt;ALLO&gt;</text:p>
      <text:p text:style-name="P932">lus mtha' thal ba mthar skam mthar 'drul zhing||<text:s/></text:p>
      <text:p text:style-name="P933">tha mar mi gtsang snying po ma mchis par||<text:s/></text:p>
      <text:p text:style-name="P934">rnam par 'jig dengs myags par 'gyur ba ste||<text:s/></text:p>
      <text:p text:style-name="P935"><text:span text:style-name="T936">so sor 'gyes chos can du mkhyen par mdzod||<text:s/></text:span></text:p>
      <text:p text:style-name="P937">&lt;AUTO&gt;</text:p>
      <text:p text:style-name="P938"><text:span text:style-name="T939">ces gsungs te|ji skad du bcom ldan 'das kyis<text:s/></text:span></text:p>
      <text:p text:style-name="P940"/>
      <text:p text:style-name="P941"><text:span text:style-name="T942">&lt;ALLO&gt;</text:span><text:span text:style-name="T943">dge slong dag gi zhing dus las 'das pa'i lus nye du rnams kyis mer bsregs pa'am|chur bskyur ba'am|sa 'og tu 'jug par byed cing|yang na rlung dang nyi ma dag gis skem par 'gyur|yang na ni dud 'gro'i skye gnas su gtogs pa'i srog chags sna tshogs kyis za bar 'gyur ro<text:s/></text:span></text:p>
      <text:p text:style-name="P944"><text:span text:style-name="T945">&lt;AUTO&gt;</text:span><text:span text:style-name="T946">zhes gsungs te|de la mes bsregs pas thal ba dang rlung dang nyi mas mthar bskams pa dang chur bskyur mthar 'drul zhing srog chags kyi zos pas mthar mi gtsang ba nyid du 'gyur te|de lta bas na lus 'di la snying po ma mchis te mes rnam par 'jig pa dang|rlung dang nyi mas dengs pa dang|chus rul zhing myags pa dang|srog chags rnams kyis kham gyis dum bu dum bur bcad pas so sor 'gyes chos can du mkhyen par mdzod cigches brtan pa rnams kyang mthar 'jig par nges na lus la smos ci dgos zhes bstan pa'i phyir|</text:span></text:p>
      <text:p text:style-name="P947">&lt;ALLO&gt;</text:p>
      <text:p text:style-name="P948">sa dang lhun po rgya mtsho nyi ma bdun||<text:s/></text:p>
      <text:p text:style-name="P949">'bar bas bsregs pa'i lus can 'di dag kyang||<text:s/></text:p>
      <text:p text:style-name="P950"/>
      <text:p text:style-name="P951">thal ba tsam yang lus par mi 'gyur na||<text:s/></text:p>
      <text:p text:style-name="P952"><text:span text:style-name="T953">shin tu nyam chung mi lta smos ci 'tshal||<text:s/></text:span></text:p>
      <text:p text:style-name="P954">&lt;AUTO&gt;</text:p>
      <text:p text:style-name="P955"><text:span text:style-name="T956">ces gsungs te|gang yang brtan cing sra ba'i dngos po sa'i dkyil 'khor dang|lhun po gser gyi ri bdun dang bcas pa dang|phyi dang nang gi rgya mtsho dag kyang 'jig rten mes 'jig pa'i tshe|nyi ma 'di nyid kyi rtsi shing nags tshal rnams bsregs|gnyis pas chu phran rnams skem|gsum pas mtsho ma dros pa chu bo chen po bzhi dang bcas pa skem|bzhi pa dang lnga pas rgya mtsho chu'i zil ba tsam du skams so|| drug pa sa ni chu'i thigs pa tsam yang ma lus pa skem shing|sa chen ri rab dang bcas pa du bar 'thul bar byed d</text:span><text:span text:style-name="T957">o|| bdun pa byung ba'i tshe me lce gcig tu gyur te thal ba'i lhag ma yang ma lus par 'gyur ro zhes bshad pa ltar|nyi ma bdun shar nas me lce gcig tu 'bar bas bsregs pa'i mthus lus can de gzugs can brtan pa 'di dag kyang thal ba tsam yang lus par mi 'gyur bar 'jig na|shin tu nyam chung ba'i mi'i lus lta smos kyang ci 'tshal te|'di mi rtag pas gzhom mi nus pa'i skabs med do zhes pa'o|| tshe mi rtag pa dang lus snying po med pa de'i phyir 'khor ba la yid 'byung bar bya ba yin no zhes bstan pa'i phyir|</text:span></text:p>
      <text:p text:style-name="P958">&lt;ALLO&gt;</text:p>
      <text:p text:style-name="P959">de ltar 'di kun mi rtag bdag med de||<text:s/></text:p>
      <text:p text:style-name="P960">skyabs med mgon med gnas med de slad du||<text:s/></text:p>
      <text:p text:style-name="P961">'khor ba chu shing snying po med pa la||<text:s/></text:p>
      <text:p text:style-name="P962"><text:span text:style-name="T963">mi mchog khyod kyis thugs ni 'byung bar mdzod||<text:s/></text:span></text:p>
      <text:p text:style-name="P964">&lt;AUTO&gt;</text:p>
      <text:p text:style-name="P965">ces gsungs te|de ltar gzugs can rnams mi rtag par ma zad|nye bar len pa'i phung po lnga po 'di kun kyang sngar bshad pa ltar mi rtag cing bdag med de|sdug bsngal las skyob pa'i skyabs med la phan 'dogs pa'i mgon med cing|tha mal par 'dug pa'i gnas skabs kyang med pa de'i slad du|'khor ba chu shing ltar snying po med pa 'di la mi mchog khyod kyis thugs 'byung ba ste skyor bar mdzod cig ces pa'o||<text:s/></text:p>
      <text:p text:style-name="P966"/>
      <text:p text:style-name="P967"><text:span text:style-name="T968">gnyis pa dal 'byor rnyed par dka' ba bsams nas don yod par bya ba ni|</text:span></text:p>
      <text:p text:style-name="P969">&lt;ALLO&gt;</text:p>
      <text:p text:style-name="P970">rgya mtsho gcig gnas gnya' shing bu ga dang||<text:s/></text:p>
      <text:p text:style-name="P971">rus sbal phrad pa bas kyang dud 'gro las||<text:s/></text:p>
      <text:p text:style-name="P972">mi nyid ches thob dka' bas mi dbang gis||<text:s/></text:p>
      <text:p text:style-name="P973"><text:span text:style-name="T974">dam chos spyad pas de 'bras mchis par mdzod||<text:s/></text:span></text:p>
      <text:p text:style-name="P975">&lt;AUTO&gt;</text:p>
      <text:p text:style-name="P976"><text:span text:style-name="T977">ces gsungs te|'jig rten rgya mtsho gcig tu gyur pa na|rus sbal zhar ba lo brgya brgya nas lan re re steng du 'byung ba zhig gnas shing|de na gnya' shing bu ga gcig pa rlung gis phyogs thams cad du ded pa cig kyang yod pa de'i bu ga dang rus<text:s/></text:span><text:span text:style-name="T978">sbal gyi mgrin pa phrad de der chud pa bas kyang dud 'gro nas mi nyid du skye ba ches thob pa dka' ste|dud 'gro rnams blun pas dge ba stobs ldan skyed mi nus pa'i phyir ro|| don 'di mdo las|dge slong dag 'jig rten rgya mtsho gcig tu gyur pa'i nang na|rus sbal long ba tshe ring por 'tsho ba zhig gnas shing|de lo brgya 'das nas lan gcig gyen du 'byung la|rgya mtsho chen po de na gnya' shing bu ga gcig pa cig yod pa de shar gyi rlung gis bdas na ni nub phyogs su 'gro zhes sogs bka' bstsal nas|</text:span></text:p>
      <text:p text:style-name="P979">&lt;ALLO&gt;</text:p>
      <text:p text:style-name="P980"><text:span text:style-name="T981">dge slong dag gang du rus sbal long ba gyen du 'byung ba'i mgrin pa gnya' shing de'i bu gar chud par 'gyur ba'i dus de ni yod kyi|dge slong dag mir skye ba thob pa ni de bas kyang ches thob pa dka' bar nga smra'o||<text:s/></text:span></text:p>
      <text:p text:style-name="P982">&lt;AUTO&gt;</text:p>
      <text:p text:style-name="P983">zhes gsungs so||<text:s/></text:p>
      <text:p text:style-name="P984"/>
      <text:p text:style-name="P985"><text:span text:style-name="T986">de bas na mi dbang gis dam chos<text:s/></text:span><text:span text:style-name="T987">spyad cing sgrub pa snying por mdzad pas mi lus de 'bras bu mchis par mdzod cigde ltar mi'i lus ni shin tu thob par dka' ba'i phyir|gal te de chud gson par byed na ni blun pa nyid do zhes bstan pa'i phyir|</text:span></text:p>
      <text:p text:style-name="P988">&lt;ALLO&gt;</text:p>
      <text:p text:style-name="P989">gang zhig gser snod rin chen spras pa yis||<text:s/></text:p>
      <text:p text:style-name="P990">ngan skyugs 'phyag par bgyid pa de bas kyang||<text:s/></text:p>
      <text:p text:style-name="P991">gang zhig mi ru skyes nas sdig pa dag|</text:p>
      <text:p text:style-name="P992"><text:span text:style-name="T993">bgyid pa de ni ches rab blun pa lags||<text:s/></text:span></text:p>
      <text:p text:style-name="P994">&lt;AUTO&gt;</text:p>
      <text:p text:style-name="P995">zhes gsungs te|skyes bu gang zhig gser las byas pa'i snod rin po che sna tshogs kyis spras pa yis bshang gci sogs ngan skyugs 'phyag par bgyid na gnas ma yin par spyod pa'i phyir 'jig rten na smad par bya ba yin na|de bas kyang gang zhig mi ru skyes nas sdig pa bgyid pa de dag ches shes rab blun pa lags te|gser snod bas mi nyid ches rnyed par dka' ba'i phyir dang|rnam smin mi bzad pa 'byin pas ngan skyugs pas sdig pa ches smad pa'i phyir ro||<text:s/></text:p>
      <text:p text:style-name="P996"><text:span text:style-name="T997">gsum pa khyad par rgyal pos kyang rten khyad par can thob pas 'bad par gdams pa ni|</text:span></text:p>
      <text:p text:style-name="P998">&lt;ALLO&gt;</text:p>
      <text:p text:style-name="P999">mthun par gyur pa'i yul na gnas pa dang||<text:s/></text:p>
      <text:p text:style-name="P1000">skyes bu dam pa la ni bsten pa dang||<text:s/></text:p>
      <text:p text:style-name="P1001">bdag nyid legs smon sngon yang bsod nams bgyis||<text:s/></text:p>
      <text:p text:style-name="P1002">'khor lo chen po bzhi ni khyod la mnga'||<text:s/></text:p>
      <text:p text:style-name="P1003">&lt;AUTO&gt;</text:p>
      <text:p text:style-name="P1004"><text:span text:style-name="T1005">zhes gsungs te|gang du gnas na 'phags lam skye ba dang rjes su mthun pa'i yul du gnas pa dang|gang dang 'grogs na nyes pa 'grib cing yon tan 'phel bar 'gyur ba'i skyes bu dam pa la bsten pa dang|bdag nyid legs par smon zhing bsam pa bzhin sbyor bas kyang legs par sgrub pa dang|sngon yang bsod nams bgyis pas rgyud smin pa dang bzhi ni shing rta'i 'khor lo dang 'dra bas 'khor lo zhes bya ste|dper na 'khor lo 'cham pa'i shing rtas bgrod par bya ba'i gnas su bde blag tu phyin par nus pa bzhin du de dag dang lda</text:span><text:span text:style-name="T1006">n pa'i lam gyis kyang thar par bde blag tu phyin par nus pa'i phyir ro|| de bas na 'khor lo chen po bzhi ni khyed la mnga' bas lam sgrub pa'i rgyu tshogs tshang ba'i phyir lam sgrub pa la 'bad par bya'o|| 'phags lam bskyed pa la skyes bu dam pa la bsten pa gtso bo yin par bstan pa'i phyir|</text:span></text:p>
      <text:p text:style-name="P1007">&lt;ALLO&gt;</text:p>
      <text:p text:style-name="P1008">dge ba'i bshes gnyen brten pa tshangs par spyod||<text:s/></text:p>
      <text:p text:style-name="P1009">yongs su rdzogs par thub pas gsungs de'i phyir||<text:s/></text:p>
      <text:p text:style-name="P1010">skyes bu dam pa brten bgyi rgyal ba la||<text:s/></text:p>
      <text:p text:style-name="P1011"><text:span text:style-name="T1012">brten nas rab tu mang pos zhi ba thob||<text:s/></text:span></text:p>
      <text:p text:style-name="P1013">&lt;AUTO&gt;</text:p>
      <text:p text:style-name="P1014">ces gsungs te|lam sgrub pa na thog mar dge ba'i bshes gnyen la brten par bgyi ste|de nyid ni tshangs par spyad pa yongs su rdzogs pa'i rgyu yin par thub pas gsungs pas so|| ji skad du mdo las|kun dga' bo 'di lta ste|dge ba'i bshes gnyen dang|dge ba'i grogs po ni tshangs par spyod pa yongs su rdzogs pa yin no|| de ci'i phyir zhe na|kun dga' bo skye ba'i chos can rnams dge ba'i bshes gnyen la brten nas skye ba las yongs su grol zhes 'byung ngo|| gang gi phyir de lta yin pa de'i phyir rtag par skyes bu dam pa<text:s/>la brten par bgyi ste|rgyal ba la brten nas sems can rab tu mang pos zhi ba thob pa bzhin no|| de la tshangs par spyod pa ni 'dir thar pa'i lam ste|srid pa'i nyes pa ma lus pa tshangs pa mya ngan las 'das pa'i don du spyod pa'i phyir ro|| skyes bu dam pa'i mtshan nyid gang zhe na|rgyan las|</text:p>
      <text:p text:style-name="P1015">&lt;ALLO&gt;</text:p>
      <text:p text:style-name="P1016">bshes gnyen dul ba zhi ba nyer zhi ba||<text:s/></text:p>
      <text:p text:style-name="P1017">yon tan lhag pa brtson byas lung gis phyug|</text:p>
      <text:p text:style-name="P1018">de nyid rab tu rtogs pa smra mkhas ldan||<text:s/></text:p>
      <text:p text:style-name="P1019"><text:span text:style-name="T1020">snying rje'i<text:s/></text:span><text:span text:style-name="T1021">bdag nyid skyo ba spangs la brten||<text:s/></text:span></text:p>
      <text:p text:style-name="P1022">&lt;AUTO&gt;</text:p>
      <text:p text:style-name="P1023"><text:span text:style-name="T1024">ces gsungs pa ltar|bslab pa rin po che gsum la gnas shing|sde snod gsum gyi lung gis phyug pa gnas lugs kyi de kho na nyid rtogs shing rtogs pa ltar brda sprod pa la mkhas pa|slob ma la snying brtse zhing gdams pa dang rjes su bstan pa 'chad pa la skyo ba med pa'o|| thar lam sgrub pa'i mi mthun phyogs dang bral ba'i rten khyad par can rnyed pa'i phyir yang 'bad par rigs so zhes bstan pa'i phyir|</text:span></text:p>
      <text:p text:style-name="P1025">&lt;ALLO&gt;</text:p>
      <text:p text:style-name="P1026">log par lta ba 'dzin dang dud 'gro dang||<text:s/></text:p>
      <text:p text:style-name="P1027">yi dwags nyid dang dmyal bar skye ba dang||<text:s/></text:p>
      <text:p text:style-name="P1028">rgyal ba'i bka' med pa dang mtha' 'khob tu||<text:s/></text:p>
      <text:p text:style-name="P1029">kla klor skye dang glan zhing lkugs pa nyid||<text:s/></text:p>
      <text:p text:style-name="P1030">tshe ring lha dang gang yang rung bar ni||<text:s/></text:p>
      <text:p text:style-name="P1031">skye ba zhes bgyi mi khom skyon brgyad po||<text:s/></text:p>
      <text:p text:style-name="P1032">de dag dang bral khom pa rnyed nas ni||<text:s/></text:p>
      <text:p text:style-name="P1033">skye ba bzlog pa'i slad du 'bad par mdzod||<text:s/></text:p>
      <text:p text:style-name="P1034">&lt;AUTO&gt;</text:p>
      <text:p text:style-name="P1035">ces gsungs te|gal te dud 'gro dang yi dwags dang dmyal bar skye ba ste ngan song gsum dang|rgyal ba'i bka' med pa ste sangs rgyas ma byon pa'i 'jig rten du skyes pa dang|byon yang de'i sgra mi thos pa'i mtha' 'khob tu kla klor skye ba dang|yul dbus yin yang glen zhing lkugs pa dang|rgyu 'bras dang thar pa dang de'i lam la skur ba 'debs pa'i log par lta ba 'dzin pa ste mi'i 'gro ba pa bzhi dang|sems can 'du shes med par skyes pa tshe ring lha dang brgyad las gang yang rung bar skye ba blangs pa ni mi khoms pa zhes bgyi ste|thar pa sgrub pa'i skabs med pa'i phyir ro|| rgyal po khyod kyis skyon brgyad po de dag dang bral zhing|thar pa sgrub tu khom pa'i rten khyad par can rnyed nas ni de don yod par bya ba'i phyir skye ba bzlog pa'i slad du lam sgrub pa la 'bad par mdzod cig ces pa'o||<text:s/></text:p>
      <text:p text:style-name="P1036"><text:span text:style-name="T1037">gnyis pa 'khor ba'i nyes pas skyabs par bya ba la gsum gyi|dang po mdor bstan pa ni|</text:span></text:p>
      <text:p text:style-name="P1038">&lt;ALLO&gt;</text:p>
      <text:p text:style-name="P1039">des pa 'dod pas phongs dang 'chi ba dang||<text:s/></text:p>
      <text:p text:style-name="P1040">na dang rga sogs sdug bsngal du ma yi||<text:s/></text:p>
      <text:p text:style-name="P1041">'byung gnas 'khor ba la ni skyo mdzad cing||<text:s/></text:p>
      <text:p text:style-name="P1042"><text:span text:style-name="T1043">'di yi nyes pa shas kyang gsan par mdzod||<text:s/></text:span></text:p>
      <text:p text:style-name="P1044">&lt;AUTO&gt;</text:p>
      <text:p text:style-name="P1045">ces gsungs te|des pa zhes rgyal po la bos nas zas gos sogs 'dod pas phongs pa dang|mthar 'chi ba dang|gnas skabs su 'byung bar 'gyur ba'i na ba dang|na tshod 'gyur ba'i rga ba dang|sogs pas bsdus pa mya ngan dang smre sngags 'don pa sogs sdug bsngal du ma'i 'byung gnas 'khor ba la skyo bar mdzad dgos te|'khor ba las yid ma byung na thar pa don gnyer gyi blo mi skye ba'i phyir ro|| de skye ba'i thabs su 'khor ba 'di'i nyes pa shas kyang ste phyogs tsam brjod kyis gsan par mdzod cig ces te 'khor ba'i nyes pa<text:s/>rdzogs par brjod mi nus shing phyogs gcig thos pas kyang yid 'phyung ba'i phyir ro||<text:s/></text:p>
      <text:p text:style-name="P1046"/>
      <text:p text:style-name="P1047"><text:span text:style-name="T1048">gnyis pa rgyas par bshad pa la 'khor ba'i nyes pa ril brjod mi nus pas phyogs gcig brjod par bya ste de la yang bdun yod pa'i dang po nges pa med pa'i nyes pa ni|</text:span></text:p>
      <text:p text:style-name="P1049">&lt;ALLO&gt;</text:p>
      <text:p text:style-name="P1050">pha ni bu nyid ma ni chung ma nyid||<text:s/></text:p>
      <text:p text:style-name="P1051">skye bo dgrar gyur ba dag bshes nyid dang||<text:s/></text:p>
      <text:p text:style-name="P1052">bzlog pa nyid du mchi bas de slad du||<text:s/></text:p>
      <text:p text:style-name="P1053"><text:span text:style-name="T1054">'khor ba dag na nges pa 'ga' ma<text:s/></text:span><text:span text:style-name="T1055">mchis||<text:s/></text:span></text:p>
      <text:p text:style-name="P1056">&lt;AUTO&gt;</text:p>
      <text:p text:style-name="P1057">zhes gsungs te|yang dang yang du skye ba len pa nas ni res 'ga' bu nyid dang|ma ni chung ma nyid dang|skye bo dgrar gyur ba dag kyang gzhan du mdza' bshes nyid dang|de las bzlog ste bu nyid phar 'gyur ba sogs su mchi bas|de'i slad du 'khor ba dag na dgra gnyen du nges pa 'ga' yang ma mchis pas dgra gnyen gyi phyogs dag la chags sdang spongs shig ces pa'o||<text:s/></text:p>
      <text:p text:style-name="P1058">&lt;ALLO&gt;</text:p>
      <text:p text:style-name="P1059">gnyis pa ngoms mi shes pa'i nyes pa ni|</text:p>
      <text:p text:style-name="P1060">re res rgya mtsho bzhi las lhag pa yis||<text:s/></text:p>
      <text:p text:style-name="P1061">'o ma 'thungs te da dung so so yi||<text:s/></text:p>
      <text:p text:style-name="P1062">skye bo'i rjes su 'brang ba'i 'khor ba bas||<text:s/></text:p>
      <text:p text:style-name="P1063">de bas ches mang nyid cig btung 'tshal lo||<text:s/></text:p>
      <text:p text:style-name="P1064"><text:span text:style-name="T1065">&lt;AUTO&gt;</text:span></text:p>
      <text:p text:style-name="P1066">zhes gsungs te|sems can re res kyang sngon chad phyogs bzhi'i rgya mtsho bzhi las lhag pa'i 'o ma 'thungs te|'o ma 'thungs pa'i skye ba la thog ma med pa'i phyir ro|| de lta na yang da dung so so skye bo'i rjes su 'brang ba ste 'phags pa'i lam la ma zhugs pa'i 'khor ba bas|sngar gyi de bas ches mang ba'i 'o ma zhig btung 'tshal te|thar pa cha mthun gyi dge ba ma bskyed pa'i byis pa rnams kyi 'khor ba la phyi mtha' med pa'i phyir ro||<text:s/></text:p>
      <text:p text:style-name="P1067"/>
      <text:p text:style-name="P1068">gsum pa lus yang dang yang du 'dor pa'i nyes pa ni|</text:p>
      <text:p text:style-name="P1069">&lt;ALLO&gt;</text:p>
      <text:p text:style-name="P1070">re re'i bdag nyid rus pa'i phung po ni||<text:s/></text:p>
      <text:p text:style-name="P1071">lhun po mnyam pa snyed cig 'das gyur te||<text:s/></text:p>
      <text:p text:style-name="P1072"><text:span text:style-name="T1073">&lt;AUTO&gt;</text:span></text:p>
      <text:p text:style-name="P1074">zhes gsungs te|sems can re res kyang sngon 'khor bar skye ba blangs pa'i bdag nyid kyi rus pa'i phung po ni lhun po dang mnyam pa'am de bas lhag pa snyed cig 'das gyur te|da dung lam la ma 'bad na de bas ches mang ba'i rus pa 'dor dgos so||<text:s/></text:p>
      <text:p text:style-name="P1075">bzhi pa yang dang yang du nying mtshams sbyor ba'i nyes pa ni|</text:p>
      <text:p text:style-name="P1076"><text:span text:style-name="T1077">&lt;ALLO&gt;</text:span></text:p>
      <text:p text:style-name="P1078">ma yi thug mtha' rgya shug chag gu tsam||<text:s/></text:p>
      <text:p text:style-name="P1079"><text:span text:style-name="T1080">ril bur bgrangs kyang sa yis lang mi 'gyur||<text:s/></text:span></text:p>
      <text:p text:style-name="P1081">&lt;AUTO&gt;</text:p>
      <text:p text:style-name="P1082"><text:span text:style-name="T1083">zhes gsungs te|sems can re re'ang sngar bdag gi ma 'am|ma'i mar gyur ba lta bu'i grangs kyis thug pa'i mtha' yang sa'i dkyil 'khor las|</text:span></text:p>
      <text:p text:style-name="P1084">&lt;ALLO&gt;</text:p>
      <text:p text:style-name="P1085"><text:span text:style-name="T1086">rgya shug gi tshig gu tsam gyi ril bu bcad cing bgrangs kyang sa yis lang bar mi 'gyur bar 'dzad kyis|sems can gcig gi mar gyur ba'i grangs ni zad par mi 'gyur te|da dung yang lam la ma 'bad na de bas kyang mang bar 'gyur ro|| don de yang mdo las dge slong dag dper na|skyes bu 'ga' zhig gis sa chen po 'di las rgya shug gi tshig gu tsam gyi ril bu thogs te|'di ni bdag gi ma'o|| 'di ni bdag gi de'i ma'o zhes 'dor bar byed na|dge slong dag sa chen po'i 'jim pa ches sngar zad par 'gyur gyis|mi rnams kyi ma'i rg</text:span><text:span text:style-name="T1087">yud ni de lta ma yin par nga smra'o||<text:s/></text:span></text:p>
      <text:p text:style-name="P1088">&lt;AUTO&gt;</text:p>
      <text:p text:style-name="P1089"><text:span text:style-name="T1090">zhes gsungs pa lta bu'o||<text:s/></text:span></text:p>
      <text:p text:style-name="P1091">lnga pa yang yang mtho dman du 'gyur ba'i nyes pa ni|</text:p>
      <text:p text:style-name="P1092">&lt;ALLO&gt;</text:p>
      <text:p text:style-name="P1093">brgya byin 'jig rten mchod 'os gyur nas ni||<text:s/></text:p>
      <text:p text:style-name="P1094">las kyi dbang gis phyir yang sa steng lhung||<text:s/></text:p>
      <text:p text:style-name="P1095">'khor los sgyur rgyal nyid du gyur nas kyang||<text:s/></text:p>
      <text:p text:style-name="P1096"><text:span text:style-name="T1097">'khor ba dag tu yang<text:s/></text:span><text:span text:style-name="T1098">bran nyid du 'gyur||<text:s/></text:span></text:p>
      <text:p text:style-name="P1099">&lt;AUTO&gt;</text:p>
      <text:p text:style-name="P1100"><text:span text:style-name="T1101">zhes gsungs te|brgya byin ni lha rnams kyis kyang mchod na gzhan gyis lta ci smos|de lta bur 'jig rten gyis mchod 'os su gyur nas kyang sngon gyi lan grangs gzhan la myong 'gyur gyi las kyi dbang gis phyir yang sa steng du mi phal pa'am ngan song du yang lhung la 'khor los sgyur ba'i rgyal po rin chen sna bdun dang ldan zhing gling bzhi la dbang byed pa nyid du gyur nas kyang|'khor ba na 'khor ba'i gnas skabs dag tu las kyi dbang gis mi'i yang bran nyid dam ngan song du yang lhung bar 'gyur de ltar dbang ch</text:span><text:span text:style-name="T1102">e ba la yid brtan du med par bstan nas 'dod pa'i bde ba la yid brtan du med par ston pa ni|</text:span></text:p>
      <text:p text:style-name="P1103">&lt;ALLO&gt;</text:p>
      <text:p text:style-name="P1104">mtho ris bu mo'i nu ma rked pa la||<text:s/></text:p>
      <text:p text:style-name="P1105">reg pa'i bde ba yun ring myangs nas slar||<text:s/></text:p>
      <text:p text:style-name="P1106">dmyal bar 'thag gcod dbad pa'i 'phrul 'khor gyis||<text:s/></text:p>
      <text:p text:style-name="P1107"/>
      <text:p text:style-name="P1108"><text:span text:style-name="T1109">reg pa shin tu mi bzad bsten 'tshal lo||<text:s/></text:span></text:p>
      <text:p text:style-name="P1110">&lt;AUTO&gt;</text:p>
      <text:p text:style-name="P1111"><text:span text:style-name="T1112">zhes gsungs te|lhar skyes te mtho ris bu mo'i nu ma rked pa la reg pa'i 'dod pa'i bde ba yun ring myangs nas slar yang sdig pa'i las kyi dbang gis dmyal bar skyes pa na|bsdus 'joms lcags kyi ri chen po'i bar du 'thag pa dang|thig nag tu tshon gyis gcod pa dang|tsha ba dang rab tu tsha bar mtshon nam srog chags mi bzad pas mchu dang sder mos dbad pa ste 'brad pa'i 'phrul 'khor gyis reg pa las byung ba'i sdug bsngal shin tu mi bzad par sngar las yun ring ba bsten 'tshal lo|| gnas las byung ba'i bde ba la yid<text:s/></text:span><text:span text:style-name="T1113">brtan med par ston pa ni|</text:span></text:p>
      <text:p text:style-name="P1114">&lt;ALLO&gt;</text:p>
      <text:p text:style-name="P1115">rkang pa'i reg pas nems spar bde bzod pa||<text:s/></text:p>
      <text:p text:style-name="P1116">lhun po'i spo la yun ring gnas nas ni||<text:s/></text:p>
      <text:p text:style-name="P1117">slar yang me mur ro myags rgyu ba yi||<text:s/></text:p>
      <text:p text:style-name="P1118"><text:span text:style-name="T1119">sdug bsngal mi bzad 'phog snyam bgyid 'tshal lo||<text:s/></text:span></text:p>
      <text:p text:style-name="P1120">&lt;AUTO&gt;</text:p>
      <text:p text:style-name="P1121"><text:span text:style-name="T1122">zhes gsungs te|| rkang pa'i reg pas mnan na nems kyis byed pa|btegs na spar gyis byed pa'i bde ba bzod du rung ba dang ldan pa'i rin po che sna bzhi las grub pa'i lhun po'i spo la yun ring ste lha'i lo stong du gnas nas slar yang dmyal bar me mur lus nub tsam dang|ro myags te phyi sa'i 'dam du rgyu ba'i sdug bsngal mi bzad pa 'phog pa ste myong dgos so snyam du thugs la bgyid 'tshal lo|| skyed mos tshal du rol pa'i bde ba la yid 'byung bar bya ba'i phyir|</text:span></text:p>
      <text:p text:style-name="P1123">&lt;ALLO&gt;</text:p>
      <text:p text:style-name="P1124">mtho ris bu mos 'brongs shing dga' ba dang||<text:s/></text:p>
      <text:p text:style-name="P1125">rnam par mdzes tshal son par rtsed nas slar||<text:s/></text:p>
      <text:p text:style-name="P1126"/>
      <text:p text:style-name="P1127">'dab ma ral gri 'dra tshal gnas rnams kyis||<text:s/></text:p>
      <text:p text:style-name="P1128"><text:span text:style-name="T1129">rkang lag rna ba sna gcod 'thob par 'gyur||<text:s/></text:span></text:p>
      <text:p text:style-name="P1130">&lt;AUTO&gt;</text:p>
      <text:p text:style-name="P1131">ces gsungs te|mtho ris bu mos 'brongs shing ste lha'i bu mo mang pos nye bar bsten cing<text:s/>'khor gyis bskor ba'i dga' ba'i tshal dang|rnam par mdzes pa'i tshul du son te 'dod pa'i dga' ba la yun ring rtsed nas|slar yang dmyal bar 'dab ma ral gri 'dra ba'i tshal gyi gseb tu phyin te|de la gnas pa'i lo ma mtshon rnon po sna tshogs pa rlung gis bskyod de lhung ba rnams kyis rkang lag dang rna ba dang sna gcod de|lus dang yan lag thams cad bcad cing phug pa'i sdug bsngal 'thob par 'gyur ro|| gzhan yang|</text:p>
      <text:p text:style-name="P1132">&lt;ALLO&gt;</text:p>
      <text:p text:style-name="P1133">dal gyis 'bab pa lha yi bu mo ni||<text:s/></text:p>
      <text:p text:style-name="P1134">gdong mdzes gser gyi pad+ma ldan zhugs nas||<text:s/></text:p>
      <text:p text:style-name="P1135">slar yang dmyal bar chu bo rab med par||<text:s/></text:p>
      <text:p text:style-name="P1136">tsha sgo bzod blags chu tshan 'jug 'tshal lo||<text:s/></text:p>
      <text:p text:style-name="P1137"><text:span text:style-name="T1138">&lt;AUTO&gt;</text:span></text:p>
      <text:p text:style-name="P1139"><text:span text:style-name="T1140">zhes gsungs te|lha'i rdzing bu chu yan lag brgyad dang ldan pa dal gyis 'bab pa lha'i bu mo gdong mdzes pa dag gis bskor ba gser gyi pad+ma dang ldan par khrus kyi don du zhugs pa'i bde ba yun ring myangs nas slar yang dmyal bar thal tshan gyi chu bo rab med tshwa sgo can gyi chu tshan bzod blag ste bzod par mi nus pa'i reg pa dang ldan par 'jug 'tshal lo|| de ltar 'dod lha 'og ma gnyis kyi bde ba la yid brtan du med par bstan nas|'thab bral ba sogs 'dod lha gong ma rnams dang khams gong gi bde ba la yang y</text:span><text:span text:style-name="T1141">id brtan du med par ston pa ni|</text:span></text:p>
      <text:p text:style-name="P1142">&lt;ALLO&gt;</text:p>
      <text:p text:style-name="P1143">lha yul 'dod bde shin tu chen po dang||<text:s/></text:p>
      <text:p text:style-name="P1144"/>
      <text:p text:style-name="P1145">tshangs nyid chags bral bde ba thob nas slar||<text:s/></text:p>
      <text:p text:style-name="P1146">mnar med me yi bud shing gyur pa yi||<text:s/></text:p>
      <text:p text:style-name="P1147"><text:span text:style-name="T1148">sdug bsngal rgyun mi chad par bsten 'tshal lo||<text:s/></text:span></text:p>
      <text:p text:style-name="P1149">&lt;AUTO&gt;</text:p>
      <text:p text:style-name="P1150"><text:span text:style-name="T1151">zhes gsungs te|'thab bral yan chad kyi lha yul pa'i 'dod pa'i bde ba la 'og ma dag las ches khyad par du 'phags pa shin tu chen po dang|gzugs khams tshangs pa'i 'jig rten gyi 'dod pa las 'dod chags dang bral ba'i bde ba thob nas|slar yang lan grangs gzhan la myong 'gyur gyi mi dge ba'i dbang gis mnar med me yi bud shing ste me mi bzad pas bsregs par gyur ba'i sdug bsngal rgyun mi chad cing mtshams med pa bsten par 'tshal lo|| gzhan yang|</text:span></text:p>
      <text:p text:style-name="P1152">&lt;ALLO&gt;</text:p>
      <text:p text:style-name="P1153">nyi<text:s/>ma zla ba nyid thob rang lus kyi||<text:s/></text:p>
      <text:p text:style-name="P1154">'od kyis 'jig rten mtha' dag snang byas te||<text:s/></text:p>
      <text:p text:style-name="P1155">slar yang mun nag smag tu phyin gyur nas||<text:s/></text:p>
      <text:p text:style-name="P1156"><text:span text:style-name="T1157">rang gi lag pa brkyangs pa'ang mi mthong 'gyur||<text:s/></text:span></text:p>
      <text:p text:style-name="P1158">&lt;AUTO&gt;</text:p>
      <text:p text:style-name="P1159">zhes gsungs te|lha'i bu nyi ma dang zla ba nyid du skye ba thob nas rang lus kyi 'od kyis zhes rten dang brten pa ma phye bar 'jig rten na grags pa ltar brjod pa ste|gzhal med khang gi 'og gzhi'i 'od kyis 'jig rten mtha' dag snang bar byas te|slar yang 'jig rten gyi bar nyi zla'i 'od med pa'i mun nag smag tu gyur pa dag tu phyin cing skyes nas rang gi lag pa brkyangs pa'ang mthong bar mi 'gyur ro||<text:s/></text:p>
      <text:p text:style-name="P1160">drug pa grogs med pa'i nyes pa ni|</text:p>
      <text:p text:style-name="P1161">&lt;ALLO&gt;</text:p>
      <text:p text:style-name="P1162">de ltar nongs par 'gyur 'tshal bsod nams ni||<text:s/></text:p>
      <text:p text:style-name="P1163">rnam gsum mar me'i snang ba rab bzhes shig|</text:p>
      <text:p text:style-name="P1164">gcig pu nyi ma zla bas mi brdzi ba'i||<text:s/></text:p>
      <text:p text:style-name="P1165"><text:span text:style-name="T1166">mun<text:s/></text:span><text:span text:style-name="T1167">nag mtha' yas nang du 'jug 'tshal lo||<text:s/></text:span></text:p>
      <text:p text:style-name="P1168">&lt;AUTO&gt;</text:p>
      <text:p text:style-name="P1169"><text:span text:style-name="T1170">zhes gsungs te|de ltar tshe mi rtag pa dang|mtho dman sna tshogs par 'gyur ba yin pa dang|nongs par te 'chi bar 'gyur 'tshal bas|khyod kyis sbyin pa dang tshul khrims dang bsgoms pa las byung ba'am|lus dang ngag dang yid kyi rang bzhin gyi bsod nams rnam pa gsum ngan song gi mun pa mun nag chen po sel bar byed pa'i mar me'i snang ba rab tu bzhes shiggal te bsod nams kyi snang ba med na grogs med pas gcig pu nyi zla'i 'od kyis mi brdzi ba ste gzhom mi nus pa'i ngan song gsum gyi mun nag mtha' yas par 'jug 't</text:span><text:span text:style-name="T1171">shal lo|| de lta bu'i mun nag tu zhugs pa na grogs dang skyabs su gyur ba dang|mar me'i snang ba lta bu ni dge ba kho na yin te|ji skad du rgya cher rol pa las|</text:span></text:p>
      <text:p text:style-name="P1172">&lt;ALLO&gt;</text:p>
      <text:p text:style-name="P1173">dge ba'i las byas rjes su 'brang byed cing||<text:s/></text:p>
      <text:p text:style-name="P1174">phye bzhin 'gro bar 'gyur ba ma gtogs pa||<text:s/></text:p>
      <text:p text:style-name="P1175">'dus byas dag la grogs yod ma yin te||<text:s/></text:p>
      <text:p text:style-name="P1176"><text:span text:style-name="T1177">skyabs med gnyen bshes med cing 'khor yang med||<text:s/></text:span></text:p>
      <text:p text:style-name="P1178">&lt;AUTO&gt;</text:p>
      <text:p text:style-name="P1179">ces gsungs pa lta bu'o||<text:s/></text:p>
      <text:p text:style-name="P1180">bdun pa 'gro ba lnga'i nges pa'i sdug bsngal nyams su myong ba'i nyes pa la lnga'i dang po dmyal ba'i sdug bsngal ni|</text:p>
      <text:p text:style-name="P1181"/>
      <text:p text:style-name="P1182">re zhig dmyal ba rnams kyi grangs spyir bstan pa'i phyir|</text:p>
      <text:p text:style-name="P1183">&lt;ALLO&gt;</text:p>
      <text:p text:style-name="P1184">sems can nyes par spyad pa spyod rnams la||<text:s/></text:p>
      <text:p text:style-name="P1185">yang sos thig nag rab tu tsha ba dang||<text:s/></text:p>
      <text:p text:style-name="P1186">bsdus 'joms ngu 'bod mnar med la sogs pa'i||<text:s/></text:p>
      <text:p text:style-name="P1187"><text:span text:style-name="T1188">dmyal ba rnams su rtag tu sdug bsngal 'gyur||<text:s/></text:span></text:p>
      <text:p text:style-name="P1189">&lt;AUTO&gt;</text:p>
      <text:p text:style-name="P1190">zhes gsungs te|sems can sgo gsum gyi nyes par spyad pa spyod pa rnams kyis yang sos dang|thig nag dang|bsdus 'joms dang|ngu 'bod dang|ngu 'bod chen po dang|tsha ba dang|rab tu tsha ba dang|mnar med pa la sogs pas bsdus pa lhag ma rnams dang|nyi tshe ba dang|grang ba'i dmyal ba rnams su rtag tu sdug bsngal myong bar 'gyur ro|| de la yang sos ni|der skyes pa'i sems can rnams phan tshun mthong ba na skrag nas gang blangs pa mtshon cha rnon por gyur te 'phangs pas yan lag dang nying lag bcad cing brgyal nas sa<text:s/>la 'gyel ba|nam mkha' nas yang khyed rnams sos par gyur cig ces pa'i sgra byung ba na yang langs te snga ma bzhin byas te|gzhi de las yun ring por sdug bsngal myong bar 'gyur te|sems can de ni yang sos zhes bya'o|| thig nag tu skyes pa'i sems can rnams la dmyal srung rnams kyis lus la thig nag po bzhi dang|brgyad la sogs pa btab nas mtshon sna tshogs pas gshag cing gcod par byed la|gzhi de las yun ring por sdug bsngal myong bar 'gyur te|sems can de ni thig nag ces bya'o||<text:s/></text:p>
      <text:p text:style-name="P1191">bsdus 'joms ni dmyal srung gis sems can rnams phyogs gcig tu bsdus nas ri ra dang lug gi gdong ba 'dra ba sogs kyi bar du bcug nas 'tshir zhing|yang 'dus pa na lcags kyi 'phrul 'khor gyi nang du bcug nas bur shing ltar 'tshir bar byed cing sgo kun nas khrag gi rgyun 'bab pa'o|| yang 'dus pa na lcags kyi pha bong gi char babs pas brdungs shing kun nas dmyal bar byed de|gzhi de las yun ring por sdug bsngal myong bar 'gyur ro|| sems can de ni bsdus 'joms zhes bya'o|| ngu 'bod ni|sems can de gnas tshol zhing 'gro ba na lcags kyi khang pa'i nang 'jug par byed la|der bzhugs pa na me btang ste 'bar zhing kun tu rab tu 'bar bas bsreg par gyur cing|de dag de na ngu shing nyam thag pa'i skad 'byin par gyur te|gzhi de las yun ring por sdug bsngal myong bar 'gyur ro|| sems can de ni ngu 'bod ces bya'o||<text:s/></text:p>
      <text:p text:style-name="P1192"/>
      <text:p text:style-name="P1193">ngu 'bod chen po ni|ngu 'bod kyi skabs su bshad pa'i khang pa de lta bu nyis sbrag gi nang na 'dug par rig par bya'o|| tsha ba ni dmyal ba'i srung mas sems can de dag lcags kyi bum pa'i nang du khro chu 'bar bas 'tshod pa dang|lcags kyi sla nga 'bar ba'i nang du rngod pa dang|lcags kyi sa gzhi 'bar ba'i steng du tho ba 'bar bas brdung ba dang|lcags kyi gsal shing 'bar bas 'phongs nas spyi bo'i bar du thal byung du phug pas ba spu'i bu ga dang sgo thams cad nas me 'bar bar gyur te|gzhi de las yun ring du sdug bsngal myong bar 'gyur ro|| sems can de ni tsha ba zhes bya'o||<text:s/></text:p>
      <text:p text:style-name="P1194">rab tu tsha ba ni|sdug bsngal snga ma'i steng du gsal shing rtse gsum pas phug ste spyi bo dang phrag pa gnyis su phyung nas sgo kun nas me 'bar ba dang|lcags leb 'bar bas lus 'khri ba dang|lcags kyi gzhi 'bar ba la lcags phur brgyas rgyong ba la sogs pa yod de|gzhi de las yun ring du sdug bsngal myong bar 'gyur ro|| sems can de dag ni rab tu tsha ba zhes bya'o||<text:s/></text:p>
      <text:p text:style-name="P1195">mnar med ni|phyogs bzhi nas me'i phung po 'ongs pa sems can de'i lus la me lce gcig tu gyur te|smre sngags 'don pa tsam ma gtogs pa sems can dang me lce dbyer mi phyed par 'gyur ba'o|| 'di la sdug bsngal myong ba la bar dang mtshams med pas mnar med pa zhes bya'o|| gzhi de las sdug bsngal yun ring du myang ste|sems can de ni mnar med pa zhes bya'o||<text:s/></text:p>
      <text:p text:style-name="P1196"/>
      <text:p text:style-name="P1197">de la nye 'khor ba ni|sems can dmyal ba chen po'i phyogs bzhi na sgo bzhi yod pa'i phyi rol na sdug bsngal lhag pa bzhi bzhi yod de|'di ltar dang po ni|sgo'i phyi rol na me mur pus nub tsam yod<text:s/>la|der rkang pa 'degs 'jog byed pa na sha dang pags pa sogs skye 'jig byed par 'gyur ro|| de dang 'dabs 'byor na ro myags phyi sa'i 'dam dri shin tu mnam pa yod de|der 'bog pa na der 'gyel zhing mgo dang rkang pa sogs 'byings te|de na yod pa'i srog chags 'bu mchu rnon gyis sha la sogs pa 'bigs par byed do|| de dang 'dabs chags pa na spu gri gtams pa'i lam yod la|der phyin pas rkang pa 'degs 'jog gis sha skye 'jig byed do|| de dang 'dabs chags pa na nags tshal ral gri lo ma can yod la|der bsil grib la 'khod<text:s/>pa na shing las ral gri rnams lhungs te yan lag dang nying lag rnams gcod cing sa la 'gyel ba na khyi sre bo dag gis bshul sha 'thog cing za'o|| de dang 'dabs chags pa na lcags kyi shing shal ma li'i tshal yod de|der song bas de la 'bab 'dzeg byed du 'jug cing yar 'dzegs pa na tsher ma rnams kha thur du lta bar 'gyur la|mar 'bab pa na gyen du lta bas lus 'bigs shing gshog par byed do|| de na yod pa'i khwa ta lcags kyi mchu can gyis mig 'bras dag 'thog cing za'o|| de dang 'dabs chags pa na chu klung rab med<text:s/>ces pa 'gyur byed kyi chu khol mas gang ba yod de|der lhungs pa na ngos gnyis na skyes bu dbyug pa thogs pa dag gis bsrungs nas phyir 'byung du mi ster la|gal te phyir byung na lcags kyi sa gzhi 'bar ba la gan rkyal du bsgyel nas kha lcags kyi 'byed spyad kyis phye nas|lcags kyi thu lum 'bar ba'am zangs zhun blugs par byed de|gzhi de las sdug bsngal yun ring du myong bar 'gyur ro|| de las spu gris gtams pa la sogs pa bzhi ni mtshon char 'dra ba'i phyir lhag pa gcig tu byas so|| de dag phyogs bzhi'i bye brag<text:s/>gis bcu drug tu gyur te|ji skad du|mdzod las|</text:p>
      <text:p text:style-name="P1198"/>
      <text:p text:style-name="P1199">brgyad po kun la lhag bcu drug|</text:p>
      <text:p text:style-name="P1200">me ma mur dang ro myags 'dam||<text:s/></text:p>
      <text:p text:style-name="P1201">sbu gri'i lam sogs chu bo 'o||<text:s/></text:p>
      <text:p text:style-name="P1202">zhes gsungs pa ltar ro|| de la grang ba'i dmyal bar skyes pa'i sems can rnams kyis ni grang ba'i sdug<text:s/>bsngal 'di lta bu nyams su myong ste|chu bur can du skyes pa rnams ni sa de na yod pa'i lhag pa chen pos btab ste lus thams cad chu bur byung ba bzhin du khums par 'gyur ba'o|| chu bur rdol ba ni chu bur rdol ba bzhin du 'khums par 'gyur ba'o|| so tham tham pa dang|kyi hud zer ba dang|a chu zer ba rnams ni grang bas nyen nas tshig tu brjod pa las sems can de dag gi ming du btags pa'o|| ut+pal ltar gas pa ni sa de na yod pa'i lhag pa chen pos btab ste pags pa rnams sngo zhing kha lnga 'am drug tu gas par 'gyur pa'o|| pad+ma ltar gas pa ni pags pa sngon po las 'das nas dmar por gyur cing kha bcu'am de las lhag par 'gyur ba'o|| pad+ma ltar gas pa chen po ni pags pa shin tu dmar por gyur nas kha brgya 'am de las lhag par gas par 'gyur pa'o|| nye tshe ba'i sems can dmyal ba rnams kyis sdug bsngal 'di lta bu dag myong ste rgyal po'i khab kyi ba lang gi bshan pa skyes pa khang pa brtsegs pa tsam nyen skad kyis ngu zhing nam mkha' la 'ong ba dang|ba lang gi bshan pa'i slob ma rus gong gi dri nga ba la bya rog sogs kyis 'thog par skyes pa sogs dang|gzhan yang 'phags pa dge 'dun srungs kyi rtogs brjod lta bu myong ngo||<text:s/></text:p>
      <text:p text:style-name="P1203">de'ang 'di ltar tshe dang ldan pa gro bzhin skyes mtsho'i 'gram du lam nor nas dmyal ngam gyi thang la 'khyams te rim gyis song ba na|sems can gcig mtshan mo gzhal med khang bzang pa'i nang na lha'i longs spyod bzang po dang ldan pa'i bde ba myangs nas|nam langs pa na gzhal med khang mi snang bar gyur cing lus sa la lhung ste gcan gzan 'jigs su rung bas za zhing dbad pa'i sdug bsngal chen po myangs nas|nyi ma nub nas yang lha'i dpal myong ba mthong nas dris pas|nyin par gzhan gyi srog gcod cing|| mtshan mo<text:s/>tshul khrims yon tan ldan|| las de'i 'bras bu bzang po dang|| sdig to 'di ni myong ba yin|| zhes dang|de nas rim gyis phyin pa dang|nyin mo lha'i dpal myong zhing|mtshan mo srin po'i bud med chen po zhig gis kun nas dkris shing mgo nas rim gyis zos pas mi bzad pa'i sdug bsngal myong yang nyin par sngar bzhin 'gyur ba mthong nas de la snga ma bzhin dris pas|mtshan mo byi bo byed la chags nyin par tshul khrims yod tan ldan|las des 'bras bu bzang po dang sdig to 'di ni myong ba yin|zhes lung las bshad pa ltar<text:s/>ro|| de ni tsha ba'i dmyal ba de dag gi sdug bsngal gyi khyad par 'ga' zhig bsnan par bzhed nas|</text:p>
      <text:p text:style-name="P1204">&lt;ALLO&gt;</text:p>
      <text:p text:style-name="P1205">kha cig til bzhin 'tshir te de bzhin gzhan||<text:s/></text:p>
      <text:p text:style-name="P1206">phye ma zhib mo bzhin du phye mar rlog|</text:p>
      <text:p text:style-name="P1207">kha cig sog les 'dra ste de bzhin gzhan||<text:s/></text:p>
      <text:p text:style-name="P1208"><text:span text:style-name="T1209">sta re mi bzad so rnon rnams kyis gshog|</text:span></text:p>
      <text:p text:style-name="P1210">&lt;AUTO&gt;</text:p>
      <text:p text:style-name="P1211">ces sogs gsungs te|bsdus 'joms ni lcags kyi tshir spyad kyis til mar 'tshir ba bzhin btsir bas khrag gi rgyun babs pa dang|de bzhin du de na sems can gzhan ni lcags kyi mchig dang mchig gu 'bar bas 'bras la sogs pa'i phye ma zhib mo bzhin phyi mar rlog go|thig nag ni sems can kha cig sog le 'bar bas 'dra ste|de bzhin du gzhan de na gzhan dag ni sta re so rnon 'bar ba dag gis gshog par byed do||<text:s/></text:p>
      <text:p text:style-name="P1212">&lt;ALLO&gt;</text:p>
      <text:p text:style-name="P1213">de bzhin gzhan dag khro chu bzhus pa yi||<text:s/></text:p>
      <text:p text:style-name="P1214">khu ba 'bar bas 'khrigs pa ldud par bgyid||<text:s/></text:p>
      <text:p text:style-name="P1215">kha cig lcags kyi gsal shing rab 'bar ba||<text:s/></text:p>
      <text:p text:style-name="P1216"><text:span text:style-name="T1217">tsher ma can la kun tu rgyud par bgyid||<text:s/></text:span></text:p>
      <text:p text:style-name="P1218">&lt;AUTO&gt;</text:p>
      <text:p text:style-name="P1219"><text:span text:style-name="T1220">de bzhin du tsha ba na 'am|chu bo rabs med kyi 'gram na gzhan dag la ni lcags kyi skam pa 'bar bas kha phye nas der khro chu bzhus pa ste bskol pa'i khu ba me stag 'bar ba phreng ba 'khrigs pa dag ldud par bgyid|tsha ba ni kha cig lcags kyi gsal shing me rab tu 'bar ba tsher ma can la kun tu rgyud par bgyid|</text:span></text:p>
      <text:p text:style-name="P1221">&lt;ALLO&gt;</text:p>
      <text:p text:style-name="P1222">kha cig lcags kyi mche ba ldan pa'i khyi||<text:s/></text:p>
      <text:p text:style-name="P1223">gtum pos dbad cing lag pa gnam du bsgrengs||<text:s/></text:p>
      <text:p text:style-name="P1224">dbang med gzhan dag lcags mchu rnon po dang||<text:s/></text:p>
      <text:p text:style-name="P1225"><text:span text:style-name="T1226">sen mo mi bzad ldan pa'i khwa rnams 'thog|</text:span></text:p>
      <text:p text:style-name="P1227">&lt;AUTO&gt;</text:p>
      <text:p text:style-name="P1228">nye 'khor ba'i sdug bsngal myong ba kha gcig lo ma ral<text:s/>gri lta bu'i tshal na lcags kyi mche ba ldan pa'i khyi gtum po skad cher 'byin pa dag gis lus dbad cing zos pas lag pa gnam du bsgrengs te 'o dod 'bod do|| rang dbang med pa gzhan ni shal ma la'i rtse mor lcags kyi mchu rnon po dang|lcags kyi sen mo mi bzad cing rno ba dang ldan pa'i khwa ta la sogs pa'i bya tshogs rnams kyis mig 'byin cing sha rnams 'thog go|</text:p>
      <text:p text:style-name="P1229">&lt;ALLO&gt;</text:p>
      <text:p text:style-name="P1230">kha cig srin bu sbur ba sna tshogs dang||<text:s/></text:p>
      <text:p text:style-name="P1231">sha sbrang sbrang ma nag po khri phrag dang||<text:s/></text:p>
      <text:p text:style-name="P1232">reg na mi bzad rma srol cher 'byin pas||<text:s/></text:p>
      <text:p text:style-name="P1233"><text:span text:style-name="T1234">za bar bgyid cing 'dre ldog smre sngags 'don||<text:s/></text:span></text:p>
      <text:p text:style-name="P1235">&lt;AUTO&gt;</text:p>
      <text:p text:style-name="P1236"><text:span text:style-name="T1237">kha cig ni rang gi lus kyi srin bu dang phyi rol sbur ba'i rigs kha dog dang dbyibs sna tshogs dang|sha sbrang dang sbrang ma nag po khri phrag mang pos reg na tshor ba mi bzad pa 'byung zhing rma srol cher 'byin pa dag gis za bar bgyid cing de'i rgyu las mi brtan par 'dre ldog byed cing ngag gi smre sngags 'don to|| 'di nye 'khor gyi sdug bsngal lo||<text:s/></text:span></text:p>
      <text:p text:style-name="P1238">&lt;ALLO&gt;</text:p>
      <text:p text:style-name="P1239">kha cig 'dag me 'bar ba'i tshogs su ni||<text:s/></text:p>
      <text:p text:style-name="P1240">rgyun mi chad par rab bsregs kha yang bgrad||<text:s/></text:p>
      <text:p text:style-name="P1241">kha cig lcags las byas pa'i zangs chen du||<text:s/></text:p>
      <text:p text:style-name="P1242"><text:span text:style-name="T1243">spyi'u tshugs 'bras kyi cung bong bzhin du 'tshed||<text:s/></text:span></text:p>
      <text:p text:style-name="P1244">&lt;AUTO&gt;</text:p>
      <text:p text:style-name="P1245">tsha ba ni sems can kha cig dmyal srungs kyi lcags kyi 'dag me 'bar ba'i tshogs su rgyun mi chad pa ste yun ring du bsregs shing rab tu bsregs pas kha yang bgrad|kha gdangs byed pa tsam las gzhan pa'i mthu med do|| yang de na kha cig lcags las byas pa'i zangs|de snod chen po ba tshwa can gyi chus gang ba me 'bar pa'i nang du spyi'u tshugs su 'tshed par byed de|dper na chu zangs gang bskol ba'i nang du 'bras kyi cung bong ste 'bras phye las sbrus pa'i gong po bskyur ba na res 'og tu 'gro zhing res steng du 'gro ba bzhin no|| de ltar dmyal ba chen po'i sdug bsngal rags pa mdo tsam bstan nas|de'i rgyu la gnas pa rnams skrag pa bskyed pa ni|</text:p>
      <text:p text:style-name="P1246">&lt;ALLO&gt;</text:p>
      <text:p text:style-name="P1247">sdig can dbugs 'byung 'gag pa tsam zhig gi|</text:p>
      <text:p text:style-name="P1248">dus kyi bar du chod rnams dmyal ba yi||<text:s/></text:p>
      <text:p text:style-name="P1249">sdug bsngal gzhal yas thos nas rnam stong du||<text:s/></text:p>
      <text:p text:style-name="P1250"><text:span text:style-name="T1251">mi 'jigs gang lags rdo rje'i rang bzhin no||<text:s/></text:span></text:p>
      <text:p text:style-name="P1252">&lt;AUTO&gt;</text:p>
      <text:p text:style-name="P1253"><text:span text:style-name="T1254">zhes gsungs te|dmyal ba myong nges kyi las byas pa'i sdig can gang dag dmyal ba'i sdug<text:s/></text:span><text:span text:style-name="T1255">bsngal myong ba la dbugs 'byung 'jug 'gag pa'i yun tsam zhig gi dus kyi bar du chod par zad de|dbugs 'gag ma thag dmyal bar nying mtshams sbyor ba'i phyir ro|| de lta na yang de dag gong du bshad pa'i dmyal ba'i sdug bsngal gzhal med du med pa thos nas rnam pa stong du mar sems mi 'jigs shing lus mi 'gas pa gang lags pa de'i lus sems ni nges par rdo rje'i rang bzhin du nges te|gzhan du na ches shin tu yang 'jigs par rigs pa'i phyir ro|| de'i rgyu mtshan 'di ltar|</text:span></text:p>
      <text:p text:style-name="P1256">&lt;ALLO&gt;</text:p>
      <text:p text:style-name="P1257">dmyal ba bris pa mthong dang thos pa dang||<text:s/></text:p>
      <text:p text:style-name="P1258">dran dang bklags dang gzugs su bgyis rnams kyang||<text:s/></text:p>
      <text:p text:style-name="P1259">'jigs pa bskyed par 'gyur na mi zad pa'i||<text:s/></text:p>
      <text:p text:style-name="P1260"><text:span text:style-name="T1261">rnam smin nyams su myong na smos ci 'tshal||</text:span></text:p>
      <text:p text:style-name="P1262"><text:span text:style-name="T1263">&lt;AUTO&gt;</text:span><text:span text:style-name="T1264"><text:s/></text:span></text:p>
      <text:p text:style-name="P1265">ces gsungs te|dmyal ba'i ri mo bris pa mthong ba dang sngon myong ba dran pa dang|gzhan las<text:s/>thos pa dang glegs bam bklags pa dang|'jim pa sogs la gzugs su bgyis pa'i tshul rnams kyis kyang 'jigs pa bskyed na|shin tu mi bzad pa'i rnam par smin pa mngon sum du nyams su myong ba smos ci 'tshal ba'i phyir ro|| dmyal ba kun sdug bsngal mtshungs sam zhe na|ma yin te|gong ma gong ma las 'og ma 'og ma rnams sdug bsngal che zhing thams cad las mnar med che'o zhes bstan pa'i phyir|</text:p>
      <text:p text:style-name="P1266">&lt;ALLO&gt;</text:p>
      <text:p text:style-name="P1267">bde ba kun gyi nang na sred zad pa'i||<text:s/></text:p>
      <text:p text:style-name="P1268">bde ba bdag po bgyid pa ji ltar bar||<text:s/></text:p>
      <text:p text:style-name="P1269">de bzhin sdug bsngal kun gyi nang na ni||<text:s/></text:p>
      <text:p text:style-name="P1270">mnar med dmyal ba'i sdug bsngal rab mi bzad||<text:s/></text:p>
      <text:p text:style-name="P1271">&lt;AUTO&gt;</text:p>
      <text:p text:style-name="P1272"><text:span text:style-name="T1273">ces gsungs te|bde ba kun gyi nang na khams gsum gyi sred pa ma lus pa zad pa'i rnam par grol ba'i bde ba las gong na gzhan med pa'i phyir bdag po ste mchog yin pa ji lta ba de bzhin du|mi dge ba'i 'bras bu sdug bsngal kun gyi nang na ni mnar med pa'i sdug bsngal nyid mi bzad cing che'o|| dmyal ba'i sdug bsngal de ji ltar zhe na|de la 'gran bzod pa'i dpe gzhan mi'i nang na med do zhes ston pa'i phyir|</text:span></text:p>
      <text:p text:style-name="P1274">&lt;ALLO&gt;</text:p>
      <text:p text:style-name="P1275">'di na nyin gcig mdung thung sum brgya yis||<text:s/></text:p>
      <text:p text:style-name="P1276">rab tu drag btab sdug bsngal gang lags pa||<text:s/></text:p>
      <text:p text:style-name="P1277">des ni dmyal ba'i sdug bsngal chung ngu la'ang||<text:s/></text:p>
      <text:p text:style-name="P1278"><text:span text:style-name="T1279">'ol yang mi bgyi char yang mi phod do||<text:s/></text:span></text:p>
      <text:p text:style-name="P1280">&lt;AUTO&gt;</text:p>
      <text:p text:style-name="P1281">zhes gsungs te|mi'i nang na 'di na nyin gcig rangs por mdung thung sum brgya yis dus gcig la shugs rab tu drag pos btab pa'i sdug bsngal gang lags pa des ni dmyal ba'i sdug bsngal chung ngu nyi tshe ba lta bu'i yang 'ol spyi tsam yang mi bgyi|brgya stong la sogs pa'i char yang mi phod do|| de lta bu'i sdug bsngal dus ji srid du myong bar bya dgos she na|so so'i tshe tshad ni mdzod du|yang sos la sogs drug rim bzhin|| 'dod lha'i tshe dang nyin zhag mnyam|| des na de dag rnams kyi tshe|| 'dod lha'i tshe dang<text:s/>'dra ba yin|| zhes dang|rab tu tsha phyed mnar med ni|| bar gyi bskal pa'o|| zhes bshad pa ltar yin la spyi'i dbang du byas nas|</text:p>
      <text:p text:style-name="P1282">[allp]</text:p>
      <text:p text:style-name="P1283">de ltar sdug bsngal shin tu mi bzad lo||<text:s/></text:p>
      <text:p text:style-name="P1284">bye ba phrag brgyar nyams su myong yang ni||<text:s/></text:p>
      <text:p text:style-name="P1285">ji srid mi dge de zad ma gyur pa||<text:s/></text:p>
      <text:p text:style-name="P1286"><text:span text:style-name="T1287">de srid srog dang bral bar mi 'gyur ro||<text:s/></text:span></text:p>
      <text:p text:style-name="P1288">&lt;AUTO&gt;</text:p>
      <text:p text:style-name="P1289">zhes gsungs te|bshad ma thag pa'i tshul de ltar sdug bsngal shin tu mi bzad pa lo bye ba phrag brgyar te shin tu yun ring ba nyams su myong yang|ji srid rgyu mi dge ba de zad par ma gyur pa de srid du srog dang bral bar mi 'gyur te dmyal ba myong 'gyur gyi las de stobs dang ldan pa'i phyir ro|| ji skad bshad pa'i dmyal ba'i sdug bsngal ni mi dge ba'i rgyu las byung bas de dag spang bar rigs so|| zhes stan pa ni|</text:p>
      <text:p text:style-name="P1290">&lt;ALLO&gt;</text:p>
      <text:p text:style-name="P1291">mi dge'i 'bras 'di rnams kyi sa bon ni||<text:s/></text:p>
      <text:p text:style-name="P1292">lus ngag yid kyi nyes spyad khyod kyis ni||<text:s/></text:p>
      <text:p text:style-name="P1293">ci nas de rdul tsam yang ma mchis pa||<text:s/></text:p>
      <text:p text:style-name="P1294"><text:span text:style-name="T1295">de ltar nyid kyi<text:s/></text:span><text:span text:style-name="T1296">rtsal gyis 'bad par mdzod||<text:s/></text:span></text:p>
      <text:p text:style-name="P1297">&lt;AUTO&gt;</text:p>
      <text:p text:style-name="P1298">ces gsungs te|mi dge ba'i 'bras bu dmyal ba'i sdug bsngal 'di rnams kyi sa bon ni srog gcod sogs lus dang|brdzun smra sogs ngag dang|brnab sems sogs yid kyi nyes spyad chen po rnams yin la|rgyal po khyod kyis ci nas<text:s/>kyang gsum po de rdul tsam yang ma mchis pa de ltar nyid kyi rtsal te nus pa ci yod kyis 'bad par mdzod cig|</text:p>
      <text:p text:style-name="P1299">&lt;ALLO&gt;</text:p>
      <text:p text:style-name="P1300">gnyis pa dud 'gro'i sdug bsngal ni|</text:p>
      <text:p text:style-name="P1301">re zhig spyi'i dbang du byas nas|</text:p>
      <text:p text:style-name="P1302">dud 'gro'i skye gnas na yang gsod pa dang||<text:s/></text:p>
      <text:p text:style-name="P1303">bcing dang brdeg sogs sdug bsngal sna tshogs pa||<text:s/></text:p>
      <text:p text:style-name="P1304">zhi 'gyur dge ba spangs pa rnams la ni||<text:s/></text:p>
      <text:p text:style-name="P1305">gcig la gcig za shin tu mi bzad pa||<text:s/></text:p>
      <text:p text:style-name="P1306"><text:span text:style-name="T1307">&lt;AUTO&gt;</text:span></text:p>
      <text:p text:style-name="P1308"><text:span text:style-name="T1309">zhes gsungs te|mi ltar 'greng ste mi 'gro bar dud de 'gro bas na dud 'gro ste de'i skye gnas su gtogs pa rnams na yang mi la sogs pa gzhan gyis gsod pa dang zhags pa la sogs pas bcing ba dang lcags gis brdeg pa sogs mi dang mi ma yin pa'i gnod pa mtha' yas pa dang|zhi ba mya ngan las 'das pa'i dge ba nges 'byed cha mthun sogs spangs pa ste de dag skye ba'i snod du mi rung ba'i dud 'gro rnams la ni|phan tshun gcig la gcig za ba rnam smin 'byin par nges pas shin tu mi bzad pa dang ldan no|| so so'i sdug bsnga</text:span><text:span text:style-name="T1310">l gyi dbang du byas nas|</text:span></text:p>
      <text:p text:style-name="P1311">&lt;ALLO&gt;</text:p>
      <text:p text:style-name="P1312">kha gcig mu tig bal dang rus pa dang||<text:s/></text:p>
      <text:p text:style-name="P1313">sha dang pags pa'i ched du 'chi bar 'gyur||<text:s/></text:p>
      <text:p text:style-name="P1314">dbang med gzhan dag rdog pa lag pa dang||<text:s/></text:p>
      <text:p text:style-name="P1315">lcag dang lcags kyu gdab pas btab ste bkol||<text:s/></text:p>
      <text:p text:style-name="P1316">&lt;AUTO&gt;</text:p>
      <text:p text:style-name="P1317"><text:span text:style-name="T1318">zhes sogs gsungs te|dud 'gro kha cig mu tig gi phyir dang|kha cig bal gyi phyir dang|glang po che la sogs pa rus pa'i phyir dang|ri dwags la sogs pa sha'i phyir dang|gzigs la sogs pa pags pa'i phyir du 'chi bar 'gyur la|rang dbang med pa lha'i yo byad du gyur pa'i dud 'gro gzhan rta dang ma he dang|bong bu dang glang po che dang glang la sogs pa dag ni go rim bzhin du rdog pa dang lag pa dang lcag dang lcags kyu dang gdab pa ste mtshon cha dag gis btab ste bkol bas sdug bsngal bar 'gyur ro||<text:s/></text:span></text:p>
      <text:p text:style-name="P1319">&lt;ALLO&gt;</text:p>
      <text:p text:style-name="P1320">gsum pa yi dwags kyi sdug bsngal ni|</text:p>
      <text:p text:style-name="P1321">re zhig spyi'i dbang du byas nas|</text:p>
      <text:p text:style-name="P1322">yi dwags na yang 'dod pas 'phongs pa yis||<text:s/></text:p>
      <text:p text:style-name="P1323">bskyed pa'i sdug bsngal rgyun chags mi 'chos pa||<text:s/></text:p>
      <text:p text:style-name="P1324">bkres skom grang dro ngal dang 'jigs pa yis||<text:s/></text:p>
      <text:p text:style-name="P1325"><text:span text:style-name="T1326">bskyed pa shin tu mi bzad bsten 'tshal lo||<text:s/></text:span></text:p>
      <text:p text:style-name="P1327">&lt;AUTO&gt;</text:p>
      <text:p text:style-name="P1328">zhes gsungs te|yi dwags su skyes na yang 'dod pas 'phongs pas bskyed pa'i sdug bsngal rgyun chags mi 'chos pa bsten 'tshal lo zhes sbrel lo|| de la rgyun chags mi 'chos pa ni|nam yang 'dod pa 'byor ba'i skabs med pas sdug bsngal de zlog pa'i thabs med pa'i phyir ro|| de nyid ji lta bu zhe na|bkres skom dang|dgun grang ba dang so ga dro ba dang|zas skal 'tshol ba'i don du rgyugs pas ngal ba dang|skyes bu mtshon cha thogs pa la sogs pa mthong ba na 'jigs shing skrag pas bskyed pa shin tu mi bzad pa'o|| de ni<text:s/>de dag gi sdug bsngal gyi khyad par 'ga' zhig bstan par bya ste|de la bkres skom gyi sdug bsngal gyi dbang du byas nas|</text:p>
      <text:p text:style-name="P1329"/>
      <text:p text:style-name="P1330"><text:span text:style-name="T1331">&lt;ALLO&gt;</text:span></text:p>
      <text:p text:style-name="P1332">kha cig kha ni khab kyi mig tsam la||<text:s/></text:p>
      <text:p text:style-name="P1333">lto ba ri yi<text:s/>ltos tsam bkres pas nyen||<text:s/></text:p>
      <text:p text:style-name="P1334">mi gtsang gyi nar bor ba cung zad kyang||<text:s/></text:p>
      <text:p text:style-name="P1335"><text:span text:style-name="T1336">'tshol ba'i mthu dang ldan pa ma lags so||<text:s/></text:span></text:p>
      <text:p text:style-name="P1337">&lt;AUTO&gt;</text:p>
      <text:p text:style-name="P1338">zhes gsungs te|kha khab mig tsam du chung la lto ba ri yi ltos tsam shin tu che ste dgang dka' bas bkres pas nyen par gyur te|mi gtsang ba gyi nar bor ba bshang gci sogs cung zad rnyed kyang kha chung bas 'tshal ba ste za ba'i nus pa dang ldan pa ma lags pa'i phyir ro|| lus mi sdug pa dang kha 'bab pa'i dbang du byas te|</text:p>
      <text:p text:style-name="P1339">&lt;ALLO&gt;</text:p>
      <text:p text:style-name="P1340">kha cig pags rus lus shing gcer bu ste||<text:s/></text:p>
      <text:p text:style-name="P1341">ta la ya thog bskams pa lta bu lags||<text:s/></text:p>
      <text:p text:style-name="P1342">kha gcig mtshan zhing kha nas 'bar ba ste||<text:s/></text:p>
      <text:p text:style-name="P1343"><text:span text:style-name="T1344">zas su 'bar ba'i khar babs bye ma 'tshal||<text:s/></text:span></text:p>
      <text:p text:style-name="P1345">&lt;AUTO&gt;</text:p>
      <text:p text:style-name="P1346"><text:span text:style-name="T1347">ces gsungs te|kha cig lus ni sha med par pags rus tsam lus shing gos med pas gcer bu ste|dper na shing ta la ya thog ste rtse mo bskams pa shun pa dang bral ba lta bu lags zhes so|| kha cig nyin par ma yin gyi mtshan mo re re zhing kha nas me 'bar ba ste|me 'bar ba'i khar bye ma tsha ba dag 'bab cing babs pa ste de dag zas su 'tshal ba ste za bar byed do|| yi dwags smad rigs kyi sdug bsngal gyi khyad par ma bstan pa'i phyir|</text:span></text:p>
      <text:p text:style-name="P1348">&lt;ALLO&gt;</text:p>
      <text:p text:style-name="P1349">smad rigs 'gas ni rnag dang phyi sa dang||<text:s/></text:p>
      <text:p text:style-name="P1350">khrag sogs mi gtsang ba yang mi rnyed de||<text:s/></text:p>
      <text:p text:style-name="P1351"/>
      <text:p text:style-name="P1352">phan tshun gdong du 'tshog cing mgrin pa nas||<text:s/></text:p>
      <text:p text:style-name="P1353"><text:span text:style-name="T1354">lba ba byung ba smin pa'i rnag 'tshal lo||<text:s/></text:span></text:p>
      <text:p text:style-name="P1355">&lt;AUTO&gt;</text:p>
      <text:p text:style-name="P1356"><text:span text:style-name="T1357">smad rigs te shin tu<text:s/></text:span><text:span text:style-name="T1358">bsod nams chung ba 'gas ni rnag dang phyi sa dang khrag la sogs pa mi gtsang ba yang mi rnyed na bzang po lta smos kyang ci dgos|'on kyang de dag phan tshun mthong ba na khros te gcig gis gcig la gdong du 'tshog cing lag nas tho ba byung nas phan tshun bsnun pas|mgrin pa nas lba ba byung ba smin pa'i rnag khong du zags pa rnams zas su 'tshal lo|| de dag gi sdug bsngal gyi khyad par gzhan bstan pa'i phyir|</text:span></text:p>
      <text:p text:style-name="P1359">&lt;ALLO&gt;</text:p>
      <text:p text:style-name="P1360">'di dag rnams la so ka'i dus su ni||<text:s/></text:p>
      <text:p text:style-name="P1361">zla ba'ang tsha la dgun ni nyi ma'ang grang||<text:s/></text:p>
      <text:p text:style-name="P1362">ljon shing 'bras bu med 'gyur 'di dag gis||<text:s/></text:p>
      <text:p text:style-name="P1363"><text:span text:style-name="T1364">bltas pa tsam gyis klung yang bskam par 'gyur||<text:s/></text:span></text:p>
      <text:p text:style-name="P1365">&lt;AUTO&gt;</text:p>
      <text:p text:style-name="P1366"><text:span text:style-name="T1367">ces gsungs te|smad rigs 'di dag rnams la ni so ka'i dus su zla ba yang tsha ba'i rkyen du 'gyur la|dgun ni nyi ma yang grang ba'i rkyen du 'gyur pa de lta bu'i tsha grang gi sdug bsngal myong zhing|de dag gis bltas pa tsam gyis ljon shing 'bras bu smin pa phun sum tshogs pas gang zhing yal ga dud pa rnams kyang yal ga dang 'bras bu med cing bskam par snang bar 'gyur ba dang|yan lag brgyad dang ldan pa'i chu klung yang bskams pa dang|'dag me 'bar bas gang ba dang|srin bu dang bcas pa'i mi gtsang ba du mas ga</text:span><text:span text:style-name="T1368">ng ba nyid du snang bar 'gyur ro|| de dag gis sdug bsngal de yun ji srid du myong zhe na|</text:span></text:p>
      <text:p text:style-name="P1369">&lt;ALLO&gt;</text:p>
      <text:p text:style-name="P1370">bar chad med par sdug bsngal bsten gyur pa||<text:s/></text:p>
      <text:p text:style-name="P1371"/>
      <text:p text:style-name="P1372">nyes par spyad<text:s/>pa'i las kyi zhags pas ni||<text:s/></text:p>
      <text:p text:style-name="P1373">sra bas bcings pa'i lus can kha cig lo||<text:s/></text:p>
      <text:p text:style-name="P1374"><text:span text:style-name="T1375">lnga stong dag dang khrir yang 'chi mi 'gyur||<text:s/></text:span></text:p>
      <text:p text:style-name="P1376">&lt;AUTO&gt;</text:p>
      <text:p text:style-name="P1377">ces gsungs te|bar chad med pa ste rgyun chags su sdug bsngal bsten par gyur pa'i lus can de rnams ni tshe tshad rdzogs par thub pa kha cig mi lo lnga stong dang|khrir yang zas skom sogs mi 'byor yang 'chi bar mi 'gyur te|nyes spyad kyi las kyi zhags pa sra bas bcings pa'i phyir ro|| sdug bsngal de lta bu myong ba'i rgyu gang zhe na|</text:p>
      <text:p text:style-name="P1378"><text:span text:style-name="T1379">&lt;ALLO&gt;</text:span></text:p>
      <text:p text:style-name="P1380">de ltar yi dwags rnams kyis sna tshogs pa'i||<text:s/></text:p>
      <text:p text:style-name="P1381">sdug bsngal ro gcig thob pa gang lags pa||<text:s/></text:p>
      <text:p text:style-name="P1382">de yi rgyu ni skye bo 'jungs dga' ba||<text:s/></text:p>
      <text:p text:style-name="P1383">ser sna 'phags min lags par sangs rgyas gsungs||<text:s/></text:p>
      <text:p text:style-name="P1384"><text:span text:style-name="T1385">&lt;AUTO&gt;</text:span></text:p>
      <text:p text:style-name="P1386">sngar bshad pa de ltar yi dwags rnams kyis bkres skom la sogs pa sna tshogs pa'i sdug bsngal myong ba thams cad kyang sdug bsngal nyid du gcig pas ro gcig ste|de lta bu thob pa gang lags pa de yi rgyu ni skye bo 'jungs dga' ba ste ser sna goms par byas pa yin la|de yang 'phags min te mi dge ba stobs ldan lags par sangs rgyas kyis gsungs te|ji skad du sdud pa las|</text:p>
      <text:p text:style-name="P1387">&lt;ALLO&gt;</text:p>
      <text:p text:style-name="P1388">ser sna can ni yi dwags gnas su skye bar 'gyur||<text:s/></text:p>
      <text:p text:style-name="P1389">ci ste mir skyes na yang de tshe dbul par 'gyur||<text:s/></text:p>
      <text:p text:style-name="P1390">&lt;AUTO&gt;</text:p>
      <text:p text:style-name="P1391">ces gsungs pa ltar ro||<text:s/></text:p>
      <text:p text:style-name="P1392">bzhi pa lha'i sdug bsngal ni|</text:p>
      <text:p text:style-name="P1393">&lt;ALLO&gt;</text:p>
      <text:p text:style-name="P1394">mtho ris na yang bde chen de dag gis||<text:s/></text:p>
      <text:p text:style-name="P1395">'chi 'pho'i sdug bsngal nyid ni de bas<text:s/>che||<text:s/></text:p>
      <text:p text:style-name="P1396">de ltar bsams nas ya rabs rnams kyis ni||<text:s/></text:p>
      <text:p text:style-name="P1397">zad 'gyur mtho ris slad du sred mi bgyi||<text:s/></text:p>
      <text:p text:style-name="P1398"><text:span text:style-name="T1399">&lt;AUTO&gt;</text:span></text:p>
      <text:p text:style-name="P1400"><text:span text:style-name="T1401">zhes gsungs te|mtho ris te 'dod pa'i lha na yang 'dod pa'i yul phun sum tshogs pa spyod pa'i bde ba chen po yod mod kyi|de dag gi 'chi 'pho ba'i dus kyi sdug bsngal ni bde ba de bas che ste|ji skad du|</text:span></text:p>
      <text:p text:style-name="P1402">&lt;ALLO&gt;</text:p>
      <text:p text:style-name="P1403">kyi hud shing rta sna tshogs tshal||<text:s/></text:p>
      <text:p text:style-name="P1404">kyi hud rdzing bu dal gyis 'bab||<text:s/></text:p>
      <text:p text:style-name="P1405">kyi hud sdug pa'i rnam shes lha||<text:s/></text:p>
      <text:p text:style-name="P1406"><text:span text:style-name="T1407">smre sngags 'don cing sa la lhung||<text:s/></text:span></text:p>
      <text:p text:style-name="P1408">&lt;AUTO&gt;</text:p>
      <text:p text:style-name="P1409">zhes bshad pa ltar ro|| de ltar bsams nas ya<text:s/>rabs ta rtag ldan rnams kyis mtho ris kyi bde ba'i slad du yang sred par mi bgyi ste|bde ba de yang zad par 'gyur bas snying po med pa'i phyir ro|| lha dag rdzus skyes yin pas gnad gcod pa'i sdug bsngal ni med na|ji ltar de dag 'chi ba'i tshe sdug bsngal 'byung zhe na|lus kyi sdug bsngal med kyang 'chi ltas kyis zin pa na sems kyi sdug bsngal shin tu chen po 'byung ngo zhes bstan pa'i phyir|</text:p>
      <text:p text:style-name="P1410">&lt;ALLO&gt;</text:p>
      <text:p text:style-name="P1411">lus kyi kha dog mi sdug 'gyur ba dang||<text:s/></text:p>
      <text:p text:style-name="P1412">stan la mi dga' me tog phreng rnying dang||<text:s/></text:p>
      <text:p text:style-name="P1413">gos la dri ma chags dang lus la ni||<text:s/></text:p>
      <text:p text:style-name="P1414">sngon chad med pa'i rngul 'byung zhes bgyi ba||<text:s/></text:p>
      <text:p text:style-name="P1415">mtho ris 'chi 'pho sbron bgyid snga ltas lnga||<text:s/></text:p>
      <text:p text:style-name="P1416">mtho ris gnas pa'i lha rnams la 'byung ste||<text:s/></text:p>
      <text:p text:style-name="P1417">sa steng mi rnams 'chi bar 'gyur ba dag|</text:p>
      <text:p text:style-name="P1418">sbran par byed pa'i 'chi ltas rnams dang 'dra||<text:s/></text:p>
      <text:p text:style-name="P1419"><text:span text:style-name="T1420">&lt;AUTO&gt;</text:span></text:p>
      <text:p text:style-name="P1421"><text:span text:style-name="T1422">zhes gsungs te|gang gi tshe lha rnams 'chi bar gyur pa de'i tshe lus kyi kha dog mdzes pa dag nyams nas mi sdug par 'gyur ba dang|rang gi stan la 'dug par mi dga' ba dang|rgyan gyi me tog gi phreng ba rnams rnying pa dang|gos la dri ma chags pa dang|lus la sngon chad rngul 'byung ba med pa las de'i tshe 'byung ba dang lnga ni gang mthong na lha rnams yid mi bde ba skye bar 'gyur ba'i mtho ris lha rnams kyi 'chi 'pho ba sbron par byed pa'i snga ltas sam rtags yin te|dper na sa steng mi rnams 'chi bar 'gyur b</text:span><text:span text:style-name="T1423">a dag sbron par byed pa'i 'chi ltas sna zhom pa dang|gshin gyi dri ma 'byung ba la sogs pa dang 'dra'o|| 'chi 'pho ba'i sdug bsngal 'byung ba 'ba' zhig tu ma zad kyi|shi ba'i 'og tu ngan song gi sdug bsngal dag kyang myong bar 'gyur ro zhes bstan pa'i phyir|</text:span></text:p>
      <text:p text:style-name="P1424">&lt;ALLO&gt;</text:p>
      <text:p text:style-name="P1425">lha yi 'jig rten dag nas 'phos pa la||<text:s/></text:p>
      <text:p text:style-name="P1426">gal te dge ba'i lhag ma 'ga' med na||<text:s/></text:p>
      <text:p text:style-name="P1427"/>
      <text:p text:style-name="P1428">de nas dbang med dud 'gro yi dwags dang||<text:s/></text:p>
      <text:p text:style-name="P1429"><text:span text:style-name="T1430">dmyal bar gnas par gang yang rung bar 'gyur||<text:s/></text:span></text:p>
      <text:p text:style-name="P1431">&lt;AUTO&gt;</text:p>
      <text:p text:style-name="P1432">zhes gsungs te|lha'i 'jig rten nas shi 'phos pa rnams la gal te mtho ris su skye 'gyur gyi dge ba'i lhag ma 'ga' med na de nas mtho ris su gnas pa'i dbang med par dud 'gro dang yi dwags dang dmyal ba rnams las gang yang rung ba rnams su lhung zhing sdug bsngal myong bar 'gyur ro||<text:s/></text:p>
      <text:p text:style-name="P1433"><text:span text:style-name="T1434">lnga pa lha ma yin gyi sdug bsngal ni|</text:span></text:p>
      <text:p text:style-name="P1435">&lt;ALLO&gt;</text:p>
      <text:p text:style-name="P1436">lha min dag na'ang rang bzhin gyis lha yi||<text:s/></text:p>
      <text:p text:style-name="P1437">dpal la sdang phyir yid kyi sdug bsngal che||<text:s/></text:p>
      <text:p text:style-name="P1438">de dag blo dang ldan yang 'gro ba yi||<text:s/></text:p>
      <text:p text:style-name="P1439"><text:span text:style-name="T1440">sgrib pas bden pa mthong ba ma mchis so||<text:s/></text:span></text:p>
      <text:p text:style-name="P1441">&lt;AUTO&gt;</text:p>
      <text:p text:style-name="P1442">zhes gsungs te|lha ma yin rnams ni nga rgyal che ba'i phyir rang<text:s/>bzhin gyis nga rgyal las byung ba'i lha'i dpal la sdang ba'i phyir mi bzod pas bskyed pa'i yid kyi sdug bsngal che ste|phrag dog ni yid shin tu gdung bar byed pa'i phyir ro|| gzhan yang lha dang g.yul 'gyed pa'i tshe lus bcad pa dang|dras pa la sogs pa'i sdug bsngal yod cing|de dag dge sdig la rnam par spyod pa'i blo dang ldan pa yin yang bden pa mthong ba ma mchis te|'gro ba'i sgrib pa ste rnam smin gyi sgrib pa can yin pa'i phyir ro|| 'grel par lha ma yin mi dge bas 'phangs shing dge bas rdzogs par bshad<text:s/>kyang|de dag lha'i 'gro ba pa yin pa'i phyir 'phen byed dge bas 'phangs par 'phags pa thogs med kyis bshad do||<text:s/></text:p>
      <text:p text:style-name="P1443"/>
      <text:p text:style-name="P1444">gsum pa don bsdus pa ni|</text:p>
      <text:p text:style-name="P1445">de ltar 'khor ba'i nyes pa bshad nas de la mngon par mi dga' ba'i 'du shes bsgrub pa'i phyir|</text:p>
      <text:p text:style-name="P1446">&lt;ALLO&gt;</text:p>
      <text:p text:style-name="P1447">'khor ba de 'dra lags pas lha mi dang||<text:s/></text:p>
      <text:p text:style-name="P1448">dmyal ba yi dwags dud 'gro rnams dag tu||<text:s/></text:p>
      <text:p text:style-name="P1449">skye ba bzang po ma lags skye ba ni||<text:s/></text:p>
      <text:p text:style-name="P1450">gnod pa du ma'i snod gyur lags mkhyen mdzod||<text:s/></text:p>
      <text:p text:style-name="P1451"><text:span text:style-name="T1452">&lt;AUTO&gt;</text:span></text:p>
      <text:p text:style-name="P1453">ces gsungs te|gang gi phyir 'khor ba ni ji skad bshad pa'i nyes pa de 'dra ba dang ldan pa lags pas|lha mi la sogs pa'i 'gro ba dag tu skye ba bzang po ma lags la skye ba ni nye du'i gnod pa la sogs pa gnod pa du ma'i snod dam rten du gyur par mkhyen par mdzod cig</text:p>
      <text:p text:style-name="P1454">gsum pa myang 'das kyi yon tan bsams nas lam bsgrub pa la gnyis las|dang po theg pa thun mong gi dbang du byas pa la yang gnyis kyi|dang po phan yon can gyi myang 'das thob bya yin par bstan pa ni|</text:p>
      <text:p text:style-name="P1455">de ltar 'jig rten la mngon par mi dga' ba'i blo bskyed nas myang 'das bsgrub pa'i phyir|</text:p>
      <text:p text:style-name="P1456"><text:span text:style-name="T1457">mgo 'am gos la glo bur me shor na||</text:span></text:p>
      <text:p text:style-name="P1458"><text:span text:style-name="T1459">&lt;ALLO&gt;</text:span><text:span text:style-name="T1460"><text:s/></text:span></text:p>
      <text:p text:style-name="P1461">de dag phyir bzlog bgyi ba btang nas kyang||<text:s/></text:p>
      <text:p text:style-name="P1462"><text:span text:style-name="T1463">yang srid med par bgyi slad 'bad 'tshal te||<text:s/></text:span></text:p>
      <text:p text:style-name="P1464">de bas ches mchog dgos pa gzhan ma mchis||<text:s/></text:p>
      <text:p text:style-name="P1465"><text:span text:style-name="T1466">&lt;AUTO&gt;</text:span></text:p>
      <text:p text:style-name="P1467"><text:span text:style-name="T1468">zhes gsungs te|rang gi mgo 'am gos la glo bur me shor na lus srog 'joms pas myur du bzlog par bya ba yin mod|'khor ba'i nyes dmigs shes pa'i mkhas pas ni de dag phyir bzlog pa'i bgyi ba btang nas lus srog la mi lta ba'i brtson 'grus kyis yang srid med mar bgyi ba'i slad du 'bad 'tshal te|yang srid med pa de bas ches mchog tu gyur pa'i skyes bu'i dgos pa gzhan ma mchis pa'i phyir ro|| yang srid med pa de ji ltar thob ce na|bslab pa rin po che gsum gyis 'thob bo zhes bstan pa'i phyir|</text:span></text:p>
      <text:p text:style-name="P1469">&lt;ALLO&gt;</text:p>
      <text:p text:style-name="P1470">tshul khrims dag dang shes rab bsam gtan gyis||<text:s/></text:p>
      <text:p text:style-name="P1471">mya ngan 'das zhi dul ba dri med pa'i||<text:s/></text:p>
      <text:p text:style-name="P1472">go 'phang mi rga mi 'chi zad mi 'tshal||<text:s/></text:p>
      <text:p text:style-name="P1473"><text:span text:style-name="T1474">sa chu<text:s/></text:span><text:span text:style-name="T1475">me rlung nyi zla bral thob mdzod||<text:s/></text:span></text:p>
      <text:p text:style-name="P1476">&lt;AUTO&gt;</text:p>
      <text:p text:style-name="P1477">ces gsungs te|tshul khrims dang shes rab dang bsam gtan te sngar bshad pa'i bslab pa gsum gyis mya ngan las 'das pa thob par mdzod cig ces sbrel lo|| mya ngan las 'das pa ni gnyis te|phung po lhag ma med pa dang|lhag ma dang bcas pa'o|| de la dang po ni zag bcas kyi phung po ma lus pa 'gags pa'i phyir zhi ba|gnyis pa ni dbang po dul ba gnyi ga yang nyon mongs pa'i rnyog pa med pas dri ma med pa|na tshod 'gyur ba med pas mi rga ba|srog 'gyur ba med pas mi 'chi ba|nam yang zad pa med pas zad mi 'tshal ba'o||<text:s/>yang phyi rol pa kha cigkha ba dung dang rgya spos dang|| ba zho ba mo mu tig mdag|gdugs dkar bzung ba'i dbyibs 'dra ba|| thar pa yin par rgyal bas bshad|| ces sogs thar pa gzugs can du 'dod pa dag las khyad par du bya ba'i phyir|sa chu me rlung nyi zla bral thob mdzod|| ces gsungs so||<text:s/></text:p>
      <text:p text:style-name="P1478"/>
      <text:p text:style-name="P1479">gnyis pa de'i rgyu tshogs bsgrub par gdams pa la bdun gyi|dang po byang chub kyi yan lag bdun ni|</text:p>
      <text:p text:style-name="P1480">da ni gang mngon du gyur na mya ngan las 'das pa thob par 'gyur ba'i chos de bstan pa'i phyir|</text:p>
      <text:p text:style-name="P1481">&lt;ALLO&gt;</text:p>
      <text:p text:style-name="P1482">dran dang chos rab 'byed dang brtson 'grus dang||<text:s/></text:p>
      <text:p text:style-name="P1483">dga' dang shin tu sbyangs dang ting 'dzin dang||<text:s/></text:p>
      <text:p text:style-name="P1484">btang snyoms 'di bdun byang chub yan lag ste||<text:s/></text:p>
      <text:p text:style-name="P1485"><text:span text:style-name="T1486">mya ngan 'das thob bgyid pa'i dge tshogs lags||<text:s/></text:span></text:p>
      <text:p text:style-name="P1487">&lt;AUTO&gt;</text:p>
      <text:p text:style-name="P1488"><text:span text:style-name="T1489">zhes gsungs te|mthong lam gyi gnas skabs kyi bden pa'i dmigs pa ma brjed pa'i dran pa dang|chos rab tu rnam par 'byed pa'i shes rab dang|dge ba la spro ba'i brtson 'grus dang|dmigs pa de nyid la yid bde ba'i dga' ba dang|lus sems las su rung ba'i shin tu sbyangs pa dang|ting nge 'dzin dang bying rgod med par rnal du 'dug pa'i btang snyoms dang 'di bdun ni byang chub kyi yan lag ces bya ste mthong lam byang chub kyi yan lag yin pa'i phyir ro|| ji ltar mthong lam byang chub kyi yan lag yin zhe na|mdo sde rgya</text:span><text:span text:style-name="T1490">n du|</text:span></text:p>
      <text:p text:style-name="P1491">&lt;ALLO&gt;</text:p>
      <text:p text:style-name="P1492">rang bzhin yan lag gnas yan lag|</text:p>
      <text:p text:style-name="P1493">gsum pa nges 'byung yan lag ste||<text:s/></text:p>
      <text:p text:style-name="P1494">bzhi pa phan yon yan lag yin||<text:s/></text:p>
      <text:p text:style-name="P1495">rnam gsum nyon mongs med yan lag|</text:p>
      <text:p text:style-name="P1496">&lt;AUTO&gt;</text:p>
      <text:p text:style-name="P1497"/>
      <text:p text:style-name="P1498"><text:span text:style-name="T1499">ces bshad par ltar|dran pa ni mthong lam byang chub kyi gnas yan lag yin te|dran pa nye bar gnas pa ni dge ba'i chos rnams yid<text:s/></text:span><text:span text:style-name="T1500">kyis mngon par brjod pa'i sgo nas mi nyams par byed pa'i phyir ro|| de yang shes bya ma rtogs pa rtogs par byed pas 'khor lo rin po ches g.yul ma phebs pa phebs par byed pa dang 'dra ste|rgyan du|</text:span></text:p>
      <text:p text:style-name="P1501">&lt;ALLO&gt;</text:p>
      <text:p text:style-name="P1502">shes bya ma rgyal rgyal bya'i phyir||<text:s/></text:p>
      <text:p text:style-name="P1503">dran pa la ni kun tu spyod||<text:s/></text:p>
      <text:p text:style-name="P1504"><text:span text:style-name="T1505">&lt;AUTO&gt;</text:span></text:p>
      <text:p text:style-name="P1506"><text:span text:style-name="T1507">ces gsungs so|| shes rab ni ngo bo nyid kyi yan lag yin te|mthong lam byang chub ni shes rab kyi rang bzhin yin pa'i phyir ro|| de yang gang zag dang chos su 'dzin pa'i rtog pa 'joms pas glang po ches phyir rgol ba 'joms pa dang 'dra ste|</text:span></text:p>
      <text:p text:style-name="P1508">&lt;ALLO&gt;</text:p>
      <text:p text:style-name="P1509">'di yis rnam 'byed rtog pa yi||<text:s/></text:p>
      <text:p text:style-name="P1510">mtshan ma thams cad 'joms par byed||<text:s/></text:p>
      <text:p text:style-name="P1511">&lt;AUTO&gt;</text:p>
      <text:p text:style-name="P1512"><text:span text:style-name="T1513">ces pa ltar ro|| brtson 'grus ni nges par 'byung ba'i yan lag ste|'dis bgrod bya ji srid bar 'gro bar byed pa'i phyir ro|| des mngon par shes pa myur du sgrub<text:s/></text:span><text:span text:style-name="T1514">pas rta mchog gis myur du sa ga'i rgya mtsho'i mthar thug par 'gro ba dang 'dra ste|</text:span></text:p>
      <text:p text:style-name="P1515">&lt;ALLO&gt;</text:p>
      <text:p text:style-name="P1516">'di yi brtson 'grus ma lus pa||<text:s/></text:p>
      <text:p text:style-name="P1517">myur du rtogs par bya phyir 'jug|</text:p>
      <text:p text:style-name="P1518"><text:span text:style-name="T1519">&lt;AUTO&gt;</text:span></text:p>
      <text:p text:style-name="P1520"><text:span text:style-name="T1521">ces bshad pa ltar ro|| dga' ba ni phan yon gyi yan lag ste|sems rgyud sim par byed pa'i phyir ro|| de ni nor bu'i snang ba'i khyad par gyis rgyal po dga' bar byed pa dang 'dra ste|</text:span></text:p>
      <text:p text:style-name="P1522">&lt;ALLO&gt;</text:p>
      <text:p text:style-name="P1523">chos kyi snang ba 'phel ba'i phyir||<text:s/></text:p>
      <text:p text:style-name="P1524">dga' bas rtag tu rgyas par 'gyur||<text:s/></text:p>
      <text:p text:style-name="P1525"><text:span text:style-name="T1526">&lt;AUTO&gt;</text:span></text:p>
      <text:p text:style-name="P1527"><text:span text:style-name="T1528">zhes pa ltar ro|| shin tu sbyangs pa ni gang gis nyon mongs par mi 'gyur bar byed pa'i yan lag ste|des nyon mongs pa'i rgyu gnas ngan len 'jig par byed pa'i phyir ro|| de ni btsun mos rgyal po'i bde ba byed pa dang 'dra ste|</text:span></text:p>
      <text:p text:style-name="P1529">&lt;ALLO&gt;</text:p>
      <text:p text:style-name="P1530">sgrib pa kun las thar pa'i phyir||<text:s/></text:p>
      <text:p text:style-name="P1531">shin tu sbyangs pa'i bde ba thob||<text:s/></text:p>
      <text:p text:style-name="P1532">&lt;AUTO&gt;</text:p>
      <text:p text:style-name="P1533">ces pa ltar ro|| ting nge 'dzin ni|gang du kun nas nyon mongs par mi 'gyur ba'i yan lag ste|de la gnas pa ni gnas 'gyur ba'i phyir ro|| 'dis 'dod pa'i don kun sgrub pa'i phyir khyim bdag lta bu ste|</text:p>
      <text:p text:style-name="P1534">&lt;ALLO&gt;</text:p>
      <text:p text:style-name="P1535">ting nge 'dzin la bsams pa'i don||<text:s/></text:p>
      <text:p text:style-name="P1536">'byor ba nye bar skye bar 'gyur||<text:s/></text:p>
      <text:p text:style-name="P1537"><text:span text:style-name="T1538">&lt;AUTO&gt;</text:span></text:p>
      <text:p text:style-name="P1539"><text:span text:style-name="T1540">zhes pa ltar ro|| btang snyoms ni kun nas nyon mongs pa med pa'i ngo bo yin te|brnab sems dang yid mi bde ba dang bral ba'i nyon mongs can ma yin pa'i gnas skabs kyi ngo bo yin pa'i phyir ro|| de ni blon pos dpung gi tshogs yan lag bzhi 'dod gnas byed pa dang 'dra ste|</text:span></text:p>
      <text:p text:style-name="P1541">&lt;ALLO&gt;</text:p>
      <text:p text:style-name="P1542"><text:span text:style-name="T1543">btang snyoms kyis ni thams cad du|| 'di ni ji ltar 'dod bzhin gnas||<text:s/></text:span></text:p>
      <text:p text:style-name="P1544">&lt;AUTO&gt;</text:p>
      <text:p text:style-name="P1545">zhes gsungs pa ltar ro|| de bas na mya ngan las 'das pa thob par bgyid pa'i rgyu dge tshogs lags te bsgrub par bgyi'o|gnyis pa zhi gnas dang lhag mthong zung du 'brel bas mya ngan las 'das pa thob bo zhes bstan pa'i phyir|</text:p>
      <text:p text:style-name="P1546">&lt;ALLO&gt;</text:p>
      <text:p text:style-name="P1547">shes rab med par bsam gtan yod min te||<text:s/></text:p>
      <text:p text:style-name="P1548">bsam gtan med par yang ni shes rab med||<text:s/></text:p>
      <text:p text:style-name="P1549">gang la de gnyis yod pas srid pa yi||<text:s/></text:p>
      <text:p text:style-name="P1550"><text:span text:style-name="T1551">rgya mtsho gnag rjes lta bur 'tshal bar bgyi||<text:s/></text:span></text:p>
      <text:p text:style-name="P1552">&lt;AUTO&gt;</text:p>
      <text:p text:style-name="P1553">zhes gsungs<text:s/>te|chos rnams kyi rang dang spyi'i mtshan nyid legs par shes pa'i shes rab med par bsam gtan skye ba yod pa ma yin te|shes rab kyis shes bya'i gnas la the tshom med par sgro 'dogs chod pa na dmigs pa la bde bar sems mnyam par 'jog pa'i phyir ro|| bsam gtan med par yang ni yang dag pa ji lta ba bzhin shes pa'i shes rab med de|sems mnyam par bzhag na yang dag pa ji lta ba bzhin du shes so gsungs pa'i phyir ro|| rnal 'byor pa gang la dmigs pa la sems rtse gcig pa'i bsam gtan dang|yang dag pa ji lta ba bzhin du<text:s/>shes pa'i shes rab de gnyi ga yod pa de yis srid pa'i rgya mtsho gnag rjes kyi chu lta bur 'tshal bar bgyi ste myur du skam pa'am rgal bar ni nus pa'i phyir ro|| shes rab ni 'dir gang zag dang|chos kyi bdag nyid rtogs pa la 'dod de|gzhan gyis srid pa'i rtsa ba gcod mi nus pa'i phyir ro|| bsam gtan med pa'i shes rab ni mi brtan pa'i phyir nyon mongs pa drung nas 'byin mi nus la|shes rab med par yang bsam gtan gyis nyon mongs pa mngon 'gyur mgo gnon pa tsam byed kyi|sa bon drung nas 'byin par mi nus pas|de'i<text:s/>phyir zhi gnas dang ltag mthong zung du 'brel ba'i lam gyis mya ngan las 'das pa 'thob pa yin no|| de dag la lhag mthong gtso che'i gzhi gnas mi gtso ste|ji skad du|bstod pa byed pa dag gis||<text:s/></text:p>
      <text:p text:style-name="P1554"/>
      <text:p text:style-name="P1555">&lt;ALLO&gt;</text:p>
      <text:p text:style-name="P1556">khyod kyis gtan la mi phyogs pa'i||<text:s/></text:p>
      <text:p text:style-name="P1557">skye bo ma rig<text:s/>gis ldongs pa||<text:s/></text:p>
      <text:p text:style-name="P1558">srid rtse'i bar du song nas kyang||<text:s/></text:p>
      <text:p text:style-name="P1559">sdug bsngal yang 'byung srid pa sgrub||<text:s/></text:p>
      <text:p text:style-name="P1560">ces dang|</text:p>
      <text:p text:style-name="P1561">khyod kyi bstan pa'i rjes 'brang ba||<text:s/></text:p>
      <text:p text:style-name="P1562">bsam gtan dngos gzhi ma thob kyang||<text:s/></text:p>
      <text:p text:style-name="P1563">bdud kyi mig ras btsa' bzhin du||<text:s/></text:p>
      <text:p text:style-name="P1564"><text:span text:style-name="T1565">srid pa rnams ni zlog par bgyid||<text:s/></text:span></text:p>
      <text:p text:style-name="P1566">&lt;AUTO&gt;</text:p>
      <text:p text:style-name="P1567">ces gsungs pa lta bu'o|| de bas na thar pa 'dod pa rnams kyis sems las su rung ba'i zhi gnas tsam thog mar bsgrubs nas|de'i 'og tu dran pa nye bar gzhag pa nas bzung ste|so sor rtog pa'i shes rab kyis bdag med pa rnam pa gnyis sgom pa'i rnal 'byor la brtson par bya'o|| so sor rtog pa'i shes rab dang bral te sems gnas pa tsam bsgoms pas ni 'jig rten pa'i chags bral yang mi thob na thar pa lta ci smos|</text:p>
      <text:p text:style-name="P1568">gsum pa bsam bya ma yin pa'i gnas spangs te rten 'brel rtogs par bya ba ni|</text:p>
      <text:p text:style-name="P1569"/>
      <text:p text:style-name="P1570"><text:span text:style-name="T1571">mya ngan las 'das pa'i lam yang dag par lta ba'i gegs su gyur pa bsam bya ma yin pa sems pa bzlog pa'i phyir|</text:span></text:p>
      <text:p text:style-name="P1572">&lt;ALLO&gt;</text:p>
      <text:p text:style-name="P1573">lung ma bstan pa bcu bzhi 'jig rten na||<text:s/></text:p>
      <text:p text:style-name="P1574">nyi ma'i gnyen gyis rab gsungs gang lags pa||<text:s/></text:p>
      <text:p text:style-name="P1575">de dag rnams la bsam par mi bgyi ste||<text:s/></text:p>
      <text:p text:style-name="P1576"><text:span text:style-name="T1577">de yis blo ni zhi bar bgyid ma lags||<text:s/></text:span></text:p>
      <text:p text:style-name="P1578">&lt;AUTO&gt;</text:p>
      <text:p text:style-name="P1579">zhes gsungs te|lung ma bstan pa'i lta ba bcu bzhi nyi ma'i gnyen te sangs rgyas bcom ldan 'das kyis lung ring ma nas gsungs pa 'di lta ste|bdag dang 'jig rten rtag mi rtag|gnyi ga yin gnyi ga ma yin zhes pa sngon gyi mtha' la brten pa bzhi dang|bdag dang 'jig rten mtha' dang ldan mi ldan gnyi ga yin gnyi ga ma yin zhes pa phyi ma'i mtha' la brten pa bzhi dang|de bzhin gshegs pa grongs phan chad 'byung mi 'byung gnyi ga yin gnyi ga ma yin zhes pa mya ngan las 'das pa la brten pa bzhi dang|lus de srog kyang de zhes pa dang|lus kyang gzhan srog kyang gzhan zhes pa lus srog la brten pa gnyis so|| de la srog ni bdag gi rnam grangs so|| ci'i phyir lung ma bstan pa zhes bya zhe na|don 'di dag phyi rol pa 'ga' zhig gis de bzhin gshegs pa la zhus pa na|bdag rtag pa las brtsams te dri bar mkhyen nas|rtag pa'am mi rtag pa sogs su lung bstan pa na khyad gzhi med par khyad par gyi chos la dpyod pa mi 'thad par dgongs shing|khyad gzhi bdag med do zhes bkag na don du mi 'gyur bar dgongs nas lung ma ston pa zhes bya'o|| yang<text:s/>na bdag ni phung po la brten nas btags pa'i gang zag go|'jig rten ni nye bar len pa'i phung po lnga'o|| de dag ni rten cing 'brel bar 'byung ba yin pa'i phyir rang bzhin med pa yin la|de'i phyir rtag mi rtag sogs su ma grub ste|ji skad du|</text:p>
      <text:p text:style-name="P1580">&lt;ALLO&gt;</text:p>
      <text:p text:style-name="P1581">rten cing 'brel bar 'byung ba gang||<text:s/></text:p>
      <text:p text:style-name="P1582">de ni ngo bo nyid kyis zhi||<text:s/></text:p>
      <text:p text:style-name="P1583">&lt;AUTO&gt;</text:p>
      <text:p text:style-name="P1584">zhes bshad pa ltar ro|| de bas na de dag rtag mi rtag sogs su lung bstan par bya ba ma yin la|zab mo'i don gyi snod ma yin par dgongs nas|rten 'brel rang bzhin med par yang ma<text:s/>gsungs pas|de'i phyir lung du ma bstan pa zhes bya ste|ji skad du rin chen phreng bar|</text:p>
      <text:p text:style-name="P1585">&lt;ALLO&gt;</text:p>
      <text:p text:style-name="P1586">'jig rten mtha' dang ldan nam zhes||<text:s/></text:p>
      <text:p text:style-name="P1587">zhus na rgyal ba mi gsung bzhugs||<text:s/></text:p>
      <text:p text:style-name="P1588">gang phyir de ltar zab pa'i chos||<text:s/></text:p>
      <text:p text:style-name="P1589">snod min 'gro la ma gsung pa||<text:s/></text:p>
      <text:p text:style-name="P1590">de nyid phyir na mkhas rnams kyis||<text:s/></text:p>
      <text:p text:style-name="P1591"><text:span text:style-name="T1592">kun mkhyen thams cad mkhyen par shes||<text:s/></text:span></text:p>
      <text:p text:style-name="P1593">&lt;AUTO&gt;</text:p>
      <text:p text:style-name="P1594">zhes gsungs so|| de lta bu'i lta ba de dag la bsam par mi bgyi ste|gang gi phyir bsam par nus shing bsams na phan yon yod pa de ni bsam par rigs pa yin na|'di dag la ni khyad gzhi med pa'i<text:s/>phyir bsam par mi nus la|bsams na lta ba ngan pa'i sbrul gyis zin nas nyon mongs pa'i dug 'phel bar 'gyur ba'i phyir|de la bsams pa de yis blo zhi bar bgyid pa ma lags so|| bsam par nus shing bsams na zhi ba thob pa'i phan yon dang bcas par ni rten cing 'brel bar 'byung ba yin no zhes bstan pa'i phyir|</text:p>
      <text:p text:style-name="P1595">&lt;ALLO&gt;</text:p>
      <text:p text:style-name="P1596">ma rig pa las las te de las ni||<text:s/></text:p>
      <text:p text:style-name="P1597">rnam shes de las ming dang gzugs rab 'byung||<text:s/></text:p>
      <text:p text:style-name="P1598">de las skye mched drug ste de dag las||<text:s/></text:p>
      <text:p text:style-name="P1599">reg pa kun tu 'byung bar thub pas gsungs||<text:s/></text:p>
      <text:p text:style-name="P1600">reg pa las ni tshor ba kun 'byung ste||<text:s/></text:p>
      <text:p text:style-name="P1601">tshor ba'i gzhi las sred pa 'byung bar 'gyur||<text:s/></text:p>
      <text:p text:style-name="P1602">sred las len pa skye bar 'gyur ba ste||<text:s/></text:p>
      <text:p text:style-name="P1603">de las srid pa srid las skye ba lags||<text:s/></text:p>
      <text:p text:style-name="P1604">skye ba yod na mya ngan na rga dang||<text:s/></text:p>
      <text:p text:style-name="P1605">'dod pas phongs dang 'chi bas 'jigs sogs kyi||<text:s/></text:p>
      <text:p text:style-name="P1606">sdug bsngal phung po shin tu che 'byung ste||<text:s/></text:p>
      <text:p text:style-name="P1607"><text:span text:style-name="T1608">skye ba 'gags pas 'di kun 'gag par 'gyur||<text:s/></text:span></text:p>
      <text:p text:style-name="P1609">&lt;AUTO&gt;</text:p>
      <text:p text:style-name="P1610">zhes gsungs te|thub pa bcom ldan 'das kyis rten 'brel gyi mdo las|dge slong dag 'di yod na 'di 'byung|'di skye ba'i phyir 'di skye|'di lta ste|ma rig pa'i rkyen gyis 'du byed ces bya ba nas|skye ba'i rkyen gyis rga shi dang|mya ngan dang|smre sngags 'don pa dang|yid mi bde ba dang|'khrug pa rnams byung ste|de ltar sdug bsngal gyi phung po chen po 'ba' zhig pa 'di 'byung bar 'gyur ro|| zhes dang|de bzhin du ma rig pa 'gag pas 'du byed 'gag pas na|skye ba 'gags pas rga shi dang mya ngan dang smre sngags 'don<text:s/>pa dang|yid mi bde ba dang 'khrug pa rnams 'gag ste|de ltar sdug bsngal gyi phung po chen po 'ba' zhig pa 'di 'gag par 'gyur ro|| zhes sogs gsungs pa rnams 'dir ston to|| de la phung po la bdag dang bdag gir lta ba'i ma rig pa las bsod nams dang|bsod nams ma yin pa dang|mi g.yo ba'i las rnams 'byung ste|las de las ni las kyi bag chags can gyi skye ba len par byed pa'i rnam par shes pa skye la|rnam shes de las nur nur po la sogs pa'i gnas skabs kyi phung po lnga'i rang bzhin gyi ming dang gzugs rab tu 'byung<text:s/>ste|de la ming ni char ba la sogs pa'i phung po bzhi yin la|gzugs ni de dang lhan cig pa'i 'byung ba dang|'byung ba las gyur pa rnams so|| ming gzugs de 'phel ba las mig la sogs pa nang gi skye mched drug 'byung ste|skye mched drug po de dag las yul dbang rnam shes gsum 'dus pa'i reg pa kun tu 'byung bar 'gyur ro|| reg pa las ni bde sdug gi tshor ba kun 'byung bar 'gyur la|tshor ba'i gzhi las bde ba thob 'dod dang|sdug bsngal 'dor 'dod kyi sred pa 'byung bar 'gyur ro|| sred pa las ni bde sdug la blang dor<text:s/>rtsom par byed pa'i sred pa shas cher 'phel ba'i len pa skye bar 'gyur ba ste|de las ni|des gsos btab pa las kyi bag chags yang srid len pa la nus pa mthu can du gyur pa'i srid pa 'byung bar 'gyur ro|| srid pa de las phyi ma'i skye ba 'byung la|skye ba yod na khams 'gyur ba'i na ba dang|na tshod 'gyur ba'i rga ba dang|srog 'gyur ba'i 'chi ba dang|lus sems gdung bar byed pa'i mya ngan dang|zas gos sogs 'dod pas phongs pa dang sogs kyis bsdus pa smre sngags 'don pa dang|yid mi bde ba sogs sdug bsngal gyi phung po shin tu chen po bdag dang bdag gi ba dang bral ba 'di 'ba' zhig 'byung ste|ma rig pa 'gags pas 'du byed 'gag pa nas|skye ba 'gags pas rga shi sogs sdug bsngal gyi phung po chen po 'di kun 'gag par 'gyur ro|| yan lag bcu gnyis po 'di dag dus ji srid cig la rdzogs zhe na|tshe gsum la rdzogs kyi mang nyung du ma yin te|'di ltar ma rig pa dang 'du byed dang rnam shes dag ni sngon gyi skye ba la yongs su rdzogs te|de dag na skye ba 'phen byed yin pa'i phyir ro|| ming gzugs nas tshor ba'i bar ni tshe bar pa<text:s/>la rdzogs te|rnam smin de dag gi rkyen las byung ba'i phyir ro|| skye ba dang rga shi ni tshe phyi ma la rdzogs te|tshe 'di'i tha ma srid pa yin la|de'i rkyen las skye ba 'grub pa'i phyir ro|| skye ba'i rkyen las kyang rga shi 'byung ba'i phyir ro|| de la skye ba dang po gnyis ni bar ma chad du 'byung ba'i nges pa med de|da ltar gyi ming gzugs 'di dag sngon bskal pa brgya'i pha rol gyi ma rig pa sogs kyis 'phongs pa srid pa'i phyir ro|| ci ste skye gnas myong 'gyur gyi las kyi rnam smin yin na|tshe dang po<text:s/>gnyis bar ma chad du 'byung ba srid do|| tshe tha ma gnyis ni bar ma chad kho nar 'byung ste|tshe phyi ma'i skye ba dang rga shi dag tshe 'di'i srid pa'i rkyen las 'byung ba'i phyir ro|| de bas na tshe 'di'i skye ba dang rga shi rnams ni tshe 'di'i ming gzugs dang rten 'brel tshar gcig ma yin te|'di'i sred len gyi rkyen las 'byung ba ma yin pa'i phyir ro|| 'o na ce zhe na|skye ba snga ma'i ming gzugs dang rten 'brel tshar gcig yin te|de dag gi sred len srid pa'i rkyen las tshe 'di'i skye ba dang rga shi 'byung ba'i phyir ro||<text:s/></text:p>
      <text:p text:style-name="P1611"/>
      <text:p text:style-name="P1612">de bas na tshe 'dir yang byis pa rnams la rten 'brel yan lag bcu gnyis yod mod|de dag ni sngon dang phyi ma'i thog mtha' bar gsum ga'i rten 'brel gyi yan lag tshogs pa<text:s/>yin te|de la skye ba dang rga shi ni sngon gyi rten 'brel yin no|| de ma rig pa dang 'du byed dang rnam shes rnams ni phyi ma'i rten 'brel yin te|ma 'ongs pa'i skye ba 'ga' zhig 'phen byed yin pa'i phyir ro|| ming gzugs nas srid pa'i bar ni tshe 'di'i rten 'brel yin pa'i phyir ro|| de ltar tshe 'dir yod pa'i yan lag bcu gnyis po dag ni sngon dang phyi ma'i mtha' la rmongs pa zlog byed kyang yin te|ming gzugs nas tshor ba'i bar dang|skye ba dang rga shi dag ni go rim bzhin du sngon gyi mtha' 'phangs pa'i 'bras bu dang|mngon par 'grub pa'i 'bras bu yin pa'i phyir|de dag las sngon gyi mtha'i skye ba par rjes su dpag go|ma rig pa sogs gsum dang|sred pa la sogs pa gsum ni go rim bzhin du phyi ma'i mtha'i skye ba 'phen par byed pa dang|mngon par 'grub par byed pa'i rgyu yin te phyi ma'i mtha'i skye ba yod par rjes su dpag go|ji ltar tshe 'dir yod pa'i yan lag bcu gnyis po dag la sngon dang phyi ma'i mtha'i rgyu dang 'bras bu ji ltar rnam par gzhag pa ltar|sngon dang phyi ma'i mtha'i rten 'brel yan lag bcu gnyis dag<text:s/>la yang de kho na ltar brtsi bar bya ste|de ltar mgal me'i 'khor lo ltar srid pa'i yan lag bcu gnyis thog ma dang tha ma med par 'khor ba'i tshul legs par khong du chud par 'gyur te|ji skad du slob dpon nyid kyis|</text:p>
      <text:p text:style-name="P1613">&lt;ALLO&gt;</text:p>
      <text:p text:style-name="P1614">gsum po rnams las gnyis 'byung ste||<text:s/></text:p>
      <text:p text:style-name="P1615">gnyis las bdun 'byung bdun las kyang||<text:s/></text:p>
      <text:p text:style-name="P1616">gsum 'byung srid pa'i 'khor lo ni||<text:s/></text:p>
      <text:p text:style-name="P1617">de nyid yang dang yang du 'khor||<text:s/></text:p>
      <text:p text:style-name="P1618">&lt;AUTO&gt;</text:p>
      <text:p text:style-name="P1619"><text:span text:style-name="T1620">ces gsungs pa ltar ro|de lta bas na ji skad bshad pa'i mtshan nyid can gyi rten cing 'brel bar 'byung ba de nyid tshul bzhin du bsams pas chos kyi de kho na nyid mthong bar bstan pa'i phyir|</text:span></text:p>
      <text:p text:style-name="P1621">&lt;ALLO&gt;</text:p>
      <text:p text:style-name="P1622">rten cing 'brel bar 'byung 'di rgyal ba yi||<text:s/></text:p>
      <text:p text:style-name="P1623">gsung gi mdzod kyi gces pa zab mo ste||<text:s/></text:p>
      <text:p text:style-name="P1624">gang gis 'di ni yang dag mthong ba des||<text:s/></text:p>
      <text:p text:style-name="P1625"/>
      <text:p text:style-name="P1626"><text:span text:style-name="T1627">sangs rgyas de nyid rig pa rnam mchog mthong||<text:s/></text:span></text:p>
      <text:p text:style-name="P1628">&lt;AUTO&gt;</text:p>
      <text:p text:style-name="P1629"><text:span text:style-name="T1630">zhes gsungs te|de ltar na ji skad bshad pa'i rten cing 'brel bar 'byung ba 'di ni rgyal ba'i gsung gi gces pa yin te|gsung rab kun gyi snying po'i don yin pa'i phyir ro|| de ni bdag dang gzhan dang gnyi ga dang|rgyu med pa dang bral bas gzhan gyis rtogs par dka' ba'i phyir zab mo ste|de'i phyir gang gis rten cing 'brel bar 'byung ba 'di ni yang dag par mthong ba des sangs rgyas de kho na nyid rig pa rnam pa mchog mthong ste|sangs rgyas ni chos kyi skus rab tu phye bas rten 'brel gyis gnas lugs las tha mi da</text:span><text:span text:style-name="T1631">d pa'i phyir ro|| ji skad du|sA lu ljang pa'i mdo las|</text:span></text:p>
      <text:p text:style-name="P1632">&lt;ALLO&gt;</text:p>
      <text:p text:style-name="P1633">gang gis rten cing 'brel ba 'byung ba shes pa des chos shes so||<text:s/></text:p>
      <text:p text:style-name="P1634"><text:span text:style-name="T1635">gang gis chos shes pa des de bzhin gshegs pa shes so||<text:s/></text:span></text:p>
      <text:p text:style-name="P1636">&lt;AUTO&gt;</text:p>
      <text:p text:style-name="P1637">zhes gsungs pa bzhin no||<text:s/></text:p>
      <text:p text:style-name="P1638">bzhi pa 'phags lam yan lag brgyad bsgom pa ni|</text:p>
      <text:p text:style-name="P1639">de ltar rten cing 'brel bar 'byung ba la mkhas pas ni 'phags pa'i bden pa bzhi dmigs pa'i lam 'byung ngo zhes bstan pa'i phyir|</text:p>
      <text:p text:style-name="P1640">&lt;ALLO&gt;</text:p>
      <text:p text:style-name="P1641">yang dag lta dang 'tsho dang stsol ba dang||<text:s/></text:p>
      <text:p text:style-name="P1642">dran dang ting 'dzin ngag dang las mtha' dang||<text:s/></text:p>
      <text:p text:style-name="P1643">yang dag rtog nyid<text:s/>lam gyi yan lag brgyad||<text:s/></text:p>
      <text:p text:style-name="P1644">'di ni zhi bar bgyi slad bsgom par bgyi||<text:s/></text:p>
      <text:p text:style-name="P1645">&lt;AUTO&gt;</text:p>
      <text:p text:style-name="P1646">zhes gsungs te|rtsa bar sdeb sbyor gyi dbang gis go rim 'tshol bar bstan kyang rim pa bzhin bshad na|mthong lam du rtogs pa'i don blo gros kyis yongs su dpyod par byed pa'i<text:s/>shes rab yang dag pa'i lta ba dang|rang gis rtogs pa bzhin gzhan la ston pa'i ngag kun nas slong ba'i yang dag pa'i rtogs pa dang|rtogs pa des kun nas bslangs pa'i yang dag pa ji lta ba bzhin ston pa'i ngag gi rnam par rig byed yang dag pa'i ngag dang|bya ba ma yin pa spong ba'i lus ngag gi rnam par rig byed yang dag pa'i las kyi mtha' dang|chos dang mthun pa'i zas gos sogs kyis 'tsho ba yang dag pa'i 'tsho ba dang|lam bsgom pa la brtson pa yang dag pa'i rtsol ba dang|lam gyi dmigs pa mi brjed pa yang dag pa'i dran pa dang|dmigs pa de la rtse gcig tu gnas pa yang dag pa'i ting nge 'dzin dang brgyad po 'di dag ni sgom lam gyi gnas skabs na 'phags pa'i lam gyi cha shas dang 'khor yin pa'i phyir lam gyi yan lag brgyad ces bya ste|de la yang dag pa'i lta ba ni yongs su dpyod pa'i yan lag yin te|des mnyam bzhag tu ji ltar myong ba'i de kho na nyid nges par 'dzin pa'i phyir ro||<text:s/></text:p>
      <text:p text:style-name="P1647">rtog pa ni gzhan la go bar byed pa'i yan lag yin te|des ji ltar rtogs pa rnam par bzhag nas ngag kun nas slong ba'i phyir ro|| yang dag pa'i ngag la sogs pa gsum ni gzhan yid ches pa'i yan lag yin te|de la yang dag pa'i ngag gis rtogs pa dang mthun par dri ba dang lung ston pa 'bel ba'i gtam gtan la 'bebs pas rnal 'byor pas lta ba rnam par dag par shes so|| yang dag pa'i las kyi mthas 'gro ba dang ldog pa sogs spyod pa phun sum tshogs pas tshul khrims rnam par dag par shes so|| yang dag pa'i 'tsho bas ni ji<text:s/>ltar snang ba bzhin chos gos sogs tshol bas 'tsho ba rnam par dag par yid ches so|| rtsol ba ni nyon mongs pa'i sgrib pa spyod pa'i yan lag yin te|des brtson 'grus brtsams pas kun sbyor lhag ma rnams spong ba'i phyir ro||<text:s/></text:p>
      <text:p text:style-name="P1648"/>
      <text:p text:style-name="P1649">dran pa ni nye ba'i nyon mongs pa'i sgrib pa sbyong ba'i yan lag yin te|des yang dag pa'i zhi gnas sogs kyi mtshan ma ma brjed pas nye ba'i nyon mongs pa bying rgod sogs kyi skabs med par byed pa'i phyir ro|| ting nge 'dzin ni yon tan khyad par can la sgrib pa sbyong ba'i yan lag yin te|des mngon par shes pa sogs yon tan mngon par sgrub pa'i phyir ro|| de dag kyang dbus mthar|yongs su dpyod byed go byed dang|| rnam gsum gzhan yid ches par byed|| mi mthun phyogs kyi gnyen por ni|| lam gyi yan lag de brgyad do|| zhes bshad pa ltar ro|| de bas na 'di dag ni zhi ba myang ngan las 'das pa thob par bgyi ba'i slad du bskam par bgyi'o||<text:s/></text:p>
      <text:p text:style-name="P1650"><text:span text:style-name="T1651">lnga pa lam bden gyi dmigs pa 'phags pa'i bden pa bstan pa ni|</text:span></text:p>
      <text:p text:style-name="P1652">&lt;ALLO&gt;</text:p>
      <text:p text:style-name="P1653">skye 'di sdug bsngal sred pa zhes bgyi ba||<text:s/></text:p>
      <text:p text:style-name="P1654">de ni 'di yi kun 'byung rgya chen te||<text:s/></text:p>
      <text:p text:style-name="P1655">'di 'gog pa ni thar pa lags te lam||<text:s/></text:p>
      <text:p text:style-name="P1656">de thob 'phags lam yan lag de brgyad lags||<text:s/></text:p>
      <text:p text:style-name="P1657"><text:span text:style-name="T1658">&lt;AUTO&gt;</text:span></text:p>
      <text:p text:style-name="P1659"><text:span text:style-name="T1660">zhes gsungs te|nye bar len pa'i phung po lnga po skye ba'i rang bzhin 'di ni sdug bsngal yin te|mdo las|</text:span></text:p>
      <text:p text:style-name="P1661">&lt;ALLO&gt;</text:p>
      <text:p text:style-name="P1662"><text:span text:style-name="T1663">mdor na nye bar len pa'i phung po lnga ni sdug bsngal lo zhes bshad pa ltar ro|| zag bcas kyi phung po la chags pa'i sred pa zhes bgyi ba de ni sdug bsngal 'di kun 'byung ba yin te|mdo las|sdug bsngal kun 'byung 'phags pa'i bden pa gang zhe na|sred pa yang kun 'byung ba can dga' ba'i 'dod chags dang bcas pa de dang|de la mngon par dga' ba'i ngang tshul can de<text:s/></text:span></text:p>
      <text:p text:style-name="P1664">&lt;AUTO&gt;</text:p>
      <text:p text:style-name="P1665">zhes gsungs pa ltar ro|| de ni srid par skye ba kun gyi rgyu yin pa'i phyir rgya chen no|| sdug kun 'di dag ma lus pa 'gag pa ni 'gog pa'i bden pa ste de nyid thar pa lags la|de thob byed lam ni|'phags lam yan lag brgyad po bshad ma thag pa de dag lags so|| mya ngan las 'das pa thob pa'i lam la sbyar bar bya ba'i phyir|</text:p>
      <text:p text:style-name="P1666">&lt;ALLO&gt;</text:p>
      <text:p text:style-name="P1667">de ltar lags pas 'phags pa'i bden pa bzhi||<text:s/></text:p>
      <text:p text:style-name="P1668"><text:span text:style-name="T1669">mthong bar bgyi slad rtag tu brtson par bgyi||<text:s/></text:span></text:p>
      <text:p text:style-name="P1670">&lt;AUTO&gt;</text:p>
      <text:p text:style-name="P1671">zhes gsungs te|shes bya spang bya mngon du bya ba bstan par bya ba'i phyir bden pa bzhi po gong du bshad pa de ltar lags pas|khyod kyis kyang 'phags pa'i bden pa bzhi po de yi de kho na nyid mthong bar bgyi ba'i slad du rtag tu lam bsgom pa la brtson par bgyi'o|| bzhi po 'di dag ni kun rdzob tu de kho na ltar gnas pas 'phags pa'i bden pa zhes bya ste|dper na yang dag pa'i tha snyad la 'phags pa'i tha snyad ces zer ba bzhin no|| yang na 'di dag de kho na ltar du 'phags pa rnams kyis gzigs pa'i phyir 'phags pa'i bden pa zhes pa'o||<text:s/></text:p>
      <text:p text:style-name="P1672">drug pa bden pa mthong ba skyes bu'i rtsol ba la brten pas zhum par mi bya ba ni|</text:p>
      <text:p text:style-name="P1673"><text:span text:style-name="T1674">bdag cag khyim pa rgyal srid la gnas pa rnams kyis ji ltar bden pa mthong bar nus she na|</text:span></text:p>
      <text:p text:style-name="P1675">&lt;ALLO&gt;</text:p>
      <text:p text:style-name="P1676">pang na dpal gnas khyim pa rnams kyis kyang||<text:s/></text:p>
      <text:p text:style-name="P1677"><text:span text:style-name="T1678">shes pas nyon mongs chu bo las brgal bgyi||<text:s/></text:span></text:p>
      <text:p text:style-name="P1679">&lt;AUTO&gt;</text:p>
      <text:p text:style-name="P1680">zhes gsungs te|gang gi pang na rgyal srid dpal gnas pa'am|yang na bu la sogs pa phun sum tshogs pa'i dpal gnas pa'i khyim pa rgyal po gzugs can snying po la sogs pas kyang yang dag pa'i shes pas bden pa mthong ste nyon mongs pa'i chu bo las brgal bar bgyis kyis|rgyal po khyod kyis kyang de ltar mdzod cig ces pa'o|| 'phags pa'i lam skyes bu'i rtsal gyis bsgrub par bya ba yin no zhes bstan pa'i phyir|</text:p>
      <text:p text:style-name="P1681">&lt;ALLO&gt;</text:p>
      <text:p text:style-name="P1682">gang dag chos sngon bgyis pa de dag kyang||<text:s/></text:p>
      <text:p text:style-name="P1683">gnam nas babs pa ma lags lo thog bzhin||<text:s/></text:p>
      <text:p text:style-name="P1684">sa rum nas 'thon ma lags de dag sngon||<text:s/></text:p>
      <text:p text:style-name="P1685"><text:span text:style-name="T1686">nyon mongs rag las skye bo kho nar bas||<text:s/></text:span></text:p>
      <text:p text:style-name="P1687">&lt;AUTO&gt;</text:p>
      <text:p text:style-name="P1688"><text:span text:style-name="T1689">zhes gsungs te|gang zag gang bden pa bzhi'i chos mngon<text:s/></text:span><text:span text:style-name="T1690">sum du bgyis pa'i 'phags pa ji snyed cig byon pa de dag kyang thog ma nyid nas 'phags par gyur zin cing gnam nas babs pa'am|lo thog bzhin sa rum nas 'thon te 'ongs pa ma lags kyi|de dag kyang sngon nyon mongs pa la rag las pa ste nyon mongs pa'i gzhan dbang du gyur ba'i so so'i skye bor bas pa las|phyis dge ba'i bshes gnyen la brten nas lam bsgrubs nas 'phags par gyur pa ste|de'i phyir khyod kyis kyang mi zhum par lam sgrub pa la 'bad par bgyi'o||<text:s/></text:span></text:p>
      <text:p text:style-name="P1691"><text:span text:style-name="T1692">bdun pa mdor bsdus te gdams pa ni|</text:span></text:p>
      <text:p text:style-name="P1693">&lt;ALLO&gt;</text:p>
      <text:p text:style-name="P1694">bsnyengs dang<text:s/>bral la mang du gsol ci 'tshal||<text:s/></text:p>
      <text:p text:style-name="P1695">phan pa'i gdams ngag don po 'di lags te||<text:s/></text:p>
      <text:p text:style-name="P1696">khyod kyis thugs dul mdzod cig bcom ldan gyis||<text:s/></text:p>
      <text:p text:style-name="P1697"><text:span text:style-name="T1698">sems ni chos kyi rtsa ba legs par gsungs||<text:s/></text:span></text:p>
      <text:p text:style-name="P1699">&lt;AUTO&gt;</text:p>
      <text:p text:style-name="P1700">zhes gsungs te|phas kyi rgol bas bag tsha ba med pas na bsnyengs pa dang bral|zhes rgyal po la bos nas|ha cang mang du gsol ci 'tshal te mi dgos kyis|gnas skabs dang mthar thug tu phan pa'i gdams ngag don po 'di lags te khyod kyi thugs mi dge ba las bzlog nas dge ba la bcug pa'i sgo nas dul ba ste thul bar mdzod cigde lta na lus ngag yid gsum thams cad dge bar 'gyur te|bcom ldan 'das kyis|</text:p>
      <text:p text:style-name="P1701">&lt;ALLO&gt;</text:p>
      <text:p text:style-name="P1702">'jig rten sems kyis khrid pa ste||<text:s/></text:p>
      <text:p text:style-name="P1703">sems kyis yongs su drangs pa yin||<text:s/></text:p>
      <text:p text:style-name="P1704">sems kyi chos ni gcig pu yi||<text:s/></text:p>
      <text:p text:style-name="P1705">dbang gi rjes su chos kun 'gro||<text:s/></text:p>
      <text:p text:style-name="P1706">zhes dang|</text:p>
      <text:p text:style-name="P1707">sems dul ba ni legs pa ste||<text:s/></text:p>
      <text:p text:style-name="P1708"><text:span text:style-name="T1709">sems dul bas ni bde ba 'dren||<text:s/></text:span></text:p>
      <text:p text:style-name="P1710">&lt;AUTO&gt;</text:p>
      <text:p text:style-name="P1711"><text:span text:style-name="T1712">ces sems ni chos kyi rtsa ba lags par gsungs pa'i phyir ro|| ji skad bshad pa de thams cad bsgrubs nas sangs rgyas kyi bstan pa la legs par gnas par 'gyur bar ma zad phyogs gcig bsgrubs pas kyang don dang bcas par 'gyur ro zhes bstan pa'i phyir|</text:span></text:p>
      <text:p text:style-name="P1713">&lt;ALLO&gt;</text:p>
      <text:p text:style-name="P1714">khyod la de skad gdams pa gang lags de||<text:s/></text:p>
      <text:p text:style-name="P1715">bas par dge slong gis kyang bgyi bar dka'||<text:s/></text:p>
      <text:p text:style-name="P1716">'di las gang zhig spyod pa'i ngo bo de'i||<text:s/></text:p>
      <text:p text:style-name="P1717">yon tan bsten pas sku tshe don yod mdzod||<text:s/></text:p>
      <text:p text:style-name="P1718">&lt;AUTO&gt;</text:p>
      <text:p text:style-name="P1719">ces gsungs te|rgyal po khyod la de skad gdams pa<text:s/>gang lags pa de|bas par te rdzogs par gcig tu dge ba la gzhol ba'i dge slong gis kyang bgyi bar dka' na|bya ba mang pos g.yengs pa'i khyim pas smos ci dgos|'on kyang gdams pa 'di dag las gang yang rung ba zhig spyod pa ste|bsgrub pa'i ngo bo de lta bus nyes pa spang ba dang|yon tan rnams bsten cing goms pas sku tshe don yod mdzod cig dang|de lta na yang sangs rgyas kyi bstan pa la gnas pa dang|rim gyis yon tan gzhan yang thob par 'gyur ro||<text:s/></text:p>
      <text:p text:style-name="P1720">gnyis pa theg chen gyi lam 'bras bu dang bcas pa sgrub par gdams pa la gnyis las|dang po lam gyi bya ba ni|</text:p>
      <text:p text:style-name="P1721">de ltar chos bstan pas sems mgu bar gyur pa de theg pa chen po'i lam la gzhug par bzhed nas|</text:p>
      <text:p text:style-name="P1722">&lt;ALLO&gt;</text:p>
      <text:p text:style-name="P1723">kun gyi dge ba kun la yi rang zhing||<text:s/></text:p>
      <text:p text:style-name="P1724">nyid kyis legs par spyad pa rnam gsum yang||<text:s/></text:p>
      <text:p text:style-name="P1725">sangs rgyas nyid thob bgyi slad yongs bsngos nas||<text:s/></text:p>
      <text:p text:style-name="P1726">de nas dge ba'i phung po 'di yi khyod||<text:s/></text:p>
      <text:p text:style-name="P1727">skye ba dpag tu med par lha mi yi||<text:s/></text:p>
      <text:p text:style-name="P1728">'jig rten kun gyi rnal 'byor dbang mdzad nas||<text:s/></text:p>
      <text:p text:style-name="P1729">'phags pa spyan ras gzigs dbang spyod pa yis||<text:s/></text:p>
      <text:p text:style-name="P1730">skye bo nyam thag mang po rjes bzung ste||<text:s/></text:p>
      <text:p text:style-name="P1731"/>
      <text:p text:style-name="P1732">'khrungs nas na rga 'dod chags zhe sdang rnams||<text:s/></text:p>
      <text:p text:style-name="P1733">bsal te sangs rgyas zhing du bcom ldan 'das||<text:s/></text:p>
      <text:p text:style-name="P1734">'od dpag med dang 'dra bar 'jig rten gyi||<text:s/></text:p>
      <text:p text:style-name="P1735"><text:span text:style-name="T1736">mgon po sku tshe dpag tu med par mdzod||<text:s/></text:span></text:p>
      <text:p text:style-name="P1737">&lt;AUTO&gt;</text:p>
      <text:p text:style-name="P1738">zhes gsungs te|so so skye bo dang|'phags pa kun gyi zag bcas dang zag med kyi<text:s/>dge ba kun la ji ltar sangs rgyas dang byang chub sems dpa' rnams kyis rjes su yi rang bar mdzad pa de ltar bdag gis kyang rjes su yi rang bar bgyi'o|| zhes tshig tu brjod pas rjes su yi rang bar bgyi zhing|bdag dge ba 'dis sems can mgon med pa rnams kyi mgon|skyabs med pa rnams kyi skyabs su gyur cigces nyid kyi lus ngag yid gsum gyis legs par spyad pa rnam pa gsum yang sangs rgyas thob par bgyi ba'i slad du yongs su bsngos nas de nas rjes su yi rang ba dang bsngos pa'i dge ba'i phung po 'di yis khyod 'jig<text:s/>rten gyi mgon po 'khor ba ji srid ma stongs kyi bar du gnas pas|sku tshe dpag tu med par mdzod cig ces sbrel lo|| ci zhig mdzad nas she na|sangs rgyas kyi chos yongs su rdzogs pa dang|sems can yongs su smin par byas nas te de la dang po ni|dge ba'i phung po 'dis lam sgrub pa'i gnas skabs su skye ba dpag tu med par lha dang mi'i 'jig rten du skyes te|gzungs dang ting nge 'dzin la sogs pa yon tan dpag tu med pa'i rnal 'byor la dbang mdzad nas dang|</text:p>
      <text:p text:style-name="P1739">gnyis pa sems can smin par bya ba ni|</text:p>
      <text:p text:style-name="P1740">ji ltar 'phags pa spyan ras gzigs dbang phyug gis seng+ge dang glang po che la sogs pa'i 'jigs pa las skye bo nyam thag pa rnams skyabs pa bzhin du|de dang rjes su mthun pa'i spyod pa yis skye bo nyam thag mang po rjes su bzung ste tshogs yongs su rdzogs par byas nas|srid pa mtha' mal par 'khrungs nas|na rgas bsdus pa sdug bsngal gyi bden pa dang|'dod chags zhe sdang sogs kun 'byung gi bden pas bsdus pa rnams bsal bar mdzad nas so|| gang du zhe na|rang gi dge ba'i rtsa bas yongs su sbyangs pa'i sangs rgyas<text:s/>kyi zhing du'o|| ci dang 'dra bar zhe na|zhing dang 'khor dang sku tshe la sogs pa ji ltar bde ba can du bcom ldan 'das 'od dpag tu med pa sangs rgyas dang 'dra bar ro||<text:s/></text:p>
      <text:p text:style-name="P1741"/>
      <text:p text:style-name="P1742">gnyis pa 'bras bu ni|</text:p>
      <text:p text:style-name="P1743"><text:span text:style-name="T1744">de ltar sangs rgyas nyid thob nas sems can gyi don ci ran mdzad de|mya ngan las 'das pa thob par mdzod cig ces bstan pa'i phyir|</text:span></text:p>
      <text:p text:style-name="P1745">&lt;ALLO&gt;</text:p>
      <text:p text:style-name="P1746">shes rab tshul khrims gtong 'byung grags chen dri ma med||<text:s/></text:p>
      <text:p text:style-name="P1747">lha yul nam mkha' dang ni sa steng rgyas mdzad nas||<text:s/></text:p>
      <text:p text:style-name="P1748">sa la mi dang mtho ris lha ni na chung mchog|</text:p>
      <text:p text:style-name="P1749">bde dgas dga' ba nges par rab tu zhi<text:s/>mdzad de||<text:s/></text:p>
      <text:p text:style-name="P1750">nyon mongs nyam thag sems can tshogs kyi 'jigs skye dang||<text:s/></text:p>
      <text:p text:style-name="P1751">'chi ba zhi mdzad rgyal ba'i dbang po nyid brnyes nas||<text:s/></text:p>
      <text:p text:style-name="P1752">'jig rten las 'das ming tsam zhi la mi bsnyengs pa||<text:s/></text:p>
      <text:p text:style-name="P1753"><text:span text:style-name="T1754">mi bgres nongs pa mi mnga'i go 'phangs brnyes par mdzod||<text:s/></text:span></text:p>
      <text:p text:style-name="P1755">&lt;AUTO&gt;</text:p>
      <text:p text:style-name="P1756">ces gsungs te|de lta bu'i rgyal ba'i dbang po brnyes nas|zag bcas kyi phung po ma lus pa 'gags pas 'jig rten las 'das pa|dngos po med pa'i ming tsam|gnod pa med pas zhi ba|'jigs pa med pas mi bsnyengs pa|zag pa med pas mi bgres pa|mi 'gyur bas nongs pa ste 'chi ba med pa mya ngan las 'das pa'i go 'phang brnyes par mdzod cigrgyal ba'i dbang po khyad par ji lta bu zhig brnyes nas she na|sa la gnas pa'i mi dang|mtho ris 'dod lha ris drug na lha yi na chung mchog bsten pa'i bde dga' la sogs pa 'dod pa'i bde ba<text:s/>la dga' zhing bag med par gyur pa rnams skyo bar byas te|tshul khrims la sogs pa 'phags lam gyi sbyor ba dang|'phags lam dngos la bkod nas zhi bar mdzad de nyon mongs pas nyon mongs shing|sdug bsngal gyis nyam thag pa'i sems can tshogs kyi 'jig ltas gtso byas pa'i 'jig pa dang|mi shes pa dang|las dang sred pa gsum gyis gtso byas pa'i skye ba dang|las dang tshe zad pa dang|ya nga ma spangs pas byas pa'i 'chi ba rnams zhi bar mdzad pa de lta bu'i rgyal ba'i dbang po brnyes nas so||<text:s/></text:p>
      <text:p text:style-name="P1757"/>
      <text:p text:style-name="P1758"><text:span text:style-name="T1759">ci zhig byas nas she na|gnas lugs nges par 'byed pa'i shes rab dang|ma nyams pa la sogs pa'i yon tan dang ldan pa'i tshul khrims dang|thams cad la chags pa med pa'i gtong ba phun sum tshogs pa'o|| zhes grags pa lha yul dang nam mkha' bar snang dang sa steng mi'i 'jig rten rnams su rgyas par mdzad nas so||<text:s/></text:span></text:p>
      <text:p text:style-name="P1760"/>
      <text:p text:style-name="P1761">klu yis yongs bzung gsung rab chu gter las byung ba'i||<text:s/></text:p>
      <text:p text:style-name="P1762">legs bshad pad+mo dge legs sbrang rtsi'i 'byung gnas 'di||<text:s/></text:p>
      <text:p text:style-name="P1763">blo gros blo yi nyin byed zer gyis rnam phye yis||<text:s/></text:p>
      <text:p text:style-name="P1764">skal bzang 'phur lding bung ba'i tshogs rnams yi rang byos||<text:s/></text:p>
      <text:p text:style-name="P1765">thub pa'i gsung dang dam pa rnams kyi legs bshad kyi||<text:s/></text:p>
      <text:p text:style-name="P1766">gtam bzang sgrogs pa 'jig rten 'di na yod gyur pa||<text:s/></text:p>
      <text:p text:style-name="P1767"/>
      <text:p text:style-name="P1768">de srid 'gro 'di legs pa'i mgon dang bcas pa ste||<text:s/></text:p>
      <text:p text:style-name="P1769">dri med mkha' la nyi 'od shar bzhin rnam par mdzes||<text:s/></text:p>
      <text:p text:style-name="P1770">dge legs 'joms byed me tog mda' can phyogs 'phel zhing||<text:s/></text:p>
      <text:p text:style-name="P1771">thub pa'i bstan pa lkog mar skye bo'i srog phyin 'dra||<text:s/></text:p>
      <text:p text:style-name="P1772">skye dgu'i tshogs kyang zhi gyur chos kyi lam las nyams||<text:s/></text:p>
      <text:p text:style-name="P1773">dge bar 'dod rnams gcig tu dge ba'i lam la brten||<text:s/></text:p>
      <text:p text:style-name="P1774">bdag gis 'dir 'bad rnam par dkar ba'i dge ba gang||<text:s/></text:p>
      <text:p text:style-name="P1775">ku mu ta dang pad+ma'i rdul ltar rab dkar ba||<text:s/></text:p>
      <text:p text:style-name="P1776">thob pa gang des 'gro 'di lta ba'i chu bo las||<text:s/></text:p>
      <text:p text:style-name="P1777">rnam par brgal nas rnam grol gling du phyin gyur cig|</text:p>
      <text:p text:style-name="P1778">bdag nyid chen po 'phags pa klu sgrub kyis mdzad pa bshes pa'i springs yig gi 'grel pa don gsal zhes bya ba 'di ni|yon tan rin po che du ma'i bdag nyid sde snod 'dzin pa chen po mkhan chen rgyal ba dpal ba'i gsung gis bskul zhing|lung rigs smra ba gtso mdo smad pa kun dga' bzang po la sogs pa rang gi slob ma dge ba'i bshes gnyen 'gas kyang gsol ba btab pa'i ngor|shAkya'i dge slong gzhon nu blo gros kyis dpal sa skya'i chos grwa chen por sbyar ba rdzogs so|| ||</text:p>
      <text:p text:style-name="P1779"/>
      <text:p text:style-name="P17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5%" fo:background-color="transparent" style:tab-stop-distance="0.5in">
        <style:background-fill draw:fill="solid"/>
      </style:paragraph-properties>
      <style:text-properties style:font-name="Times New Roman"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pto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pto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pto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pto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pto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pto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pto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pto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pto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ptos" style:font-name-asian="Times New Roman" style:font-name-complex="Times New Roman" fo:color="#0F4761"/>
    </style:style>
    <style:style style:name="Heading6Char" style:display-name="Heading 6 Char" style:family="text" style:parent-style-name="DefaultParagraphFont">
      <style:text-properties style:font-name="Apto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ptos" style:font-name-asian="Times New Roman" style:font-name-complex="Times New Roman" fo:color="#595959"/>
    </style:style>
    <style:style style:name="Heading8Char" style:display-name="Heading 8 Char" style:family="text" style:parent-style-name="DefaultParagraphFont">
      <style:text-properties style:font-name="Apto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pto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pto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pto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onam Jamtsho</meta:initial-creator>
    <dc:creator>Sonam Jamtsho</dc:creator>
    <meta:creation-date>2025-09-14T11:33:00Z</meta:creation-date>
    <dc:date>2025-09-17T11:14:00Z</dc:date>
    <meta:template xlink:href="Normal.dotm" xlink:type="simple"/>
    <meta:editing-cycles>4</meta:editing-cycles>
    <meta:editing-duration>PT0S</meta:editing-duration>
    <meta:user-defined meta:name="GrammarlyDocumentId">e7fa353e-08d9-46af-8961-7526b96f2d07</meta:user-defined>
    <meta:document-statistic meta:page-count="1" meta:paragraph-count="1678" meta:word-count="35386" meta:character-count="167825" meta:row-count="2794" meta:non-whitespace-character-count="134117"/>
  </office:meta>
</office:document-meta>
</file>